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45.54mm"/>
    </style:style>
    <style:style style:name="co5" style:family="table-column">
      <style:table-column-properties fo:break-before="auto" style:column-width="46.21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18.7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3.88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32.16mm"/>
    </style:style>
    <style:style style:name="co13" style:family="table-column">
      <style:table-column-properties fo:break-before="auto" style:column-width="20.48mm"/>
    </style:style>
    <style:style style:name="co14" style:family="table-column">
      <style:table-column-properties fo:break-before="auto" style:column-width="24.11mm"/>
    </style:style>
    <style:style style:name="co15" style:family="table-column">
      <style:table-column-properties fo:break-before="auto" style:column-width="22.17mm"/>
    </style:style>
    <style:style style:name="co16" style:family="table-column">
      <style:table-column-properties fo:break-before="auto" style:column-width="16.83mm"/>
    </style:style>
    <style:style style:name="co17" style:family="table-column">
      <style:table-column-properties fo:break-before="auto" style:column-width="25.3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20.96mm"/>
    </style:style>
    <style:style style:name="co20" style:family="table-column">
      <style:table-column-properties fo:break-before="auto" style:column-width="22.42mm"/>
    </style:style>
    <style:style style:name="co21" style:family="table-column">
      <style:table-column-properties fo:break-before="auto" style:column-width="15.86mm"/>
    </style:style>
    <style:style style:name="co22" style:family="table-column">
      <style:table-column-properties fo:break-before="auto" style:column-width="19.98mm"/>
    </style:style>
    <style:style style:name="co23" style:family="table-column">
      <style:table-column-properties fo:break-before="auto" style:column-width="18.27mm"/>
    </style:style>
    <style:style style:name="co24" style:family="table-column">
      <style:table-column-properties fo:break-before="auto" style:column-width="17.55mm"/>
    </style:style>
    <style:style style:name="co25" style:family="table-column">
      <style:table-column-properties fo:break-before="auto" style:column-width="36.28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0.23mm"/>
    </style:style>
    <style:style style:name="co28" style:family="table-column">
      <style:table-column-properties fo:break-before="auto" style:column-width="15.36mm"/>
    </style:style>
    <style:style style:name="co29" style:family="table-column">
      <style:table-column-properties fo:break-before="auto" style:column-width="28.5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8.26mm"/>
    </style:style>
    <style:style style:name="co32" style:family="table-column">
      <style:table-column-properties fo:break-before="auto" style:column-width="27.53mm"/>
    </style:style>
    <style:style style:name="co33" style:family="table-column">
      <style:table-column-properties fo:break-before="auto" style:column-width="10.02mm"/>
    </style:style>
    <style:style style:name="co34" style:family="table-column">
      <style:table-column-properties fo:break-before="auto" style:column-width="10.74mm"/>
    </style:style>
    <style:style style:name="co35" style:family="table-column">
      <style:table-column-properties fo:break-before="auto" style:column-width="9.77mm"/>
    </style:style>
    <style:style style:name="co36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38.96mm"/>
    </style:style>
    <style:style style:name="co38" style:family="table-column">
      <style:table-column-properties fo:break-before="auto" style:column-width="37.5mm"/>
    </style:style>
    <style:style style:name="co39" style:family="table-column">
      <style:table-column-properties fo:break-before="auto" style:column-width="39.93mm"/>
    </style:style>
    <style:style style:name="co40" style:family="table-column">
      <style:table-column-properties fo:break-before="auto" style:column-width="32.97mm"/>
    </style:style>
    <style:style style:name="co41" style:family="table-column">
      <style:table-column-properties fo:break-before="auto" style:column-width="40.38mm"/>
    </style:style>
    <style:style style:name="co42" style:family="table-column">
      <style:table-column-properties fo:break-before="auto" style:column-width="16.09mm"/>
    </style:style>
    <style:style style:name="co43" style:family="table-column">
      <style:table-column-properties fo:break-before="auto" style:column-width="14.15mm"/>
    </style:style>
    <style:style style:name="co44" style:family="table-column">
      <style:table-column-properties fo:break-before="auto" style:column-width="16.58mm"/>
    </style:style>
    <style:style style:name="co45" style:family="table-column">
      <style:table-column-properties fo:break-before="auto" style:column-width="32.39mm"/>
    </style:style>
    <style:style style:name="co46" style:family="table-column">
      <style:table-column-properties fo:break-before="auto" style:column-width="15.61mm"/>
    </style:style>
    <style:style style:name="co47" style:family="table-column">
      <style:table-column-properties fo:break-before="auto" style:column-width="26.79mm"/>
    </style:style>
    <style:style style:name="co48" style:family="table-column">
      <style:table-column-properties fo:break-before="auto" style:column-width="23.64mm"/>
    </style:style>
    <style:style style:name="co49" style:family="table-column">
      <style:table-column-properties fo:break-before="auto" style:column-width="22.67mm"/>
    </style:style>
    <style:style style:name="co50" style:family="table-column">
      <style:table-column-properties fo:break-before="auto" style:column-width="26.07mm"/>
    </style:style>
    <style:style style:name="co51" style:family="table-column">
      <style:table-column-properties fo:break-before="auto" style:column-width="21.93mm"/>
    </style:style>
    <style:style style:name="co52" style:family="table-column">
      <style:table-column-properties fo:break-before="auto" style:column-width="30.2mm"/>
    </style:style>
    <style:style style:name="co53" style:family="table-column">
      <style:table-column-properties fo:break-before="auto" style:column-width="43.59mm"/>
    </style:style>
    <style:style style:name="co54" style:family="table-column">
      <style:table-column-properties fo:break-before="auto" style:column-width="44.41mm"/>
    </style:style>
    <style:style style:name="co55" style:family="table-column">
      <style:table-column-properties fo:break-before="auto" style:column-width="35.44mm"/>
    </style:style>
    <style:style style:name="co56" style:family="table-column">
      <style:table-column-properties fo:break-before="auto" style:column-width="10.5mm"/>
    </style:style>
    <style:style style:name="co57" style:family="table-column">
      <style:table-column-properties fo:break-before="auto" style:column-width="19.01mm"/>
    </style:style>
    <style:style style:name="co58" style:family="table-column">
      <style:table-column-properties fo:break-before="auto" style:column-width="26.32mm"/>
    </style:style>
    <style:style style:name="co59" style:family="table-column">
      <style:table-column-properties fo:break-before="auto" style:column-width="12.45mm"/>
    </style:style>
    <style:style style:name="co60" style:family="table-column">
      <style:table-column-properties fo:break-before="auto" style:column-width="19.49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38.58mm"/>
    </style:style>
    <style:style style:name="co64" style:family="table-column">
      <style:table-column-properties fo:break-before="auto" style:column-width="20.85mm"/>
    </style:style>
    <style:style style:name="co65" style:family="table-column">
      <style:table-column-properties fo:break-before="auto" style:column-width="28.98mm"/>
    </style:style>
    <style:style style:name="co66" style:family="table-column">
      <style:table-column-properties fo:break-before="auto" style:column-width="15.12mm"/>
    </style:style>
    <style:style style:name="co67" style:family="table-column">
      <style:table-column-properties fo:break-before="auto" style:column-width="16.33mm"/>
    </style:style>
    <style:style style:name="co68" style:family="table-column">
      <style:table-column-properties fo:break-before="auto" style:column-width="21.75mm"/>
    </style:style>
    <style:style style:name="co69" style:family="table-column">
      <style:table-column-properties fo:break-before="auto" style:column-width="28.7mm"/>
    </style:style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73" style:family="table-column">
      <style:table-column-properties fo:break-before="auto" style:column-width="26.86mm"/>
    </style:style>
    <style:style style:name="co74" style:family="table-column">
      <style:table-column-properties fo:break-before="auto" style:column-width="54.27mm"/>
    </style:style>
    <style:style style:name="co75" style:family="table-column">
      <style:table-column-properties fo:break-before="auto" style:column-width="47.91mm"/>
    </style:style>
    <style:style style:name="co76" style:family="table-column">
      <style:table-column-properties fo:break-before="auto" style:column-width="44.68mm"/>
    </style:style>
    <style:style style:name="co77" style:family="table-column">
      <style:table-column-properties fo:break-before="auto" style:column-width="37.91mm"/>
    </style:style>
    <style:style style:name="co78" style:family="table-column">
      <style:table-column-properties fo:break-before="auto" style:column-width="35.67mm"/>
    </style:style>
    <style:style style:name="co79" style:family="table-column">
      <style:table-column-properties fo:break-before="auto" style:column-width="11.18mm"/>
    </style:style>
    <style:style style:name="co80" style:family="table-column">
      <style:table-column-properties fo:break-before="auto" style:column-width="36.34mm"/>
    </style:style>
    <style:style style:name="co81" style:family="table-column">
      <style:table-column-properties fo:break-before="auto" style:column-width="30.06mm"/>
    </style:style>
    <style:style style:name="co82" style:family="table-column">
      <style:table-column-properties fo:break-before="auto" style:column-width="33.6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8.52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5.79mm" fo:break-before="auto" style:use-optimal-row-height="true"/>
    </style:style>
    <style:style style:name="ro10" style:family="table-row">
      <style:table-row-properties style:row-height="4.52mm" fo:break-before="page" style:use-optimal-row-height="true"/>
    </style:style>
    <style:style style:name="ro11" style:family="table-row">
      <style:table-row-properties style:row-height="4.55mm" fo:break-before="page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5])))" style:apply-style-name="HintergrundGruen" style:base-cell-address="Schiffslabor.C10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9])))" style:apply-style-name="HintergrundGruen" style:base-cell-address="Schiffslabor.C10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0])))" style:apply-style-name="HintergrundGruen" style:base-cell-address="Schiffslabor.C11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4])))" style:apply-style-name="HintergrundGruen" style:base-cell-address="Schiffslabor.C11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5])))" style:apply-style-name="HintergrundGruen" style:base-cell-address="Schiffslabor.C11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9])))" style:apply-style-name="HintergrundGruen" style:base-cell-address="Schiffslabor.C11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0])))" style:apply-style-name="HintergrundGruen" style:base-cell-address="Schiffslabor.C12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1])))" style:apply-style-name="HintergrundGruen" style:base-cell-address="Schiffslabor.C12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3])))" style:apply-style-name="HintergrundGruen" style:base-cell-address="Schiffslabor.C12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4])))" style:apply-style-name="HintergrundGruen" style:base-cell-address="Schiffslabor.C12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5])))" style:apply-style-name="HintergrundGruen" style:base-cell-address="Schiffslabor.C12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6])))" style:apply-style-name="HintergrundGruen" style:base-cell-address="Schiffslabor.C12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7])))" style:apply-style-name="HintergrundGruen" style:base-cell-address="Schiffslabor.C12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8])))" style:apply-style-name="HintergrundGruen" style:base-cell-address="Schiffslabor.C12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9])))" style:apply-style-name="HintergrundGruen" style:base-cell-address="Schiffslabor.C12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0])))" style:apply-style-name="HintergrundGruen" style:base-cell-address="Schiffslabor.C13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1])))" style:apply-style-name="HintergrundGruen" style:base-cell-address="Schiffslabor.C13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2])))" style:apply-style-name="HintergrundGruen" style:base-cell-address="Schiffslabor.C13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3])))" style:apply-style-name="HintergrundGruen" style:base-cell-address="Schiffslabor.C13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4])))" style:apply-style-name="HintergrundGruen" style:base-cell-address="Schiffslabor.C13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5])))" style:apply-style-name="HintergrundGruen" style:base-cell-address="Schiffslabor.C13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6])))" style:apply-style-name="HintergrundGruen" style:base-cell-address="Schiffslabor.C13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7])))" style:apply-style-name="HintergrundGruen" style:base-cell-address="Schiffslabor.C13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8])))" style:apply-style-name="HintergrundGruen" style:base-cell-address="Schiffslabor.C13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9])))" style:apply-style-name="HintergrundGruen" style:base-cell-address="Schiffslabor.C13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9])))" style:apply-style-name="HintergrundGruen" style:base-cell-address="Schiffslabor.C139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6])))" style:apply-style-name="HintergrundGruen" style:base-cell-address="Schiffslabor.C146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7])))" style:apply-style-name="HintergrundGruen" style:base-cell-address="Schiffslabor.C147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8])))" style:apply-style-name="HintergrundGruen" style:base-cell-address="Schiffslabor.C148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9])))" style:apply-style-name="HintergrundGruen" style:base-cell-address="Schiffslabor.C149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0])))" style:apply-style-name="HintergrundGruen" style:base-cell-address="Schiffslabor.C150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1])))" style:apply-style-name="HintergrundGruen" style:base-cell-address="Schiffslabor.C151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2])))" style:apply-style-name="HintergrundGruen" style:base-cell-address="Schiffslabor.C152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3])))" style:apply-style-name="HintergrundGruen" style:base-cell-address="Schiffslabor.C153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4])))" style:apply-style-name="HintergrundGruen" style:base-cell-address="Schiffslabor.C154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5])))" style:apply-style-name="HintergrundGruen" style:base-cell-address="Schiffslabor.C155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6])))" style:apply-style-name="HintergrundGruen" style:base-cell-address="Schiffslabor.C156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7])))" style:apply-style-name="HintergrundGruen" style:base-cell-address="Schiffslabor.C157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8])))" style:apply-style-name="HintergrundGruen" style:base-cell-address="Schiffslabor.C158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59])))" style:apply-style-name="HintergrundGruen" style:base-cell-address="Schiffslabor.C159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60])))" style:apply-style-name="HintergrundGruen" style:base-cell-address="Schiffslabor.C160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4])))" style:apply-style-name="HintergrundGruen" style:base-cell-address="Schiffslabor.C164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5])))" style:apply-style-name="HintergrundGruen" style:base-cell-address="Schiffslabor.C165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6])))" style:apply-style-name="HintergrundGruen" style:base-cell-address="Schiffslabor.C166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7])))" style:apply-style-name="HintergrundGruen" style:base-cell-address="Schiffslabor.C167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8])))" style:apply-style-name="HintergrundGruen" style:base-cell-address="Schiffslabor.C168"/>
    </style:style>
    <style:style style:name="ce16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71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72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7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7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6])))" style:apply-style-name="HintergrundGruen" style:base-cell-address="Techniklabor.C146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7])))" style:apply-style-name="HintergrundGruen" style:base-cell-address="Techniklabor.C147"/>
    </style:style>
    <style:style style:name="ce323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24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2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27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2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29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0])))" style:apply-style-name="HintergrundGruen" style:base-cell-address="Waffenlabor.C150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1])))" style:apply-style-name="HintergrundGruen" style:base-cell-address="Waffenlabor.C151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2])))" style:apply-style-name="HintergrundGruen" style:base-cell-address="Waffenlabor.C152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3])))" style:apply-style-name="HintergrundGruen" style:base-cell-address="Waffenlabor.C153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4])))" style:apply-style-name="HintergrundGruen" style:base-cell-address="Waffenlabor.C154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5])))" style:apply-style-name="HintergrundGruen" style:base-cell-address="Waffenlabor.C155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6])))" style:apply-style-name="HintergrundGruen" style:base-cell-address="Waffenlabor.C156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7])))" style:apply-style-name="HintergrundGruen" style:base-cell-address="Waffenlabor.C157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9])))" style:apply-style-name="HintergrundGruen" style:base-cell-address="Waffenlabor.C159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0])))" style:apply-style-name="HintergrundGruen" style:base-cell-address="Waffenlabor.C160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1])))" style:apply-style-name="HintergrundGruen" style:base-cell-address="Waffenlabor.C161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2])))" style:apply-style-name="HintergrundGruen" style:base-cell-address="Waffenlabor.C162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3])))" style:apply-style-name="HintergrundGruen" style:base-cell-address="Waffenlabor.C163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4])))" style:apply-style-name="HintergrundGruen" style:base-cell-address="Waffenlabor.C164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6])))" style:apply-style-name="HintergrundGruen" style:base-cell-address="Waffenlabor.C166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7])))" style:apply-style-name="HintergrundGruen" style:base-cell-address="Waffenlabor.C167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9])))" style:apply-style-name="HintergrundGruen" style:base-cell-address="Waffenlabor.C169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0])))" style:apply-style-name="HintergrundGruen" style:base-cell-address="Waffenlabor.C170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1])))" style:apply-style-name="HintergrundGruen" style:base-cell-address="Waffenlabor.C171"/>
    </style:style>
    <style:style style:name="ce499" style:family="table-cell" style:parent-style-name="Default" style:data-style-name="N1"/>
    <style:style style:name="ce500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5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28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29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30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3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32" style:family="table-cell" style:parent-style-name="Default">
      <style:text-properties fo:font-size="12pt" style:font-size-asian="12pt" style:font-size-complex="12pt"/>
    </style:style>
    <style:style style:name="ce63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36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65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67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69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76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81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71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73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755" style:family="table-cell" style:parent-style-name="Default">
      <style:table-cell-properties fo:border="0.06pt solid #000000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76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Aufbaureihenfolge.B76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80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56"/>
    </style:style>
    <style:style style:name="ce84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71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1])))" style:apply-style-name="HintergrundGruen" style:base-cell-address="Aufbaureihenfolge.B177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8])))" style:apply-style-name="HintergrundGruen" style:base-cell-address="Aufbaureihenfolge.B178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6])))" style:apply-style-name="HintergrundGruen" style:base-cell-address="Aufbaureihenfolge.B179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6])))" style:apply-style-name="HintergrundGruen" style:base-cell-address="Aufbaureihenfolge.B182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83])))" style:apply-style-name="HintergrundGruen" style:base-cell-address="Aufbaureihenfolge.B183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8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8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88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8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8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9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9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9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9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9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9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9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908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0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9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911" style:family="table-cell" style:parent-style-name="Default">
      <style:text-properties fo:color="#ff0000"/>
    </style:style>
    <style:style style:name="ce91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9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9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9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9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9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9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9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9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9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9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4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7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74"/>
        <table:table-column table:style-name="co14" table:number-columns-repeated="2" table:default-cell-style-name="ce174"/>
        <table:table-column table:style-name="co15" table:default-cell-style-name="ce174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1" table:number-columns-repeated="2" table:default-cell-style-name="ce174"/>
        <table:table-column table:style-name="co19" table:default-cell-style-name="ce174"/>
        <table:table-column table:style-name="co20" table:default-cell-style-name="ce174"/>
        <table:table-column table:style-name="co21" table:default-cell-style-name="ce174"/>
        <table:table-column table:style-name="co22" table:default-cell-style-name="ce174"/>
        <table:table-column table:style-name="co23" table:default-cell-style-name="ce174"/>
        <table:table-column table:style-name="co24" table:default-cell-style-name="ce174"/>
        <table:table-column table:style-name="co25" table:default-cell-style-name="ce3"/>
        <table:table-column table:style-name="co26" table:default-cell-style-name="ce171"/>
        <table:table-column table:style-name="co27" table:default-cell-style-name="ce174"/>
        <table:table-column table:style-name="co24" table:default-cell-style-name="ce174"/>
        <table:table-column table:style-name="co28" table:default-cell-style-name="ce174"/>
        <table:table-column table:style-name="co29" table:default-cell-style-name="ce174"/>
        <table:table-column table:style-name="co30" table:default-cell-style-name="ce171"/>
        <table:table-column table:style-name="co31" table:default-cell-style-name="ce171"/>
        <table:table-column table:style-name="co32" table:default-cell-style-name="ce171"/>
        <table:table-column table:style-name="co33" table:number-columns-repeated="2" table:default-cell-style-name="ce171"/>
        <table:table-column table:style-name="co34" table:default-cell-style-name="ce171"/>
        <table:table-column table:style-name="co35" table:default-cell-style-name="ce3"/>
        <table:table-column table:style-name="co16" table:default-cell-style-name="ce3"/>
        <table:table-column table:style-name="co18" table:default-cell-style-name="ce177"/>
        <table:table-column table:style-name="co36" table:number-columns-repeated="964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169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72" office:value-type="string" calcext:value-type="string">
            <text:p>Düsen-</text:p>
            <text:p>masse (%)</text:p>
          </table:table-cell>
          <table:table-cell table:style-name="ce172" office:value-type="string" calcext:value-type="string">
            <text:p>Schild-</text:p>
            <text:p>schaden (%)</text:p>
          </table:table-cell>
          <table:table-cell table:style-name="ce172" office:value-type="string" calcext:value-type="string">
            <text:p>Zerstörer-</text:p>
            <text:p>schaden (%)</text:p>
          </table:table-cell>
          <table:table-cell table:style-name="ce172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172" office:value-type="string" calcext:value-type="string">
            <text:p>Panzerungs-</text:p>
            <text:p>haltbarkeit</text:p>
          </table:table-cell>
          <table:table-cell table:style-name="ce172" office:value-type="string" calcext:value-type="string">
            <text:p>Panzerungs-</text:p>
            <text:p>masse</text:p>
          </table:table-cell>
          <table:table-cell table:style-name="ce172" office:value-type="string" calcext:value-type="string">
            <text:p>Fregatten-</text:p>
            <text:p>schaden</text:p>
          </table:table-cell>
          <table:table-cell table:style-name="ce172" office:value-type="string" calcext:value-type="string">
            <text:p>Reichweite</text:p>
          </table:table-cell>
          <table:table-cell table:style-name="ce172" office:value-type="string" calcext:value-type="string">
            <text:p>Waffen-</text:p>
            <text:p>masse</text:p>
          </table:table-cell>
          <table:table-cell table:style-name="ce172" office:value-type="string" calcext:value-type="string">
            <text:p>Schildum-</text:p>
            <text:p>gehung</text:p>
          </table:table-cell>
          <table:table-cell table:style-name="ce172" office:value-type="string" calcext:value-type="string">
            <text:p>Kreuzer-</text:p>
            <text:p>schaden</text:p>
          </table:table-cell>
          <table:table-cell table:style-name="ce172" office:value-type="string" calcext:value-type="string">
            <text:p>Kutt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169" office:value-type="string" calcext:value-type="string">
            <text:p>Unterstützungs-</text:p>
            <text:p>reichweite (m)</text:p>
          </table:table-cell>
          <table:table-cell table:style-name="ce172" office:value-type="string" calcext:value-type="string">
            <text:p>Alarmstart</text:p>
          </table:table-cell>
          <table:table-cell table:style-name="ce172" office:value-type="string" calcext:value-type="string">
            <text:p>Schiffs-</text:p>
            <text:p>schaden</text:p>
          </table:table-cell>
          <table:table-cell table:style-name="ce172" office:value-type="string" calcext:value-type="string">
            <text:p>Staffel-</text:p>
            <text:p>masse</text:p>
          </table:table-cell>
          <table:table-cell table:style-name="ce172" office:value-type="string" calcext:value-type="string">
            <text:p>Schlachtschiff-</text:p>
            <text:p>schaden</text:p>
          </table:table-cell>
          <table:table-cell table:style-name="ce169" office:value-type="string" calcext:value-type="string">
            <text:p>Baukosten He-3</text:p>
          </table:table-cell>
          <table:table-cell table:style-name="ce169" office:value-type="string" calcext:value-type="string">
            <text:p>Baukosten Erz</text:p>
          </table:table-cell>
          <table:table-cell table:style-name="ce169" office:value-type="string" calcext:value-type="string">
            <text:p>Baukosten AM</text:p>
          </table:table-cell>
          <table:table-cell table:style-name="ce169" office:value-type="string" calcext:value-type="string">
            <text:p>tB d</text:p>
          </table:table-cell>
          <table:table-cell table:style-name="ce169" office:value-type="string" calcext:value-type="string">
            <text:p>tB h</text:p>
          </table:table-cell>
          <table:table-cell table:style-name="ce169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5" office:value-type="string" calcext:value-type="string">
            <text:p>gebaut</text:p>
          </table:table-cell>
          <table:table-cell table:style-name="ce178"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4" office:value-type="string" calcext:value-type="string">
            <text:p>Voyager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170" office:value-type="float" office:value="6000" calcext:value-type="float">
            <text:p>6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5" office:value-type="string" calcext:value-type="string">
            <text:p>Harrier</text:p>
          </table:table-cell>
          <table:table-cell table:style-name="ce2" office:value-type="string" calcext:value-type="string">
            <text:p>Schiffslabor 2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170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21085" calcext:value-type="float">
            <text:p>21.085</text:p>
          </table:table-cell>
          <table:table-cell table:style-name="ce170" table:number-columns-repeated="4"/>
          <table:table-cell table:style-name="ce170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6" office:value-type="string" calcext:value-type="string">
            <text:p>Harrier MK 2</text:p>
          </table:table-cell>
          <table:table-cell table:style-name="ce2" office:value-type="string" calcext:value-type="string">
            <text:p>Werkstatt 1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table:formula="of:=[.H3]*5/100+[.H3]" office:value-type="float" office:value="315" calcext:value-type="float">
            <text:p>315</text:p>
          </table:table-cell>
          <table:table-cell table:style-name="ce170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12" calcext:value-type="percentage">
            <text:p>-12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825" calcext:value-type="float">
            <text:p>1.825</text:p>
          </table:table-cell>
          <table:table-cell table:style-name="ce170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7" office:value-type="string" calcext:value-type="string">
            <text:p>Talon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Fregatte Harrier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170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004000" calcext:value-type="float">
            <text:p>1.004.000</text:p>
          </table:table-cell>
          <table:table-cell table:style-name="ce170" table:number-columns-repeated="3"/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1" calcext:value-type="float">
            <text:p>22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" office:value-type="string" calcext:value-type="string">
            <text:p>Talon MK 2</text:p>
          </table:table-cell>
          <table:table-cell table:style-name="ce2" office:value-type="string" calcext:value-type="string">
            <text:p>Werkstatt <text:s/>3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170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12" calcext:value-type="percentage">
            <text:p>-12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5" calcext:value-type="percentage">
            <text:p>50%</text:p>
          </table:table-cell>
          <table:table-cell table:style-name="ce170"/>
          <table:table-cell table:style-name="ce170" office:value-type="float" office:value="130600" calcext:value-type="float">
            <text:p>130.600</text:p>
          </table:table-cell>
          <table:table-cell table:style-name="ce170" table:number-columns-repeated="3"/>
          <table:table-cell table:style-name="ce170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9" office:value-type="string" calcext:value-type="string">
            <text:p>Talon MK 3</text:p>
          </table:table-cell>
          <table:table-cell table:style-name="ce2" office:value-type="string" calcext:value-type="string">
            <text:p>Fregatte Harrier MK 2</text:p>
          </table:table-cell>
          <table:table-cell table:style-name="ce2" table:number-columns-repeated="2"/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170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24" calcext:value-type="percentage">
            <text:p>-24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1.3" calcext:value-type="percentage">
            <text:p>130%</text:p>
          </table:table-cell>
          <table:table-cell table:style-name="ce173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66" calcext:value-type="percentage">
            <text:p>66%</text:p>
          </table:table-cell>
          <table:table-cell table:style-name="ce170"/>
          <table:table-cell table:style-name="ce170" office:value-type="float" office:value="261200" calcext:value-type="float">
            <text:p>261.200</text:p>
          </table:table-cell>
          <table:table-cell table:style-name="ce170" table:number-columns-repeated="3"/>
          <table:table-cell table:style-name="ce170" office:value-type="float" office:value="52" calcext:value-type="float">
            <text:p>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10" office:value-type="string" calcext:value-type="string">
            <text:p>Nighthawk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70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25206508" calcext:value-type="float">
            <text:p>25.206.508</text:p>
          </table:table-cell>
          <table:table-cell table:style-name="ce170"/>
          <table:table-cell table:style-name="ce170" office:value-type="float" office:value="2800723" calcext:value-type="float">
            <text:p>2.800.723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1" office:value-type="string" calcext:value-type="string">
            <text:p>Nighthawk MK 2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150" calcext:value-type="float">
            <text:p>3150</text:p>
          </table:table-cell>
          <table:table-cell table:style-name="ce170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12" calcext:value-type="percentage">
            <text:p>-12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5" calcext:value-type="percentage">
            <text:p>50%</text:p>
          </table:table-cell>
          <table:table-cell table:style-name="ce170"/>
          <table:table-cell table:style-name="ce170" office:value-type="float" office:value="1106500" calcext:value-type="float">
            <text:p>1.106.500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2" office:value-type="string" calcext:value-type="string">
            <text:p>Nighthawk MK 3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string" calcext:value-type="string">
            <text:p>Fregatte Talon MK 3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300" calcext:value-type="float">
            <text:p>3300</text:p>
          </table:table-cell>
          <table:table-cell table:style-name="ce170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24" calcext:value-type="percentage">
            <text:p>-24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1.3" calcext:value-type="percentage">
            <text:p>130%</text:p>
          </table:table-cell>
          <table:table-cell table:style-name="ce173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66" calcext:value-type="percentage">
            <text:p>66%</text:p>
          </table:table-cell>
          <table:table-cell table:style-name="ce170"/>
          <table:table-cell table:style-name="ce170" office:value-type="float" office:value="2213000" calcext:value-type="float">
            <text:p>2.213.000</text:p>
          </table:table-cell>
          <table:table-cell table:style-name="ce170" table:number-columns-repeated="2"/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3" calcext:value-type="float">
            <text:p>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0" calcext:value-type="float">
            <text:p>12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3" office:value-type="string" calcext:value-type="string">
            <text:p>Nighthawk MK 4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450" calcext:value-type="float">
            <text:p>3450</text:p>
          </table:table-cell>
          <table:table-cell table:style-name="ce170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36" calcext:value-type="percentage">
            <text:p>-36%</text:p>
          </table:table-cell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1.6" calcext:value-type="percentage">
            <text:p>160%</text:p>
          </table:table-cell>
          <table:table-cell table:style-name="ce173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83" calcext:value-type="percentage">
            <text:p>83%</text:p>
          </table:table-cell>
          <table:table-cell table:style-name="ce170"/>
          <table:table-cell table:style-name="ce170" office:value-type="float" office:value="3319500" calcext:value-type="float">
            <text:p>3.319.500</text:p>
          </table:table-cell>
          <table:table-cell table:style-name="ce170" table:number-columns-repeated="2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5" calcext:value-type="float">
            <text:p>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1" calcext:value-type="float">
            <text:p>18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4" office:value-type="string" calcext:value-type="string">
            <text:p>Genesis</text:p>
          </table:table-cell>
          <table:table-cell table:style-name="ce2" office:value-type="string" calcext:value-type="string">
            <text:p>Schiffslabor 3</text:p>
          </table:table-cell>
          <table:table-cell table:style-name="ce2" office:value-type="string" calcext:value-type="string">
            <text:p>Schiffsfabrik 3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170" office:value-type="float" office:value="22000" calcext:value-type="float">
            <text:p>2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49196" calcext:value-type="float">
            <text:p>49.196</text:p>
          </table:table-cell>
          <table:table-cell table:style-name="ce170" table:number-columns-repeated="4"/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5" office:value-type="string" calcext:value-type="string">
            <text:p>Genesis MK 2</text:p>
          </table:table-cell>
          <table:table-cell table:style-name="ce2" office:value-type="string" calcext:value-type="string">
            <text:p>Werkstatt <text:s/>2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170" office:value-type="float" office:value="27500" calcext:value-type="float">
            <text:p>27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4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9263" calcext:value-type="float">
            <text:p>9.263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6" office:value-type="string" calcext:value-type="string">
            <text:p>Exodus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Kreuzer Genesi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170" office:value-type="float" office:value="64000" calcext:value-type="float">
            <text:p>64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840666" calcext:value-type="float">
            <text:p>1.840.666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54" calcext:value-type="float">
            <text:p>554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7" office:value-type="string" calcext:value-type="string">
            <text:p>Exodus MK 2</text:p>
          </table:table-cell>
          <table:table-cell table:style-name="ce2" office:value-type="string" calcext:value-type="string">
            <text:p>Werkstatt <text:s/>4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170" office:value-type="float" office:value="80000" calcext:value-type="float">
            <text:p>8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4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326488" calcext:value-type="float">
            <text:p>326.488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8" office:value-type="string" calcext:value-type="string">
            <text:p>Exodus MK 3</text:p>
          </table:table-cell>
          <table:table-cell table:style-name="ce2" office:value-type="string" calcext:value-type="string">
            <text:p>Kreuzer Genesis MK 2</text:p>
          </table:table-cell>
          <table:table-cell table:style-name="ce2" table:number-columns-repeated="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170" office:value-type="float" office:value="96000" calcext:value-type="float">
            <text:p>96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 table:number-columns-repeated="4"/>
          <table:table-cell table:style-name="ce173" office:value-type="percentage" office:value="0.23" calcext:value-type="percentage">
            <text:p>23%</text:p>
          </table:table-cell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652975" calcext:value-type="float">
            <text:p>652.975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170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0" office:value-type="string" calcext:value-type="string">
            <text:p>Revelation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2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170" office:value-type="float" office:value="126250" calcext:value-type="float">
            <text:p>126.2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4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8051950" calcext:value-type="float">
            <text:p>8.051.950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8" calcext:value-type="float">
            <text:p>398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1" office:value-type="string" calcext:value-type="string">
            <text:p>Revelation MK 3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string" calcext:value-type="string">
            <text:p>Kreuzer Exodus MK 3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170" office:value-type="float" office:value="151500" calcext:value-type="float">
            <text:p>151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 table:number-columns-repeated="4"/>
          <table:table-cell table:style-name="ce173" office:value-type="percentage" office:value="0.23" calcext:value-type="percentage">
            <text:p>23%</text:p>
          </table:table-cell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6103900" calcext:value-type="float">
            <text:p>16.103.900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54" calcext:value-type="float">
            <text:p>5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97" calcext:value-type="float">
            <text:p>797</text:p>
          </table:table-cell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2" office:value-type="string" calcext:value-type="string">
            <text:p>Revelation MK 4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170" office:value-type="float" office:value="176750" calcext:value-type="float">
            <text:p>176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36" calcext:value-type="percentage">
            <text:p>36%</text:p>
          </table:table-cell>
          <table:table-cell table:style-name="ce173" table:number-columns-repeated="4"/>
          <table:table-cell table:style-name="ce173" office:value-type="percentage" office:value="0.36" calcext:value-type="percentage">
            <text:p>36%</text:p>
          </table:table-cell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3" office:value-type="string" calcext:value-type="string">
            <text:p>Longbow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string" calcext:value-type="string">
            <text:p>Schiffsfabrik 4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170" office:value-type="float" office:value="26000" calcext:value-type="float">
            <text:p>2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12448" calcext:value-type="float">
            <text:p>112.448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" calcext:value-type="float">
            <text:p>43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4" office:value-type="string" calcext:value-type="string">
            <text:p>Longbow MK 2</text:p>
          </table:table-cell>
          <table:table-cell table:style-name="ce2" office:value-type="string" calcext:value-type="string">
            <text:p>Werkstatt <text:s/>2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170" office:value-type="float" office:value="32500" calcext:value-type="float">
            <text:p>32.5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30825" calcext:value-type="float">
            <text:p>30.825</text:p>
          </table:table-cell>
          <table:table-cell table:style-name="ce170" table:number-columns-repeated="3"/>
          <table:table-cell table:style-name="ce170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5" office:value-type="string" calcext:value-type="string">
            <text:p>Broadsword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string" calcext:value-type="string">
            <text:p>Zerstörer Longbow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170" office:value-type="float" office:value="80000" calcext:value-type="float">
            <text:p>8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6" office:value-type="string" calcext:value-type="string">
            <text:p>Broadsword MK 2</text:p>
          </table:table-cell>
          <table:table-cell table:style-name="ce2" office:value-type="string" calcext:value-type="string">
            <text:p>Werkstatt <text:s/>4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170" office:value-type="float" office:value="100000" calcext:value-type="float">
            <text:p>1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7" office:value-type="string" calcext:value-type="string">
            <text:p>Broadsword MK 3</text:p>
          </table:table-cell>
          <table:table-cell table:style-name="ce2" office:value-type="string" calcext:value-type="string">
            <text:p>Zerstörer Broadsword MK 2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170" office:value-type="float" office:value="120000" calcext:value-type="float">
            <text:p>12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3" calcext:value-type="percentage">
            <text:p>30%</text:p>
          </table:table-cell>
          <table:table-cell table:style-name="ce173" office:value-type="percentage" office:value="1.3" calcext:value-type="percentage">
            <text:p>13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520550" calcext:value-type="float">
            <text:p>1.520.550</text:p>
          </table:table-cell>
          <table:table-cell table:style-name="ce170" table:number-columns-repeated="2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8" office:value-type="string" calcext:value-type="string">
            <text:p>Trident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170" office:value-type="float" office:value="116000" calcext:value-type="float">
            <text:p>11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table:number-columns-repeated="4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43167910" calcext:value-type="float">
            <text:p>43.167.910</text:p>
          </table:table-cell>
          <table:table-cell table:style-name="ce170"/>
          <table:table-cell table:style-name="ce170" office:value-type="float" office:value="7617866" calcext:value-type="float">
            <text:p>7.617.866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443" calcext:value-type="float">
            <text:p>4443</text:p>
          </table:table-cell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9" office:value-type="string" calcext:value-type="string">
            <text:p>Trident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170" office:value-type="float" office:value="145000" calcext:value-type="float">
            <text:p>145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0" office:value-type="string" calcext:value-type="string">
            <text:p>Trident MK 3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 office:value-type="string" calcext:value-type="string">
            <text:p>Zerstörer Broadsword MK 3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170" office:value-type="float" office:value="174000" calcext:value-type="float">
            <text:p>174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3" calcext:value-type="percentage">
            <text:p>30%</text:p>
          </table:table-cell>
          <table:table-cell table:style-name="ce173" office:value-type="percentage" office:value="1.3" calcext:value-type="percentage">
            <text:p>13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1" office:value-type="string" calcext:value-type="string">
            <text:p>Trident MK 4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170" office:value-type="float" office:value="203000" calcext:value-type="float">
            <text:p>203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4" calcext:value-type="percentage">
            <text:p>40%</text:p>
          </table:table-cell>
          <table:table-cell table:style-name="ce173" office:value-type="percentage" office:value="1.6" calcext:value-type="percentage">
            <text:p>16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2" office:value-type="string" calcext:value-type="string">
            <text:p>Rancor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string" calcext:value-type="string">
            <text:p>Schiffsfabrik 5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170" office:value-type="float" office:value="66000" calcext:value-type="float">
            <text:p>6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table:number-columns-repeated="4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592359" calcext:value-type="float">
            <text:p>592.359</text:p>
          </table:table-cell>
          <table:table-cell table:style-name="ce170" table:number-columns-repeated="3"/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1" calcext:value-type="float">
            <text:p>22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3" office:value-type="string" calcext:value-type="string">
            <text:p>Rancor MK 2</text:p>
          </table:table-cell>
          <table:table-cell table:style-name="ce2" office:value-type="string" calcext:value-type="string">
            <text:p>Werkstatt <text:s/>3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170" office:value-type="float" office:value="82500" calcext:value-type="float">
            <text:p>82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12163" calcext:value-type="float">
            <text:p>112.163</text:p>
          </table:table-cell>
          <table:table-cell table:style-name="ce170" table:number-columns-repeated="3"/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" calcext:value-type="float">
            <text:p>7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4" office:value-type="string" calcext:value-type="string">
            <text:p>Venom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Schlachtschiff Rancor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5010" calcext:value-type="float">
            <text:p>5010</text:p>
          </table:table-cell>
          <table:table-cell table:style-name="ce170" office:value-type="float" office:value="196000" calcext:value-type="float">
            <text:p>1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table:number-columns-repeated="4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5575624" calcext:value-type="float">
            <text:p>5.575.624</text:p>
          </table:table-cell>
          <table:table-cell table:style-name="ce170"/>
          <table:table-cell table:style-name="ce170" office:value-type="float" office:value="619514" calcext:value-type="float">
            <text:p>619.514</text:p>
          </table:table-cell>
          <table:table-cell table:number-columns-repeated="2" table:style-name="ce170" office:value-type="float" office:value="4" calcext:value-type="float">
            <text:p>4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5" office:value-type="string" calcext:value-type="string">
            <text:p>Venom MK 2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5261" calcext:value-type="float">
            <text:p>5261</text:p>
          </table:table-cell>
          <table:table-cell table:style-name="ce170" office:value-type="float" office:value="245000" calcext:value-type="float">
            <text:p>245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2766250" calcext:value-type="float">
            <text:p>2.766.250</text:p>
          </table:table-cell>
          <table:table-cell table:style-name="ce170" table:number-columns-repeated="2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34" calcext:value-type="float">
            <text:p>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0" calcext:value-type="float">
            <text:p>15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6" office:value-type="string" calcext:value-type="string">
            <text:p>Venom MK 3</text:p>
          </table:table-cell>
          <table:table-cell table:style-name="ce2" office:value-type="string" calcext:value-type="string">
            <text:p>Schlachtschiff Venom MK 2</text:p>
          </table:table-cell>
          <table:table-cell table:style-name="ce2" table:number-columns-repeated="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5511" calcext:value-type="float">
            <text:p>5511</text:p>
          </table:table-cell>
          <table:table-cell table:style-name="ce170" office:value-type="float" office:value="294000" calcext:value-type="float">
            <text:p>29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5532500" calcext:value-type="float">
            <text:p>5.532.500</text:p>
          </table:table-cell>
          <table:table-cell table:style-name="ce170" table:number-columns-repeated="2"/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9" calcext:value-type="float">
            <text:p>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02" calcext:value-type="float">
            <text:p>302</text:p>
          </table:table-cell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7" office:value-type="string" calcext:value-type="string">
            <text:p>Fury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250" calcext:value-type="float">
            <text:p>7250</text:p>
          </table:table-cell>
          <table:table-cell table:style-name="ce170" office:value-type="float" office:value="293000" calcext:value-type="float">
            <text:p>293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8" office:value-type="string" calcext:value-type="string">
            <text:p>Fury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2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613" calcext:value-type="float">
            <text:p>7613</text:p>
          </table:table-cell>
          <table:table-cell table:style-name="ce170" office:value-type="float" office:value="366250" calcext:value-type="float">
            <text:p>36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9" office:value-type="string" calcext:value-type="string">
            <text:p>Fury MK 3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string" calcext:value-type="string">
            <text:p>Schlachtschiff Venom MK 3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70" office:value-type="float" office:value="439500" calcext:value-type="float">
            <text:p>439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40" office:value-type="string" calcext:value-type="string">
            <text:p>Fury MK 4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8338" calcext:value-type="float">
            <text:p>8338</text:p>
          </table:table-cell>
          <table:table-cell table:style-name="ce170" office:value-type="float" office:value="512750" calcext:value-type="float">
            <text:p>512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0.36" calcext:value-type="percentage">
            <text:p>36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Träger</text:p>
          </table:table-cell>
          <table:table-cell table:style-name="ce41" office:value-type="string" calcext:value-type="string">
            <text:p>Midgard</text:p>
          </table:table-cell>
          <table:table-cell table:style-name="ce2" office:value-type="string" calcext:value-type="string">
            <text:p>Schlachtschiff Venom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405" calcext:value-type="float">
            <text:p>3405</text:p>
          </table:table-cell>
          <table:table-cell table:style-name="ce170" office:value-type="float" office:value="300000" calcext:value-type="float">
            <text:p>3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Manövrierbarkeitsfeld</text:p>
          </table:table-cell>
          <table:table-cell table:style-name="ce170" office:value-type="float" office:value="11000" calcext:value-type="float">
            <text:p>11.000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2" office:value-type="string" calcext:value-type="string">
            <text:p>Midgard MK 2</text:p>
          </table:table-cell>
          <table:table-cell table:style-name="ce2" table:number-columns-repeated="3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170" office:value-type="float" office:value="375000" calcext:value-type="float">
            <text:p>375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05" calcext:value-type="percentage">
            <text:p>5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3"/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4"/>
          <table:table-cell table:style-name="ce2" office:value-type="string" calcext:value-type="string">
            <text:p>Manövrierbarkeitsfeld</text:p>
          </table:table-cell>
          <table:table-cell table:style-name="ce170" office:value-type="float" office:value="11000" calcext:value-type="float">
            <text:p>11.000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office:value-type="percentage" office:value="0.06" calcext:value-type="percentage">
            <text:p>6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3" office:value-type="string" calcext:value-type="string">
            <text:p>Midgard MK 3</text:p>
          </table:table-cell>
          <table:table-cell table:style-name="ce2" office:value-type="string" calcext:value-type="string">
            <text:p>Träger Midgard MK 2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170" office:value-type="float" office:value="450000" calcext:value-type="float">
            <text:p>45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3"/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4"/>
          <table:table-cell table:style-name="ce2" office:value-type="string" calcext:value-type="string">
            <text:p>Manövrierbarkeitsfeld</text:p>
          </table:table-cell>
          <table:table-cell table:style-name="ce170" office:value-type="float" office:value="11000" calcext:value-type="float">
            <text:p>11.000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office:value-type="percentage" office:value="0.12" calcext:value-type="percentage">
            <text:p>12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44" office:value-type="string" calcext:value-type="string">
            <text:p>Valhalla</text:p>
          </table:table-cell>
          <table:table-cell table:style-name="ce2" table:number-columns-repeated="3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675" calcext:value-type="float">
            <text:p>5675</text:p>
          </table:table-cell>
          <table:table-cell table:style-name="ce170" office:value-type="float" office:value="400000" calcext:value-type="float">
            <text:p>4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Ionenfeld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5" office:value-type="string" calcext:value-type="string">
            <text:p>Valhalla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2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170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05" calcext:value-type="percentage">
            <text:p>5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Ionenfeld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6" office:value-type="string" calcext:value-type="string">
            <text:p>Valhalla MK 3</text:p>
          </table:table-cell>
          <table:table-cell table:style-name="ce2" office:value-type="string" calcext:value-type="string">
            <text:p>Träger Valhalla MK 2</text:p>
          </table:table-cell>
          <table:table-cell table:style-name="ce2" office:value-type="string" calcext:value-type="string">
            <text:p>Träger Midgard MK 3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170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Ionenfeld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/>
          <table:table-cell table:style-name="ce173" office:value-type="percentage" office:value="0.12" calcext:value-type="percentage">
            <text:p>12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7" office:value-type="string" calcext:value-type="string">
            <text:p>Valhalla MK 4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Träger Valhalla MK 3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170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15" calcext:value-type="percentage">
            <text:p>15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Ionenfeld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/>
          <table:table-cell table:style-name="ce173" office:value-type="percentage" office:value="0.18" calcext:value-type="percentage">
            <text:p>18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Fregatte</text:p>
          </table:table-cell>
          <table:table-cell table:style-name="ce48" office:value-type="string" calcext:value-type="string">
            <text:p>Condor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500" calcext:value-type="float">
            <text:p>4500</text:p>
          </table:table-cell>
          <table:table-cell table:style-name="ce170" office:value-type="float" office:value="36000" calcext:value-type="float">
            <text:p>3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49" office:value-type="string" calcext:value-type="string">
            <text:p>Condor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725" calcext:value-type="float">
            <text:p>4725</text:p>
          </table:table-cell>
          <table:table-cell table:style-name="ce170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12" calcext:value-type="percentage">
            <text:p>-12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0" office:value-type="string" calcext:value-type="string">
            <text:p>Condor MK 3</text:p>
          </table:table-cell>
          <table:table-cell table:style-name="ce2" office:value-type="string" calcext:value-type="string">
            <text:p>Fregatte Condor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950" calcext:value-type="float">
            <text:p>4950</text:p>
          </table:table-cell>
          <table:table-cell table:style-name="ce170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24" calcext:value-type="percentage">
            <text:p>-24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1.3" calcext:value-type="percentage">
            <text:p>130%</text:p>
          </table:table-cell>
          <table:table-cell table:style-name="ce173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1" office:value-type="string" calcext:value-type="string">
            <text:p>Condor MK 4</text:p>
          </table:table-cell>
          <table:table-cell table:style-name="ce2" office:value-type="string" calcext:value-type="string">
            <text:p>Fregatte Condor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175" calcext:value-type="float">
            <text:p>5175</text:p>
          </table:table-cell>
          <table:table-cell table:style-name="ce170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36" calcext:value-type="percentage">
            <text:p>-36%</text:p>
          </table:table-cell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1.6" calcext:value-type="percentage">
            <text:p>160%</text:p>
          </table:table-cell>
          <table:table-cell table:style-name="ce173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2" office:value-type="string" calcext:value-type="string">
            <text:p>Condor MK 5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Fregatte Condor MK 4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400" calcext:value-type="float">
            <text:p>5400</text:p>
          </table:table-cell>
          <table:table-cell table:style-name="ce170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5" calcext:value-type="percentage">
            <text:p>-5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2" calcext:value-type="percentage">
            <text:p>200%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3" office:value-type="string" calcext:value-type="string">
            <text:p>Destiny</text:p>
          </table:table-cell>
          <table:table-cell table:style-name="ce2" office:value-type="string" calcext:value-type="string">
            <text:p>Kreuzer Exodus</text:p>
          </table:table-cell>
          <table:table-cell table:style-name="ce2" table:number-columns-repeated="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5" calcext:value-type="float">
            <text:p>2125</text:p>
          </table:table-cell>
          <table:table-cell table:style-name="ce170" office:value-type="float" office:value="32000" calcext:value-type="float">
            <text:p>3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4" office:value-type="string" calcext:value-type="string">
            <text:p>Destiny MK 2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2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170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5" office:value-type="string" calcext:value-type="string">
            <text:p>Destiny MK 3</text:p>
          </table:table-cell>
          <table:table-cell table:style-name="ce2" office:value-type="string" calcext:value-type="string">
            <text:p>Kreuzer Destiny MK 2</text:p>
          </table:table-cell>
          <table:table-cell table:style-name="ce2" office:value-type="string" calcext:value-type="string">
            <text:p>Kreuzer Exodus MK 3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170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6" office:value-type="string" calcext:value-type="string">
            <text:p>Apocrypha</text:p>
          </table:table-cell>
          <table:table-cell table:style-name="ce2" office:value-type="string" calcext:value-type="string">
            <text:p>Kreuzer Revelation</text:p>
          </table:table-cell>
          <table:table-cell table:style-name="ce2" table:number-columns-repeated="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70" office:value-type="float" office:value="50500" calcext:value-type="float">
            <text:p>50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7" office:value-type="string" calcext:value-type="string">
            <text:p>Apocrypha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170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8" office:value-type="string" calcext:value-type="string">
            <text:p>Apocrypha MK 3</text:p>
          </table:table-cell>
          <table:table-cell table:style-name="ce2" office:value-type="string" calcext:value-type="string">
            <text:p>Kreuzer Apocrypha MK 2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170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9" office:value-type="string" calcext:value-type="string">
            <text:p>Apocrypha MK 4</text:p>
          </table:table-cell>
          <table:table-cell table:style-name="ce2" office:value-type="string" calcext:value-type="string">
            <text:p>Kreuzer Apocrypha MK 3</text:p>
          </table:table-cell>
          <table:table-cell table:style-name="ce2" office:value-type="string" calcext:value-type="string">
            <text:p>Kreuzer Revelation MK 4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170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36" calcext:value-type="percentage">
            <text:p>36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60" office:value-type="string" calcext:value-type="string">
            <text:p>Apocrypha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Kreuzer Apocrypha MK 4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170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 office:value-type="percentage" office:value="0.5" calcext:value-type="percentage">
            <text:p>50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Zerstörer</text:p>
          </table:table-cell>
          <table:table-cell table:style-name="ce61" office:value-type="string" calcext:value-type="string">
            <text:p>Scythe</text:p>
          </table:table-cell>
          <table:table-cell table:style-name="ce2" office:value-type="string" calcext:value-type="string">
            <text:p>Zerstörer Trident</text:p>
          </table:table-cell>
          <table:table-cell table:style-name="ce2" table:number-columns-repeated="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00" calcext:value-type="float">
            <text:p>5700</text:p>
          </table:table-cell>
          <table:table-cell table:style-name="ce170" office:value-type="float" office:value="58000" calcext:value-type="float">
            <text:p>58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2" office:value-type="string" calcext:value-type="string">
            <text:p>Scythe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170" office:value-type="float" office:value="72500" calcext:value-type="float">
            <text:p>72.5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3" office:value-type="string" calcext:value-type="string">
            <text:p>Scythe MK 3</text:p>
          </table:table-cell>
          <table:table-cell table:style-name="ce2" office:value-type="string" calcext:value-type="string">
            <text:p>Zerstörer Scythe MK 2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170" office:value-type="float" office:value="87000" calcext:value-type="float">
            <text:p>87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3" calcext:value-type="percentage">
            <text:p>30%</text:p>
          </table:table-cell>
          <table:table-cell table:style-name="ce173" office:value-type="percentage" office:value="1.3" calcext:value-type="percentage">
            <text:p>13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4" office:value-type="string" calcext:value-type="string">
            <text:p>Scythe MK 4</text:p>
          </table:table-cell>
          <table:table-cell table:style-name="ce2" office:value-type="string" calcext:value-type="string">
            <text:p>Zerstörer Scythe MK 3</text:p>
          </table:table-cell>
          <table:table-cell table:style-name="ce2" office:value-type="string" calcext:value-type="string">
            <text:p>Zerstörer Trident MK 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170" office:value-type="float" office:value="101500" calcext:value-type="float">
            <text:p>101.5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4" calcext:value-type="percentage">
            <text:p>40%</text:p>
          </table:table-cell>
          <table:table-cell table:style-name="ce173" office:value-type="percentage" office:value="1.6" calcext:value-type="percentage">
            <text:p>16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5" office:value-type="string" calcext:value-type="string">
            <text:p>Scythe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Zerstörer Scythe MK 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170" office:value-type="float" office:value="116000" calcext:value-type="float">
            <text:p>11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 office:value-type="percentage" office:value="0.5" calcext:value-type="percentage">
            <text:p>50%</text:p>
          </table:table-cell>
          <table:table-cell table:style-name="ce173" office:value-type="percentage" office:value="2" calcext:value-type="percentage">
            <text:p>20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66" office:value-type="string" calcext:value-type="string">
            <text:p>Dread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7810" calcext:value-type="float">
            <text:p>7810</text:p>
          </table:table-cell>
          <table:table-cell table:style-name="ce170" office:value-type="float" office:value="146500" calcext:value-type="float">
            <text:p>146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7" office:value-type="string" calcext:value-type="string">
            <text:p>Dread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8201" calcext:value-type="float">
            <text:p>8201</text:p>
          </table:table-cell>
          <table:table-cell table:style-name="ce170" office:value-type="float" office:value="183125" calcext:value-type="float">
            <text:p>183.12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8" office:value-type="string" calcext:value-type="string">
            <text:p>Dread MK 3</text:p>
          </table:table-cell>
          <table:table-cell table:style-name="ce2" office:value-type="string" calcext:value-type="string">
            <text:p>Schlachtschiff Dread MK 2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8591" calcext:value-type="float">
            <text:p>8591</text:p>
          </table:table-cell>
          <table:table-cell table:style-name="ce170" office:value-type="float" office:value="219750" calcext:value-type="float">
            <text:p>219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9" office:value-type="string" calcext:value-type="string">
            <text:p>Dread MK 4</text:p>
          </table:table-cell>
          <table:table-cell table:style-name="ce2" office:value-type="string" calcext:value-type="string">
            <text:p>Schlachtschiff Dread MK 3</text:p>
          </table:table-cell>
          <table:table-cell table:style-name="ce2" office:value-type="string" calcext:value-type="string">
            <text:p>Schlachtschiff Fury MK 4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8982" calcext:value-type="float">
            <text:p>8982</text:p>
          </table:table-cell>
          <table:table-cell table:style-name="ce170" office:value-type="float" office:value="256375" calcext:value-type="float">
            <text:p>256.37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0.36" calcext:value-type="percentage">
            <text:p>36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70" office:value-type="string" calcext:value-type="string">
            <text:p>Dread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Schlachtschiff Dread MK 3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9372" calcext:value-type="float">
            <text:p>9372</text:p>
          </table:table-cell>
          <table:table-cell table:style-name="ce170" office:value-type="float" office:value="293000" calcext:value-type="float">
            <text:p>293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0.5" calcext:value-type="percentage">
            <text:p>5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iegskutter</text:p>
          </table:table-cell>
          <table:table-cell table:style-name="ce71" office:value-type="string" calcext:value-type="string">
            <text:p>Gharial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000" calcext:value-type="float">
            <text:p>6000</text:p>
          </table:table-cell>
          <table:table-cell table:style-name="ce170" office:value-type="float" office:value="101000" calcext:value-type="float">
            <text:p>101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2" office:value-type="string" calcext:value-type="string">
            <text:p>Gharial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170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/>
          <table:table-cell table:style-name="ce173" office:value-type="percentage" office:value="0.05" calcext:value-type="percentage">
            <text:p>5%</text:p>
          </table:table-cell>
          <table:table-cell table:style-name="ce173"/>
          <table:table-cell table:style-name="ce173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5" calcext:value-type="percentage">
            <text:p>50%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3" office:value-type="string" calcext:value-type="string">
            <text:p>Gharial MK 3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 office:value-type="string" calcext:value-type="string">
            <text:p>Kriegskutter Gharial MK 2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170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173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66" calcext:value-type="percentage">
            <text:p>66%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4" office:value-type="string" calcext:value-type="string">
            <text:p>Gharial MK 4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 office:value-type="string" calcext:value-type="string">
            <text:p>Kriegskutter Gharial MK 3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170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/>
          <table:table-cell table:style-name="ce173" office:value-type="percentage" office:value="0.15" calcext:value-type="percentage">
            <text:p>15%</text:p>
          </table:table-cell>
          <table:table-cell table:style-name="ce173"/>
          <table:table-cell table:style-name="ce173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83" calcext:value-type="percentage">
            <text:p>83%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5" office:value-type="string" calcext:value-type="string">
            <text:p>Gharial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Kriegskutter Gharial MK 4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170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/>
          <table:table-cell table:style-name="ce173" office:value-type="percentage" office:value="0.2" calcext:value-type="percentage">
            <text:p>20%</text:p>
          </table:table-cell>
          <table:table-cell table:style-name="ce173"/>
          <table:table-cell table:style-name="ce173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1" calcext:value-type="percentage">
            <text:p>100%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76" office:value-type="string" calcext:value-type="string">
            <text:p>Ragnarok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70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73" table:number-columns-repeated="8"/>
          <table:table-cell table:style-name="ce2" office:value-type="string" calcext:value-type="string">
            <text:p>Manövrierbarkeitsfeld</text:p>
          </table:table-cell>
          <table:table-cell table:style-name="ce170" office:value-type="float" office:value="11000" calcext:value-type="float">
            <text:p>11.000</text:p>
          </table:table-cell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7" office:value-type="string" calcext:value-type="string">
            <text:p>Ragnarok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2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70" office:value-type="float" office:value="625000" calcext:value-type="float">
            <text:p>625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05" calcext:value-type="percentage">
            <text:p>5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Manövrierbarkeitsfeld</text:p>
          </table:table-cell>
          <table:table-cell table:style-name="ce170" office:value-type="float" office:value="11000" calcext:value-type="float">
            <text:p>11.000</text:p>
          </table:table-cell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8" office:value-type="string" calcext:value-type="string">
            <text:p>Ragnarok MK 3</text:p>
          </table:table-cell>
          <table:table-cell table:style-name="ce2" office:value-type="string" calcext:value-type="string">
            <text:p>Träger Ragnarok MK 2</text:p>
          </table:table-cell>
          <table:table-cell table:style-name="ce2" office:value-type="string" calcext:value-type="string">
            <text:p>Träger Midgard MK 3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629" calcext:value-type="float">
            <text:p>7629</text:p>
          </table:table-cell>
          <table:table-cell table:style-name="ce170" office:value-type="float" office:value="750000" calcext:value-type="float">
            <text:p>75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Manövrierbarkeitsfeld</text:p>
          </table:table-cell>
          <table:table-cell table:style-name="ce170" office:value-type="float" office:value="11000" calcext:value-type="float">
            <text:p>11.000</text:p>
          </table:table-cell>
          <table:table-cell table:style-name="ce173"/>
          <table:table-cell table:style-name="ce173" office:value-type="percentage" office:value="0.12" calcext:value-type="percentage">
            <text:p>12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9" office:value-type="string" calcext:value-type="string">
            <text:p>Ragnarok MK 4</text:p>
          </table:table-cell>
          <table:table-cell table:style-name="ce2" office:value-type="string" calcext:value-type="string">
            <text:p>Träger Ragnarok MK 3</text:p>
          </table:table-cell>
          <table:table-cell table:style-name="ce2" table:number-columns-repeated="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70" office:value-type="float" office:value="875000" calcext:value-type="float">
            <text:p>875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15" calcext:value-type="percentage">
            <text:p>15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Manövrierbarkeitsfeld</text:p>
          </table:table-cell>
          <table:table-cell table:style-name="ce170" office:value-type="float" office:value="11000" calcext:value-type="float">
            <text:p>11.000</text:p>
          </table:table-cell>
          <table:table-cell table:style-name="ce173"/>
          <table:table-cell table:style-name="ce173" office:value-type="percentage" office:value="0.18" calcext:value-type="percentage">
            <text:p>18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80" office:value-type="string" calcext:value-type="string">
            <text:p>Ragnarok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Träger Ragnarok MK 4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70" office:value-type="float" office:value="1000000" calcext:value-type="float">
            <text:p>1.0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2" calcext:value-type="percentage">
            <text:p>20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Manövrierbarkeitsfeld</text:p>
          </table:table-cell>
          <table:table-cell table:style-name="ce170" office:value-type="float" office:value="11000" calcext:value-type="float">
            <text:p>11.000</text:p>
          </table:table-cell>
          <table:table-cell table:style-name="ce173"/>
          <table:table-cell table:style-name="ce173" office:value-type="percentage" office:value="0.25" calcext:value-type="percentage">
            <text:p>25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Fregatte</text:p>
          </table:table-cell>
          <table:table-cell table:style-name="ce81" office:value-type="string" calcext:value-type="string">
            <text:p>Eagle</text:p>
          </table:table-cell>
          <table:table-cell table:style-name="ce2" office:value-type="string" calcext:value-type="string">
            <text:p>Fregatte Nighthawk</text:p>
          </table:table-cell>
          <table:table-cell table:style-name="ce2" table:number-columns-repeated="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250" calcext:value-type="float">
            <text:p>5250</text:p>
          </table:table-cell>
          <table:table-cell table:style-name="ce170" office:value-type="float" office:value="86400" calcext:value-type="float">
            <text:p>86.4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2" office:value-type="string" calcext:value-type="string">
            <text:p>Eagle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513" calcext:value-type="float">
            <text:p>5513</text:p>
          </table:table-cell>
          <table:table-cell table:style-name="ce170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12" calcext:value-type="percentage">
            <text:p>-12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3" office:value-type="string" calcext:value-type="string">
            <text:p>Eagle MK 3</text:p>
          </table:table-cell>
          <table:table-cell table:style-name="ce2" office:value-type="string" calcext:value-type="string">
            <text:p>Fregatte Eagle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5775" calcext:value-type="float">
            <text:p>5775</text:p>
          </table:table-cell>
          <table:table-cell table:style-name="ce170" office:value-type="float" office:value="129600" calcext:value-type="float">
            <text:p>129.6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24" calcext:value-type="percentage">
            <text:p>-24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1.3" calcext:value-type="percentage">
            <text:p>130%</text:p>
          </table:table-cell>
          <table:table-cell table:style-name="ce173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4" office:value-type="string" calcext:value-type="string">
            <text:p>Eagle MK 4</text:p>
          </table:table-cell>
          <table:table-cell table:style-name="ce2" office:value-type="string" calcext:value-type="string">
            <text:p>Fregatte Eagle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6038" calcext:value-type="float">
            <text:p>6038</text:p>
          </table:table-cell>
          <table:table-cell table:style-name="ce170" office:value-type="float" office:value="151200" calcext:value-type="float">
            <text:p>151.2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36" calcext:value-type="percentage">
            <text:p>-36%</text:p>
          </table:table-cell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1.6" calcext:value-type="percentage">
            <text:p>160%</text:p>
          </table:table-cell>
          <table:table-cell table:style-name="ce173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5" office:value-type="string" calcext:value-type="string">
            <text:p>Eagle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Fregatte Eagle MK 4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6300" calcext:value-type="float">
            <text:p>6300</text:p>
          </table:table-cell>
          <table:table-cell table:style-name="ce170" office:value-type="float" office:value="172800" calcext:value-type="float">
            <text:p>172.8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5" calcext:value-type="float">
            <text:p>285</text:p>
          </table:table-cell>
          <table:table-cell table:style-name="ce173" office:value-type="percentage" office:value="-0.5" calcext:value-type="percentage">
            <text:p>-5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2" calcext:value-type="percentage">
            <text:p>200%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86" office:value-type="string" calcext:value-type="string">
            <text:p>Corinthian</text:p>
          </table:table-cell>
          <table:table-cell table:style-name="ce2" table:number-columns-repeated="3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500" calcext:value-type="float">
            <text:p>7500</text:p>
          </table:table-cell>
          <table:table-cell table:style-name="ce170" office:value-type="float" office:value="60600" calcext:value-type="float">
            <text:p>60.6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7" office:value-type="string" calcext:value-type="string">
            <text:p>Corinthian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875" calcext:value-type="float">
            <text:p>7875</text:p>
          </table:table-cell>
          <table:table-cell table:style-name="ce170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8" office:value-type="string" calcext:value-type="string">
            <text:p>Corinthian MK 3</text:p>
          </table:table-cell>
          <table:table-cell table:style-name="ce2" office:value-type="string" calcext:value-type="string">
            <text:p>Kreuzer Corinthian MK 2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250" calcext:value-type="float">
            <text:p>8250</text:p>
          </table:table-cell>
          <table:table-cell table:style-name="ce170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9" office:value-type="string" calcext:value-type="string">
            <text:p>Corinthian MK 4</text:p>
          </table:table-cell>
          <table:table-cell table:style-name="ce2" office:value-type="string" calcext:value-type="string">
            <text:p>Kreuzer Corinthian MK 3</text:p>
          </table:table-cell>
          <table:table-cell table:style-name="ce2" office:value-type="string" calcext:value-type="string">
            <text:p>Kreuzer Revelation MK 4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625" calcext:value-type="float">
            <text:p>8625</text:p>
          </table:table-cell>
          <table:table-cell table:style-name="ce170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36" calcext:value-type="percentage">
            <text:p>36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90" office:value-type="string" calcext:value-type="string">
            <text:p>Corinthian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Kreuzer Corinthian MK 4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9000" calcext:value-type="float">
            <text:p>9000</text:p>
          </table:table-cell>
          <table:table-cell table:style-name="ce170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 table:style-name="ce173" table:number-columns-repeated="4"/>
          <table:table-cell table:style-name="ce2" table:number-columns-repeated="3"/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 office:value-type="percentage" office:value="0.5" calcext:value-type="percentage">
            <text:p>50%</text:p>
          </table:table-cell>
          <table:table-cell table:style-name="ce173" table:number-columns-repeated="5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Zerstörer</text:p>
          </table:table-cell>
          <table:table-cell table:style-name="ce91" office:value-type="string" calcext:value-type="string">
            <text:p>Lanc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00" calcext:value-type="float">
            <text:p>6000</text:p>
          </table:table-cell>
          <table:table-cell table:style-name="ce170" office:value-type="float" office:value="69600" calcext:value-type="float">
            <text:p>69.6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table:number-columns-repeated="4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2" office:value-type="string" calcext:value-type="string">
            <text:p>Lance MK 2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00" calcext:value-type="float">
            <text:p>6300</text:p>
          </table:table-cell>
          <table:table-cell table:style-name="ce170" office:value-type="float" office:value="87000" calcext:value-type="float">
            <text:p>87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1" calcext:value-type="percentage">
            <text:p>10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3" office:value-type="string" calcext:value-type="string">
            <text:p>Lance MK 3</text:p>
          </table:table-cell>
          <table:table-cell table:style-name="ce2" office:value-type="string" calcext:value-type="string">
            <text:p>Zerstörer Lance MK 2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170" office:value-type="float" office:value="104400" calcext:value-type="float">
            <text:p>104.4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3" calcext:value-type="percentage">
            <text:p>30%</text:p>
          </table:table-cell>
          <table:table-cell table:style-name="ce173" office:value-type="percentage" office:value="1.3" calcext:value-type="percentage">
            <text:p>13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4" office:value-type="string" calcext:value-type="string">
            <text:p>Lance MK 4</text:p>
          </table:table-cell>
          <table:table-cell table:style-name="ce2" office:value-type="string" calcext:value-type="string">
            <text:p>Zerstörer Lance MK 3</text:p>
          </table:table-cell>
          <table:table-cell table:style-name="ce2" office:value-type="string" calcext:value-type="string">
            <text:p>Zerstörer Trident MK 4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900" calcext:value-type="float">
            <text:p>6900</text:p>
          </table:table-cell>
          <table:table-cell table:style-name="ce170" office:value-type="float" office:value="121800" calcext:value-type="float">
            <text:p>121.8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4" calcext:value-type="percentage">
            <text:p>40%</text:p>
          </table:table-cell>
          <table:table-cell table:style-name="ce173" office:value-type="percentage" office:value="1.6" calcext:value-type="percentage">
            <text:p>16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5" office:value-type="string" calcext:value-type="string">
            <text:p>Lance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Zerstörer Lance MK 4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7200" calcext:value-type="float">
            <text:p>7200</text:p>
          </table:table-cell>
          <table:table-cell table:style-name="ce170" office:value-type="float" office:value="139200" calcext:value-type="float">
            <text:p>139.2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5" calcext:value-type="percentage">
            <text:p>150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 office:value-type="percentage" office:value="0.5" calcext:value-type="percentage">
            <text:p>50%</text:p>
          </table:table-cell>
          <table:table-cell table:style-name="ce173" office:value-type="percentage" office:value="2" calcext:value-type="percentage">
            <text:p>20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96" office:value-type="string" calcext:value-type="string">
            <text:p>Zeal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000" calcext:value-type="float">
            <text:p>8000</text:p>
          </table:table-cell>
          <table:table-cell table:style-name="ce170" office:value-type="float" office:value="175800" calcext:value-type="float">
            <text:p>175.8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7" office:value-type="string" calcext:value-type="string">
            <text:p>Zeal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400" calcext:value-type="float">
            <text:p>8400</text:p>
          </table:table-cell>
          <table:table-cell table:style-name="ce170" office:value-type="float" office:value="218750" calcext:value-type="float">
            <text:p>218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8" office:value-type="string" calcext:value-type="string">
            <text:p>Zeal MK 3</text:p>
          </table:table-cell>
          <table:table-cell table:style-name="ce2" office:value-type="string" calcext:value-type="string">
            <text:p>Schlachtschiff Zeal MK 2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800" calcext:value-type="float">
            <text:p>8800</text:p>
          </table:table-cell>
          <table:table-cell table:style-name="ce170" office:value-type="float" office:value="263700" calcext:value-type="float">
            <text:p>263.7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0.23" calcext:value-type="percentage">
            <text:p>23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9" office:value-type="string" calcext:value-type="string">
            <text:p>Zeal MK 4</text:p>
          </table:table-cell>
          <table:table-cell table:style-name="ce2" office:value-type="string" calcext:value-type="string">
            <text:p>Schlachtschiff Zeal MK 3</text:p>
          </table:table-cell>
          <table:table-cell table:style-name="ce2" office:value-type="string" calcext:value-type="string">
            <text:p>Schlachtschiff Fury MK 4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9200" calcext:value-type="float">
            <text:p>9200</text:p>
          </table:table-cell>
          <table:table-cell table:style-name="ce170" office:value-type="float" office:value="307650" calcext:value-type="float">
            <text:p>307.6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0.36" calcext:value-type="percentage">
            <text:p>36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100" office:value-type="string" calcext:value-type="string">
            <text:p>Zeal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Schlachtschiff Zeal MK 4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9600" calcext:value-type="float">
            <text:p>9600</text:p>
          </table:table-cell>
          <table:table-cell table:style-name="ce170" office:value-type="float" office:value="351600" calcext:value-type="float">
            <text:p>351.6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3"/>
          <table:table-cell table:style-name="ce173" office:value-type="percentage" office:value="1.25" calcext:value-type="percentage">
            <text:p>125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0.5" calcext:value-type="percentage">
            <text:p>50%</text:p>
          </table:table-cell>
          <table:table-cell table:style-name="ce173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01" office:value-type="string" calcext:value-type="string">
            <text:p>Komodo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200" calcext:value-type="float">
            <text:p>7200</text:p>
          </table:table-cell>
          <table:table-cell table:style-name="ce170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2" office:value-type="string" calcext:value-type="string">
            <text:p>Komodo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170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/>
          <table:table-cell table:style-name="ce173" office:value-type="percentage" office:value="0.05" calcext:value-type="percentage">
            <text:p>5%</text:p>
          </table:table-cell>
          <table:table-cell table:style-name="ce173"/>
          <table:table-cell table:style-name="ce173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73" office:value-type="percentage" office:value="0.05" calcext:value-type="percentage">
            <text:p>5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5" calcext:value-type="percentage">
            <text:p>50%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3" office:value-type="string" calcext:value-type="string">
            <text:p>Komodo MK 3</text:p>
          </table:table-cell>
          <table:table-cell table:style-name="ce2" office:value-type="string" calcext:value-type="string">
            <text:p>Komodo-Kutter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170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173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66" calcext:value-type="percentage">
            <text:p>66%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4" office:value-type="string" calcext:value-type="string">
            <text:p>Komodo MK 4</text:p>
          </table:table-cell>
          <table:table-cell table:style-name="ce2" office:value-type="string" calcext:value-type="string">
            <text:p>Komodo-Kutter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170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/>
          <table:table-cell table:style-name="ce173" office:value-type="percentage" office:value="0.15" calcext:value-type="percentage">
            <text:p>15%</text:p>
          </table:table-cell>
          <table:table-cell table:style-name="ce173"/>
          <table:table-cell table:style-name="ce173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73" office:value-type="percentage" office:value="0.15" calcext:value-type="percentage">
            <text:p>15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0.83" calcext:value-type="percentage">
            <text:p>83%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5" office:value-type="string" calcext:value-type="string">
            <text:p>Komodo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Komodo-Kutter MK 4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170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173"/>
          <table:table-cell table:style-name="ce173" office:value-type="percentage" office:value="0.2" calcext:value-type="percentage">
            <text:p>20%</text:p>
          </table:table-cell>
          <table:table-cell table:style-name="ce173"/>
          <table:table-cell table:style-name="ce173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3"/>
          <table:table-cell table:style-name="ce173" office:value-type="percentage" office:value="1" calcext:value-type="percentage">
            <text:p>100%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06" office:value-type="string" calcext:value-type="string">
            <text:p>Iridium-Platten 1</text:p>
          </table:table-cell>
          <table:table-cell table:style-name="ce2" office:value-type="string" calcext:value-type="string">
            <text:p>Tritanium-Platten 1</text:p>
          </table:table-cell>
          <table:table-cell table:style-name="ce2" office:value-type="string" calcext:value-type="string">
            <text:p>Schiffslabor 5</text:p>
          </table:table-cell>
          <table:table-cell table:style-name="ce2"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909885" calcext:value-type="float">
            <text:p>909.885</text:p>
          </table:table-cell>
          <table:table-cell table:style-name="ce170" table:number-columns-repeated="2"/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59" calcext:value-type="float">
            <text:p>5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9" calcext:value-type="float">
            <text:p>139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07" office:value-type="string" calcext:value-type="string">
            <text:p>Iridium-Platten 2</text:p>
          </table:table-cell>
          <table:table-cell table:style-name="ce2" office:value-type="string" calcext:value-type="string">
            <text:p>Iridium-Platten 1</text:p>
          </table:table-cell>
          <table:table-cell table:style-name="ce2" office:value-type="string" calcext:value-type="string">
            <text:p>Tritanium-Platten 2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819750" calcext:value-type="float">
            <text:p>1.819.750</text:p>
          </table:table-cell>
          <table:table-cell table:style-name="ce170" table:number-columns-repeated="4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08" office:value-type="string" calcext:value-type="string">
            <text:p>Iridium-Platten 3</text:p>
          </table:table-cell>
          <table:table-cell table:style-name="ce2" office:value-type="string" calcext:value-type="string">
            <text:p>Iridium-Platten 2</text:p>
          </table:table-cell>
          <table:table-cell table:style-name="ce2" office:value-type="string" calcext:value-type="string">
            <text:p>Tritanium-Platten 3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4325349" calcext:value-type="float">
            <text:p>4.325.349</text:p>
          </table:table-cell>
          <table:table-cell table:style-name="ce170" office:value-type="float" office:value="227650" calcext:value-type="float">
            <text:p>227.650</text:p>
          </table:table-cell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09" office:value-type="string" calcext:value-type="string">
            <text:p>Iridium-Platten 4</text:p>
          </table:table-cell>
          <table:table-cell table:style-name="ce2" office:value-type="string" calcext:value-type="string">
            <text:p>Iridium-Platten 3</text:p>
          </table:table-cell>
          <table:table-cell table:style-name="ce2" office:value-type="string" calcext:value-type="string">
            <text:p>Tritanium-Platten 4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8743500" calcext:value-type="float">
            <text:p>8.743.500</text:p>
          </table:table-cell>
          <table:table-cell table:style-name="ce170" office:value-type="float" office:value="971500" calcext:value-type="float">
            <text:p>971.500</text:p>
          </table:table-cell>
          <table:table-cell table:style-name="ce170"/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3" calcext:value-type="float">
            <text:p>373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0" office:value-type="string" calcext:value-type="string">
            <text:p>Iridium-Platten 5</text:p>
          </table:table-cell>
          <table:table-cell table:style-name="ce2" office:value-type="string" calcext:value-type="string">
            <text:p>Iridium-Platten 4</text:p>
          </table:table-cell>
          <table:table-cell table:style-name="ce2" office:value-type="string" calcext:value-type="string">
            <text:p>Tritanium-Platten 5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7945200" calcext:value-type="float">
            <text:p>17.945.200</text:p>
          </table:table-cell>
          <table:table-cell table:style-name="ce170" office:value-type="float" office:value="3166800" calcext:value-type="float">
            <text:p>3.166.8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19" calcext:value-type="float">
            <text:p>519</text:p>
          </table:table-cell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1" office:value-type="string" calcext:value-type="string">
            <text:p>Plastahl-Platten 1</text:p>
          </table:table-cell>
          <table:table-cell table:style-name="ce2" office:value-type="string" calcext:value-type="string">
            <text:p>Schiffslabor 2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2510" calcext:value-type="float">
            <text:p>2.510</text:p>
          </table:table-cell>
          <table:table-cell table:style-name="ce170" table:number-columns-repeated="3"/>
          <table:table-cell table:style-name="ce170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2" office:value-type="string" calcext:value-type="string">
            <text:p>Plastahl-Platten 2</text:p>
          </table:table-cell>
          <table:table-cell table:style-name="ce2" office:value-type="string" calcext:value-type="string">
            <text:p>Plastahl-Platten 1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6526" calcext:value-type="float">
            <text:p>6.526</text:p>
          </table:table-cell>
          <table:table-cell table:style-name="ce170" table:number-columns-repeated="3"/>
          <table:table-cell table:style-name="ce170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3" office:value-type="string" calcext:value-type="string">
            <text:p>Plastahl-Platten 3</text:p>
          </table:table-cell>
          <table:table-cell table:style-name="ce2" office:value-type="string" calcext:value-type="string">
            <text:p>Plastahl-Platten 2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3053" calcext:value-type="float">
            <text:p>13.053</text:p>
          </table:table-cell>
          <table:table-cell table:style-name="ce170" table:number-columns-repeated="3"/>
          <table:table-cell table:style-name="ce170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4" office:value-type="string" calcext:value-type="string">
            <text:p>Plastahl-Platten 4</text:p>
          </table:table-cell>
          <table:table-cell table:style-name="ce2" office:value-type="string" calcext:value-type="string">
            <text:p>Plastahl-Platten 3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26103" calcext:value-type="float">
            <text:p>26.103</text:p>
          </table:table-cell>
          <table:table-cell table:style-name="ce170" table:number-columns-repeated="3"/>
          <table:table-cell table:style-name="ce170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5" office:value-type="string" calcext:value-type="string">
            <text:p>Plastahl-Platten 5</text:p>
          </table:table-cell>
          <table:table-cell table:style-name="ce2" office:value-type="string" calcext:value-type="string">
            <text:p>Plastahl-Platten 4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39157" calcext:value-type="float">
            <text:p>39.157</text:p>
          </table:table-cell>
          <table:table-cell table:style-name="ce170" table:number-columns-repeated="3"/>
          <table:table-cell table:style-name="ce170"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6" office:value-type="string" calcext:value-type="string">
            <text:p>Tritanium-Platten 1</text:p>
          </table:table-cell>
          <table:table-cell table:style-name="ce2" office:value-type="string" calcext:value-type="string">
            <text:p>Plastahl-Platten 1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87849" calcext:value-type="float">
            <text:p>87.849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7" office:value-type="string" calcext:value-type="string">
            <text:p>Tritanium-Platten 2</text:p>
          </table:table-cell>
          <table:table-cell table:style-name="ce2" office:value-type="string" calcext:value-type="string">
            <text:p>Tritanium-Platten 1</text:p>
          </table:table-cell>
          <table:table-cell table:style-name="ce2" office:value-type="string" calcext:value-type="string">
            <text:p>Plastahl-Platten 2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31785" calcext:value-type="float">
            <text:p>131.785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52" calcext:value-type="float">
            <text:p>5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8" office:value-type="string" calcext:value-type="string">
            <text:p>Tritanium-Platten 3</text:p>
          </table:table-cell>
          <table:table-cell table:style-name="ce2" office:value-type="string" calcext:value-type="string">
            <text:p>Tritanium-Platten 2</text:p>
          </table:table-cell>
          <table:table-cell table:style-name="ce2" office:value-type="string" calcext:value-type="string">
            <text:p>Plastahl-Platten 3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263551" calcext:value-type="float">
            <text:p>263.551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1" calcext:value-type="float">
            <text:p>5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9" office:value-type="string" calcext:value-type="string">
            <text:p>Tritanium-Platten 4</text:p>
          </table:table-cell>
          <table:table-cell table:style-name="ce2" office:value-type="string" calcext:value-type="string">
            <text:p>Tritanium-Platten 3</text:p>
          </table:table-cell>
          <table:table-cell table:style-name="ce2" office:value-type="string" calcext:value-type="string">
            <text:p>Plastahl-Platten 4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527101" calcext:value-type="float">
            <text:p>527.101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20" office:value-type="string" calcext:value-type="string">
            <text:p>Tritanium-Platten 5</text:p>
          </table:table-cell>
          <table:table-cell table:style-name="ce2" office:value-type="string" calcext:value-type="string">
            <text:p>Tritanium-Platten 4</text:p>
          </table:table-cell>
          <table:table-cell table:style-name="ce2" office:value-type="string" calcext:value-type="string">
            <text:p>Plastahl-Platten 5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252859" calcext:value-type="float">
            <text:p>1.252.859</text:p>
          </table:table-cell>
          <table:table-cell table:style-name="ce170" office:value-type="float" office:value="65940" calcext:value-type="float">
            <text:p>65.940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1" office:value-type="string" calcext:value-type="string">
            <text:p>Zynthium-Platten 1</text:p>
          </table:table-cell>
          <table:table-cell table:style-name="ce2" office:value-type="string" calcext:value-type="string">
            <text:p>Iridium-Platten 1</text:p>
          </table:table-cell>
          <table:table-cell table:style-name="ce2" office:value-type="string" calcext:value-type="string">
            <text:p>Schiffslabor 7</text:p>
          </table:table-cell>
          <table:table-cell table:style-name="ce2"/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4275641" calcext:value-type="float">
            <text:p>4.275.641</text:p>
          </table:table-cell>
          <table:table-cell table:style-name="ce170" office:value-type="float" office:value="225034" calcext:value-type="float">
            <text:p>225.034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2" office:value-type="string" calcext:value-type="string">
            <text:p>Zynthium-Platten 2</text:p>
          </table:table-cell>
          <table:table-cell table:style-name="ce2" office:value-type="string" calcext:value-type="string">
            <text:p>Zynthium-Platten 1</text:p>
          </table:table-cell>
          <table:table-cell table:style-name="ce2" office:value-type="string" calcext:value-type="string">
            <text:p>Iridium-Platten 2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8643016" calcext:value-type="float">
            <text:p>8.643.016</text:p>
          </table:table-cell>
          <table:table-cell table:style-name="ce170" office:value-type="float" office:value="960335" calcext:value-type="float">
            <text:p>960.335</text:p>
          </table:table-cell>
          <table:table-cell table:number-columns-repeated="2" table:style-name="ce170" office:value-type="float" office:value="2" calcext:value-type="float">
            <text:p>2</text:p>
          </table:table-cell>
          <table:table-cell table:style-name="ce170" office:value-type="float" office:value="9" calcext:value-type="float">
            <text:p>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02" calcext:value-type="float">
            <text:p>1002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3" office:value-type="string" calcext:value-type="string">
            <text:p>Zynthium-Platten 3</text:p>
          </table:table-cell>
          <table:table-cell table:style-name="ce2" office:value-type="string" calcext:value-type="string">
            <text:p>Zynthium-Platten 2</text:p>
          </table:table-cell>
          <table:table-cell table:style-name="ce2" office:value-type="string" calcext:value-type="string">
            <text:p>Iridium-Platten 3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/>
          <table:table-cell table:style-name="ce170" office:value-type="float" office:value="17738941" calcext:value-type="float">
            <text:p>17.738.941</text:p>
          </table:table-cell>
          <table:table-cell table:style-name="ce170" office:value-type="float" office:value="3130402" calcext:value-type="float">
            <text:p>3.130.402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92" calcext:value-type="float">
            <text:p>1392</text:p>
          </table:table-cell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4" office:value-type="string" calcext:value-type="string">
            <text:p>Zynthium-Platten 4</text:p>
          </table:table-cell>
          <table:table-cell table:style-name="ce2" office:value-type="string" calcext:value-type="string">
            <text:p>Zynthium-Platten 3</text:p>
          </table:table-cell>
          <table:table-cell table:style-name="ce2" office:value-type="string" calcext:value-type="string">
            <text:p>Iridium-Platten 4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5" office:value-type="string" calcext:value-type="string">
            <text:p>Zynthium-Platten 5</text:p>
          </table:table-cell>
          <table:table-cell table:style-name="ce2" office:value-type="string" calcext:value-type="string">
            <text:p>Zynthium-Platten 4</text:p>
          </table:table-cell>
          <table:table-cell table:style-name="ce2" office:value-type="string" calcext:value-type="string">
            <text:p>Iridium-Platten 5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26" office:value-type="string" calcext:value-type="string">
            <text:p>Kondensatorplatten 1</text:p>
          </table:table-cell>
          <table:table-cell table:style-name="ce2" office:value-type="string" calcext:value-type="string">
            <text:p>Iridium-Platten 3</text:p>
          </table:table-cell>
          <table:table-cell table:style-name="ce2" table:number-columns-repeated="2"/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75" calcext:value-type="float">
            <text:p>37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27" office:value-type="string" calcext:value-type="string">
            <text:p>Kondensatorplatten 2</text:p>
          </table:table-cell>
          <table:table-cell table:style-name="ce2" office:value-type="string" calcext:value-type="string">
            <text:p>Zynthium-Platten 2</text:p>
          </table:table-cell>
          <table:table-cell table:style-name="ce2" table:number-columns-repeated="2"/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844" calcext:value-type="float">
            <text:p>844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28" office:value-type="string" calcext:value-type="string">
            <text:p>Kondensatorplatten 3</text:p>
          </table:table-cell>
          <table:table-cell table:style-name="ce2" office:value-type="string" calcext:value-type="string">
            <text:p>Zynthium-Platten 5</text:p>
          </table:table-cell>
          <table:table-cell table:style-name="ce2" table:number-columns-repeated="2"/>
          <table:table-cell table:style-name="ce2" office:value-type="float" office:value="9618" calcext:value-type="float">
            <text:p>9618</text:p>
          </table:table-cell>
          <table:table-cell table:style-name="ce2" office:value-type="float" office:value="2405" calcext:value-type="float">
            <text:p>240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29" office:value-type="string" calcext:value-type="string">
            <text:p>Basisfracht 1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170" office:value-type="float" office:value="5000" calcext:value-type="float">
            <text:p>5.000</text:p>
          </table:table-cell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24839" calcext:value-type="float">
            <text:p>24.839</text:p>
          </table:table-cell>
          <table:table-cell table:style-name="ce170" table:number-columns-repeated="4"/>
          <table:table-cell table:style-name="ce170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30" office:value-type="string" calcext:value-type="string">
            <text:p>Basisfracht 2</text:p>
          </table:table-cell>
          <table:table-cell table:style-name="ce2" office:value-type="string" calcext:value-type="string">
            <text:p>Basisfracht 1</text:p>
          </table:table-cell>
          <table:table-cell table:style-name="ce2" office:value-type="string" calcext:value-type="string">
            <text:p>Schiffslabor 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170" office:value-type="float" office:value="15000" calcext:value-type="float">
            <text:p>15.000</text:p>
          </table:table-cell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298062" calcext:value-type="float">
            <text:p>298.062</text:p>
          </table:table-cell>
          <table:table-cell table:style-name="ce170" table:number-columns-repeated="4"/>
          <table:table-cell table:style-name="ce170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31" office:value-type="string" calcext:value-type="string">
            <text:p>Basisfracht 3</text:p>
          </table:table-cell>
          <table:table-cell table:style-name="ce2" office:value-type="string" calcext:value-type="string">
            <text:p>Basisfracht 2</text:p>
          </table:table-cell>
          <table:table-cell table:style-name="ce2" office:value-type="string" calcext:value-type="string">
            <text:p>Schiffslabor 5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170" office:value-type="float" office:value="45000" calcext:value-type="float">
            <text:p>45.000</text:p>
          </table:table-cell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192251" calcext:value-type="float">
            <text:p>1.192.251</text:p>
          </table:table-cell>
          <table:table-cell table:style-name="ce170" table:number-columns-repeated="3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1" calcext:value-type="float">
            <text:p>7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32" office:value-type="string" calcext:value-type="string">
            <text:p>Basisfracht 4</text:p>
          </table:table-cell>
          <table:table-cell table:style-name="ce2" office:value-type="string" calcext:value-type="string">
            <text:p>Basisfracht 3</text:p>
          </table:table-cell>
          <table:table-cell table:style-name="ce2" office:value-type="string" calcext:value-type="string">
            <text:p>Schiffslabor 7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170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5099126" calcext:value-type="float">
            <text:p>5.099.126</text:p>
          </table:table-cell>
          <table:table-cell table:style-name="ce170"/>
          <table:table-cell table:style-name="ce170" office:value-type="float" office:value="268375" calcext:value-type="float">
            <text:p>268.375</text:p>
          </table:table-cell>
          <table:table-cell table:style-name="ce170"/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0" calcext:value-type="float">
            <text:p>36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33" office:value-type="string" calcext:value-type="string">
            <text:p>Basisfracht 5</text:p>
          </table:table-cell>
          <table:table-cell table:style-name="ce2" office:value-type="string" calcext:value-type="string">
            <text:p>Basisfracht 4</text:p>
          </table:table-cell>
          <table:table-cell table:style-name="ce2" office:value-type="string" calcext:value-type="string">
            <text:p>Schiffslabor 9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170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9864502" calcext:value-type="float">
            <text:p>19.864.502</text:p>
          </table:table-cell>
          <table:table-cell table:style-name="ce170"/>
          <table:table-cell table:style-name="ce170" office:value-type="float" office:value="3505500" calcext:value-type="float">
            <text:p>3.505.50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04" calcext:value-type="float">
            <text:p>1804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34" office:value-type="string" calcext:value-type="string">
            <text:p>Gepanzerte Fracht 1</text:p>
          </table:table-cell>
          <table:table-cell table:style-name="ce2" office:value-type="string" calcext:value-type="string">
            <text:p>Schiffslabor 6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" calcext:value-type="float">
            <text:p>140</text:p>
          </table:table-cell>
          <table:table-cell table:style-name="ce170" office:value-type="float" office:value="40000" calcext:value-type="float">
            <text:p>40.000</text:p>
          </table:table-cell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35" office:value-type="string" calcext:value-type="string">
            <text:p>Gepanzerte Fracht 2</text:p>
          </table:table-cell>
          <table:table-cell table:style-name="ce2" office:value-type="string" calcext:value-type="string">
            <text:p>Schiffslabor 7</text:p>
          </table:table-cell>
          <table:table-cell table:style-name="ce2" table:number-columns-repeated="2"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10" calcext:value-type="float">
            <text:p>210</text:p>
          </table:table-cell>
          <table:table-cell table:style-name="ce170" office:value-type="float" office:value="125000" calcext:value-type="float">
            <text:p>125.000</text:p>
          </table:table-cell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36" office:value-type="string" calcext:value-type="string">
            <text:p>Gepanzerte Fracht 3</text:p>
          </table:table-cell>
          <table:table-cell table:style-name="ce2" office:value-type="string" calcext:value-type="string">
            <text:p>Schiffslabor 8</text:p>
          </table:table-cell>
          <table:table-cell table:style-name="ce2" table:number-columns-repeated="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20" calcext:value-type="float">
            <text:p>320</text:p>
          </table:table-cell>
          <table:table-cell table:style-name="ce170" office:value-type="float" office:value="365000" calcext:value-type="float">
            <text:p>365.000</text:p>
          </table:table-cell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utter</text:p>
          </table:table-cell>
          <table:table-cell table:style-name="ce137" office:value-type="string" calcext:value-type="string">
            <text:p>Taipan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500" calcext:value-type="float">
            <text:p>5500</text:p>
          </table:table-cell>
          <table:table-cell table:style-name="ce170" office:value-type="float" office:value="95000" calcext:value-type="float">
            <text:p>95.00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8086050" calcext:value-type="float">
            <text:p>8.086.050</text:p>
          </table:table-cell>
          <table:table-cell table:style-name="ce170"/>
          <table:table-cell table:style-name="ce170" office:value-type="float" office:value="898450" calcext:value-type="float">
            <text:p>898.45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49" calcext:value-type="float">
            <text:p>49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euzer</text:p>
          </table:table-cell>
          <table:table-cell table:style-name="ce138" office:value-type="string" calcext:value-type="string">
            <text:p>Heretic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5700" calcext:value-type="float">
            <text:p>5700</text:p>
          </table:table-cell>
          <table:table-cell table:style-name="ce170" office:value-type="float" office:value="113600" calcext:value-type="float">
            <text:p>113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16" calcext:value-type="float">
            <text:p>216</text:p>
          </table:table-cell>
          <table:table-cell table:style-name="ce173" table:number-columns-repeated="4"/>
          <table:table-cell table:style-name="ce2" table:number-columns-repeated="3"/>
          <table:table-cell table:style-name="ce173"/>
          <table:table-cell table:style-name="ce173" office:value-type="percentage" office:value="-0.1" calcext:value-type="percentage">
            <text:p>-10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9316720" calcext:value-type="float">
            <text:p>19.316.720</text:p>
          </table:table-cell>
          <table:table-cell table:style-name="ce170"/>
          <table:table-cell table:style-name="ce170" office:value-type="float" office:value="4825180" calcext:value-type="float">
            <text:p>4.825.180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39" office:value-type="string" calcext:value-type="string">
            <text:p>Python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7776" calcext:value-type="float">
            <text:p>7776</text:p>
          </table:table-cell>
          <table:table-cell table:style-name="ce170" office:value-type="float" office:value="295425" calcext:value-type="float">
            <text:p>295.42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4" calcext:value-type="float">
            <text:p>414</text:p>
          </table:table-cell>
          <table:table-cell table:style-name="ce173" table:number-columns-repeated="4"/>
          <table:table-cell table:style-name="ce2" table:number-columns-repeated="3"/>
          <table:table-cell table:style-name="ce173"/>
          <table:table-cell table:style-name="ce173" office:value-type="percentage" office:value="-0.1" calcext:value-type="percentage">
            <text:p>-10%</text:p>
          </table:table-cell>
          <table:table-cell table:style-name="ce173" table:number-columns-repeated="6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140" office:value-type="string" calcext:value-type="string">
            <text:p>Vigilant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70" office:value-type="float" office:value="175800" calcext:value-type="float">
            <text:p>175.8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41" office:value-type="string" calcext:value-type="string">
            <text:p>Freyja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70" office:value-type="float" office:value="600000" calcext:value-type="float">
            <text:p>600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" calcext:value-type="float">
            <text:p>198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Ionenfeld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42" office:value-type="string" calcext:value-type="string">
            <text:p>Valkyri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70" office:value-type="float" office:value="500000" calcext:value-type="float">
            <text:p>5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Phasenwechsler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 table:number-columns-repeated="4"/>
          <table:table-cell table:style-name="ce170" office:value-type="float" office:value="70125000" calcext:value-type="float">
            <text:p>70.125.000</text:p>
          </table:table-cell>
          <table:table-cell table:style-name="ce170"/>
          <table:table-cell table:style-name="ce170" office:value-type="float" office:value="12375000" calcext:value-type="float">
            <text:p>12.375.000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69" calcext:value-type="float">
            <text:p>4969</text:p>
          </table:table-cell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143" office:value-type="string" calcext:value-type="string">
            <text:p>Valkyrie MK 2</text:p>
          </table:table-cell>
          <table:table-cell table:style-name="ce2" office:value-type="string" calcext:value-type="string">
            <text:p>Werkstatt <text:s/>6</text:p>
          </table:table-cell>
          <table:table-cell table:style-name="ce2" office:value-type="string" calcext:value-type="string">
            <text:p>Träger Valkyrie</text:p>
          </table:table-cell>
          <table:table-cell table:style-name="ce2" office:value-type="string" calcext:value-type="string">
            <text:p>Träger Midgard MK 2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70" office:value-type="float" office:value="625000" calcext:value-type="float">
            <text:p>62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05" calcext:value-type="percentage">
            <text:p>5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Phasenwechsler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144" office:value-type="string" calcext:value-type="string">
            <text:p>Valkyrie MK 3</text:p>
          </table:table-cell>
          <table:table-cell table:style-name="ce2" office:value-type="string" calcext:value-type="string">
            <text:p>Träger Valkyrie MK 2</text:p>
          </table:table-cell>
          <table:table-cell table:style-name="ce2" office:value-type="string" calcext:value-type="string">
            <text:p>Träger Midgard MK 3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629" calcext:value-type="float">
            <text:p>7629</text:p>
          </table:table-cell>
          <table:table-cell table:style-name="ce170" office:value-type="float" office:value="750000" calcext:value-type="float">
            <text:p>7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Phasenwechsler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/>
          <table:table-cell table:style-name="ce173" office:value-type="percentage" office:value="0.12" calcext:value-type="percentage">
            <text:p>12%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144" office:value-type="string" calcext:value-type="string">
            <text:p>Valkyrie MK 4</text:p>
          </table:table-cell>
          <table:table-cell table:style-name="ce2" office:value-type="string" calcext:value-type="string">
            <text:p>Träger Valkyrie MK 3</text:p>
          </table:table-cell>
          <table:table-cell table:style-name="ce2" table:number-columns-repeated="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70" office:value-type="float" office:value="875000" calcext:value-type="float">
            <text:p>8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15" calcext:value-type="percentage">
            <text:p>15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Phasenwechsler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/>
          <table:table-cell table:style-name="ce173" office:value-type="percentage" office:value="0.18" calcext:value-type="percentage">
            <text:p>18%</text:p>
          </table:table-cell>
          <table:table-cell table:style-name="ce173" office:value-type="percentage" office:value="0.15" calcext:value-type="percentage">
            <text:p>15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4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144" office:value-type="string" calcext:value-type="string">
            <text:p>Valkyrie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Träger Valkyrie MK 4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70" office:value-type="float" office:value="1000000" calcext:value-type="float">
            <text:p>1.0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/>
          <table:table-cell table:style-name="ce173" office:value-type="percentage" office:value="0.2" calcext:value-type="percentage">
            <text:p>20%</text:p>
          </table:table-cell>
          <table:table-cell table:style-name="ce173" table:number-columns-repeated="2"/>
          <table:table-cell table:style-name="ce2" table:number-columns-repeated="3"/>
          <table:table-cell table:style-name="ce173" table:number-columns-repeated="8"/>
          <table:table-cell table:style-name="ce2" office:value-type="string" calcext:value-type="string">
            <text:p>Phasenwechsler</text:p>
          </table:table-cell>
          <table:table-cell table:style-name="ce170" office:value-type="float" office:value="8000" calcext:value-type="float">
            <text:p>8.000</text:p>
          </table:table-cell>
          <table:table-cell table:style-name="ce173"/>
          <table:table-cell table:style-name="ce173" office:value-type="percentage" office:value="0.25" calcext:value-type="percentage">
            <text:p>25%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Zerstörer</text:p>
          </table:table-cell>
          <table:table-cell table:style-name="ce145" office:value-type="string" calcext:value-type="string">
            <text:p>Machet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7750" calcext:value-type="float">
            <text:p>7750</text:p>
          </table:table-cell>
          <table:table-cell table:style-name="ce170" office:value-type="float" office:value="69600" calcext:value-type="float">
            <text:p>69.6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5" calcext:value-type="float">
            <text:p>195</text:p>
          </table:table-cell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6" office:value-type="string" calcext:value-type="string">
            <text:p>Iridium 1</text:p>
          </table:table-cell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Schiffslabor 5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035385" calcext:value-type="float">
            <text:p>1.035.385</text:p>
          </table:table-cell>
          <table:table-cell table:style-name="ce170" table:number-columns-repeated="3"/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0" calcext:value-type="float">
            <text:p>22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7" office:value-type="string" calcext:value-type="string">
            <text:p>Iridium 2</text:p>
          </table:table-cell>
          <table:table-cell table:style-name="ce2" office:value-type="string" calcext:value-type="string">
            <text:p>Iridium 1</text:p>
          </table:table-cell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2070751" calcext:value-type="float">
            <text:p>2.070.751</text:p>
          </table:table-cell>
          <table:table-cell table:style-name="ce170" table:number-columns-repeated="5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8" office:value-type="string" calcext:value-type="string">
            <text:p>Iridium 3</text:p>
          </table:table-cell>
          <table:table-cell table:style-name="ce2" office:value-type="string" calcext:value-type="string">
            <text:p>Iridium 2</text:p>
          </table:table-cell>
          <table:table-cell table:style-name="ce2" office:value-type="string" calcext:value-type="string">
            <text:p>Tritanium 3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9" office:value-type="string" calcext:value-type="string">
            <text:p>Iridium 4</text:p>
          </table:table-cell>
          <table:table-cell table:style-name="ce2" office:value-type="string" calcext:value-type="string">
            <text:p>Iridium 3</text:p>
          </table:table-cell>
          <table:table-cell table:style-name="ce2" office:value-type="string" calcext:value-type="string">
            <text:p>Tritanium 4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9949501" calcext:value-type="float">
            <text:p>9.949.501</text:p>
          </table:table-cell>
          <table:table-cell table:style-name="ce170"/>
          <table:table-cell table:style-name="ce170" office:value-type="float" office:value="1105500" calcext:value-type="float">
            <text:p>1.105.5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4" calcext:value-type="float">
            <text:p>644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50" office:value-type="string" calcext:value-type="string">
            <text:p>Iridium 5</text:p>
          </table:table-cell>
          <table:table-cell table:style-name="ce2" office:value-type="string" calcext:value-type="string">
            <text:p>Iridium 4</text:p>
          </table:table-cell>
          <table:table-cell table:style-name="ce2" office:value-type="string" calcext:value-type="string">
            <text:p>Tritanium 5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20420400" calcext:value-type="float">
            <text:p>20.420.400</text:p>
          </table:table-cell>
          <table:table-cell table:style-name="ce170"/>
          <table:table-cell table:style-name="ce170" office:value-type="float" office:value="3603600" calcext:value-type="float">
            <text:p>3.603.6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21" calcext:value-type="float">
            <text:p>921</text:p>
          </table:table-cell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51" office:value-type="string" calcext:value-type="string">
            <text:p>Plastahl 1</text:p>
          </table:table-cell>
          <table:table-cell table:style-name="ce2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52" office:value-type="string" calcext:value-type="string">
            <text:p>Plastahl 2</text:p>
          </table:table-cell>
          <table:table-cell table:style-name="ce2" office:value-type="string" calcext:value-type="string">
            <text:p>Plastahl 1</text:p>
          </table:table-cell>
          <table:table-cell table:style-name="ce2" office:value-type="string" calcext:value-type="string">
            <text:p>Schiffslabor 2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6526" calcext:value-type="float">
            <text:p>6.526</text:p>
          </table:table-cell>
          <table:table-cell table:style-name="ce170" table:number-columns-repeated="4"/>
          <table:table-cell table:style-name="ce170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53" office:value-type="string" calcext:value-type="string">
            <text:p>Plastahl 3</text:p>
          </table:table-cell>
          <table:table-cell table:style-name="ce2" office:value-type="string" calcext:value-type="string">
            <text:p>Plastahl 2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3053" calcext:value-type="float">
            <text:p>13.053</text:p>
          </table:table-cell>
          <table:table-cell table:style-name="ce170" table:number-columns-repeated="4"/>
          <table:table-cell table:style-name="ce170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54" office:value-type="string" calcext:value-type="string">
            <text:p>Plastahl 4</text:p>
          </table:table-cell>
          <table:table-cell table:style-name="ce2" office:value-type="string" calcext:value-type="string">
            <text:p>Plastahl 3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26103" calcext:value-type="float">
            <text:p>26.103</text:p>
          </table:table-cell>
          <table:table-cell table:style-name="ce170" table:number-columns-repeated="4"/>
          <table:table-cell table:style-name="ce170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55" office:value-type="string" calcext:value-type="string">
            <text:p>Plastahl 5</text:p>
          </table:table-cell>
          <table:table-cell table:style-name="ce2" office:value-type="string" calcext:value-type="string">
            <text:p>Plastahl 4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39157" calcext:value-type="float">
            <text:p>39.157</text:p>
          </table:table-cell>
          <table:table-cell table:style-name="ce170" table:number-columns-repeated="4"/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56" office:value-type="string" calcext:value-type="string">
            <text:p>Tritanium 1</text:p>
          </table:table-cell>
          <table:table-cell table:style-name="ce2" office:value-type="string" calcext:value-type="string">
            <text:p>Plastahl 1</text:p>
          </table:table-cell>
          <table:table-cell table:style-name="Default"/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21324" calcext:value-type="float">
            <text:p>121.324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57" office:value-type="string" calcext:value-type="string">
            <text:p>Tritanium 2</text:p>
          </table:table-cell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Plastahl 2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81985" calcext:value-type="float">
            <text:p>181.985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58" office:value-type="string" calcext:value-type="string">
            <text:p>Tritanium 3</text:p>
          </table:table-cell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Plastahl 3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363950" calcext:value-type="float">
            <text:p>363.950</text:p>
          </table:table-cell>
          <table:table-cell table:style-name="ce170" table:number-columns-repeated="3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7" calcext:value-type="float">
            <text:p>4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5" calcext:value-type="float">
            <text:p>75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59" office:value-type="string" calcext:value-type="string">
            <text:p>Tritanium 4</text:p>
          </table:table-cell>
          <table:table-cell table:style-name="ce2" office:value-type="string" calcext:value-type="string">
            <text:p>Tritanium 3</text:p>
          </table:table-cell>
          <table:table-cell table:style-name="ce2" office:value-type="string" calcext:value-type="string">
            <text:p>Plastahl 4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727899" calcext:value-type="float">
            <text:p>727.899</text:p>
          </table:table-cell>
          <table:table-cell table:style-name="ce170" table:number-columns-repeated="3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7" calcext:value-type="float">
            <text:p>107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60" office:value-type="string" calcext:value-type="string">
            <text:p>Tritanium 5</text:p>
          </table:table-cell>
          <table:table-cell table:style-name="ce2" office:value-type="string" calcext:value-type="string">
            <text:p>Tritanium 4</text:p>
          </table:table-cell>
          <table:table-cell table:style-name="ce2" office:value-type="string" calcext:value-type="string">
            <text:p>Plastahl 5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730141" calcext:value-type="float">
            <text:p>1.730.141</text:p>
          </table:table-cell>
          <table:table-cell table:style-name="ce170"/>
          <table:table-cell table:style-name="ce170" office:value-type="float" office:value="91060" calcext:value-type="float">
            <text:p>91.060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61" office:value-type="string" calcext:value-type="string">
            <text:p>Zynthium 1</text:p>
          </table:table-cell>
          <table:table-cell table:style-name="ce2" office:value-type="string" calcext:value-type="string">
            <text:p>Iridium 1</text:p>
          </table:table-cell>
          <table:table-cell table:style-name="ce2" office:value-type="string" calcext:value-type="string">
            <text:p>Schiffslabor 7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5468842" calcext:value-type="float">
            <text:p>5.468.842</text:p>
          </table:table-cell>
          <table:table-cell table:style-name="ce170"/>
          <table:table-cell table:style-name="ce170" office:value-type="float" office:value="287834" calcext:value-type="float">
            <text:p>287.834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51" calcext:value-type="float">
            <text:p>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16" calcext:value-type="float">
            <text:p>1316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62" office:value-type="string" calcext:value-type="string">
            <text:p>Zynthium 2</text:p>
          </table:table-cell>
          <table:table-cell table:style-name="ce2" office:value-type="string" calcext:value-type="string">
            <text:p>Zynthium 1</text:p>
          </table:table-cell>
          <table:table-cell table:style-name="ce2" office:value-type="string" calcext:value-type="string">
            <text:p>Iridium 2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11055015" calcext:value-type="float">
            <text:p>11.055.015</text:p>
          </table:table-cell>
          <table:table-cell table:style-name="ce170"/>
          <table:table-cell table:style-name="ce170" office:value-type="float" office:value="1228335" calcext:value-type="float">
            <text:p>1.228.33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80" calcext:value-type="float">
            <text:p>1880</text:p>
          </table:table-cell>
          <table:table-cell table:style-name="ce176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63" office:value-type="string" calcext:value-type="string">
            <text:p>Zynthium 3</text:p>
          </table:table-cell>
          <table:table-cell table:style-name="ce2" office:value-type="string" calcext:value-type="string">
            <text:p>Zynthium 2</text:p>
          </table:table-cell>
          <table:table-cell table:style-name="ce2" office:value-type="string" calcext:value-type="string">
            <text:p>Iridium 3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office:value-type="float" office:value="22689343" calcext:value-type="float">
            <text:p>22.689.343</text:p>
          </table:table-cell>
          <table:table-cell table:style-name="ce170"/>
          <table:table-cell table:style-name="ce170" office:value-type="float" office:value="4004002" calcext:value-type="float">
            <text:p>4.004.002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64" office:value-type="string" calcext:value-type="string">
            <text:p>Zynthium 4</text:p>
          </table:table-cell>
          <table:table-cell table:style-name="ce2" office:value-type="string" calcext:value-type="string">
            <text:p>Zynthium 3</text:p>
          </table:table-cell>
          <table:table-cell table:style-name="ce2" office:value-type="string" calcext:value-type="string">
            <text:p>Iridium 4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65" office:value-type="string" calcext:value-type="string">
            <text:p>Zynthium 5</text:p>
          </table:table-cell>
          <table:table-cell table:style-name="ce2" office:value-type="string" calcext:value-type="string">
            <text:p>Zynthium 4</text:p>
          </table:table-cell>
          <table:table-cell table:style-name="ce2" office:value-type="string" calcext:value-type="string">
            <text:p>Iridium 5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-EV</text:p>
          </table:table-cell>
          <table:table-cell table:style-name="ce2" office:value-type="string" calcext:value-type="string">
            <text:p>Fregatte</text:p>
          </table:table-cell>
          <table:table-cell table:style-name="ce166" office:value-type="string" calcext:value-type="string">
            <text:p>Hurricane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850" calcext:value-type="float">
            <text:p>5850</text:p>
          </table:table-cell>
          <table:table-cell table:style-name="ce170" office:value-type="float" office:value="86400" calcext:value-type="float">
            <text:p>86.4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3" calcext:value-type="float">
            <text:p>303</text:p>
          </table:table-cell>
          <table:table-cell table:style-name="ce173" office:value-type="percentage" office:value="0.1" calcext:value-type="percentage">
            <text:p>10%</text:p>
          </table:table-cell>
          <table:table-cell table:style-name="ce173" table:number-columns-repeated="3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7"/>
          <table:table-cell table:style-name="ce2" table:number-columns-repeated="5"/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8"/>
          <table:table-cell table:style-name="ce2" table:number-columns-repeated="5"/>
          <table:table-cell table:style-name="ce170"/>
          <table:table-cell table:style-name="ce2" table:number-columns-repeated="4"/>
          <table:table-cell table:style-name="ce173" table:number-columns-repeated="4"/>
          <table:table-cell table:style-name="ce2" table:number-columns-repeated="3"/>
          <table:table-cell table:style-name="ce173" table:number-columns-repeated="8"/>
          <table:table-cell table:style-name="ce2"/>
          <table:table-cell table:style-name="ce170"/>
          <table:table-cell table:style-name="ce173" table:number-columns-repeated="4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64"/>
        </table:table-row>
        <table:table-row table:style-name="ro3" table:number-rows-repeated="2">
          <table:table-cell table:style-name="Default" table:number-columns-repeated="43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03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 Schiffslabor.C142:Schiffslabor.C144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63:Schiffslabor.C163 Schiffslabor.C142:Schiffslabor.C144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64:Schiffslabor.C164">
            <calcext:condition calcext:apply-style-name="HintergrundGruen" calcext:value="formula-is(NOT(ISBLANK([.AQ164])))" calcext:base-cell-address="Schiffslabor.C164"/>
          </calcext:conditional-format>
          <calcext:conditional-format calcext:target-range-address="Schiffslabor.C165:Schiffslabor.C165">
            <calcext:condition calcext:apply-style-name="HintergrundGruen" calcext:value="formula-is(NOT(ISBLANK([.AQ165])))" calcext:base-cell-address="Schiffslabor.C165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  <calcext:conditional-format calcext:target-range-address="Schiffslabor.C166:Schiffslabor.C166">
            <calcext:condition calcext:apply-style-name="HintergrundGruen" calcext:value="formula-is(NOT(ISBLANK([.AQ166])))" calcext:base-cell-address="Schiffslabor.C166"/>
          </calcext:conditional-format>
          <calcext:conditional-format calcext:target-range-address="Schiffslabor.C167:Schiffslabor.C167">
            <calcext:condition calcext:apply-style-name="HintergrundGruen" calcext:value="formula-is(NOT(ISBLANK([.AQ167])))" calcext:base-cell-address="Schiffslabor.C167"/>
          </calcext:conditional-format>
          <calcext:conditional-format calcext:target-range-address="Schiffslabor.C168:Schiffslabor.C168">
            <calcext:condition calcext:apply-style-name="HintergrundGruen" calcext:value="formula-is(NOT(ISBLANK([.AQ168])))" calcext:base-cell-address="Schiffslabor.C168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4">
            <calcext:condition calcext:apply-style-name="HintergrundGruen" calcext:value="formula-is(NOT(ISBLANK([.AQ141])))" calcext:base-cell-address="Schiffslabor.C141"/>
          </calcext:conditional-format>
        </calcext:conditional-formats>
      </table:table>
      <table:table table:name="Techniklabor" table:style-name="ta2">
        <office:forms form:automatic-focus="false" form:apply-design-mode="false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0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11" table:default-cell-style-name="ce174"/>
        <table:table-column table:style-name="co45" table:default-cell-style-name="ce174"/>
        <table:table-column table:style-name="co12" table:default-cell-style-name="ce174"/>
        <table:table-column table:style-name="co16" table:default-cell-style-name="ce3"/>
        <table:table-column table:style-name="co16" table:default-cell-style-name="ce174"/>
        <table:table-column table:style-name="co46" table:default-cell-style-name="ce3"/>
        <table:table-column table:style-name="co16" table:default-cell-style-name="ce174"/>
        <table:table-column table:style-name="co47" table:default-cell-style-name="ce174"/>
        <table:table-column table:style-name="co47" table:default-cell-style-name="ce171"/>
        <table:table-column table:style-name="co48" table:default-cell-style-name="ce174"/>
        <table:table-column table:style-name="co49" table:default-cell-style-name="ce174"/>
        <table:table-column table:style-name="co20" table:default-cell-style-name="ce171"/>
        <table:table-column table:style-name="co14" table:default-cell-style-name="ce174"/>
        <table:table-column table:style-name="co11" table:default-cell-style-name="ce174"/>
        <table:table-column table:style-name="co9" table:default-cell-style-name="ce171"/>
        <table:table-column table:style-name="co50" table:default-cell-style-name="ce174"/>
        <table:table-column table:style-name="co51" table:default-cell-style-name="ce328"/>
        <table:table-column table:style-name="co30" table:default-cell-style-name="ce171"/>
        <table:table-column table:style-name="co31" table:default-cell-style-name="ce171"/>
        <table:table-column table:style-name="co32" table:default-cell-style-name="ce171"/>
        <table:table-column table:style-name="co33" table:number-columns-repeated="2" table:default-cell-style-name="ce171"/>
        <table:table-column table:style-name="co34" table:default-cell-style-name="ce171"/>
        <table:table-column table:style-name="co35" table:default-cell-style-name="ce3"/>
        <table:table-column table:style-name="co16" table:default-cell-style-name="ce3"/>
        <table:table-column table:style-name="co18" table:default-cell-style-name="ce177"/>
        <table:table-column table:style-name="co36" table:number-columns-repeated="985" table:default-cell-style-name="ce3"/>
        <table:table-header-rows>
          <table:table-row table:style-name="ro5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Bau-</text:p>
              <text:p>vorraussetzung 1</text:p>
            </table:table-cell>
            <table:table-cell table:style-name="ce1" office:value-type="string" calcext:value-type="string">
              <text:p>Bau-</text:p>
              <text:p>vorraussetzung 2</text:p>
            </table:table-cell>
            <table:table-cell table:style-name="ce1" office:value-type="string" calcext:value-type="string">
              <text:p>Bau-</text:p>
              <text:p>vorraussetzung 3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169" office:value-type="string" calcext:value-type="string">
              <text:p>Energie</text:p>
            </table:table-cell>
            <table:table-cell table:style-name="ce172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Wenden</text:p>
              <text:p>(%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Strafen</text:p>
              <text:p>(%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169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169" office:value-type="string" calcext:value-type="string">
              <text:p>Reichweite</text:p>
              <text:p>(+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169" office:value-type="string" calcext:value-type="string">
              <text:p>Effektradius</text:p>
              <text:p>(+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325" office:value-type="string" calcext:value-type="string">
              <text:p>Aufladen</text:p>
              <text:p>(Energie/s)</text:p>
            </table:table-cell>
            <table:table-cell table:style-name="ce169" office:value-type="string" calcext:value-type="string">
              <text:p>Baukosten He-3</text:p>
            </table:table-cell>
            <table:table-cell table:style-name="ce169" office:value-type="string" calcext:value-type="string">
              <text:p>Baukosten Erz</text:p>
            </table:table-cell>
            <table:table-cell table:style-name="ce169" office:value-type="string" calcext:value-type="string">
              <text:p>Baukosten AM</text:p>
            </table:table-cell>
            <table:table-cell table:style-name="ce169" office:value-type="string" calcext:value-type="string">
              <text:p>tB d</text:p>
            </table:table-cell>
            <table:table-cell table:style-name="ce169" office:value-type="string" calcext:value-type="string">
              <text:p>tB h</text:p>
            </table:table-cell>
            <table:table-cell table:style-name="ce169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75" office:value-type="string" calcext:value-type="string">
              <text:p>gebaut</text:p>
            </table:table-cell>
            <table:table-cell table:style-name="ce178" table:number-columns-repeated="984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0" office:value-type="string" calcext:value-type="string">
            <text:p>Basis-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1" calcext:value-type="percentage">
            <text:p>1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1273839" calcext:value-type="float">
            <text:p>1.273.839</text:p>
          </table:table-cell>
          <table:table-cell table:style-name="ce170" table:number-columns-repeated="2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1" office:value-type="string" calcext:value-type="string">
            <text:p>Basis-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2" calcext:value-type="percentage">
            <text:p>2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2" calcext:value-type="percentage">
            <text:p>2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6055489" calcext:value-type="float">
            <text:p>6.055.489</text:p>
          </table:table-cell>
          <table:table-cell table:style-name="ce170" office:value-type="float" office:value="318710" calcext:value-type="float">
            <text:p>318.710</text:p>
          </table:table-cell>
          <table:table-cell table:style-name="ce170"/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6" calcext:value-type="float">
            <text:p>376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2" office:value-type="string" calcext:value-type="string">
            <text:p>Basis-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3" calcext:value-type="percentage">
            <text:p>3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3" calcext:value-type="percentage">
            <text:p>3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3" office:value-type="string" calcext:value-type="string">
            <text:p>Basis-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4" calcext:value-type="percentage">
            <text:p>4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4" calcext:value-type="percentage">
            <text:p>4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4" office:value-type="string" calcext:value-type="string">
            <text:p>Basis-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5" calcext:value-type="percentage">
            <text:p>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5" calcext:value-type="percentage">
            <text:p>5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5" office:value-type="string" calcext:value-type="string">
            <text:p>Basis-Streuungslauf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5" calcext:value-type="percentage">
            <text:p>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3" calcext:value-type="percentage">
            <text:p>3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632522" calcext:value-type="float">
            <text:p>632.522</text:p>
          </table:table-cell>
          <table:table-cell table:style-name="ce170" table:number-columns-repeated="2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6" office:value-type="string" calcext:value-type="string">
            <text:p>Basis-Streuungslauf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4" calcext:value-type="percentage">
            <text:p>4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4917238" calcext:value-type="float">
            <text:p>4.917.238</text:p>
          </table:table-cell>
          <table:table-cell table:style-name="ce170" office:value-type="float" office:value="546630" calcext:value-type="float">
            <text:p>546.630</text:p>
          </table:table-cell>
          <table:table-cell table:style-name="ce170"/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2" calcext:value-type="float">
            <text:p>322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7" office:value-type="string" calcext:value-type="string">
            <text:p>Basis-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5" calcext:value-type="percentage">
            <text:p>1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5" calcext:value-type="percentage">
            <text:p>5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8" office:value-type="string" calcext:value-type="string">
            <text:p>Basis-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" calcext:value-type="percentage">
            <text:p>2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6" calcext:value-type="percentage">
            <text:p>6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9" office:value-type="string" calcext:value-type="string">
            <text:p>Basis-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5" calcext:value-type="percentage">
            <text:p>2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7" calcext:value-type="percentage">
            <text:p>7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0" office:value-type="string" calcext:value-type="string">
            <text:p>AM-Zünder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50" calcext:value-type="float">
            <text:p>50</text:p>
          </table:table-cell>
          <table:table-cell table:style-name="ce173"/>
          <table:table-cell table:style-name="ce326"/>
          <table:table-cell table:style-name="ce170"/>
          <table:table-cell table:style-name="ce170" office:value-type="float" office:value="1182850" calcext:value-type="float">
            <text:p>1.182.850</text:p>
          </table:table-cell>
          <table:table-cell table:style-name="ce170" table:number-columns-repeated="2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1" office:value-type="string" calcext:value-type="string">
            <text:p>AM-Zünder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" calcext:value-type="percentage">
            <text:p>2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00" calcext:value-type="float">
            <text:p>10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2" office:value-type="string" calcext:value-type="string">
            <text:p>AM-Zünder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3" calcext:value-type="percentage">
            <text:p>3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50" calcext:value-type="float">
            <text:p>15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3" office:value-type="string" calcext:value-type="string">
            <text:p>AM-Zün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4" calcext:value-type="percentage">
            <text:p>4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200" calcext:value-type="float">
            <text:p>20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4" office:value-type="string" calcext:value-type="string">
            <text:p>AM-Zün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5" calcext:value-type="percentage">
            <text:p>5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250" calcext:value-type="float">
            <text:p>25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5" office:value-type="string" calcext:value-type="string">
            <text:p>Ionenlad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151553" calcext:value-type="float">
            <text:p>151.553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6" office:value-type="string" calcext:value-type="string">
            <text:p>Ionenlad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" calcext:value-type="percentage">
            <text:p>2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3" calcext:value-type="percentage">
            <text:p>30%</text:p>
          </table:table-cell>
          <table:table-cell table:style-name="ce173" office:value-type="percentage" office:value="-0.07" calcext:value-type="percentage">
            <text:p>-7%</text:p>
          </table:table-cell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1879289" calcext:value-type="float">
            <text:p>1.879.289</text:p>
          </table:table-cell>
          <table:table-cell table:style-name="ce170" office:value-type="float" office:value="98910" calcext:value-type="float">
            <text:p>98.910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7" office:value-type="string" calcext:value-type="string">
            <text:p>Ionenlad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3" calcext:value-type="percentage">
            <text:p>3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4" calcext:value-type="percentage">
            <text:p>4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8" office:value-type="string" calcext:value-type="string">
            <text:p>Ionenla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4" calcext:value-type="percentage">
            <text:p>4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5" calcext:value-type="percentage">
            <text:p>50%</text:p>
          </table:table-cell>
          <table:table-cell table:style-name="ce173" office:value-type="percentage" office:value="-0.13" calcext:value-type="percentage">
            <text:p>-13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9" office:value-type="string" calcext:value-type="string">
            <text:p>Ionenla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5" calcext:value-type="percentage">
            <text:p>5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6" calcext:value-type="percentage">
            <text:p>60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0" office:value-type="string" calcext:value-type="string">
            <text:p>Iridiumfelder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3" calcext:value-type="percentage">
            <text:p>3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290" calcext:value-type="float">
            <text:p>29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151553" calcext:value-type="float">
            <text:p>151.553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6" office:value-type="string" calcext:value-type="string">
            <text:p>x</text:p>
          </table:table-cell>
          <table:table-cell table:style-name="ce329"/>
          <table:table-cell table:number-columns-repeated="984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1" office:value-type="string" calcext:value-type="string">
            <text:p>Iridiumfelder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6" calcext:value-type="percentage">
            <text:p>6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830" calcext:value-type="float">
            <text:p>83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606165" calcext:value-type="float">
            <text:p>606.165</text:p>
          </table:table-cell>
          <table:table-cell table:style-name="ce170" table:number-columns-repeated="2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2" office:value-type="string" calcext:value-type="string">
            <text:p>Iridiumfelder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9" calcext:value-type="percentage">
            <text:p>9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100" calcext:value-type="float">
            <text:p>1.10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10055026" calcext:value-type="float">
            <text:p>10.055.026</text:p>
          </table:table-cell>
          <table:table-cell table:style-name="ce170" office:value-type="float" office:value="1117225" calcext:value-type="float">
            <text:p>1.117.225</text:p>
          </table:table-cell>
          <table:table-cell table:style-name="ce170"/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9" calcext:value-type="float">
            <text:p>429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3" office:value-type="string" calcext:value-type="string">
            <text:p>Iridiumfelder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2" calcext:value-type="percentage">
            <text:p>12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370" calcext:value-type="float">
            <text:p>1.37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4" office:value-type="string" calcext:value-type="string">
            <text:p>Iridiumfel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5" calcext:value-type="percentage">
            <text:p>1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640" calcext:value-type="float">
            <text:p>1.64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5" office:value-type="string" calcext:value-type="string">
            <text:p>Konzentrierte Blende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" calcext:value-type="percentage">
            <text:p>2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250" calcext:value-type="float">
            <text:p>25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122989" calcext:value-type="float">
            <text:p>122.989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6" office:value-type="string" calcext:value-type="string">
            <text:p>Konzentrierte Blende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4" calcext:value-type="percentage">
            <text:p>4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500" calcext:value-type="float">
            <text:p>50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368971" calcext:value-type="float">
            <text:p>368.971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38" calcext:value-type="float">
            <text:p>3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2" calcext:value-type="float">
            <text:p>72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7" office:value-type="string" calcext:value-type="string">
            <text:p>Konzentrierte Blende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6" calcext:value-type="percentage">
            <text:p>6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750" calcext:value-type="float">
            <text:p>75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8" office:value-type="string" calcext:value-type="string">
            <text:p>Konzentrierte Blende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8" calcext:value-type="percentage">
            <text:p>8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000" calcext:value-type="float">
            <text:p>1.00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9" office:value-type="string" calcext:value-type="string">
            <text:p>Konzentrierte Blende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1" calcext:value-type="percentage">
            <text:p>10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250" calcext:value-type="float">
            <text:p>1.25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0" office:value-type="string" calcext:value-type="string">
            <text:p>Ablen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0" calcext:value-type="float">
            <text:p>60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394751" calcext:value-type="float">
            <text:p>394.751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1" calcext:value-type="float">
            <text:p>61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1" office:value-type="string" calcext:value-type="string">
            <text:p>Ablen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840" calcext:value-type="float">
            <text:p>84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897968" calcext:value-type="float">
            <text:p>897.968</text:p>
          </table:table-cell>
          <table:table-cell table:style-name="ce170" office:value-type="float" office:value="47262" calcext:value-type="float">
            <text:p>47.262</text:p>
          </table:table-cell>
          <table:table-cell table:style-name="ce170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2" office:value-type="string" calcext:value-type="string">
            <text:p>Ablen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176" calcext:value-type="float">
            <text:p>1176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3" office:value-type="string" calcext:value-type="string">
            <text:p>Ablen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646" calcext:value-type="float">
            <text:p>1646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4" office:value-type="string" calcext:value-type="string">
            <text:p>Ablen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304" calcext:value-type="float">
            <text:p>2304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5" office:value-type="string" calcext:value-type="string">
            <text:p>Schoc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00" calcext:value-type="float">
            <text:p>70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883541" calcext:value-type="float">
            <text:p>883.541</text:p>
          </table:table-cell>
          <table:table-cell table:style-name="ce170" table:number-columns-repeated="2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6" office:value-type="string" calcext:value-type="string">
            <text:p>Schoc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980" calcext:value-type="float">
            <text:p>98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1687039" calcext:value-type="float">
            <text:p>1.687.039</text:p>
          </table:table-cell>
          <table:table-cell table:style-name="ce170" office:value-type="float" office:value="88791" calcext:value-type="float">
            <text:p>88.791</text:p>
          </table:table-cell>
          <table:table-cell table:style-name="ce170"/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7" office:value-type="string" calcext:value-type="string">
            <text:p>Schoc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372" calcext:value-type="float">
            <text:p>1372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8" office:value-type="string" calcext:value-type="string">
            <text:p>Schoc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1" calcext:value-type="float">
            <text:p>1921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9" office:value-type="string" calcext:value-type="string">
            <text:p>Schoc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2689" calcext:value-type="float">
            <text:p>2689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0" office:value-type="string" calcext:value-type="string">
            <text:p>Spektralfe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0" calcext:value-type="float">
            <text:p>80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11233" calcext:value-type="float">
            <text:p>11.233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1" office:value-type="string" calcext:value-type="string">
            <text:p>Spektralfeld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120" calcext:value-type="float">
            <text:p>112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56203" calcext:value-type="float">
            <text:p>56.203</text:p>
          </table:table-cell>
          <table:table-cell table:style-name="ce170" table:number-columns-repeated="2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2" office:value-type="string" calcext:value-type="string">
            <text:p>Spektralfeld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568" calcext:value-type="float">
            <text:p>1568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/>
          <table:table-cell table:style-name="ce170" office:value-type="float" office:value="267115" calcext:value-type="float">
            <text:p>267.115</text:p>
          </table:table-cell>
          <table:table-cell table:style-name="ce170" office:value-type="float" office:value="14058" calcext:value-type="float">
            <text:p>14.058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9" calcext:value-type="float">
            <text:p>539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3" office:value-type="string" calcext:value-type="string">
            <text:p>Spektralfe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2195" calcext:value-type="float">
            <text:p>2195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4" office:value-type="string" calcext:value-type="string">
            <text:p>Spektralfe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3073" calcext:value-type="float">
            <text:p>3073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5" office:value-type="string" calcext:value-type="string">
            <text:p>AM-Sprengk.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5" calcext:value-type="percentage">
            <text:p>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50" calcext:value-type="float">
            <text:p>50</text:p>
          </table:table-cell>
          <table:table-cell table:style-name="ce173"/>
          <table:table-cell table:style-name="ce326"/>
          <table:table-cell table:style-name="ce170" office:value-type="float" office:value="3523696" calcext:value-type="float">
            <text:p>3.523.696</text:p>
          </table:table-cell>
          <table:table-cell table:style-name="ce170" table:number-columns-repeated="3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6" office:value-type="string" calcext:value-type="string">
            <text:p>AM-Sprengk.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00" calcext:value-type="float">
            <text:p>10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7" office:value-type="string" calcext:value-type="string">
            <text:p>AM-Sprengk.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5" calcext:value-type="percentage">
            <text:p>1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50" calcext:value-type="float">
            <text:p>15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8" office:value-type="string" calcext:value-type="string">
            <text:p>AM-Sprengk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" calcext:value-type="percentage">
            <text:p>2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200" calcext:value-type="float">
            <text:p>20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9" office:value-type="string" calcext:value-type="string">
            <text:p>AM-Sprengk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5" calcext:value-type="percentage">
            <text:p>2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250" calcext:value-type="float">
            <text:p>25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0" office:value-type="string" calcext:value-type="string">
            <text:p>Ionenregl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6" calcext:value-type="percentage">
            <text:p>6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0"/>
          <table:table-cell table:style-name="ce173"/>
          <table:table-cell table:style-name="ce326"/>
          <table:table-cell table:style-name="ce170" office:value-type="float" office:value="1465865" calcext:value-type="float">
            <text:p>1.465.865</text:p>
          </table:table-cell>
          <table:table-cell table:style-name="ce170" table:number-columns-repeated="3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1" office:value-type="string" calcext:value-type="string">
            <text:p>Ionenregl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2" calcext:value-type="percentage">
            <text:p>12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3" calcext:value-type="percentage">
            <text:p>30%</text:p>
          </table:table-cell>
          <table:table-cell table:style-name="ce173" office:value-type="percentage" office:value="-0.07" calcext:value-type="percentage">
            <text:p>-7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2" office:value-type="string" calcext:value-type="string">
            <text:p>Ionenregl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8" calcext:value-type="percentage">
            <text:p>18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4" calcext:value-type="percentage">
            <text:p>4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3" office:value-type="string" calcext:value-type="string">
            <text:p>Ionenregl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4" calcext:value-type="percentage">
            <text:p>24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5" calcext:value-type="percentage">
            <text:p>50%</text:p>
          </table:table-cell>
          <table:table-cell table:style-name="ce173" office:value-type="percentage" office:value="-0.13" calcext:value-type="percentage">
            <text:p>-13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4" office:value-type="string" calcext:value-type="string">
            <text:p>Ionenregl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3" calcext:value-type="percentage">
            <text:p>3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6" calcext:value-type="percentage">
            <text:p>60%</text:p>
          </table:table-cell>
          <table:table-cell table:style-name="ce173" office:value-type="percentage" office:value="-0.15" calcext:value-type="percentage">
            <text:p>-15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5" office:value-type="string" calcext:value-type="string">
            <text:p>Iridiummagnet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6" calcext:value-type="percentage">
            <text:p>6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540" calcext:value-type="float">
            <text:p>54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218019" calcext:value-type="float">
            <text:p>218.019</text:p>
          </table:table-cell>
          <table:table-cell table:style-name="ce170" table:number-columns-repeated="4"/>
          <table:table-cell table:style-name="ce170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6" office:value-type="string" calcext:value-type="string">
            <text:p>Iridiummagnet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2" calcext:value-type="percentage">
            <text:p>12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080" calcext:value-type="float">
            <text:p>1.08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1384428" calcext:value-type="float">
            <text:p>1.384.428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8" calcext:value-type="float">
            <text:p>58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7" office:value-type="string" calcext:value-type="string">
            <text:p>Iridiummagnet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8" calcext:value-type="percentage">
            <text:p>18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350" calcext:value-type="float">
            <text:p>1.35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6458196" calcext:value-type="float">
            <text:p>6.458.196</text:p>
          </table:table-cell>
          <table:table-cell table:style-name="ce170"/>
          <table:table-cell table:style-name="ce170" office:value-type="float" office:value="339905" calcext:value-type="float">
            <text:p>339.905</text:p>
          </table:table-cell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56" calcext:value-type="float">
            <text:p>5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8" calcext:value-type="float">
            <text:p>278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8" office:value-type="string" calcext:value-type="string">
            <text:p>Iridiummagnet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4" calcext:value-type="percentage">
            <text:p>24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620" calcext:value-type="float">
            <text:p>1.62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9" office:value-type="string" calcext:value-type="string">
            <text:p>Iridiummagnet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3" calcext:value-type="percentage">
            <text:p>3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890" calcext:value-type="float">
            <text:p>1.89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0" office:value-type="string" calcext:value-type="string">
            <text:p>Konzentrierte Optik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8" calcext:value-type="percentage">
            <text:p>8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250" calcext:value-type="float">
            <text:p>25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497983" calcext:value-type="float">
            <text:p>497.983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42" calcext:value-type="float">
            <text:p>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1" office:value-type="string" calcext:value-type="string">
            <text:p>Konzentrierte Optik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6" calcext:value-type="percentage">
            <text:p>16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500" calcext:value-type="float">
            <text:p>50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6781105" calcext:value-type="float">
            <text:p>6.781.105</text:p>
          </table:table-cell>
          <table:table-cell table:style-name="ce170"/>
          <table:table-cell table:style-name="ce170" office:value-type="float" office:value="356900" calcext:value-type="float">
            <text:p>356.900</text:p>
          </table:table-cell>
          <table:table-cell table:style-name="ce170"/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38" calcext:value-type="float">
            <text:p>38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2" office:value-type="string" calcext:value-type="string">
            <text:p>Konzentrierte Optik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4" calcext:value-type="percentage">
            <text:p>24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750" calcext:value-type="float">
            <text:p>75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3" office:value-type="string" calcext:value-type="string">
            <text:p>Konzentrierte Optik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32" calcext:value-type="percentage">
            <text:p>32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000" calcext:value-type="float">
            <text:p>1.00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4" office:value-type="string" calcext:value-type="string">
            <text:p>Konzentrierte Optik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4" calcext:value-type="percentage">
            <text:p>4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250" calcext:value-type="float">
            <text:p>1.250</text:p>
          </table:table-cell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5" office:value-type="string" calcext:value-type="string">
            <text:p>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5" calcext:value-type="percentage">
            <text:p>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525366" calcext:value-type="float">
            <text:p>525.366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47" calcext:value-type="float">
            <text:p>4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6" office:value-type="string" calcext:value-type="string">
            <text:p>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2" calcext:value-type="percentage">
            <text:p>2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3718479" calcext:value-type="float">
            <text:p>3.718.479</text:p>
          </table:table-cell>
          <table:table-cell table:style-name="ce170" table:number-columns-repeated="3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7" office:value-type="string" calcext:value-type="string">
            <text:p>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5" calcext:value-type="percentage">
            <text:p>1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3" calcext:value-type="percentage">
            <text:p>3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8" office:value-type="string" calcext:value-type="string">
            <text:p>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" calcext:value-type="percentage">
            <text:p>2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4" calcext:value-type="percentage">
            <text:p>4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9" office:value-type="string" calcext:value-type="string">
            <text:p>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5" calcext:value-type="percentage">
            <text:p>2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5" calcext:value-type="percentage">
            <text:p>5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0" office:value-type="string" calcext:value-type="string">
            <text:p>Rotationsdüsen I</text:p>
          </table:table-cell>
          <table:table-cell table:style-name="ce2" table:number-columns-repeated="6"/>
          <table:table-cell table:style-name="ce173"/>
          <table:table-cell table:style-name="ce173" office:value-type="percentage" office:value="0.01" calcext:value-type="percentage">
            <text:p>1%</text:p>
          </table:table-cell>
          <table:table-cell table:style-name="ce173"/>
          <table:table-cell table:style-name="ce2" office:value-type="float" office:value="2" calcext:value-type="float">
            <text:p>2</text:p>
          </table:table-cell>
          <table:table-cell table:style-name="ce173"/>
          <table:table-cell table:style-name="ce2"/>
          <table:table-cell table:style-name="ce173"/>
          <table:table-cell table:style-name="ce173" office:value-type="percentage" office:value="-0.05" calcext:value-type="percentage">
            <text:p>-5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4829" calcext:value-type="float">
            <text:p>4.829</text:p>
          </table:table-cell>
          <table:table-cell table:style-name="ce170" table:number-columns-repeated="4"/>
          <table:table-cell table:style-name="ce170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1" office:value-type="string" calcext:value-type="string">
            <text:p>Rotationsdüsen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2" calcext:value-type="percentage">
            <text:p>2%</text:p>
          </table:table-cell>
          <table:table-cell table:style-name="ce173"/>
          <table:table-cell table:style-name="ce2" office:value-type="float" office:value="4" calcext:value-type="float">
            <text:p>4</text:p>
          </table:table-cell>
          <table:table-cell table:style-name="ce173"/>
          <table:table-cell table:style-name="ce2"/>
          <table:table-cell table:style-name="ce173"/>
          <table:table-cell table:style-name="ce173" office:value-type="percentage" office:value="-0.1" calcext:value-type="percentage">
            <text:p>-1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420425" calcext:value-type="float">
            <text:p>420.425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2" office:value-type="string" calcext:value-type="string">
            <text:p>Rotationsdüsen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3" calcext:value-type="percentage">
            <text:p>3%</text:p>
          </table:table-cell>
          <table:table-cell table:style-name="ce173"/>
          <table:table-cell table:style-name="ce2" office:value-type="float" office:value="6" calcext:value-type="float">
            <text:p>6</text:p>
          </table:table-cell>
          <table:table-cell table:style-name="ce173"/>
          <table:table-cell table:style-name="ce2"/>
          <table:table-cell table:style-name="ce173"/>
          <table:table-cell table:style-name="ce173" office:value-type="percentage" office:value="-0.15" calcext:value-type="percentage">
            <text:p>-15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1681700" calcext:value-type="float">
            <text:p>1.681.700</text:p>
          </table:table-cell>
          <table:table-cell table:style-name="ce170" table:number-columns-repeated="3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3" office:value-type="string" calcext:value-type="string">
            <text:p>Rotationsdüsen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4" calcext:value-type="percentage">
            <text:p>4%</text:p>
          </table:table-cell>
          <table:table-cell table:style-name="ce173"/>
          <table:table-cell table:style-name="ce2" office:value-type="float" office:value="8" calcext:value-type="float">
            <text:p>8</text:p>
          </table:table-cell>
          <table:table-cell table:style-name="ce173"/>
          <table:table-cell table:style-name="ce2"/>
          <table:table-cell table:style-name="ce173"/>
          <table:table-cell table:style-name="ce173" office:value-type="percentage" office:value="-0.2" calcext:value-type="percentage">
            <text:p>-20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7994440" calcext:value-type="float">
            <text:p>7.994.440</text:p>
          </table:table-cell>
          <table:table-cell table:style-name="ce170"/>
          <table:table-cell table:style-name="ce170" office:value-type="float" office:value="420760" calcext:value-type="float">
            <text:p>420.76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9" calcext:value-type="float">
            <text:p>499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4" office:value-type="string" calcext:value-type="string">
            <text:p>Rotations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5" calcext:value-type="percentage">
            <text:p>5%</text:p>
          </table:table-cell>
          <table:table-cell table:style-name="ce173"/>
          <table:table-cell table:style-name="ce2" office:value-type="float" office:value="12" calcext:value-type="float">
            <text:p>12</text:p>
          </table:table-cell>
          <table:table-cell table:style-name="ce173"/>
          <table:table-cell table:style-name="ce2"/>
          <table:table-cell table:style-name="ce173"/>
          <table:table-cell table:style-name="ce173" office:value-type="percentage" office:value="-0.25" calcext:value-type="percentage">
            <text:p>-25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5" office:value-type="string" calcext:value-type="string">
            <text:p>Rückwärtige Düsen I</text:p>
          </table:table-cell>
          <table:table-cell table:style-name="ce2" table:number-columns-repeated="6"/>
          <table:table-cell table:style-name="ce173"/>
          <table:table-cell table:style-name="ce173" office:value-type="percentage" office:value="0.02" calcext:value-type="percentage">
            <text:p>2%</text:p>
          </table:table-cell>
          <table:table-cell table:style-name="ce173"/>
          <table:table-cell table:style-name="ce2" office:value-type="float" office:value="-7" calcext:value-type="float">
            <text:p>-7</text:p>
          </table:table-cell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20" calcext:value-type="float">
            <text:p>2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39156" calcext:value-type="float">
            <text:p>39.156</text:p>
          </table:table-cell>
          <table:table-cell table:style-name="ce170" table:number-columns-repeated="4"/>
          <table:table-cell table:style-name="ce170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6" office:value-type="string" calcext:value-type="string">
            <text:p>Rückwärtige 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4" calcext:value-type="percentage">
            <text:p>4%</text:p>
          </table:table-cell>
          <table:table-cell table:style-name="ce173"/>
          <table:table-cell table:style-name="ce2" office:value-type="float" office:value="-13" calcext:value-type="float">
            <text:p>-13</text:p>
          </table:table-cell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40" calcext:value-type="float">
            <text:p>4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587340" calcext:value-type="float">
            <text:p>587.340</text:p>
          </table:table-cell>
          <table:table-cell table:style-name="ce170" table:number-columns-repeated="3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7" office:value-type="string" calcext:value-type="string">
            <text:p>Rückwärtige 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/>
          <table:table-cell table:style-name="ce2" office:value-type="float" office:value="-20" calcext:value-type="float">
            <text:p>-20</text:p>
          </table:table-cell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60" calcext:value-type="float">
            <text:p>6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2936700" calcext:value-type="float">
            <text:p>2.936.700</text:p>
          </table:table-cell>
          <table:table-cell table:style-name="ce170" table:number-columns-repeated="3"/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9" calcext:value-type="float">
            <text:p>419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8" office:value-type="string" calcext:value-type="string">
            <text:p>Rückwärtige 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8" calcext:value-type="percentage">
            <text:p>8%</text:p>
          </table:table-cell>
          <table:table-cell table:style-name="ce173"/>
          <table:table-cell table:style-name="ce2" office:value-type="float" office:value="-26" calcext:value-type="float">
            <text:p>-26</text:p>
          </table:table-cell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80" calcext:value-type="float">
            <text:p>8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9" office:value-type="string" calcext:value-type="string">
            <text:p>Rückwärtige Düsen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2" office:value-type="float" office:value="-33" calcext:value-type="float">
            <text:p>-33</text:p>
          </table:table-cell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00" calcext:value-type="float">
            <text:p>10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0" office:value-type="string" calcext:value-type="string">
            <text:p>Strafdüsen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5"/>
          <table:table-cell table:style-name="ce173"/>
          <table:table-cell table:style-name="ce173" office:value-type="percentage" office:value="0.02" calcext:value-type="percentage">
            <text:p>2%</text:p>
          </table:table-cell>
          <table:table-cell table:style-name="ce173"/>
          <table:table-cell table:style-name="ce2" office:value-type="float" office:value="-5" calcext:value-type="float">
            <text:p>-5</text:p>
          </table:table-cell>
          <table:table-cell table:style-name="ce173"/>
          <table:table-cell table:style-name="ce2" office:value-type="float" office:value="20" calcext:value-type="float">
            <text:p>2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163151" calcext:value-type="float">
            <text:p>163.151</text:p>
          </table:table-cell>
          <table:table-cell table:style-name="ce170" table:number-columns-repeated="4"/>
          <table:table-cell table:style-name="ce170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1" office:value-type="string" calcext:value-type="string">
            <text:p>Straf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4" calcext:value-type="percentage">
            <text:p>4%</text:p>
          </table:table-cell>
          <table:table-cell table:style-name="ce173"/>
          <table:table-cell table:style-name="ce2" office:value-type="float" office:value="-10" calcext:value-type="float">
            <text:p>-10</text:p>
          </table:table-cell>
          <table:table-cell table:style-name="ce173"/>
          <table:table-cell table:style-name="ce2" office:value-type="float" office:value="40" calcext:value-type="float">
            <text:p>4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652600" calcext:value-type="float">
            <text:p>652.600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2" office:value-type="string" calcext:value-type="string">
            <text:p>Straf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/>
          <table:table-cell table:style-name="ce2" office:value-type="float" office:value="-15" calcext:value-type="float">
            <text:p>-15</text:p>
          </table:table-cell>
          <table:table-cell table:style-name="ce173"/>
          <table:table-cell table:style-name="ce2" office:value-type="float" office:value="60" calcext:value-type="float">
            <text:p>6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2610399" calcext:value-type="float">
            <text:p>2.610.399</text:p>
          </table:table-cell>
          <table:table-cell table:style-name="ce170" table:number-columns-repeated="3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3" office:value-type="string" calcext:value-type="string">
            <text:p>Straf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08" calcext:value-type="percentage">
            <text:p>8%</text:p>
          </table:table-cell>
          <table:table-cell table:style-name="ce173"/>
          <table:table-cell table:style-name="ce2" office:value-type="float" office:value="-20" calcext:value-type="float">
            <text:p>-20</text:p>
          </table:table-cell>
          <table:table-cell table:style-name="ce173"/>
          <table:table-cell table:style-name="ce2" office:value-type="float" office:value="80" calcext:value-type="float">
            <text:p>8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4" office:value-type="string" calcext:value-type="string">
            <text:p>Straf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4"/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2" office:value-type="float" office:value="-25" calcext:value-type="float">
            <text:p>-25</text:p>
          </table:table-cell>
          <table:table-cell table:style-name="ce173"/>
          <table:table-cell table:style-name="ce2" office:value-type="float" office:value="100" calcext:value-type="float">
            <text:p>10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5" office:value-type="string" calcext:value-type="string">
            <text:p>Streuungslauf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3" calcext:value-type="percentage">
            <text:p>3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3" calcext:value-type="percentage">
            <text:p>3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266009" calcext:value-type="float">
            <text:p>266.009</text:p>
          </table:table-cell>
          <table:table-cell table:style-name="ce170" table:number-columns-repeated="4"/>
          <table:table-cell table:style-name="ce170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6" office:value-type="string" calcext:value-type="string">
            <text:p>Streuungslauf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05" calcext:value-type="percentage">
            <text:p>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4" calcext:value-type="percentage">
            <text:p>4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7" office:value-type="string" calcext:value-type="string">
            <text:p>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" calcext:value-type="percentage">
            <text:p>1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5" calcext:value-type="percentage">
            <text:p>5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8" office:value-type="string" calcext:value-type="string">
            <text:p>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15" calcext:value-type="percentage">
            <text:p>1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6" calcext:value-type="percentage">
            <text:p>6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9" office:value-type="string" calcext:value-type="string">
            <text:p>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" calcext:value-type="percentage">
            <text:p>20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office:value-type="percentage" office:value="0.7" calcext:value-type="percentage">
            <text:p>70%</text:p>
          </table:table-cell>
          <table:table-cell table:style-name="ce173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0" office:value-type="string" calcext:value-type="string">
            <text:p>Ablenkschil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23493" calcext:value-type="float">
            <text:p>23.493</text:p>
          </table:table-cell>
          <table:table-cell table:style-name="ce170" table:number-columns-repeated="4"/>
          <table:table-cell table:style-name="ce170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1" office:value-type="string" calcext:value-type="string">
            <text:p>Ablen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5" calcext:value-type="float">
            <text:p>135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327573" calcext:value-type="float">
            <text:p>327.573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2" office:value-type="string" calcext:value-type="string">
            <text:p>Ablen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5" calcext:value-type="float">
            <text:p>405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815366" calcext:value-type="float">
            <text:p>815.366</text:p>
          </table:table-cell>
          <table:table-cell table:style-name="ce170" table:number-columns-repeated="4"/>
          <table:table-cell table:style-name="ce170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3" office:value-type="string" calcext:value-type="string">
            <text:p>Ablen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1215" calcext:value-type="float">
            <text:p>1215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4" office:value-type="string" calcext:value-type="string">
            <text:p>Ablen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30" calcext:value-type="float">
            <text:p>243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5" office:value-type="string" calcext:value-type="string">
            <text:p>Schockschil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30614" calcext:value-type="float">
            <text:p>30.614</text:p>
          </table:table-cell>
          <table:table-cell table:style-name="ce170" table:number-columns-repeated="4"/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6" office:value-type="string" calcext:value-type="string">
            <text:p>Schoc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424419" calcext:value-type="float">
            <text:p>424.419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7" office:value-type="string" calcext:value-type="string">
            <text:p>Schoc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50" calcext:value-type="float">
            <text:p>4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905962" calcext:value-type="float">
            <text:p>905.962</text:p>
          </table:table-cell>
          <table:table-cell table:style-name="ce170" table:number-columns-repeated="4"/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8" office:value-type="string" calcext:value-type="string">
            <text:p>Schoc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350" calcext:value-type="float">
            <text:p>13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9" office:value-type="string" calcext:value-type="string">
            <text:p>Schoc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700" calcext:value-type="float">
            <text:p>270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0" office:value-type="string" calcext:value-type="string">
            <text:p>Spektralschil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6320" calcext:value-type="float">
            <text:p>6.320</text:p>
          </table:table-cell>
          <table:table-cell table:style-name="ce170" table:number-columns-repeated="4"/>
          <table:table-cell table:style-name="ce170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1" office:value-type="string" calcext:value-type="string">
            <text:p>Spektralschild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80" calcext:value-type="float">
            <text:p>18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70482" calcext:value-type="float">
            <text:p>70.482</text:p>
          </table:table-cell>
          <table:table-cell table:style-name="ce170" table:number-columns-repeated="4"/>
          <table:table-cell table:style-name="ce170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2" office:value-type="string" calcext:value-type="string">
            <text:p>Spektralschild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40" calcext:value-type="float">
            <text:p>54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3" office:value-type="string" calcext:value-type="string">
            <text:p>Spektralschild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20" calcext:value-type="float">
            <text:p>162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office:value-type="float" office:value="4921952" calcext:value-type="float">
            <text:p>4.921.952</text:p>
          </table:table-cell>
          <table:table-cell table:style-name="ce170"/>
          <table:table-cell table:style-name="ce170" office:value-type="float" office:value="259050" calcext:value-type="float">
            <text:p>259.050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52" calcext:value-type="float">
            <text:p>5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6" calcext:value-type="float">
            <text:p>56</text:p>
          </table:table-cell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4" office:value-type="string" calcext:value-type="string">
            <text:p>Spektralschi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240" calcext:value-type="float">
            <text:p>324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5" office:value-type="string" calcext:value-type="string">
            <text:p>Metaphasenfeld I</text:p>
          </table:table-cell>
          <table:table-cell table:style-name="ce2" office:value-type="string" calcext:value-type="string">
            <text:p>Spektralfeld 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12" calcext:value-type="float">
            <text:p>1012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6" office:value-type="string" calcext:value-type="string">
            <text:p>Metaphasenfeld II</text:p>
          </table:table-cell>
          <table:table-cell table:style-name="ce2" office:value-type="string" calcext:value-type="string">
            <text:p>Schockfeld I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2103" calcext:value-type="float">
            <text:p>2103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7" office:value-type="string" calcext:value-type="string">
            <text:p>Metaphasenfeld III</text:p>
          </table:table-cell>
          <table:table-cell table:style-name="ce2" office:value-type="string" calcext:value-type="string">
            <text:p>Ablenkfeld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612" calcext:value-type="float">
            <text:p>3612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8" office:value-type="string" calcext:value-type="string">
            <text:p>Binäre 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/>
          <table:table-cell table:style-name="ce2"/>
          <table:table-cell table:style-name="ce173" office:value-type="percentage" office:value="0.2" calcext:value-type="percentage">
            <text:p>20%</text:p>
          </table:table-cell>
          <table:table-cell table:style-name="ce2" office:value-type="float" office:value="40" calcext:value-type="float">
            <text:p>40</text:p>
          </table:table-cell>
          <table:table-cell table:style-name="ce173" table:number-columns-repeated="2"/>
          <table:table-cell table:style-name="ce170" office:value-type="float" office:value="40" calcext:value-type="float">
            <text:p>4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9" office:value-type="string" calcext:value-type="string">
            <text:p>Binäre 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73"/>
          <table:table-cell table:style-name="ce173" office:value-type="percentage" office:value="0.09" calcext:value-type="percentage">
            <text:p>9%</text:p>
          </table:table-cell>
          <table:table-cell table:style-name="ce173"/>
          <table:table-cell table:style-name="ce2"/>
          <table:table-cell table:style-name="ce173" office:value-type="percentage" office:value="-0.26" calcext:value-type="percentage">
            <text:p>-26%</text:p>
          </table:table-cell>
          <table:table-cell table:style-name="ce2" office:value-type="float" office:value="60" calcext:value-type="float">
            <text:p>60</text:p>
          </table:table-cell>
          <table:table-cell table:style-name="ce173" table:number-columns-repeated="2"/>
          <table:table-cell table:style-name="ce170" office:value-type="float" office:value="60" calcext:value-type="float">
            <text:p>6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90" office:value-type="string" calcext:value-type="string">
            <text:p>Binäre 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73"/>
          <table:table-cell table:style-name="ce173" office:value-type="percentage" office:value="0.12" calcext:value-type="percentage">
            <text:p>12%</text:p>
          </table:table-cell>
          <table:table-cell table:style-name="ce173"/>
          <table:table-cell table:style-name="ce2"/>
          <table:table-cell table:style-name="ce173" office:value-type="percentage" office:value="-0.33" calcext:value-type="percentage">
            <text:p>-33%</text:p>
          </table:table-cell>
          <table:table-cell table:style-name="ce2" office:value-type="float" office:value="80" calcext:value-type="float">
            <text:p>80</text:p>
          </table:table-cell>
          <table:table-cell table:style-name="ce173" table:number-columns-repeated="2"/>
          <table:table-cell table:style-name="ce170" office:value-type="float" office:value="80" calcext:value-type="float">
            <text:p>8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91" office:value-type="string" calcext:value-type="string">
            <text:p>Fusions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/>
          <table:table-cell table:style-name="ce2" office:value-type="float" office:value="4" calcext:value-type="float">
            <text:p>4</text:p>
          </table:table-cell>
          <table:table-cell table:style-name="ce173"/>
          <table:table-cell table:style-name="ce2"/>
          <table:table-cell table:style-name="ce173" office:value-type="percentage" office:value="-0.2" calcext:value-type="percentage">
            <text:p>-20%</text:p>
          </table:table-cell>
          <table:table-cell table:style-name="ce173"/>
          <table:table-cell table:style-name="ce170" office:value-type="float" office:value="40" calcext:value-type="float">
            <text:p>4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92" office:value-type="string" calcext:value-type="string">
            <text:p>Fusions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73"/>
          <table:table-cell table:style-name="ce173" office:value-type="percentage" office:value="0.08" calcext:value-type="percentage">
            <text:p>8%</text:p>
          </table:table-cell>
          <table:table-cell table:style-name="ce173"/>
          <table:table-cell table:style-name="ce2" office:value-type="float" office:value="6" calcext:value-type="float">
            <text:p>6</text:p>
          </table:table-cell>
          <table:table-cell table:style-name="ce173"/>
          <table:table-cell table:style-name="ce2"/>
          <table:table-cell table:style-name="ce173" office:value-type="percentage" office:value="-0.26" calcext:value-type="percentage">
            <text:p>-26%</text:p>
          </table:table-cell>
          <table:table-cell table:style-name="ce173"/>
          <table:table-cell table:style-name="ce170" office:value-type="float" office:value="60" calcext:value-type="float">
            <text:p>6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93" office:value-type="string" calcext:value-type="string">
            <text:p>Fusions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3"/>
          <table:table-cell table:style-name="ce2" office:value-type="float" office:value="8" calcext:value-type="float">
            <text:p>8</text:p>
          </table:table-cell>
          <table:table-cell table:style-name="ce173"/>
          <table:table-cell table:style-name="ce2"/>
          <table:table-cell table:style-name="ce173" office:value-type="percentage" office:value="-0.33" calcext:value-type="percentage">
            <text:p>-33%</text:p>
          </table:table-cell>
          <table:table-cell table:style-name="ce173"/>
          <table:table-cell table:style-name="ce170" office:value-type="float" office:value="80" calcext:value-type="float">
            <text:p>80</text:p>
          </table:table-cell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4" office:value-type="string" calcext:value-type="string">
            <text:p>Ionisierte Optik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5" calcext:value-type="percentage">
            <text:p>2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620" calcext:value-type="float">
            <text:p>620</text:p>
          </table:table-cell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5" office:value-type="string" calcext:value-type="string">
            <text:p>Ionisierte Optik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38" calcext:value-type="percentage">
            <text:p>38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870" calcext:value-type="float">
            <text:p>870</text:p>
          </table:table-cell>
          <table:table-cell table:style-name="ce173" office:value-type="percentage" office:value="0.3" calcext:value-type="percentage">
            <text:p>30%</text:p>
          </table:table-cell>
          <table:table-cell table:style-name="ce173" office:value-type="percentage" office:value="-0.07" calcext:value-type="percentage">
            <text:p>-7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6" office:value-type="string" calcext:value-type="string">
            <text:p>Ionisierte Optik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51" calcext:value-type="percentage">
            <text:p>51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 office:value-type="float" office:value="1120" calcext:value-type="float">
            <text:p>1.120</text:p>
          </table:table-cell>
          <table:table-cell table:style-name="ce173" office:value-type="percentage" office:value="0.4" calcext:value-type="percentage">
            <text:p>40%</text:p>
          </table:table-cell>
          <table:table-cell table:style-name="ce173" office:value-type="percentage" office:value="-0.1" calcext:value-type="percentage">
            <text:p>-10%</text:p>
          </table:table-cell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7" office:value-type="string" calcext:value-type="string">
            <text:p>Spektral-Sprengköpfe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5" calcext:value-type="percentage">
            <text:p>25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1" calcext:value-type="percentage">
            <text:p>10%</text:p>
          </table:table-cell>
          <table:table-cell table:style-name="ce170"/>
          <table:table-cell table:style-name="ce173" office:value-type="percentage" office:value="0.1" calcext:value-type="percentage">
            <text:p>10%</text:p>
          </table:table-cell>
          <table:table-cell table:style-name="ce173" office:value-type="percentage" office:value="-0.02" calcext:value-type="percentage">
            <text:p>-2%</text:p>
          </table:table-cell>
          <table:table-cell table:style-name="ce170" office:value-type="float" office:value="150" calcext:value-type="float">
            <text:p>15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8" office:value-type="string" calcext:value-type="string">
            <text:p>Spektral-Sprengköpfe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38" calcext:value-type="percentage">
            <text:p>38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2" calcext:value-type="percentage">
            <text:p>20%</text:p>
          </table:table-cell>
          <table:table-cell table:style-name="ce170"/>
          <table:table-cell table:style-name="ce173" office:value-type="percentage" office:value="0.2" calcext:value-type="percentage">
            <text:p>20%</text:p>
          </table:table-cell>
          <table:table-cell table:style-name="ce173" office:value-type="percentage" office:value="-0.05" calcext:value-type="percentage">
            <text:p>-5%</text:p>
          </table:table-cell>
          <table:table-cell table:style-name="ce170" office:value-type="float" office:value="200" calcext:value-type="float">
            <text:p>20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9" office:value-type="string" calcext:value-type="string">
            <text:p>Spektral-Sprengköpfe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51" calcext:value-type="percentage">
            <text:p>51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/>
          <table:table-cell table:style-name="ce173" office:value-type="percentage" office:value="0.3" calcext:value-type="percentage">
            <text:p>30%</text:p>
          </table:table-cell>
          <table:table-cell table:style-name="ce170"/>
          <table:table-cell table:style-name="ce173" office:value-type="percentage" office:value="0.3" calcext:value-type="percentage">
            <text:p>30%</text:p>
          </table:table-cell>
          <table:table-cell table:style-name="ce173" office:value-type="percentage" office:value="-0.07" calcext:value-type="percentage">
            <text:p>-7%</text:p>
          </table:table-cell>
          <table:table-cell table:style-name="ce170" office:value-type="float" office:value="250" calcext:value-type="float">
            <text:p>250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300" office:value-type="string" calcext:value-type="string">
            <text:p>Abstoßschild I</text:p>
          </table:table-cell>
          <table:table-cell table:style-name="ce2" office:value-type="string" calcext:value-type="string">
            <text:p>Ablenkschild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25" calcext:value-type="float">
            <text:p>25</text:p>
          </table:table-cell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301" office:value-type="string" calcext:value-type="string">
            <text:p>Abstoßschild II</text:p>
          </table:table-cell>
          <table:table-cell table:style-name="ce2" office:value-type="string" calcext:value-type="string">
            <text:p>Ablenkschild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85" calcext:value-type="float">
            <text:p>85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302" office:value-type="string" calcext:value-type="string">
            <text:p>Abstoßschild III</text:p>
          </table:table-cell>
          <table:table-cell table:style-name="ce2" office:value-type="string" calcext:value-type="string">
            <text:p>Ablenkschild 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289" calcext:value-type="float">
            <text:p>289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3" office:value-type="string" calcext:value-type="string">
            <text:p>Diffusorschild I</text:p>
          </table:table-cell>
          <table:table-cell table:style-name="ce2" office:value-type="string" calcext:value-type="string">
            <text:p>Spektralschild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25" calcext:value-type="float">
            <text:p>25</text:p>
          </table:table-cell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4" office:value-type="string" calcext:value-type="string">
            <text:p>Diffusorschild II</text:p>
          </table:table-cell>
          <table:table-cell table:style-name="ce2" office:value-type="string" calcext:value-type="string">
            <text:p>Spektralschild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85" calcext:value-type="float">
            <text:p>85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5" office:value-type="string" calcext:value-type="string">
            <text:p>Diffusorschild III</text:p>
          </table:table-cell>
          <table:table-cell table:style-name="ce2" office:value-type="string" calcext:value-type="string">
            <text:p>Spektralschild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289" calcext:value-type="float">
            <text:p>289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6" office:value-type="string" calcext:value-type="string">
            <text:p>Sprengschild I</text:p>
          </table:table-cell>
          <table:table-cell table:style-name="ce2" office:value-type="string" calcext:value-type="string">
            <text:p>Schockschild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25" calcext:value-type="float">
            <text:p>25</text:p>
          </table:table-cell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7" office:value-type="string" calcext:value-type="string">
            <text:p>Sprengschild II</text:p>
          </table:table-cell>
          <table:table-cell table:style-name="ce2" office:value-type="string" calcext:value-type="string">
            <text:p>Schockschild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85" calcext:value-type="float">
            <text:p>85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8" office:value-type="string" calcext:value-type="string">
            <text:p>Sprengschild III</text:p>
          </table:table-cell>
          <table:table-cell table:style-name="ce2" office:value-type="string" calcext:value-type="string">
            <text:p>Schockschild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73" office:value-type="percentage" office:value="0.9" calcext:value-type="percentage">
            <text:p>9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 office:value-type="float" office:value="289" calcext:value-type="float">
            <text:p>289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9" office:value-type="string" calcext:value-type="string">
            <text:p>Metaphasenschi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38" calcext:value-type="float">
            <text:p>438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10" office:value-type="string" calcext:value-type="string">
            <text:p>Metaphasenschild II</text:p>
          </table:table-cell>
          <table:table-cell table:style-name="ce2" office:value-type="string" calcext:value-type="string">
            <text:p>Techniklabor V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488" calcext:value-type="float">
            <text:p>1488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11" office:value-type="string" calcext:value-type="string">
            <text:p>Metaphasenschild III</text:p>
          </table:table-cell>
          <table:table-cell table:style-name="ce2" office:value-type="string" calcext:value-type="string">
            <text:p>Techniklabor IX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5058" calcext:value-type="float">
            <text:p>5058</text:p>
          </table:table-cell>
          <table:table-cell table:style-name="ce173" office:value-type="percentage" office:value="0.8" calcext:value-type="percentage">
            <text:p>80%</text:p>
          </table:table-cell>
          <table:table-cell table:style-name="ce173" table:number-columns-repeated="2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12" office:value-type="string" calcext:value-type="string">
            <text:p>Energie-Widerstan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2" calcext:value-type="percentage">
            <text:p>2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1" calcext:value-type="percentage">
            <text:p>1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13" office:value-type="string" calcext:value-type="string">
            <text:p>Energie-Widerstand 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4" calcext:value-type="percentage">
            <text:p>4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2" calcext:value-type="percentage">
            <text:p>2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14" office:value-type="string" calcext:value-type="string">
            <text:p>Energie-Widerstand I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3" calcext:value-type="percentage">
            <text:p>3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5" office:value-type="string" calcext:value-type="string">
            <text:p>Explosiv-Widerstan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2" calcext:value-type="percentage">
            <text:p>2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1" calcext:value-type="percentage">
            <text:p>1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6" office:value-type="string" calcext:value-type="string">
            <text:p>Explosiv-Widerstand 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4" calcext:value-type="percentage">
            <text:p>4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2" calcext:value-type="percentage">
            <text:p>2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7" office:value-type="string" calcext:value-type="string">
            <text:p>Explosiv-Widerstand I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3" calcext:value-type="percentage">
            <text:p>3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8" office:value-type="string" calcext:value-type="string">
            <text:p>Projektil-Widerstan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2" calcext:value-type="percentage">
            <text:p>2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1" calcext:value-type="percentage">
            <text:p>1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9" office:value-type="string" calcext:value-type="string">
            <text:p>Projektil-Widerstand 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4" calcext:value-type="percentage">
            <text:p>4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2" calcext:value-type="percentage">
            <text:p>2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20" office:value-type="string" calcext:value-type="string">
            <text:p>Projektil-Widerstand I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/>
          <table:table-cell table:style-name="ce173" office:value-type="percentage" office:value="0.06" calcext:value-type="percentage">
            <text:p>6%</text:p>
          </table:table-cell>
          <table:table-cell table:style-name="ce17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office:value-type="percentage" office:value="0.3" calcext:value-type="percentage">
            <text:p>3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Phasenmagnete</text:p>
          </table:table-cell>
          <table:table-cell table:style-name="ce2" office:value-type="string" calcext:value-type="string">
            <text:p>Phasenmagnete 1</text:p>
          </table:table-cell>
          <table:table-cell table:style-name="ce2" office:value-type="string" calcext:value-type="string">
            <text:p>Technik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21" calcext:value-type="percentage">
            <text:p>21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220" calcext:value-type="float">
            <text:p>1.220</text:p>
          </table:table-cell>
          <table:table-cell table:style-name="ce173"/>
          <table:table-cell table:style-name="ce173" office:value-type="percentage" office:value="0.15" calcext:value-type="percentage">
            <text:p>15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Phasenmagnete</text:p>
          </table:table-cell>
          <table:table-cell table:style-name="ce2" office:value-type="string" calcext:value-type="string">
            <text:p>Phasenmagnete 2</text:p>
          </table:table-cell>
          <table:table-cell table:style-name="ce2" office:value-type="string" calcext:value-type="string">
            <text:p>Technik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32" calcext:value-type="percentage">
            <text:p>32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490" calcext:value-type="float">
            <text:p>1.490</text:p>
          </table:table-cell>
          <table:table-cell table:style-name="ce173"/>
          <table:table-cell table:style-name="ce173" office:value-type="percentage" office:value="0.25" calcext:value-type="percentage">
            <text:p>25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Phasenmagnete</text:p>
          </table:table-cell>
          <table:table-cell table:style-name="ce2" office:value-type="string" calcext:value-type="string">
            <text:p>Phasenmagnete 3</text:p>
          </table:table-cell>
          <table:table-cell table:style-name="ce2" office:value-type="string" calcext:value-type="string">
            <text:p>Technik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73" table:number-columns-repeated="2"/>
          <table:table-cell table:style-name="ce173" office:value-type="percentage" office:value="0.42" calcext:value-type="percentage">
            <text:p>42%</text:p>
          </table:table-cell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 office:value-type="float" office:value="1760" calcext:value-type="float">
            <text:p>1.760</text:p>
          </table:table-cell>
          <table:table-cell table:style-name="ce173"/>
          <table:table-cell table:style-name="ce173" office:value-type="percentage" office:value="0.35" calcext:value-type="percentage">
            <text:p>35%</text:p>
          </table:table-cell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21"/>
          <table:table-cell table:style-name="ce2" table:number-columns-repeated="6"/>
          <table:table-cell table:style-name="ce173" table:number-columns-repeated="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22"/>
          <table:table-cell table:style-name="ce2" table:number-columns-repeated="6"/>
          <table:table-cell table:style-name="ce173" table:number-columns-repeated="3"/>
          <table:table-cell table:style-name="ce2"/>
          <table:table-cell table:style-name="ce173"/>
          <table:table-cell table:style-name="ce2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 table:number-columns-repeated="2"/>
          <table:table-cell table:style-name="ce170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85"/>
        </table:table-row>
        <table:table-row table:style-name="ro3" table:number-rows-repeated="3">
          <table:table-cell table:style-name="ce179" table:number-columns-repeated="2"/>
          <table:table-cell table:style-name="Default"/>
          <table:table-cell table:style-name="ce179" table:number-columns-repeated="6"/>
          <table:table-cell table:style-name="ce323" table:number-columns-repeated="3"/>
          <table:table-cell table:style-name="ce179"/>
          <table:table-cell table:style-name="ce323"/>
          <table:table-cell table:style-name="ce179"/>
          <table:table-cell table:style-name="ce323" table:number-columns-repeated="2"/>
          <table:table-cell table:style-name="ce324"/>
          <table:table-cell table:style-name="ce323" table:number-columns-repeated="2"/>
          <table:table-cell table:style-name="ce324"/>
          <table:table-cell table:style-name="ce323" table:number-columns-repeated="2"/>
          <table:table-cell table:style-name="ce324"/>
          <table:table-cell table:style-name="ce323"/>
          <table:table-cell table:style-name="ce327"/>
          <table:table-cell table:style-name="ce324" table:number-columns-repeated="6"/>
          <table:table-cell table:style-name="ce179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79"/>
          <table:table-cell/>
          <table:table-cell table:style-name="ce179"/>
          <table:table-cell table:number-columns-repeated="11"/>
          <table:table-cell table:style-name="ce324" table:number-columns-repeated="6"/>
          <table:table-cell table:style-name="ce179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79"/>
          <table:table-cell/>
          <table:table-cell table:style-name="ce179"/>
          <table:table-cell table:number-columns-repeated="11"/>
          <table:table-cell table:style-name="ce324" table:number-columns-repeated="6"/>
          <table:table-cell table:style-name="ce179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79"/>
          <table:table-cell/>
          <table:table-cell table:style-name="ce179"/>
          <table:table-cell table:number-columns-repeated="11"/>
          <table:table-cell table:style-name="ce324" table:number-columns-repeated="3"/>
          <table:table-cell table:number-columns-repeated="991"/>
        </table:table-row>
        <table:table-row table:style-name="ro3" table:number-rows-repeated="1048387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6:Techniklabor.C146">
            <calcext:condition calcext:apply-style-name="HintergrundGruen" calcext:value="formula-is(NOT(ISBLANK([.AI146])))" calcext:base-cell-address="Techniklabor.C146"/>
          </calcext:conditional-format>
          <calcext:conditional-format calcext:target-range-address="Techniklabor.C147:Techniklabor.C147">
            <calcext:condition calcext:apply-style-name="HintergrundGruen" calcext:value="formula-is(NOT(ISBLANK([.AI147])))" calcext:base-cell-address="Techniklabor.C147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56" table:default-cell-style-name="Default"/>
        <table:table-column table:style-name="co20" table:number-columns-repeated="2" table:default-cell-style-name="ce499"/>
        <table:table-column table:style-name="co9" table:default-cell-style-name="ce3"/>
        <table:table-column table:style-name="co22" table:default-cell-style-name="ce499"/>
        <table:table-column table:style-name="co57" table:default-cell-style-name="ce499"/>
        <table:table-column table:style-name="co16" table:default-cell-style-name="ce499"/>
        <table:table-column table:style-name="co27" table:default-cell-style-name="ce499"/>
        <table:table-column table:style-name="co6" table:default-cell-style-name="ce499"/>
        <table:table-column table:style-name="co49" table:number-columns-repeated="2" table:default-cell-style-name="ce174"/>
        <table:table-column table:style-name="co58" table:default-cell-style-name="ce174"/>
        <table:table-column table:style-name="co59" table:default-cell-style-name="ce328"/>
        <table:table-column table:style-name="co24" table:default-cell-style-name="ce174"/>
        <table:table-column table:style-name="co60" table:default-cell-style-name="ce328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ce171"/>
        <table:table-column table:style-name="co34" table:default-cell-style-name="ce171"/>
        <table:table-column table:style-name="co35" table:default-cell-style-name="ce3"/>
        <table:table-column table:style-name="co16" table:default-cell-style-name="Default"/>
        <table:table-column table:style-name="co18" table:default-cell-style-name="ce177"/>
        <table:table-column table:style-name="co36" table:number-columns-repeated="985" table:default-cell-style-name="Default"/>
        <table:table-row table:style-name="ro6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169" office:value-type="string" calcext:value-type="string">
            <text:p>DPS</text:p>
          </table:table-cell>
          <table:table-cell table:style-name="ce325" office:value-type="string" calcext:value-type="string">
            <text:p>Reichweite</text:p>
            <text:p>(m) von</text:p>
          </table:table-cell>
          <table:table-cell table:style-name="ce325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325" office:value-type="string" calcext:value-type="string">
            <text:p>Effekt-</text:p>
            <text:p>radius (m)</text:p>
          </table:table-cell>
          <table:table-cell table:style-name="ce325" office:value-type="string" calcext:value-type="string">
            <text:p>Streu-</text:p>
            <text:p>winkel (°)</text:p>
          </table:table-cell>
          <table:table-cell table:style-name="ce325" office:value-type="string" calcext:value-type="string">
            <text:p>Flugzeit</text:p>
            <text:p>(s)</text:p>
          </table:table-cell>
          <table:table-cell table:style-name="ce325" office:value-type="string" calcext:value-type="string">
            <text:p>Alarmstart</text:p>
            <text:p>(m)</text:p>
          </table:table-cell>
          <table:table-cell table:style-name="ce325" office:value-type="string" calcext:value-type="string">
            <text:p>Haltbarkeit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1" office:value-type="string" calcext:value-type="string">
            <text:p>Stasis</text:p>
            <text:p>(%)</text:p>
          </table:table-cell>
          <table:table-cell table:style-name="ce1" office:value-type="string" calcext:value-type="string">
            <text:p>Schild-</text:p>
            <text:p>schaden (+%)</text:p>
          </table:table-cell>
          <table:table-cell table:style-name="ce325" office:value-type="string" calcext:value-type="string">
            <text:p>Kette</text:p>
          </table:table-cell>
          <table:table-cell table:style-name="ce1" office:value-type="string" calcext:value-type="string">
            <text:p>Modul-</text:p>
            <text:p>schaden</text:p>
          </table:table-cell>
          <table:table-cell table:style-name="ce325" office:value-type="string" calcext:value-type="string">
            <text:p>Panzer-</text:p>
            <text:p>brechend</text:p>
          </table:table-cell>
          <table:table-cell table:style-name="ce169" office:value-type="string" calcext:value-type="string">
            <text:p>Baukosten He-3</text:p>
          </table:table-cell>
          <table:table-cell table:style-name="ce169" office:value-type="string" calcext:value-type="string">
            <text:p>Baukosten Erz</text:p>
          </table:table-cell>
          <table:table-cell table:style-name="ce169" office:value-type="string" calcext:value-type="string">
            <text:p>Baukosten AM</text:p>
          </table:table-cell>
          <table:table-cell table:style-name="ce169" office:value-type="string" calcext:value-type="string">
            <text:p>tB d</text:p>
          </table:table-cell>
          <table:table-cell table:style-name="ce169" office:value-type="string" calcext:value-type="string">
            <text:p>tB h</text:p>
          </table:table-cell>
          <table:table-cell table:style-name="ce169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5" office:value-type="string" calcext:value-type="string">
            <text:p>gebaut</text:p>
          </table:table-cell>
          <table:table-cell table:style-name="ce178" table:number-columns-repeated="984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30" office:value-type="string" calcext:value-type="string">
            <text:p>Basis-Jägerstaffel 1</text:p>
          </table:table-cell>
          <table:table-cell table:style-name="ce2" office:value-type="string" calcext:value-type="string">
            <text:p>Gravitationsk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6" table:number-columns-repeated="2"/>
          <table:table-cell table:style-name="ce2" office:value-type="float" office:value="2000" calcext:value-type="float">
            <text:p>2000</text:p>
          </table:table-cell>
          <table:table-cell table:style-name="ce326" table:number-columns-repeated="2"/>
          <table:table-cell table:style-name="ce326" office:value-type="float" office:value="15" calcext:value-type="float">
            <text:p>15</text:p>
          </table:table-cell>
          <table:table-cell table:style-name="ce326" office:value-type="float" office:value="8000" calcext:value-type="float">
            <text:p>8000</text:p>
          </table:table-cell>
          <table:table-cell table:style-name="ce326" office:value-type="float" office:value="500" calcext:value-type="float">
            <text:p>5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3684294" calcext:value-type="float">
            <text:p>3.684.294</text:p>
          </table:table-cell>
          <table:table-cell table:style-name="ce170" office:value-type="float" office:value="650169" calcext:value-type="float">
            <text:p>650.169</text:p>
          </table:table-cell>
          <table:table-cell table:style-name="ce170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31" office:value-type="string" calcext:value-type="string">
            <text:p>Basis-Jägerstaffel 2</text:p>
          </table:table-cell>
          <table:table-cell table:style-name="ce2" office:value-type="string" calcext:value-type="string">
            <text:p>(Basis-)Jägerstaffel 1</text:p>
          </table:table-cell>
          <table:table-cell table:style-name="ce2" office:value-type="string" calcext:value-type="string">
            <text:p>Gravitationsk.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6" table:number-columns-repeated="2"/>
          <table:table-cell table:style-name="ce2" office:value-type="float" office:value="2000" calcext:value-type="float">
            <text:p>2000</text:p>
          </table:table-cell>
          <table:table-cell table:style-name="ce326" table:number-columns-repeated="2"/>
          <table:table-cell table:style-name="ce326" office:value-type="float" office:value="15" calcext:value-type="float">
            <text:p>15</text:p>
          </table:table-cell>
          <table:table-cell table:style-name="ce326" office:value-type="float" office:value="8000" calcext:value-type="float">
            <text:p>8000</text:p>
          </table:table-cell>
          <table:table-cell table:style-name="ce326" office:value-type="float" office:value="500" calcext:value-type="float">
            <text:p>5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33839579" calcext:value-type="float">
            <text:p>33.839.579</text:p>
          </table:table-cell>
          <table:table-cell table:style-name="ce170" office:value-type="float" office:value="11279860" calcext:value-type="float">
            <text:p>11.279.86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19" calcext:value-type="float">
            <text:p>1619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32" office:value-type="string" calcext:value-type="string">
            <text:p>Basis-Jägerstaffel 3</text:p>
          </table:table-cell>
          <table:table-cell table:style-name="ce2" office:value-type="string" calcext:value-type="string">
            <text:p>(Basis-)Jägerstaffel 2</text:p>
          </table:table-cell>
          <table:table-cell table:style-name="ce2" office:value-type="string" calcext:value-type="string">
            <text:p>Gravitationsk. 5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6" table:number-columns-repeated="2"/>
          <table:table-cell table:style-name="ce2" office:value-type="float" office:value="2000" calcext:value-type="float">
            <text:p>2000</text:p>
          </table:table-cell>
          <table:table-cell table:style-name="ce326" table:number-columns-repeated="2"/>
          <table:table-cell table:style-name="ce326" office:value-type="float" office:value="15" calcext:value-type="float">
            <text:p>15</text:p>
          </table:table-cell>
          <table:table-cell table:style-name="ce326" office:value-type="float" office:value="8000" calcext:value-type="float">
            <text:p>8000</text:p>
          </table:table-cell>
          <table:table-cell table:style-name="ce326" office:value-type="float" office:value="500" calcext:value-type="float">
            <text:p>5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3" office:value-type="string" calcext:value-type="string">
            <text:p>Fusionstorpedo 1</text:p>
          </table:table-cell>
          <table:table-cell table:style-name="ce2" office:value-type="string" calcext:value-type="string">
            <text:p>Plasmaraketen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650" calcext:value-type="float">
            <text:p>65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3428287" calcext:value-type="float">
            <text:p>3.428.287</text:p>
          </table:table-cell>
          <table:table-cell table:style-name="ce170" office:value-type="float" office:value="604992" calcext:value-type="float">
            <text:p>604.992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4" office:value-type="string" calcext:value-type="string">
            <text:p>Fusionstorpedo 2</text:p>
          </table:table-cell>
          <table:table-cell table:style-name="ce2" office:value-type="string" calcext:value-type="string">
            <text:p>Fusionstorpedo 1</text:p>
          </table:table-cell>
          <table:table-cell table:style-name="ce2" office:value-type="string" calcext:value-type="string">
            <text:p>Plasmaraketen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650" calcext:value-type="float">
            <text:p>65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5" office:value-type="string" calcext:value-type="string">
            <text:p>Fusionstorpedo 3</text:p>
          </table:table-cell>
          <table:table-cell table:style-name="ce2" office:value-type="string" calcext:value-type="string">
            <text:p>Fusionstorpedo 2</text:p>
          </table:table-cell>
          <table:table-cell table:style-name="ce2" office:value-type="string" calcext:value-type="string">
            <text:p>Plasmaraketen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650" calcext:value-type="float">
            <text:p>65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6" office:value-type="string" calcext:value-type="string">
            <text:p>Fusionstorpedo 4</text:p>
          </table:table-cell>
          <table:table-cell table:style-name="ce2" office:value-type="string" calcext:value-type="string">
            <text:p>Fusionstorpedo 3</text:p>
          </table:table-cell>
          <table:table-cell table:style-name="ce2" office:value-type="string" calcext:value-type="string">
            <text:p>Plasmaraketen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650" calcext:value-type="float">
            <text:p>65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7" office:value-type="string" calcext:value-type="string">
            <text:p>Fusionstorpedo 5</text:p>
          </table:table-cell>
          <table:table-cell table:style-name="ce2" office:value-type="string" calcext:value-type="string">
            <text:p>Fusionstorpedo 4</text:p>
          </table:table-cell>
          <table:table-cell table:style-name="ce2" office:value-type="string" calcext:value-type="string">
            <text:p>Plasmaraketen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650" calcext:value-type="float">
            <text:p>65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8" office:value-type="string" calcext:value-type="string">
            <text:p>Gravitationsk. 1</text:p>
          </table:table-cell>
          <table:table-cell table:style-name="ce2" office:value-type="string" calcext:value-type="string">
            <text:p>Thermalstrahl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9" office:value-type="string" calcext:value-type="string">
            <text:p>Gravitationsk. 2</text:p>
          </table:table-cell>
          <table:table-cell table:style-name="ce2" office:value-type="string" calcext:value-type="string">
            <text:p>Gravitationsk. 1</text:p>
          </table:table-cell>
          <table:table-cell table:style-name="ce2" office:value-type="string" calcext:value-type="string">
            <text:p>Thermalstrahl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1107747" calcext:value-type="float">
            <text:p>1.107.747</text:p>
          </table:table-cell>
          <table:table-cell table:style-name="ce170" office:value-type="float" office:value="123083" calcext:value-type="float">
            <text:p>123.083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40" office:value-type="string" calcext:value-type="string">
            <text:p>Gravitationsk. 3</text:p>
          </table:table-cell>
          <table:table-cell table:style-name="ce2" office:value-type="string" calcext:value-type="string">
            <text:p>Gravitationsk. 2</text:p>
          </table:table-cell>
          <table:table-cell table:style-name="ce2" office:value-type="string" calcext:value-type="string">
            <text:p>Thermalstrahl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3929913" calcext:value-type="float">
            <text:p>3.929.913</text:p>
          </table:table-cell>
          <table:table-cell table:style-name="ce170" office:value-type="float" office:value="693514" calcext:value-type="float">
            <text:p>693.514</text:p>
          </table:table-cell>
          <table:table-cell table:style-name="ce170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41" office:value-type="string" calcext:value-type="string">
            <text:p>Gravitationsk. 4</text:p>
          </table:table-cell>
          <table:table-cell table:style-name="ce2" office:value-type="string" calcext:value-type="string">
            <text:p>Gravitationsk. 3</text:p>
          </table:table-cell>
          <table:table-cell table:style-name="ce2" office:value-type="string" calcext:value-type="string">
            <text:p>Thermalstrahl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11840975" calcext:value-type="float">
            <text:p>11.840.975</text:p>
          </table:table-cell>
          <table:table-cell table:style-name="ce170" office:value-type="float" office:value="2960243" calcext:value-type="float">
            <text:p>2.960.24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5" calcext:value-type="float">
            <text:p>575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42" office:value-type="string" calcext:value-type="string">
            <text:p>Gravitationsk. 5</text:p>
          </table:table-cell>
          <table:table-cell table:style-name="ce2" office:value-type="string" calcext:value-type="string">
            <text:p>Gravitationsk. 4</text:p>
          </table:table-cell>
          <table:table-cell table:style-name="ce2" office:value-type="string" calcext:value-type="string">
            <text:p>Thermalstrahl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3" office:value-type="string" calcext:value-type="string">
            <text:p>Magnetkanone 1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16933" calcext:value-type="float">
            <text:p>16.933</text:p>
          </table:table-cell>
          <table:table-cell table:style-name="ce170" table:number-columns-repeated="3"/>
          <table:table-cell table:style-name="ce170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4" office:value-type="string" calcext:value-type="string">
            <text:p>Magnetkanone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334666" calcext:value-type="float">
            <text:p>334.666</text:p>
          </table:table-cell>
          <table:table-cell table:style-name="ce170" table:number-columns-repeated="3"/>
          <table:table-cell table:style-name="ce170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5" office:value-type="string" calcext:value-type="string">
            <text:p>Magnetkanone 3</text:p>
          </table:table-cell>
          <table:table-cell table:style-name="ce2" office:value-type="string" calcext:value-type="string">
            <text:p>Magnetkanone 2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6" office:value-type="string" calcext:value-type="string">
            <text:p>Magnetkanone 4</text:p>
          </table:table-cell>
          <table:table-cell table:style-name="ce2" office:value-type="string" calcext:value-type="string">
            <text:p>Magnetkanone 3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6704666" calcext:value-type="float">
            <text:p>6.704.666</text:p>
          </table:table-cell>
          <table:table-cell table:style-name="ce170" office:value-type="float" office:value="1676166" calcext:value-type="float">
            <text:p>1.676.166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7" office:value-type="string" calcext:value-type="string">
            <text:p>Magnetkanone 5</text:p>
          </table:table-cell>
          <table:table-cell table:style-name="ce2" office:value-type="string" calcext:value-type="string">
            <text:p>Magnetkanone 4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8" office:value-type="string" calcext:value-type="string">
            <text:p>Massebeschl.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326" office:value-type="float" office:value="5100" calcext:value-type="float">
            <text:p>5100</text:p>
          </table:table-cell>
          <table:table-cell table:style-name="ce326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3250191" calcext:value-type="float">
            <text:p>3.250.191</text:p>
          </table:table-cell>
          <table:table-cell table:style-name="ce170" office:value-type="float" office:value="573563" calcext:value-type="float">
            <text:p>573.563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9" office:value-type="string" calcext:value-type="string">
            <text:p>Massebeschl. 2</text:p>
          </table:table-cell>
          <table:table-cell table:style-name="ce2" office:value-type="string" calcext:value-type="string">
            <text:p>Massebeschl. 1</text:p>
          </table:table-cell>
          <table:table-cell table:style-name="ce2" office:value-type="string" calcext:value-type="string">
            <text:p>Magnetkanone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326" office:value-type="float" office:value="5100" calcext:value-type="float">
            <text:p>5100</text:p>
          </table:table-cell>
          <table:table-cell table:style-name="ce326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6528634" calcext:value-type="float">
            <text:p>6.528.634</text:p>
          </table:table-cell>
          <table:table-cell table:style-name="ce170" office:value-type="float" office:value="1632158" calcext:value-type="float">
            <text:p>1.632.158</text:p>
          </table:table-cell>
          <table:table-cell table:style-name="ce170"/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50" office:value-type="string" calcext:value-type="string">
            <text:p>Massebeschl. 3</text:p>
          </table:table-cell>
          <table:table-cell table:style-name="ce2" office:value-type="string" calcext:value-type="string">
            <text:p>Massebeschl. 2</text:p>
          </table:table-cell>
          <table:table-cell table:style-name="ce2" office:value-type="string" calcext:value-type="string">
            <text:p>Magnetkanone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326" office:value-type="float" office:value="5100" calcext:value-type="float">
            <text:p>5100</text:p>
          </table:table-cell>
          <table:table-cell table:style-name="ce326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13267749" calcext:value-type="float">
            <text:p>13.267.749</text:p>
          </table:table-cell>
          <table:table-cell table:style-name="ce170" office:value-type="float" office:value="4422583" calcext:value-type="float">
            <text:p>4.422.583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9" calcext:value-type="float">
            <text:p>1299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51" office:value-type="string" calcext:value-type="string">
            <text:p>Massebeschl. 4</text:p>
          </table:table-cell>
          <table:table-cell table:style-name="ce2" office:value-type="string" calcext:value-type="string">
            <text:p>Massebeschl. 3</text:p>
          </table:table-cell>
          <table:table-cell table:style-name="ce2" office:value-type="string" calcext:value-type="string">
            <text:p>Magnetkanone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326" office:value-type="float" office:value="5100" calcext:value-type="float">
            <text:p>5100</text:p>
          </table:table-cell>
          <table:table-cell table:style-name="ce326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52" office:value-type="string" calcext:value-type="string">
            <text:p>Massebeschl. 5</text:p>
          </table:table-cell>
          <table:table-cell table:style-name="ce2" office:value-type="string" calcext:value-type="string">
            <text:p>Massebeschl. 4</text:p>
          </table:table-cell>
          <table:table-cell table:style-name="ce2" office:value-type="string" calcext:value-type="string">
            <text:p>Magnetkanone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326" office:value-type="float" office:value="5100" calcext:value-type="float">
            <text:p>5100</text:p>
          </table:table-cell>
          <table:table-cell table:style-name="ce326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3" office:value-type="string" calcext:value-type="string">
            <text:p>Plasmaraketen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326" office:value-type="float" office:value="3000" calcext:value-type="float">
            <text:p>3000</text:p>
          </table:table-cell>
          <table:table-cell table:style-name="ce326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770987" calcext:value-type="float">
            <text:p>770.987</text:p>
          </table:table-cell>
          <table:table-cell table:style-name="ce170" office:value-type="float" office:value="40578" calcext:value-type="float">
            <text:p>40.578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4" office:value-type="string" calcext:value-type="string">
            <text:p>Plasmaraketen 2</text:p>
          </table:table-cell>
          <table:table-cell table:style-name="ce2" office:value-type="string" calcext:value-type="string">
            <text:p>Plasmaraketen 1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326" office:value-type="float" office:value="3000" calcext:value-type="float">
            <text:p>3000</text:p>
          </table:table-cell>
          <table:table-cell table:style-name="ce326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2191229" calcext:value-type="float">
            <text:p>2.191.229</text:p>
          </table:table-cell>
          <table:table-cell table:style-name="ce170" office:value-type="float" office:value="243470" calcext:value-type="float">
            <text:p>243.470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5" office:value-type="string" calcext:value-type="string">
            <text:p>Plasmaraketen 3</text:p>
          </table:table-cell>
          <table:table-cell table:style-name="ce2" office:value-type="string" calcext:value-type="string">
            <text:p>Plasmaraketen 2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326" office:value-type="float" office:value="3000" calcext:value-type="float">
            <text:p>3000</text:p>
          </table:table-cell>
          <table:table-cell table:style-name="ce326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7773747" calcext:value-type="float">
            <text:p>7.773.747</text:p>
          </table:table-cell>
          <table:table-cell table:style-name="ce170" office:value-type="float" office:value="1371838" calcext:value-type="float">
            <text:p>1.371.838</text:p>
          </table:table-cell>
          <table:table-cell table:style-name="ce170"/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6" office:value-type="string" calcext:value-type="string">
            <text:p>Plasmaraketen 4</text:p>
          </table:table-cell>
          <table:table-cell table:style-name="ce2" office:value-type="string" calcext:value-type="string">
            <text:p>Plasmaraketen 3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326" office:value-type="float" office:value="3000" calcext:value-type="float">
            <text:p>3000</text:p>
          </table:table-cell>
          <table:table-cell table:style-name="ce326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15615060" calcext:value-type="float">
            <text:p>15.615.060</text:p>
          </table:table-cell>
          <table:table-cell table:style-name="ce170" office:value-type="float" office:value="3903765" calcext:value-type="float">
            <text:p>3.903.76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7" office:value-type="string" calcext:value-type="string">
            <text:p>Plasmaraketen 5</text:p>
          </table:table-cell>
          <table:table-cell table:style-name="ce2" office:value-type="string" calcext:value-type="string">
            <text:p>Plasmaraketen 4</text:p>
          </table:table-cell>
          <table:table-cell table:style-name="ce2" office:value-type="string" calcext:value-type="string">
            <text:p>Waffenlabor 9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326" office:value-type="float" office:value="3000" calcext:value-type="float">
            <text:p>3000</text:p>
          </table:table-cell>
          <table:table-cell table:style-name="ce326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8" office:value-type="string" calcext:value-type="string">
            <text:p>Thermalstrahl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9" office:value-type="string" calcext:value-type="string">
            <text:p>Thermalstrahl 2</text:p>
          </table:table-cell>
          <table:table-cell table:style-name="ce2" office:value-type="string" calcext:value-type="string">
            <text:p>Thermalstrahl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31376" calcext:value-type="float">
            <text:p>31.376</text:p>
          </table:table-cell>
          <table:table-cell table:style-name="ce170" table:number-columns-repeated="3"/>
          <table:table-cell table:style-name="ce170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60" office:value-type="string" calcext:value-type="string">
            <text:p>Thermalstrahl 3</text:p>
          </table:table-cell>
          <table:table-cell table:style-name="ce2" office:value-type="string" calcext:value-type="string">
            <text:p>Thermalstrahl 2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156875" calcext:value-type="float">
            <text:p>156.875</text:p>
          </table:table-cell>
          <table:table-cell table:style-name="ce170" table:number-columns-repeated="3"/>
          <table:table-cell table:style-name="ce170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61" office:value-type="string" calcext:value-type="string">
            <text:p>Thermalstrahl 4</text:p>
          </table:table-cell>
          <table:table-cell table:style-name="ce2" office:value-type="string" calcext:value-type="string">
            <text:p>Thermalstrahl 3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/>
          <table:table-cell table:style-name="ce170" office:value-type="float" office:value="627500" calcext:value-type="float">
            <text:p>627.500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62" office:value-type="string" calcext:value-type="string">
            <text:p>Thermalstrahl 5</text:p>
          </table:table-cell>
          <table:table-cell table:style-name="ce2" office:value-type="string" calcext:value-type="string">
            <text:p>Thermalstrahl 4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3" office:value-type="string" calcext:value-type="string">
            <text:p>Gaußgeschütz 1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326" office:value-type="float" office:value="2250" calcext:value-type="float">
            <text:p>225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4" office:value-type="string" calcext:value-type="string">
            <text:p>Gaußgeschütz 2</text:p>
          </table:table-cell>
          <table:table-cell table:style-name="ce2" office:value-type="string" calcext:value-type="string">
            <text:p>Gaußgeschütz 1</text:p>
          </table:table-cell>
          <table:table-cell table:style-name="ce2" office:value-type="string" calcext:value-type="string">
            <text:p>Schienenges.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6" office:value-type="float" office:value="2250" calcext:value-type="float">
            <text:p>225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3388500" calcext:value-type="float">
            <text:p>3.388.500</text:p>
          </table:table-cell>
          <table:table-cell table:style-name="ce170"/>
          <table:table-cell table:style-name="ce170" office:value-type="float" office:value="376500" calcext:value-type="float">
            <text:p>376.500</text:p>
          </table:table-cell>
          <table:table-cell table:style-name="ce170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5" office:value-type="string" calcext:value-type="string">
            <text:p>Gaußgeschütz 3</text:p>
          </table:table-cell>
          <table:table-cell table:style-name="ce2" office:value-type="string" calcext:value-type="string">
            <text:p>Gaußgeschütz 2</text:p>
          </table:table-cell>
          <table:table-cell table:style-name="ce2" office:value-type="string" calcext:value-type="string">
            <text:p>Schienenges.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326" office:value-type="float" office:value="2250" calcext:value-type="float">
            <text:p>225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8007000" calcext:value-type="float">
            <text:p>8.007.000</text:p>
          </table:table-cell>
          <table:table-cell table:style-name="ce170"/>
          <table:table-cell table:style-name="ce170" office:value-type="float" office:value="1413000" calcext:value-type="float">
            <text:p>1.413.0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7" calcext:value-type="float">
            <text:p>497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6" office:value-type="string" calcext:value-type="string">
            <text:p>Gaußgeschütz 4</text:p>
          </table:table-cell>
          <table:table-cell table:style-name="ce2" office:value-type="string" calcext:value-type="string">
            <text:p>Gaußgeschütz 3</text:p>
          </table:table-cell>
          <table:table-cell table:style-name="ce2" office:value-type="string" calcext:value-type="string">
            <text:p>Schienenges.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326" office:value-type="float" office:value="2250" calcext:value-type="float">
            <text:p>225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6080000" calcext:value-type="float">
            <text:p>16.080.000</text:p>
          </table:table-cell>
          <table:table-cell table:style-name="ce170"/>
          <table:table-cell table:style-name="ce170" office:value-type="float" office:value="4020000" calcext:value-type="float">
            <text:p>4.020.000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45" calcext:value-type="float">
            <text:p>1245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7" office:value-type="string" calcext:value-type="string">
            <text:p>Gaußgeschütz 5</text:p>
          </table:table-cell>
          <table:table-cell table:style-name="ce2" office:value-type="string" calcext:value-type="string">
            <text:p>Gaußgeschütz 4</text:p>
          </table:table-cell>
          <table:table-cell table:style-name="ce2" office:value-type="string" calcext:value-type="string">
            <text:p>Schienenges. 5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326" office:value-type="float" office:value="2250" calcext:value-type="float">
            <text:p>225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8" office:value-type="string" calcext:value-type="string">
            <text:p>HEX-Rakete 1</text:p>
          </table:table-cell>
          <table:table-cell table:style-name="ce2" office:value-type="string" calcext:value-type="string">
            <text:p>Streurakete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50" calcext:value-type="float">
            <text:p>35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389763" calcext:value-type="float">
            <text:p>389.763</text:p>
          </table:table-cell>
          <table:table-cell table:style-name="ce170"/>
          <table:table-cell table:style-name="ce170" office:value-type="float" office:value="20514" calcext:value-type="float">
            <text:p>20.514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9" office:value-type="string" calcext:value-type="string">
            <text:p>HEX-Rakete 2</text:p>
          </table:table-cell>
          <table:table-cell table:style-name="ce2" office:value-type="string" calcext:value-type="string">
            <text:p>HEX-Rakete 1</text:p>
          </table:table-cell>
          <table:table-cell table:style-name="ce2" office:value-type="string" calcext:value-type="string">
            <text:p>Streurakete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50" calcext:value-type="float">
            <text:p>35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107746" calcext:value-type="float">
            <text:p>1.107.746</text:p>
          </table:table-cell>
          <table:table-cell table:style-name="ce170"/>
          <table:table-cell table:style-name="ce170" office:value-type="float" office:value="123083" calcext:value-type="float">
            <text:p>123.083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70" office:value-type="string" calcext:value-type="string">
            <text:p>HEX-Rakete 3</text:p>
          </table:table-cell>
          <table:table-cell table:style-name="ce2" office:value-type="string" calcext:value-type="string">
            <text:p>HEX-Rakete 2</text:p>
          </table:table-cell>
          <table:table-cell table:style-name="ce2" office:value-type="string" calcext:value-type="string">
            <text:p>Streurakete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50" calcext:value-type="float">
            <text:p>35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3929912" calcext:value-type="float">
            <text:p>3.929.912</text:p>
          </table:table-cell>
          <table:table-cell table:style-name="ce170"/>
          <table:table-cell table:style-name="ce170" office:value-type="float" office:value="693514" calcext:value-type="float">
            <text:p>693.514</text:p>
          </table:table-cell>
          <table:table-cell table:style-name="ce170"/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9" calcext:value-type="float">
            <text:p>379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71" office:value-type="string" calcext:value-type="string">
            <text:p>HEX-Rakete 4</text:p>
          </table:table-cell>
          <table:table-cell table:style-name="ce2" office:value-type="string" calcext:value-type="string">
            <text:p>HEX-Rakete 3</text:p>
          </table:table-cell>
          <table:table-cell table:style-name="ce2" office:value-type="string" calcext:value-type="string">
            <text:p>Streurakete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50" calcext:value-type="float">
            <text:p>35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1840975" calcext:value-type="float">
            <text:p>11.840.975</text:p>
          </table:table-cell>
          <table:table-cell table:style-name="ce170"/>
          <table:table-cell table:style-name="ce170" office:value-type="float" office:value="2960243" calcext:value-type="float">
            <text:p>2.960.24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9" calcext:value-type="float">
            <text:p>759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72" office:value-type="string" calcext:value-type="string">
            <text:p>HEX-Rakete 5</text:p>
          </table:table-cell>
          <table:table-cell table:style-name="ce2" office:value-type="string" calcext:value-type="string">
            <text:p>HEX-Rakete 4</text:p>
          </table:table-cell>
          <table:table-cell table:style-name="ce2" office:value-type="string" calcext:value-type="string">
            <text:p>Streurakete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50" calcext:value-type="float">
            <text:p>35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3" office:value-type="string" calcext:value-type="string">
            <text:p>Jägerstaffel 1</text:p>
          </table:table-cell>
          <table:table-cell table:style-name="ce2" office:value-type="string" calcext:value-type="string">
            <text:p>Störstrahler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6" table:number-columns-repeated="2"/>
          <table:table-cell table:style-name="ce2" office:value-type="float" office:value="2000" calcext:value-type="float">
            <text:p>2000</text:p>
          </table:table-cell>
          <table:table-cell table:style-name="ce326" table:number-columns-repeated="2"/>
          <table:table-cell table:style-name="ce326" office:value-type="float" office:value="15" calcext:value-type="float">
            <text:p>15</text:p>
          </table:table-cell>
          <table:table-cell table:style-name="ce326" office:value-type="float" office:value="7500" calcext:value-type="float">
            <text:p>7500</text:p>
          </table:table-cell>
          <table:table-cell table:style-name="ce326" office:value-type="float" office:value="500" calcext:value-type="float">
            <text:p>5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912000" calcext:value-type="float">
            <text:p>912.000</text:p>
          </table:table-cell>
          <table:table-cell table:style-name="ce170"/>
          <table:table-cell table:style-name="ce170" office:value-type="float" office:value="48000" calcext:value-type="float">
            <text:p>48.000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4" office:value-type="string" calcext:value-type="string">
            <text:p>Jägerstaffel 2</text:p>
          </table:table-cell>
          <table:table-cell table:style-name="ce2" office:value-type="string" calcext:value-type="string">
            <text:p>Jägerstaffel 1</text:p>
          </table:table-cell>
          <table:table-cell table:style-name="ce2" office:value-type="string" calcext:value-type="string">
            <text:p>Polaronenstr. 2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6" table:number-columns-repeated="2"/>
          <table:table-cell table:style-name="ce2" office:value-type="float" office:value="2000" calcext:value-type="float">
            <text:p>2000</text:p>
          </table:table-cell>
          <table:table-cell table:style-name="ce326" table:number-columns-repeated="2"/>
          <table:table-cell table:style-name="ce326" office:value-type="float" office:value="15" calcext:value-type="float">
            <text:p>15</text:p>
          </table:table-cell>
          <table:table-cell table:style-name="ce326" office:value-type="float" office:value="7500" calcext:value-type="float">
            <text:p>7500</text:p>
          </table:table-cell>
          <table:table-cell table:style-name="ce326" office:value-type="float" office:value="500" calcext:value-type="float">
            <text:p>5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3366000" calcext:value-type="float">
            <text:p>3.366.000</text:p>
          </table:table-cell>
          <table:table-cell table:style-name="ce170"/>
          <table:table-cell table:style-name="ce170" office:value-type="float" office:value="594000" calcext:value-type="float">
            <text:p>594.000</text:p>
          </table:table-cell>
          <table:table-cell table:style-name="ce170"/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5" office:value-type="string" calcext:value-type="string">
            <text:p>Jägerstaffel 3</text:p>
          </table:table-cell>
          <table:table-cell table:style-name="ce2" office:value-type="string" calcext:value-type="string">
            <text:p>Jägerstaffel 2</text:p>
          </table:table-cell>
          <table:table-cell table:style-name="ce2" office:value-type="string" calcext:value-type="string">
            <text:p>Polaronenstr.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6" table:number-columns-repeated="2"/>
          <table:table-cell table:style-name="ce2" office:value-type="float" office:value="2000" calcext:value-type="float">
            <text:p>2000</text:p>
          </table:table-cell>
          <table:table-cell table:style-name="ce326" table:number-columns-repeated="2"/>
          <table:table-cell table:style-name="ce326" office:value-type="float" office:value="15" calcext:value-type="float">
            <text:p>15</text:p>
          </table:table-cell>
          <table:table-cell table:style-name="ce326" office:value-type="float" office:value="7500" calcext:value-type="float">
            <text:p>7500</text:p>
          </table:table-cell>
          <table:table-cell table:style-name="ce326" office:value-type="float" office:value="500" calcext:value-type="float">
            <text:p>5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6" office:value-type="string" calcext:value-type="string">
            <text:p>Massegesch. 1</text:p>
          </table:table-cell>
          <table:table-cell table:style-name="ce2" office:value-type="string" calcext:value-type="string">
            <text:p>Gaußgeschütz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4318749" calcext:value-type="float">
            <text:p>4.318.749</text:p>
          </table:table-cell>
          <table:table-cell table:style-name="ce170"/>
          <table:table-cell table:style-name="ce170" office:value-type="float" office:value="762132" calcext:value-type="float">
            <text:p>762.132</text:p>
          </table:table-cell>
          <table:table-cell table:style-name="ce170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4" calcext:value-type="float">
            <text:p>214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7" office:value-type="string" calcext:value-type="string">
            <text:p>Massegesch. 2</text:p>
          </table:table-cell>
          <table:table-cell table:style-name="ce2" office:value-type="string" calcext:value-type="string">
            <text:p>Massegesch. 1</text:p>
          </table:table-cell>
          <table:table-cell table:style-name="ce2" office:value-type="string" calcext:value-type="string">
            <text:p>Gaußgeschütz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8675033" calcext:value-type="float">
            <text:p>8.675.033</text:p>
          </table:table-cell>
          <table:table-cell table:style-name="ce170"/>
          <table:table-cell table:style-name="ce170" office:value-type="float" office:value="2168758" calcext:value-type="float">
            <text:p>2.168.758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8" calcext:value-type="float">
            <text:p>538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8" office:value-type="string" calcext:value-type="string">
            <text:p>Massegesch. 3</text:p>
          </table:table-cell>
          <table:table-cell table:style-name="ce2" office:value-type="string" calcext:value-type="string">
            <text:p>Massegesch. 2</text:p>
          </table:table-cell>
          <table:table-cell table:style-name="ce2" office:value-type="string" calcext:value-type="string">
            <text:p>Gaußgeschütz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7629750" calcext:value-type="float">
            <text:p>17.629.750</text:p>
          </table:table-cell>
          <table:table-cell table:style-name="ce170"/>
          <table:table-cell table:style-name="ce170" office:value-type="float" office:value="5876583" calcext:value-type="float">
            <text:p>5.876.583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77" calcext:value-type="float">
            <text:p>1077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9" office:value-type="string" calcext:value-type="string">
            <text:p>Massegesch. 4</text:p>
          </table:table-cell>
          <table:table-cell table:style-name="ce2" office:value-type="string" calcext:value-type="string">
            <text:p>Massegesch. 3</text:p>
          </table:table-cell>
          <table:table-cell table:style-name="ce2" office:value-type="string" calcext:value-type="string">
            <text:p>Gaußgeschütz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80" office:value-type="string" calcext:value-type="string">
            <text:p>Massegesch. 5</text:p>
          </table:table-cell>
          <table:table-cell table:style-name="ce2" office:value-type="string" calcext:value-type="string">
            <text:p>Massegesch. 4</text:p>
          </table:table-cell>
          <table:table-cell table:style-name="ce2" office:value-type="string" calcext:value-type="string">
            <text:p>Gaußgeschütz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1" office:value-type="string" calcext:value-type="string">
            <text:p>Plasmatorpedo 1</text:p>
          </table:table-cell>
          <table:table-cell table:style-name="ce2" office:value-type="string" calcext:value-type="string">
            <text:p>HEX-Rakete 1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326" office:value-type="float" office:value="2850" calcext:value-type="float">
            <text:p>285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500" calcext:value-type="float">
            <text:p>50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156608" calcext:value-type="float">
            <text:p>1.156.608</text:p>
          </table:table-cell>
          <table:table-cell table:style-name="ce170"/>
          <table:table-cell table:style-name="ce170" office:value-type="float" office:value="128512" calcext:value-type="float">
            <text:p>128.512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2" office:value-type="string" calcext:value-type="string">
            <text:p>Plasmatorpedo 2</text:p>
          </table:table-cell>
          <table:table-cell table:style-name="ce2" office:value-type="string" calcext:value-type="string">
            <text:p>Plasmatorpedo 1</text:p>
          </table:table-cell>
          <table:table-cell table:style-name="ce2" office:value-type="string" calcext:value-type="string">
            <text:p>HEX-Rakete 2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326" office:value-type="float" office:value="2850" calcext:value-type="float">
            <text:p>285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500" calcext:value-type="float">
            <text:p>50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3419380" calcext:value-type="float">
            <text:p>3.419.380</text:p>
          </table:table-cell>
          <table:table-cell table:style-name="ce170"/>
          <table:table-cell table:style-name="ce170" office:value-type="float" office:value="603420" calcext:value-type="float">
            <text:p>603.420</text:p>
          </table:table-cell>
          <table:table-cell table:style-name="ce170"/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3" office:value-type="string" calcext:value-type="string">
            <text:p>Plasmatorpedo 3</text:p>
          </table:table-cell>
          <table:table-cell table:style-name="ce2" office:value-type="string" calcext:value-type="string">
            <text:p>Plasmatorpedo 2</text:p>
          </table:table-cell>
          <table:table-cell table:style-name="ce2" office:value-type="string" calcext:value-type="string">
            <text:p>HEX-Rakete 3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326" office:value-type="float" office:value="2850" calcext:value-type="float">
            <text:p>285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500" calcext:value-type="float">
            <text:p>50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8585599" calcext:value-type="float">
            <text:p>8.585.599</text:p>
          </table:table-cell>
          <table:table-cell table:style-name="ce170"/>
          <table:table-cell table:style-name="ce170" office:value-type="float" office:value="2146400" calcext:value-type="float">
            <text:p>2.146.4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4" office:value-type="string" calcext:value-type="string">
            <text:p>Plasmatorpedo 4</text:p>
          </table:table-cell>
          <table:table-cell table:style-name="ce2" office:value-type="string" calcext:value-type="string">
            <text:p>Plasmatorpedo 3</text:p>
          </table:table-cell>
          <table:table-cell table:style-name="ce2" office:value-type="string" calcext:value-type="string">
            <text:p>HEX-Rakete 4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326" office:value-type="float" office:value="2850" calcext:value-type="float">
            <text:p>285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500" calcext:value-type="float">
            <text:p>50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5" office:value-type="string" calcext:value-type="string">
            <text:p>Plasmatorpedo 5</text:p>
          </table:table-cell>
          <table:table-cell table:style-name="ce2" office:value-type="string" calcext:value-type="string">
            <text:p>Plasmatorpedo 4</text:p>
          </table:table-cell>
          <table:table-cell table:style-name="ce2" office:value-type="string" calcext:value-type="string">
            <text:p>HEX-Rakete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326" office:value-type="float" office:value="2850" calcext:value-type="float">
            <text:p>285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6" office:value-type="float" office:value="500" calcext:value-type="float">
            <text:p>50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6" office:value-type="string" calcext:value-type="string">
            <text:p>Polaronenstr. 1</text:p>
          </table:table-cell>
          <table:table-cell table:style-name="ce2" office:value-type="string" calcext:value-type="string">
            <text:p>Stör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934087" calcext:value-type="float">
            <text:p>1.934.087</text:p>
          </table:table-cell>
          <table:table-cell table:style-name="ce170"/>
          <table:table-cell table:style-name="ce170" office:value-type="float" office:value="341310" calcext:value-type="float">
            <text:p>341.310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7" office:value-type="string" calcext:value-type="string">
            <text:p>Polaronenstr. 2</text:p>
          </table:table-cell>
          <table:table-cell table:style-name="ce2" office:value-type="string" calcext:value-type="string">
            <text:p>Polaronenstr. 1</text:p>
          </table:table-cell>
          <table:table-cell table:style-name="ce2" office:value-type="string" calcext:value-type="string">
            <text:p>Stör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4453781" calcext:value-type="float">
            <text:p>4.453.781</text:p>
          </table:table-cell>
          <table:table-cell table:style-name="ce170"/>
          <table:table-cell table:style-name="ce170" office:value-type="float" office:value="1113445" calcext:value-type="float">
            <text:p>1.113.445</text:p>
          </table:table-cell>
          <table:table-cell table:style-name="ce170"/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8" office:value-type="string" calcext:value-type="string">
            <text:p>Polaronenstr. 3</text:p>
          </table:table-cell>
          <table:table-cell table:style-name="ce2" office:value-type="string" calcext:value-type="string">
            <text:p>Polaronenstr. 2</text:p>
          </table:table-cell>
          <table:table-cell table:style-name="ce2" office:value-type="string" calcext:value-type="string">
            <text:p>Stör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9051150" calcext:value-type="float">
            <text:p>9.051.150</text:p>
          </table:table-cell>
          <table:table-cell table:style-name="ce170"/>
          <table:table-cell table:style-name="ce170" office:value-type="float" office:value="3017050" calcext:value-type="float">
            <text:p>3.017.05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9" office:value-type="string" calcext:value-type="string">
            <text:p>Polaronenstr. 4</text:p>
          </table:table-cell>
          <table:table-cell table:style-name="ce2" office:value-type="string" calcext:value-type="string">
            <text:p>Polaronenstr. 3</text:p>
          </table:table-cell>
          <table:table-cell table:style-name="ce2" office:value-type="string" calcext:value-type="string">
            <text:p>Störstrahler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90" office:value-type="string" calcext:value-type="string">
            <text:p>Polaronenstr. 5</text:p>
          </table:table-cell>
          <table:table-cell table:style-name="ce2" office:value-type="string" calcext:value-type="string">
            <text:p>Polaronenstr. 4</text:p>
          </table:table-cell>
          <table:table-cell table:style-name="ce2" office:value-type="string" calcext:value-type="string">
            <text:p>Störstrahler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1" office:value-type="string" calcext:value-type="string">
            <text:p>Pulsstrahler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2" office:value-type="string" calcext:value-type="string">
            <text:p>Pulsstrahler 2</text:p>
          </table:table-cell>
          <table:table-cell table:style-name="ce2" office:value-type="string" calcext:value-type="string">
            <text:p>Pulsstrahler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236" calcext:value-type="float">
            <text:p>1.236</text:p>
          </table:table-cell>
          <table:table-cell table:style-name="ce170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3" office:value-type="string" calcext:value-type="string">
            <text:p>Pulsstrahler 3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4945" calcext:value-type="float">
            <text:p>4.945</text:p>
          </table:table-cell>
          <table:table-cell table:style-name="ce170" table:number-columns-repeated="4"/>
          <table:table-cell table:style-name="ce170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4" office:value-type="string" calcext:value-type="string">
            <text:p>Pulsstrahler 4</text:p>
          </table:table-cell>
          <table:table-cell table:style-name="ce2" office:value-type="string" calcext:value-type="string">
            <text:p>Pulsstrahler 3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9780" calcext:value-type="float">
            <text:p>19.780</text:p>
          </table:table-cell>
          <table:table-cell table:style-name="ce170" table:number-columns-repeated="4"/>
          <table:table-cell table:style-name="ce170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5" office:value-type="string" calcext:value-type="string">
            <text:p>Pulsstrahler 5</text:p>
          </table:table-cell>
          <table:table-cell table:style-name="ce2" office:value-type="string" calcext:value-type="string">
            <text:p>Pulsstrahler 4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79115" calcext:value-type="float">
            <text:p>79.115</text:p>
          </table:table-cell>
          <table:table-cell table:style-name="ce170" table:number-columns-repeated="4"/>
          <table:table-cell table:style-name="ce170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6" office:value-type="string" calcext:value-type="string">
            <text:p>Schienenges.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7452" calcext:value-type="float">
            <text:p>7.452</text:p>
          </table:table-cell>
          <table:table-cell table:style-name="ce170" table:number-columns-repeated="4"/>
          <table:table-cell table:style-name="ce170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7" office:value-type="string" calcext:value-type="string">
            <text:p>Schienenges. 2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29808" calcext:value-type="float">
            <text:p>29.808</text:p>
          </table:table-cell>
          <table:table-cell table:style-name="ce170" table:number-columns-repeated="4"/>
          <table:table-cell table:style-name="ce170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8" office:value-type="string" calcext:value-type="string">
            <text:p>Schienenges. 3</text:p>
          </table:table-cell>
          <table:table-cell table:style-name="ce2" office:value-type="string" calcext:value-type="string">
            <text:p>Schienenges. 2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19224" calcext:value-type="float">
            <text:p>119.224</text:p>
          </table:table-cell>
          <table:table-cell table:style-name="ce170" table:number-columns-repeated="4"/>
          <table:table-cell table:style-name="ce170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9" office:value-type="string" calcext:value-type="string">
            <text:p>Schienenges. 4</text:p>
          </table:table-cell>
          <table:table-cell table:style-name="ce2" office:value-type="string" calcext:value-type="string">
            <text:p>Schienenges. 3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476901" calcext:value-type="float">
            <text:p>476.901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400" office:value-type="string" calcext:value-type="string">
            <text:p>Schienenges. 5</text:p>
          </table:table-cell>
          <table:table-cell table:style-name="ce2" office:value-type="string" calcext:value-type="string">
            <text:p>Schienenges. 4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907598" calcext:value-type="float">
            <text:p>1.907.598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1" office:value-type="string" calcext:value-type="string">
            <text:p>Störstrahler 1</text:p>
          </table:table-cell>
          <table:table-cell table:style-name="ce2" office:value-type="string" calcext:value-type="string">
            <text:p>Pulsstrahler 1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03538" calcext:value-type="float">
            <text:p>103.538</text:p>
          </table:table-cell>
          <table:table-cell table:style-name="ce170" table:number-columns-repeated="4"/>
          <table:table-cell table:style-name="ce170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2" office:value-type="string" calcext:value-type="string">
            <text:p>Störstrahler 2</text:p>
          </table:table-cell>
          <table:table-cell table:style-name="ce2" office:value-type="string" calcext:value-type="string">
            <text:p>Störstrahler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Waffenlabor 4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414151" calcext:value-type="float">
            <text:p>414.151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3" office:value-type="string" calcext:value-type="string">
            <text:p>Störstrahler 3</text:p>
          </table:table-cell>
          <table:table-cell table:style-name="ce2" office:value-type="string" calcext:value-type="string">
            <text:p>Störstrahler 2</text:p>
          </table:table-cell>
          <table:table-cell table:style-name="ce2" office:value-type="string" calcext:value-type="string">
            <text:p>Pulsstrahler 3</text:p>
          </table:table-cell>
          <table:table-cell table:style-name="ce2" office:value-type="string" calcext:value-type="string">
            <text:p>Waffenlabor 5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180328" calcext:value-type="float">
            <text:p>1.180.328</text:p>
          </table:table-cell>
          <table:table-cell table:style-name="ce170"/>
          <table:table-cell table:style-name="ce170" office:value-type="float" office:value="62122" calcext:value-type="float">
            <text:p>62.122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4" office:value-type="string" calcext:value-type="string">
            <text:p>Störstrahler 4</text:p>
          </table:table-cell>
          <table:table-cell table:style-name="ce2" office:value-type="string" calcext:value-type="string">
            <text:p>Störstrahler 3</text:p>
          </table:table-cell>
          <table:table-cell table:style-name="ce2" office:value-type="string" calcext:value-type="string">
            <text:p>Pulsstrahler 4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4472821" calcext:value-type="float">
            <text:p>4.472.821</text:p>
          </table:table-cell>
          <table:table-cell table:style-name="ce170"/>
          <table:table-cell table:style-name="ce170" office:value-type="float" office:value="496980" calcext:value-type="float">
            <text:p>496.980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5" office:value-type="string" calcext:value-type="string">
            <text:p>Störstrahler 5</text:p>
          </table:table-cell>
          <table:table-cell table:style-name="ce2" office:value-type="string" calcext:value-type="string">
            <text:p>Störstrahler 4</text:p>
          </table:table-cell>
          <table:table-cell table:style-name="ce2" office:value-type="string" calcext:value-type="string">
            <text:p>Pulsstrahler 5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8945640" calcext:value-type="float">
            <text:p>8.945.640</text:p>
          </table:table-cell>
          <table:table-cell table:style-name="ce170"/>
          <table:table-cell table:style-name="ce170" office:value-type="float" office:value="993960" calcext:value-type="float">
            <text:p>993.960</text:p>
          </table:table-cell>
          <table:table-cell table:style-name="ce170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6" office:value-type="string" calcext:value-type="string">
            <text:p>Streurakete 1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24316" calcext:value-type="float">
            <text:p>24.316</text:p>
          </table:table-cell>
          <table:table-cell table:style-name="ce170" table:number-columns-repeated="4"/>
          <table:table-cell table:style-name="ce170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7" office:value-type="string" calcext:value-type="string">
            <text:p>Streurakete 2</text:p>
          </table:table-cell>
          <table:table-cell table:style-name="ce2" office:value-type="string" calcext:value-type="string">
            <text:p>Streurakete 1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97263" calcext:value-type="float">
            <text:p>97.263</text:p>
          </table:table-cell>
          <table:table-cell table:style-name="ce170" table:number-columns-repeated="4"/>
          <table:table-cell table:style-name="ce170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8" office:value-type="string" calcext:value-type="string">
            <text:p>Streurakete 3</text:p>
          </table:table-cell>
          <table:table-cell table:style-name="ce2" office:value-type="string" calcext:value-type="string">
            <text:p>Streurakete 2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389050" calcext:value-type="float">
            <text:p>389.050</text:p>
          </table:table-cell>
          <table:table-cell table:style-name="ce170" table:number-columns-repeated="4"/>
          <table:table-cell table:style-name="ce170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9" office:value-type="string" calcext:value-type="string">
            <text:p>Streurakete 4</text:p>
          </table:table-cell>
          <table:table-cell table:style-name="ce2" office:value-type="string" calcext:value-type="string">
            <text:p>Streurakete 3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1478389" calcext:value-type="float">
            <text:p>1.478.389</text:p>
          </table:table-cell>
          <table:table-cell table:style-name="ce170"/>
          <table:table-cell table:style-name="ce170" office:value-type="float" office:value="77810" calcext:value-type="float">
            <text:p>77.810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10" office:value-type="string" calcext:value-type="string">
            <text:p>Streurakete 5</text:p>
          </table:table-cell>
          <table:table-cell table:style-name="ce2" office:value-type="string" calcext:value-type="string">
            <text:p>Streurakete 4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6" office:value-type="float" office:value="300" calcext:value-type="float">
            <text:p>30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office:value-type="float" office:value="2956781" calcext:value-type="float">
            <text:p>2.956.781</text:p>
          </table:table-cell>
          <table:table-cell table:style-name="ce170"/>
          <table:table-cell table:style-name="ce170" office:value-type="float" office:value="155620" calcext:value-type="float">
            <text:p>155.620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11" office:value-type="string" calcext:value-type="string">
            <text:p>Creepergeschütz 1</text:p>
          </table:table-cell>
          <table:table-cell table:style-name="ce2" office:value-type="string" calcext:value-type="string">
            <text:p>Plasmaraketen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6" calcext:value-type="float">
            <text:p>96</text:p>
          </table:table-cell>
          <table:table-cell table:style-name="ce326" office:value-type="float" office:value="3500" calcext:value-type="float">
            <text:p>3500</text:p>
          </table:table-cell>
          <table:table-cell table:style-name="ce326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6" office:value-type="float" office:value="700" calcext:value-type="float">
            <text:p>700</text:p>
          </table:table-cell>
          <table:table-cell table:style-name="ce326" office:value-type="float" office:value="45" calcext:value-type="float">
            <text:p>45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12" office:value-type="string" calcext:value-type="string">
            <text:p>Creepergeschütz 2</text:p>
          </table:table-cell>
          <table:table-cell table:style-name="ce2" office:value-type="string" calcext:value-type="string">
            <text:p>Fusions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32" calcext:value-type="float">
            <text:p>132</text:p>
          </table:table-cell>
          <table:table-cell table:style-name="ce326" office:value-type="float" office:value="3500" calcext:value-type="float">
            <text:p>3500</text:p>
          </table:table-cell>
          <table:table-cell table:style-name="ce326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6" office:value-type="float" office:value="700" calcext:value-type="float">
            <text:p>700</text:p>
          </table:table-cell>
          <table:table-cell table:style-name="ce326" office:value-type="float" office:value="45" calcext:value-type="float">
            <text:p>45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13" office:value-type="string" calcext:value-type="string">
            <text:p>Creepergeschütz 3</text:p>
          </table:table-cell>
          <table:table-cell table:style-name="ce2" office:value-type="string" calcext:value-type="string">
            <text:p>Fusions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95" calcext:value-type="float">
            <text:p>195</text:p>
          </table:table-cell>
          <table:table-cell table:style-name="ce326" office:value-type="float" office:value="3500" calcext:value-type="float">
            <text:p>3500</text:p>
          </table:table-cell>
          <table:table-cell table:style-name="ce326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6" office:value-type="float" office:value="700" calcext:value-type="float">
            <text:p>700</text:p>
          </table:table-cell>
          <table:table-cell table:style-name="ce326" office:value-type="float" office:value="45" calcext:value-type="float">
            <text:p>45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4" office:value-type="string" calcext:value-type="string">
            <text:p>Gladiusturm 1</text:p>
          </table:table-cell>
          <table:table-cell table:style-name="ce2" office:value-type="string" calcext:value-type="string">
            <text:p>Magnetkanone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3" calcext:value-type="float">
            <text:p>33</text:p>
          </table:table-cell>
          <table:table-cell table:style-name="ce326" office:value-type="float" office:value="5000" calcext:value-type="float">
            <text:p>5000</text:p>
          </table:table-cell>
          <table:table-cell table:style-name="ce326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5" office:value-type="string" calcext:value-type="string">
            <text:p>Gladiusturm 2</text:p>
          </table:table-cell>
          <table:table-cell table:style-name="ce2" office:value-type="string" calcext:value-type="string">
            <text:p>Massebeschl. 2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" calcext:value-type="float">
            <text:p>59</text:p>
          </table:table-cell>
          <table:table-cell table:style-name="ce326" office:value-type="float" office:value="5000" calcext:value-type="float">
            <text:p>5000</text:p>
          </table:table-cell>
          <table:table-cell table:style-name="ce326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6" office:value-type="string" calcext:value-type="string">
            <text:p>Gladiusturm 3</text:p>
          </table:table-cell>
          <table:table-cell table:style-name="ce2" office:value-type="string" calcext:value-type="string">
            <text:p>Massebeschl.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96" calcext:value-type="float">
            <text:p>96</text:p>
          </table:table-cell>
          <table:table-cell table:style-name="ce326" office:value-type="float" office:value="5000" calcext:value-type="float">
            <text:p>5000</text:p>
          </table:table-cell>
          <table:table-cell table:style-name="ce326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7" office:value-type="string" calcext:value-type="string">
            <text:p>Tachyonenstrahler 1</text:p>
          </table:table-cell>
          <table:table-cell table:style-name="ce2" office:value-type="string" calcext:value-type="string">
            <text:p>Thermalstrahl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88" calcext:value-type="float">
            <text:p>8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8" office:value-type="string" calcext:value-type="string">
            <text:p>Tachyonenstrahler 2</text:p>
          </table:table-cell>
          <table:table-cell table:style-name="ce2" office:value-type="string" calcext:value-type="string">
            <text:p>Gravitationsk. 2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33" calcext:value-type="float">
            <text:p>133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9" office:value-type="string" calcext:value-type="string">
            <text:p>Tachyonenstrahler 3</text:p>
          </table:table-cell>
          <table:table-cell table:style-name="ce2" office:value-type="string" calcext:value-type="string">
            <text:p>Gravitationsk.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204" calcext:value-type="float">
            <text:p>204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(Basis-)Abfangjägerstaffel</text:p>
          </table:table-cell>
          <table:table-cell table:style-name="ce420" office:value-type="string" calcext:value-type="string">
            <text:p>Basis-Abfangjäg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26" table:number-columns-repeated="2"/>
          <table:table-cell table:style-name="ce2" office:value-type="float" office:value="1200" calcext:value-type="float">
            <text:p>1200</text:p>
          </table:table-cell>
          <table:table-cell table:style-name="ce326" table:number-columns-repeated="2"/>
          <table:table-cell table:style-name="ce326" office:value-type="float" office:value="30" calcext:value-type="float">
            <text:p>30</text:p>
          </table:table-cell>
          <table:table-cell table:style-name="ce326" office:value-type="float" office:value="9500" calcext:value-type="float">
            <text:p>9500</text:p>
          </table:table-cell>
          <table:table-cell table:style-name="ce326" office:value-type="float" office:value="650" calcext:value-type="float">
            <text:p>6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(Basis-)Abfangjägerstaffel</text:p>
          </table:table-cell>
          <table:table-cell table:style-name="ce421" office:value-type="string" calcext:value-type="string">
            <text:p>Basis-Abfangjäg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26" table:number-columns-repeated="2"/>
          <table:table-cell table:style-name="ce2" office:value-type="float" office:value="1200" calcext:value-type="float">
            <text:p>1200</text:p>
          </table:table-cell>
          <table:table-cell table:style-name="ce326" table:number-columns-repeated="2"/>
          <table:table-cell table:style-name="ce326" office:value-type="float" office:value="30" calcext:value-type="float">
            <text:p>30</text:p>
          </table:table-cell>
          <table:table-cell table:style-name="ce326" office:value-type="float" office:value="9500" calcext:value-type="float">
            <text:p>9500</text:p>
          </table:table-cell>
          <table:table-cell table:style-name="ce326" office:value-type="float" office:value="650" calcext:value-type="float">
            <text:p>6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(Basis-)Abfangjägerstaffel</text:p>
          </table:table-cell>
          <table:table-cell table:style-name="ce422" office:value-type="string" calcext:value-type="string">
            <text:p>Basis-Abfangjäg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26" table:number-columns-repeated="2"/>
          <table:table-cell table:style-name="ce2" office:value-type="float" office:value="1200" calcext:value-type="float">
            <text:p>1200</text:p>
          </table:table-cell>
          <table:table-cell table:style-name="ce326" table:number-columns-repeated="2"/>
          <table:table-cell table:style-name="ce326" office:value-type="float" office:value="30" calcext:value-type="float">
            <text:p>30</text:p>
          </table:table-cell>
          <table:table-cell table:style-name="ce326" office:value-type="float" office:value="9500" calcext:value-type="float">
            <text:p>9500</text:p>
          </table:table-cell>
          <table:table-cell table:style-name="ce326" office:value-type="float" office:value="650" calcext:value-type="float">
            <text:p>6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AP-Geschützturm</text:p>
          </table:table-cell>
          <table:table-cell table:style-name="ce423" office:value-type="string" calcext:value-type="string">
            <text:p>AP-Geschütz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0" calcext:value-type="float">
            <text:p>30</text:p>
          </table:table-cell>
          <table:table-cell table:style-name="ce326" office:value-type="float" office:value="4500" calcext:value-type="float">
            <text:p>4500</text:p>
          </table:table-cell>
          <table:table-cell table:style-name="ce326" office:value-type="float" office:value="9250" calcext:value-type="float">
            <text:p>92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6" calcext:value-type="float">
            <text:p>6</text:p>
          </table:table-cell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AP-Geschützturm</text:p>
          </table:table-cell>
          <table:table-cell table:style-name="ce424" office:value-type="string" calcext:value-type="string">
            <text:p>AP-Geschütz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52" calcext:value-type="float">
            <text:p>52</text:p>
          </table:table-cell>
          <table:table-cell table:style-name="ce326" office:value-type="float" office:value="4500" calcext:value-type="float">
            <text:p>4500</text:p>
          </table:table-cell>
          <table:table-cell table:style-name="ce326" office:value-type="float" office:value="9250" calcext:value-type="float">
            <text:p>92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6" calcext:value-type="float">
            <text:p>6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AP-Geschützturm</text:p>
          </table:table-cell>
          <table:table-cell table:style-name="ce425" office:value-type="string" calcext:value-type="string">
            <text:p>AP-Geschütz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91" calcext:value-type="float">
            <text:p>91</text:p>
          </table:table-cell>
          <table:table-cell table:style-name="ce326" office:value-type="float" office:value="4500" calcext:value-type="float">
            <text:p>4500</text:p>
          </table:table-cell>
          <table:table-cell table:style-name="ce326" office:value-type="float" office:value="9250" calcext:value-type="float">
            <text:p>92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6" calcext:value-type="float">
            <text:p>6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26" office:value-type="string" calcext:value-type="string">
            <text:p>Bomb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78" calcext:value-type="float">
            <text:p>78</text:p>
          </table:table-cell>
          <table:table-cell table:style-name="ce326" table:number-columns-repeated="2"/>
          <table:table-cell table:style-name="ce2" office:value-type="float" office:value="1500" calcext:value-type="float">
            <text:p>1500</text:p>
          </table:table-cell>
          <table:table-cell table:style-name="ce326" table:number-columns-repeated="2"/>
          <table:table-cell table:style-name="ce326" office:value-type="float" office:value="25" calcext:value-type="float">
            <text:p>25</text:p>
          </table:table-cell>
          <table:table-cell table:style-name="ce326" office:value-type="float" office:value="9000" calcext:value-type="float">
            <text:p>9000</text:p>
          </table:table-cell>
          <table:table-cell table:style-name="ce326" office:value-type="float" office:value="750" calcext:value-type="float">
            <text:p>7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27" office:value-type="string" calcext:value-type="string">
            <text:p>Bomb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10" calcext:value-type="float">
            <text:p>110</text:p>
          </table:table-cell>
          <table:table-cell table:style-name="ce326" table:number-columns-repeated="2"/>
          <table:table-cell table:style-name="ce2" office:value-type="float" office:value="1500" calcext:value-type="float">
            <text:p>1500</text:p>
          </table:table-cell>
          <table:table-cell table:style-name="ce326" table:number-columns-repeated="2"/>
          <table:table-cell table:style-name="ce326" office:value-type="float" office:value="25" calcext:value-type="float">
            <text:p>25</text:p>
          </table:table-cell>
          <table:table-cell table:style-name="ce326" office:value-type="float" office:value="9000" calcext:value-type="float">
            <text:p>9000</text:p>
          </table:table-cell>
          <table:table-cell table:style-name="ce326" office:value-type="float" office:value="750" calcext:value-type="float">
            <text:p>7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28" office:value-type="string" calcext:value-type="string">
            <text:p>Bomb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54" calcext:value-type="float">
            <text:p>154</text:p>
          </table:table-cell>
          <table:table-cell table:style-name="ce326" table:number-columns-repeated="2"/>
          <table:table-cell table:style-name="ce2" office:value-type="float" office:value="1500" calcext:value-type="float">
            <text:p>1500</text:p>
          </table:table-cell>
          <table:table-cell table:style-name="ce326" table:number-columns-repeated="2"/>
          <table:table-cell table:style-name="ce326" office:value-type="float" office:value="25" calcext:value-type="float">
            <text:p>25</text:p>
          </table:table-cell>
          <table:table-cell table:style-name="ce326" office:value-type="float" office:value="9000" calcext:value-type="float">
            <text:p>9000</text:p>
          </table:table-cell>
          <table:table-cell table:style-name="ce326" office:value-type="float" office:value="750" calcext:value-type="float">
            <text:p>7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9" office:value-type="string" calcext:value-type="string">
            <text:p>Burststrahl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22" calcext:value-type="float">
            <text:p>12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30" office:value-type="string" calcext:value-type="string">
            <text:p>Burststrahl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85" calcext:value-type="float">
            <text:p>185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31" office:value-type="string" calcext:value-type="string">
            <text:p>Burststrahl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82" calcext:value-type="float">
            <text:p>28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32" office:value-type="string" calcext:value-type="string">
            <text:p>ECHO-Strahl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66" calcext:value-type="float">
            <text:p>66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 office:value-type="float" office:value="4" calcext:value-type="float">
            <text:p>4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33" office:value-type="string" calcext:value-type="string">
            <text:p>ECHO-Strahl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00" calcext:value-type="float">
            <text:p>10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 office:value-type="float" office:value="4" calcext:value-type="float">
            <text:p>4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34" office:value-type="string" calcext:value-type="string">
            <text:p>ECHO-Strahl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53" calcext:value-type="float">
            <text:p>153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 office:value-type="float" office:value="4" calcext:value-type="float">
            <text:p>4</text:p>
          </table:table-cell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35" office:value-type="string" calcext:value-type="string">
            <text:p>Fangstrah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" calcext:value-type="float">
            <text:p>5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/>
          <table:table-cell table:style-name="ce173" office:value-type="percentage" office:value="0.6" calcext:value-type="percentage">
            <text:p>60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36" office:value-type="string" calcext:value-type="string">
            <text:p>Fangstrah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0" calcext:value-type="float">
            <text:p>1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/>
          <table:table-cell table:style-name="ce173" office:value-type="percentage" office:value="0.7" calcext:value-type="percentage">
            <text:p>70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37" office:value-type="string" calcext:value-type="string">
            <text:p>Fangstrah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5" calcext:value-type="float">
            <text:p>15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/>
          <table:table-cell table:style-name="ce173" office:value-type="percentage" office:value="0.8" calcext:value-type="percentage">
            <text:p>80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8" office:value-type="string" calcext:value-type="string">
            <text:p>Turret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3200" calcext:value-type="float">
            <text:p>3200</text:p>
          </table:table-cell>
          <table:table-cell table:style-name="ce326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600" calcext:value-type="float">
            <text:p>600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table:number-columns-repeated="3"/>
          <table:table-cell table:style-name="ce173"/>
          <table:table-cell table:style-name="ce173" office:value-type="percentage" office:value="0.4" calcext:value-type="percentage">
            <text:p>40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9" office:value-type="string" calcext:value-type="string">
            <text:p>Turret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4" calcext:value-type="float">
            <text:p>34</text:p>
          </table:table-cell>
          <table:table-cell table:style-name="ce326" office:value-type="float" office:value="3200" calcext:value-type="float">
            <text:p>3200</text:p>
          </table:table-cell>
          <table:table-cell table:style-name="ce326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600" calcext:value-type="float">
            <text:p>600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table:number-columns-repeated="3"/>
          <table:table-cell table:style-name="ce173"/>
          <table:table-cell table:style-name="ce173" office:value-type="percentage" office:value="0.55" calcext:value-type="percentage">
            <text:p>55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40" office:value-type="string" calcext:value-type="string">
            <text:p>Turret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60" calcext:value-type="float">
            <text:p>60</text:p>
          </table:table-cell>
          <table:table-cell table:style-name="ce326" office:value-type="float" office:value="3200" calcext:value-type="float">
            <text:p>3200</text:p>
          </table:table-cell>
          <table:table-cell table:style-name="ce326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600" calcext:value-type="float">
            <text:p>600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table:number-columns-repeated="3"/>
          <table:table-cell table:style-name="ce173"/>
          <table:table-cell table:style-name="ce173" office:value-type="percentage" office:value="0.7" calcext:value-type="percentage">
            <text:p>70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41" office:value-type="string" calcext:value-type="string">
            <text:p>Sico-Raketen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03" calcext:value-type="float">
            <text:p>103</text:p>
          </table:table-cell>
          <table:table-cell table:style-name="ce326" office:value-type="float" office:value="2750" calcext:value-type="float">
            <text:p>2750</text:p>
          </table:table-cell>
          <table:table-cell table:style-name="ce326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6" office:value-type="float" office:value="450" calcext:value-type="float">
            <text:p>450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42" office:value-type="string" calcext:value-type="string">
            <text:p>Sico-Raketen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179" calcext:value-type="float">
            <text:p>179</text:p>
          </table:table-cell>
          <table:table-cell table:style-name="ce326" office:value-type="float" office:value="2750" calcext:value-type="float">
            <text:p>2750</text:p>
          </table:table-cell>
          <table:table-cell table:style-name="ce326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6" office:value-type="float" office:value="450" calcext:value-type="float">
            <text:p>450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43" office:value-type="string" calcext:value-type="string">
            <text:p>Sico-Raketen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313" calcext:value-type="float">
            <text:p>313</text:p>
          </table:table-cell>
          <table:table-cell table:style-name="ce326" office:value-type="float" office:value="2750" calcext:value-type="float">
            <text:p>2750</text:p>
          </table:table-cell>
          <table:table-cell table:style-name="ce326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6" office:value-type="float" office:value="450" calcext:value-type="float">
            <text:p>450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44" office:value-type="string" calcext:value-type="string">
            <text:p>Vector-Torpedoturm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9" calcext:value-type="float">
            <text:p>39</text:p>
          </table:table-cell>
          <table:table-cell table:style-name="ce326" office:value-type="float" office:value="3200" calcext:value-type="float">
            <text:p>3200</text:p>
          </table:table-cell>
          <table:table-cell table:style-name="ce326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400" calcext:value-type="float">
            <text:p>40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45" office:value-type="string" calcext:value-type="string">
            <text:p>Vector-Torpedo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68" calcext:value-type="float">
            <text:p>68</text:p>
          </table:table-cell>
          <table:table-cell table:style-name="ce326" office:value-type="float" office:value="3200" calcext:value-type="float">
            <text:p>3200</text:p>
          </table:table-cell>
          <table:table-cell table:style-name="ce326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400" calcext:value-type="float">
            <text:p>40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46" office:value-type="string" calcext:value-type="string">
            <text:p>Vector-Torpedoturm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20" calcext:value-type="float">
            <text:p>120</text:p>
          </table:table-cell>
          <table:table-cell table:style-name="ce326" office:value-type="float" office:value="3200" calcext:value-type="float">
            <text:p>3200</text:p>
          </table:table-cell>
          <table:table-cell table:style-name="ce326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400" calcext:value-type="float">
            <text:p>40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47" office:value-type="string" calcext:value-type="string">
            <text:p>AP-Geschütz 1</text:p>
          </table:table-cell>
          <table:table-cell table:style-name="ce2" office:value-type="string" calcext:value-type="string">
            <text:p>Massegesch. 1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" calcext:value-type="float">
            <text:p>15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6" calcext:value-type="float">
            <text:p>6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48" office:value-type="string" calcext:value-type="string">
            <text:p>AP-Geschütz 2</text:p>
          </table:table-cell>
          <table:table-cell table:style-name="ce2" office:value-type="string" calcext:value-type="string">
            <text:p>Massegesch. 3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6" calcext:value-type="float">
            <text:p>6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49" office:value-type="string" calcext:value-type="string">
            <text:p>AP-Geschütz 3</text:p>
          </table:table-cell>
          <table:table-cell table:style-name="ce2" office:value-type="string" calcext:value-type="string">
            <text:p>Massegesch. 5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6" calcext:value-type="float">
            <text:p>26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6" calcext:value-type="float">
            <text:p>6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50" office:value-type="string" calcext:value-type="string">
            <text:p>Echo-Strahler 1</text:p>
          </table:table-cell>
          <table:table-cell table:style-name="ce2" office:value-type="string" calcext:value-type="string">
            <text:p>Polaronenstr.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1" calcext:value-type="float">
            <text:p>11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 office:value-type="float" office:value="4" calcext:value-type="float">
            <text:p>4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51" office:value-type="string" calcext:value-type="string">
            <text:p>Echo-Strahler 2</text:p>
          </table:table-cell>
          <table:table-cell table:style-name="ce2" office:value-type="string" calcext:value-type="string">
            <text:p>Polaronenstr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8" calcext:value-type="float">
            <text:p>1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 office:value-type="float" office:value="4" calcext:value-type="float">
            <text:p>4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52" office:value-type="string" calcext:value-type="string">
            <text:p>Echo-Strahler 3</text:p>
          </table:table-cell>
          <table:table-cell table:style-name="ce2" office:value-type="string" calcext:value-type="string">
            <text:p>Polaronenstr.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31" calcext:value-type="float">
            <text:p>31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6" table:number-columns-repeated="5"/>
          <table:table-cell table:style-name="ce173" table:number-columns-repeated="3"/>
          <table:table-cell table:style-name="ce326" office:value-type="float" office:value="4" calcext:value-type="float">
            <text:p>4</text:p>
          </table:table-cell>
          <table:table-cell table:style-name="ce173" office:value-type="percentage" office:value="-0.2" calcext:value-type="percentage">
            <text:p>-20%</text:p>
          </table:table-cell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53" office:value-type="string" calcext:value-type="string">
            <text:p>Gladiusgeschütz 1</text:p>
          </table:table-cell>
          <table:table-cell table:style-name="ce2" office:value-type="string" calcext:value-type="string">
            <text:p>Gaußgeschütz 3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326" office:value-type="float" office:value="2250" calcext:value-type="float">
            <text:p>225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54" office:value-type="string" calcext:value-type="string">
            <text:p>Gladiusgeschütz 2</text:p>
          </table:table-cell>
          <table:table-cell table:style-name="ce2" office:value-type="string" calcext:value-type="string">
            <text:p>Massegesch. 2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5" calcext:value-type="float">
            <text:p>25</text:p>
          </table:table-cell>
          <table:table-cell table:style-name="ce326" office:value-type="float" office:value="2250" calcext:value-type="float">
            <text:p>225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55" office:value-type="string" calcext:value-type="string">
            <text:p>Gladiusgeschütz 3</text:p>
          </table:table-cell>
          <table:table-cell table:style-name="ce2" office:value-type="string" calcext:value-type="string">
            <text:p>Massegesch.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2" calcext:value-type="float">
            <text:p>32</text:p>
          </table:table-cell>
          <table:table-cell table:style-name="ce326" office:value-type="float" office:value="2250" calcext:value-type="float">
            <text:p>2250</text:p>
          </table:table-cell>
          <table:table-cell table:style-name="ce326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56" office:value-type="string" calcext:value-type="string">
            <text:p>Hydrarakete 1</text:p>
          </table:table-cell>
          <table:table-cell table:style-name="ce2" office:value-type="string" calcext:value-type="string">
            <text:p>HEX-Rakete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" calcext:value-type="float">
            <text:p>22</text:p>
          </table:table-cell>
          <table:table-cell table:style-name="ce326" office:value-type="float" office:value="1500" calcext:value-type="float">
            <text:p>150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6" office:value-type="float" office:value="350" calcext:value-type="float">
            <text:p>35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57" office:value-type="string" calcext:value-type="string">
            <text:p>Hydrarakete 2</text:p>
          </table:table-cell>
          <table:table-cell table:style-name="ce2" office:value-type="string" calcext:value-type="string">
            <text:p>Plasma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7" calcext:value-type="float">
            <text:p>27</text:p>
          </table:table-cell>
          <table:table-cell table:style-name="ce326" office:value-type="float" office:value="1500" calcext:value-type="float">
            <text:p>150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6" office:value-type="float" office:value="350" calcext:value-type="float">
            <text:p>35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58" office:value-type="string" calcext:value-type="string">
            <text:p>Hydrarakete 3</text:p>
          </table:table-cell>
          <table:table-cell table:style-name="ce2" office:value-type="string" calcext:value-type="string">
            <text:p>Plasma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326" office:value-type="float" office:value="1500" calcext:value-type="float">
            <text:p>1500</text:p>
          </table:table-cell>
          <table:table-cell table:style-name="ce326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6" office:value-type="float" office:value="350" calcext:value-type="float">
            <text:p>35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9" office:value-type="string" calcext:value-type="string">
            <text:p>Net-Torpedo 1</text:p>
          </table:table-cell>
          <table:table-cell table:style-name="ce2" office:value-type="string" calcext:value-type="string">
            <text:p>HEX-Rakete 1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3" calcext:value-type="float">
            <text:p>13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500" calcext:value-type="float">
            <text:p>50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/>
          <table:table-cell table:style-name="ce173" office:value-type="percentage" office:value="0.3" calcext:value-type="percentage">
            <text:p>30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60" office:value-type="string" calcext:value-type="string">
            <text:p>Net-Torpedo 2</text:p>
          </table:table-cell>
          <table:table-cell table:style-name="ce2" office:value-type="string" calcext:value-type="string">
            <text:p>Plasma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" calcext:value-type="float">
            <text:p>16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500" calcext:value-type="float">
            <text:p>50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/>
          <table:table-cell table:style-name="ce173" office:value-type="percentage" office:value="0.5" calcext:value-type="percentage">
            <text:p>50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61" office:value-type="string" calcext:value-type="string">
            <text:p>Net-Torpedo 3</text:p>
          </table:table-cell>
          <table:table-cell table:style-name="ce2" office:value-type="string" calcext:value-type="string">
            <text:p>Plasma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500" calcext:value-type="float">
            <text:p>500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table:number-columns-repeated="3"/>
          <table:table-cell table:style-name="ce173"/>
          <table:table-cell table:style-name="ce173" office:value-type="percentage" office:value="0.7" calcext:value-type="percentage">
            <text:p>70%</text:p>
          </table:table-cell>
          <table:table-cell table:style-name="ce17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62" office:value-type="string" calcext:value-type="string">
            <text:p>Sico-Rakete 1</text:p>
          </table:table-cell>
          <table:table-cell table:style-name="ce2" office:value-type="string" calcext:value-type="string">
            <text:p>HEX-Rakete 3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3" calcext:value-type="float">
            <text:p>33</text:p>
          </table:table-cell>
          <table:table-cell table:style-name="ce326" office:value-type="float" office:value="1800" calcext:value-type="float">
            <text:p>1800</text:p>
          </table:table-cell>
          <table:table-cell table:style-name="ce326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6" office:value-type="float" office:value="450" calcext:value-type="float">
            <text:p>450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63" office:value-type="string" calcext:value-type="string">
            <text:p>Sico-Rakete 2</text:p>
          </table:table-cell>
          <table:table-cell table:style-name="ce2" office:value-type="string" calcext:value-type="string">
            <text:p>Plasmatorpedo 3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1" calcext:value-type="float">
            <text:p>41</text:p>
          </table:table-cell>
          <table:table-cell table:style-name="ce326" office:value-type="float" office:value="1800" calcext:value-type="float">
            <text:p>1800</text:p>
          </table:table-cell>
          <table:table-cell table:style-name="ce326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6" office:value-type="float" office:value="450" calcext:value-type="float">
            <text:p>450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64" office:value-type="string" calcext:value-type="string">
            <text:p>Sico-Rakete 3</text:p>
          </table:table-cell>
          <table:table-cell table:style-name="ce2" office:value-type="string" calcext:value-type="string">
            <text:p>Plasmatorpedo 5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1" calcext:value-type="float">
            <text:p>51</text:p>
          </table:table-cell>
          <table:table-cell table:style-name="ce326" office:value-type="float" office:value="1800" calcext:value-type="float">
            <text:p>1800</text:p>
          </table:table-cell>
          <table:table-cell table:style-name="ce326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6" office:value-type="float" office:value="450" calcext:value-type="float">
            <text:p>450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65" office:value-type="string" calcext:value-type="string">
            <text:p>Thermalstrahler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66" office:value-type="string" calcext:value-type="string">
            <text:p>Thermalstrahler 2</text:p>
          </table:table-cell>
          <table:table-cell table:style-name="ce2" office:value-type="string" calcext:value-type="string">
            <text:p>Polaronenstr.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67" office:value-type="string" calcext:value-type="string">
            <text:p>Thermalstrahler 3</text:p>
          </table:table-cell>
          <table:table-cell table:style-name="ce2" office:value-type="string" calcext:value-type="string">
            <text:p>Polaronenstr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68" calcext:value-type="float">
            <text:p>6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8" office:value-type="string" calcext:value-type="string">
            <text:p>Abfangjäg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26" table:number-columns-repeated="2"/>
          <table:table-cell table:style-name="ce2" office:value-type="float" office:value="1200" calcext:value-type="float">
            <text:p>1200</text:p>
          </table:table-cell>
          <table:table-cell table:style-name="ce326" table:number-columns-repeated="2"/>
          <table:table-cell table:style-name="ce326" office:value-type="float" office:value="30" calcext:value-type="float">
            <text:p>30</text:p>
          </table:table-cell>
          <table:table-cell table:style-name="ce326" office:value-type="float" office:value="9000" calcext:value-type="float">
            <text:p>9000</text:p>
          </table:table-cell>
          <table:table-cell table:style-name="ce326" office:value-type="float" office:value="650" calcext:value-type="float">
            <text:p>6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9" office:value-type="string" calcext:value-type="string">
            <text:p>Abfangjäg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26" table:number-columns-repeated="2"/>
          <table:table-cell table:style-name="ce2" office:value-type="float" office:value="1200" calcext:value-type="float">
            <text:p>1200</text:p>
          </table:table-cell>
          <table:table-cell table:style-name="ce326" table:number-columns-repeated="2"/>
          <table:table-cell table:style-name="ce326" office:value-type="float" office:value="30" calcext:value-type="float">
            <text:p>30</text:p>
          </table:table-cell>
          <table:table-cell table:style-name="ce326" office:value-type="float" office:value="9000" calcext:value-type="float">
            <text:p>9000</text:p>
          </table:table-cell>
          <table:table-cell table:style-name="ce326" office:value-type="float" office:value="650" calcext:value-type="float">
            <text:p>6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70" office:value-type="string" calcext:value-type="string">
            <text:p>Abfangjäg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26" table:number-columns-repeated="2"/>
          <table:table-cell table:style-name="ce2" office:value-type="float" office:value="1200" calcext:value-type="float">
            <text:p>1200</text:p>
          </table:table-cell>
          <table:table-cell table:style-name="ce326" table:number-columns-repeated="2"/>
          <table:table-cell table:style-name="ce326" office:value-type="float" office:value="30" calcext:value-type="float">
            <text:p>30</text:p>
          </table:table-cell>
          <table:table-cell table:style-name="ce326" office:value-type="float" office:value="9000" calcext:value-type="float">
            <text:p>9000</text:p>
          </table:table-cell>
          <table:table-cell table:style-name="ce326" office:value-type="float" office:value="650" calcext:value-type="float">
            <text:p>65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71" office:value-type="string" calcext:value-type="string">
            <text:p>Aurora-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" calcext:value-type="float">
            <text:p>18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2"/>
          <table:table-cell table:style-name="ce173" office:value-type="percentage" office:value="0.25" calcext:value-type="percentage">
            <text:p>25%</text:p>
          </table:table-cell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72" office:value-type="string" calcext:value-type="string">
            <text:p>Aurora-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0" calcext:value-type="float">
            <text:p>3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2"/>
          <table:table-cell table:style-name="ce173" office:value-type="percentage" office:value="0.25" calcext:value-type="percentage">
            <text:p>25%</text:p>
          </table:table-cell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73" office:value-type="string" calcext:value-type="string">
            <text:p>Aurora-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6" calcext:value-type="float">
            <text:p>56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2"/>
          <table:table-cell table:style-name="ce173" office:value-type="percentage" office:value="0.25" calcext:value-type="percentage">
            <text:p>25%</text:p>
          </table:table-cell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74" office:value-type="string" calcext:value-type="string">
            <text:p>Belagerungstreib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" calcext:value-type="float">
            <text:p>28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75" office:value-type="string" calcext:value-type="string">
            <text:p>Belagerungstreib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42" calcext:value-type="float">
            <text:p>42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76" office:value-type="string" calcext:value-type="string">
            <text:p>Belagerungstreib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53" calcext:value-type="float">
            <text:p>53</text:p>
          </table:table-cell>
          <table:table-cell table:style-name="ce326" office:value-type="float" office:value="4000" calcext:value-type="float">
            <text:p>400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77" office:value-type="string" calcext:value-type="string">
            <text:p>Burststrahl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5" calcext:value-type="float">
            <text:p>55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78" office:value-type="string" calcext:value-type="string">
            <text:p>Burststrah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2" calcext:value-type="float">
            <text:p>8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79" office:value-type="string" calcext:value-type="string">
            <text:p>Burststrahl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3" calcext:value-type="float">
            <text:p>103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80" office:value-type="string" calcext:value-type="string">
            <text:p>Creepertorpedo 1</text:p>
          </table:table-cell>
          <table:table-cell table:style-name="ce2" office:value-type="string" calcext:value-type="string">
            <text:p>Waffenlabor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5" calcext:value-type="float">
            <text:p>35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6" office:value-type="float" office:value="700" calcext:value-type="float">
            <text:p>700</text:p>
          </table:table-cell>
          <table:table-cell table:style-name="ce326" office:value-type="float" office:value="90" calcext:value-type="float">
            <text:p>9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81" office:value-type="string" calcext:value-type="string">
            <text:p>Creepertorpedo 2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3" calcext:value-type="float">
            <text:p>43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6" office:value-type="float" office:value="700" calcext:value-type="float">
            <text:p>700</text:p>
          </table:table-cell>
          <table:table-cell table:style-name="ce326" office:value-type="float" office:value="90" calcext:value-type="float">
            <text:p>9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82" office:value-type="string" calcext:value-type="string">
            <text:p>Creepertorpedo 3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4" calcext:value-type="float">
            <text:p>54</text:p>
          </table:table-cell>
          <table:table-cell table:style-name="ce326" office:value-type="float" office:value="2500" calcext:value-type="float">
            <text:p>2500</text:p>
          </table:table-cell>
          <table:table-cell table:style-name="ce326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6" office:value-type="float" office:value="700" calcext:value-type="float">
            <text:p>700</text:p>
          </table:table-cell>
          <table:table-cell table:style-name="ce326" office:value-type="float" office:value="90" calcext:value-type="float">
            <text:p>9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83" office:value-type="string" calcext:value-type="string">
            <text:p>Gatling-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2" calcext:value-type="float">
            <text:p>2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84" office:value-type="string" calcext:value-type="string">
            <text:p>Gatling-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3" calcext:value-type="float">
            <text:p>33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2" calcext:value-type="float">
            <text:p>2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85" office:value-type="string" calcext:value-type="string">
            <text:p>Gatling-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62" calcext:value-type="float">
            <text:p>6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 office:value-type="float" office:value="2" calcext:value-type="float">
            <text:p>2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86" office:value-type="string" calcext:value-type="string">
            <text:p>Impulsstrahl 1</text:p>
          </table:table-cell>
          <table:table-cell table:style-name="ce2" office:value-type="string" calcext:value-type="string">
            <text:p>Waffenlabor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7" calcext:value-type="float">
            <text:p>27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87" office:value-type="string" calcext:value-type="string">
            <text:p>Impulsstrahl 2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2" calcext:value-type="float">
            <text:p>4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88" office:value-type="string" calcext:value-type="string">
            <text:p>Impulsstrahl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0" calcext:value-type="float">
            <text:p>70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9" office:value-type="string" calcext:value-type="string">
            <text:p>Raid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00" calcext:value-type="float">
            <text:p>100</text:p>
          </table:table-cell>
          <table:table-cell table:style-name="ce326" table:number-columns-repeated="2"/>
          <table:table-cell table:style-name="ce2" office:value-type="float" office:value="1800" calcext:value-type="float">
            <text:p>1800</text:p>
          </table:table-cell>
          <table:table-cell table:style-name="ce326" table:number-columns-repeated="2"/>
          <table:table-cell table:style-name="ce326" office:value-type="float" office:value="20" calcext:value-type="float">
            <text:p>2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326" office:value-type="float" office:value="400" calcext:value-type="float">
            <text:p>4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90" office:value-type="string" calcext:value-type="string">
            <text:p>Raid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40" calcext:value-type="float">
            <text:p>140</text:p>
          </table:table-cell>
          <table:table-cell table:style-name="ce326" table:number-columns-repeated="2"/>
          <table:table-cell table:style-name="ce2" office:value-type="float" office:value="1800" calcext:value-type="float">
            <text:p>1800</text:p>
          </table:table-cell>
          <table:table-cell table:style-name="ce326" table:number-columns-repeated="2"/>
          <table:table-cell table:style-name="ce326" office:value-type="float" office:value="20" calcext:value-type="float">
            <text:p>2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326" office:value-type="float" office:value="400" calcext:value-type="float">
            <text:p>4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91" office:value-type="string" calcext:value-type="string">
            <text:p>Raid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95" calcext:value-type="float">
            <text:p>195</text:p>
          </table:table-cell>
          <table:table-cell table:style-name="ce326" table:number-columns-repeated="2"/>
          <table:table-cell table:style-name="ce2" office:value-type="float" office:value="1800" calcext:value-type="float">
            <text:p>1800</text:p>
          </table:table-cell>
          <table:table-cell table:style-name="ce326" table:number-columns-repeated="2"/>
          <table:table-cell table:style-name="ce326" office:value-type="float" office:value="20" calcext:value-type="float">
            <text:p>20</text:p>
          </table:table-cell>
          <table:table-cell table:style-name="ce326" office:value-type="float" office:value="5000" calcext:value-type="float">
            <text:p>5000</text:p>
          </table:table-cell>
          <table:table-cell table:style-name="ce326" office:value-type="float" office:value="400" calcext:value-type="float">
            <text:p>400</text:p>
          </table:table-cell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92" office:value-type="string" calcext:value-type="string">
            <text:p>Vector-Torpedo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0" calcext:value-type="float">
            <text:p>20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400" calcext:value-type="float">
            <text:p>40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93" office:value-type="string" calcext:value-type="string">
            <text:p>Vector-Torpedo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26" calcext:value-type="float">
            <text:p>26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400" calcext:value-type="float">
            <text:p>40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94" office:value-type="string" calcext:value-type="string">
            <text:p>Vector-Torpedo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34" calcext:value-type="float">
            <text:p>34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6" office:value-type="float" office:value="400" calcext:value-type="float">
            <text:p>400</text:p>
          </table:table-cell>
          <table:table-cell table:style-name="ce326" office:value-type="float" office:value="0" calcext:value-type="float">
            <text:p>0</text:p>
          </table:table-cell>
          <table:table-cell table:style-name="ce326" table:number-columns-repeated="3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Wellengeschütz</text:p>
          </table:table-cell>
          <table:table-cell table:style-name="ce495" office:value-type="string" calcext:value-type="string">
            <text:p>Wellengeschütz 1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" calcext:value-type="float">
            <text:p>17</text:p>
          </table:table-cell>
          <table:table-cell table:style-name="ce326" office:value-type="float" office:value="2000" calcext:value-type="float">
            <text:p>2000</text:p>
          </table:table-cell>
          <table:table-cell table:style-name="ce326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6" table:number-columns-repeated="5"/>
          <table:table-cell table:style-name="ce173" office:value-type="percentage" office:value="0.25" calcext:value-type="percentage">
            <text:p>25%</text:p>
          </table:table-cell>
          <table:table-cell table:style-name="ce173" table:number-columns-repeated="2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5"/>
          <table:table-cell table:style-name="ce2" table:number-columns-repeated="6"/>
          <table:table-cell table:style-name="ce326" table:number-columns-repeated="2"/>
          <table:table-cell table:style-name="ce2"/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6"/>
          <table:table-cell table:style-name="ce2" table:number-columns-repeated="6"/>
          <table:table-cell table:style-name="ce326" table:number-columns-repeated="2"/>
          <table:table-cell table:style-name="ce2"/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7"/>
          <table:table-cell table:style-name="ce2" table:number-columns-repeated="6"/>
          <table:table-cell table:style-name="ce326" table:number-columns-repeated="2"/>
          <table:table-cell table:style-name="ce2"/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8"/>
          <table:table-cell table:style-name="ce2" table:number-columns-repeated="6"/>
          <table:table-cell table:style-name="ce326" table:number-columns-repeated="2"/>
          <table:table-cell table:style-name="ce2"/>
          <table:table-cell table:style-name="ce326" table:number-columns-repeated="5"/>
          <table:table-cell table:style-name="ce173" table:number-columns-repeated="3"/>
          <table:table-cell table:style-name="ce326"/>
          <table:table-cell table:style-name="ce173"/>
          <table:table-cell table:style-name="ce326"/>
          <table:table-cell table:style-name="ce170" table:number-columns-repeated="6"/>
          <table:table-cell table:style-name="ce2" table:number-columns-repeated="2"/>
          <table:table-cell table:style-name="ce176"/>
          <table:table-cell table:style-name="ce3" table:number-columns-repeated="985"/>
        </table:table-row>
        <table:table-row table:style-name="ro3" table:number-rows-repeated="19">
          <table:table-cell table:style-name="ce179" table:number-columns-repeated="9"/>
          <table:table-cell table:style-name="ce327" table:number-columns-repeated="2"/>
          <table:table-cell table:style-name="ce179"/>
          <table:table-cell table:style-name="ce327" table:number-columns-repeated="5"/>
          <table:table-cell table:style-name="ce323" table:number-columns-repeated="3"/>
          <table:table-cell table:style-name="ce327"/>
          <table:table-cell table:style-name="ce323"/>
          <table:table-cell table:style-name="ce327"/>
          <table:table-cell table:style-name="ce324" table:number-columns-repeated="6"/>
          <table:table-cell table:style-name="ce179" table:number-columns-repeated="2"/>
          <table:table-cell table:style-name="ce500"/>
          <table:table-cell table:style-name="ce3" table:number-columns-repeated="985"/>
        </table:table-row>
        <table:table-row table:style-name="ro3" table:number-rows-repeated="4">
          <table:table-cell table:number-columns-repeated="11"/>
          <table:table-cell table:style-name="ce179"/>
          <table:table-cell table:number-columns-repeated="5"/>
          <table:table-cell table:style-name="ce323" table:number-columns-repeated="3"/>
          <table:table-cell table:style-name="ce327"/>
          <table:table-cell table:style-name="ce323"/>
          <table:table-cell table:style-name="ce327"/>
          <table:table-cell table:number-columns-repeated="3"/>
          <table:table-cell table:style-name="ce324" table:number-columns-repeated="3"/>
          <table:table-cell table:style-name="ce179"/>
          <table:table-cell/>
          <table:table-cell table:style-name="ce500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79"/>
          <table:table-cell table:number-columns-repeated="5"/>
          <table:table-cell table:style-name="ce323" table:number-columns-repeated="3"/>
          <table:table-cell table:style-name="ce327"/>
          <table:table-cell table:style-name="ce323"/>
          <table:table-cell table:style-name="ce327"/>
          <table:table-cell table:number-columns-repeated="3"/>
          <table:table-cell table:style-name="ce324" table:number-columns-repeated="3"/>
          <table:table-cell table:style-name="ce179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79"/>
          <table:table-cell table:number-columns-repeated="14"/>
          <table:table-cell table:style-name="ce324" table:number-columns-repeated="3"/>
          <table:table-cell table:style-name="ce179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24" table:number-columns-repeated="3"/>
          <table:table-cell table:style-name="ce179"/>
          <table:table-cell table:number-columns-repeated="987"/>
        </table:table-row>
        <table:table-row table:style-name="ro3" table:number-rows-repeated="1048286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62:Waffenlabor.C162">
            <calcext:condition calcext:apply-style-name="HintergrundGruen" calcext:value="formula-is(NOT(ISBLANK([.AF162])))" calcext:base-cell-address="Waffenlabor.C162"/>
          </calcext:conditional-format>
          <calcext:conditional-format calcext:target-range-address="Waffenlabor.C165:Waffenlabor.C165">
            <calcext:condition calcext:apply-style-name="HintergrundGruen" calcext:value="formula-is(NOT(ISBLANK([.AF165])))" calcext:base-cell-address="Waffenlabor.C165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  <calcext:conditional-format calcext:target-range-address="Waffenlabor.C153:Waffenlabor.C153">
            <calcext:condition calcext:apply-style-name="HintergrundGruen" calcext:value="formula-is(NOT(ISBLANK([.AF153])))" calcext:base-cell-address="Waffenlabor.C153"/>
          </calcext:conditional-format>
          <calcext:conditional-format calcext:target-range-address="Waffenlabor.C154:Waffenlabor.C154">
            <calcext:condition calcext:apply-style-name="HintergrundGruen" calcext:value="formula-is(NOT(ISBLANK([.AF154])))" calcext:base-cell-address="Waffenlabor.C154"/>
          </calcext:conditional-format>
          <calcext:conditional-format calcext:target-range-address="Waffenlabor.C155:Waffenlabor.C155">
            <calcext:condition calcext:apply-style-name="HintergrundGruen" calcext:value="formula-is(NOT(ISBLANK([.AF155])))" calcext:base-cell-address="Waffenlabor.C155"/>
          </calcext:conditional-format>
          <calcext:conditional-format calcext:target-range-address="Waffenlabor.C156:Waffenlabor.C156">
            <calcext:condition calcext:apply-style-name="HintergrundGruen" calcext:value="formula-is(NOT(ISBLANK([.AF156])))" calcext:base-cell-address="Waffenlabor.C156"/>
          </calcext:conditional-format>
          <calcext:conditional-format calcext:target-range-address="Waffenlabor.C157:Waffenlabor.C157">
            <calcext:condition calcext:apply-style-name="HintergrundGruen" calcext:value="formula-is(NOT(ISBLANK([.AF157])))" calcext:base-cell-address="Waffenlabor.C157"/>
          </calcext:conditional-format>
          <calcext:conditional-format calcext:target-range-address="Waffenlabor.C158:Waffenlabor.C158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59:Waffenlabor.C159">
            <calcext:condition calcext:apply-style-name="HintergrundGruen" calcext:value="formula-is(NOT(ISBLANK([.AF159])))" calcext:base-cell-address="Waffenlabor.C159"/>
          </calcext:conditional-format>
          <calcext:conditional-format calcext:target-range-address="Waffenlabor.C160:Waffenlabor.C160">
            <calcext:condition calcext:apply-style-name="HintergrundGruen" calcext:value="formula-is(NOT(ISBLANK([.AF160])))" calcext:base-cell-address="Waffenlabor.C160"/>
          </calcext:conditional-format>
          <calcext:conditional-format calcext:target-range-address="Waffenlabor.C161:Waffenlabor.C161">
            <calcext:condition calcext:apply-style-name="HintergrundGruen" calcext:value="formula-is(NOT(ISBLANK([.AF161])))" calcext:base-cell-address="Waffenlabor.C161"/>
          </calcext:conditional-format>
          <calcext:conditional-format calcext:target-range-address="Waffenlabor.C163:Waffenlabor.C163">
            <calcext:condition calcext:apply-style-name="HintergrundGruen" calcext:value="formula-is(NOT(ISBLANK([.AF163])))" calcext:base-cell-address="Waffenlabor.C163"/>
          </calcext:conditional-format>
          <calcext:conditional-format calcext:target-range-address="Waffenlabor.C164:Waffenlabor.C164">
            <calcext:condition calcext:apply-style-name="HintergrundGruen" calcext:value="formula-is(NOT(ISBLANK([.AF164])))" calcext:base-cell-address="Waffenlabor.C164"/>
          </calcext:conditional-format>
          <calcext:conditional-format calcext:target-range-address="Waffenlabor.C166:Waffenlabor.C166">
            <calcext:condition calcext:apply-style-name="HintergrundGruen" calcext:value="formula-is(NOT(ISBLANK([.AF166])))" calcext:base-cell-address="Waffenlabor.C166"/>
          </calcext:conditional-format>
          <calcext:conditional-format calcext:target-range-address="Waffenlabor.C167:Waffenlabor.C168">
            <calcext:condition calcext:apply-style-name="HintergrundGruen" calcext:value="formula-is(NOT(ISBLANK([.AF167])))" calcext:base-cell-address="Waffenlabor.C167"/>
          </calcext:conditional-format>
          <calcext:conditional-format calcext:target-range-address="Waffenlabor.C169:Waffenlabor.C169">
            <calcext:condition calcext:apply-style-name="HintergrundGruen" calcext:value="formula-is(NOT(ISBLANK([.AF169])))" calcext:base-cell-address="Waffenlabor.C169"/>
          </calcext:conditional-format>
          <calcext:conditional-format calcext:target-range-address="Waffenlabor.C170:Waffenlabor.C170">
            <calcext:condition calcext:apply-style-name="HintergrundGruen" calcext:value="formula-is(NOT(ISBLANK([.AF170])))" calcext:base-cell-address="Waffenlabor.C170"/>
          </calcext:conditional-format>
          <calcext:conditional-format calcext:target-range-address="Waffenlabor.C171:Waffenlabor.C171">
            <calcext:condition calcext:apply-style-name="HintergrundGruen" calcext:value="formula-is(NOT(ISBLANK([.AF171])))" calcext:base-cell-address="Waffenlabor.C171"/>
          </calcext:conditional-format>
        </calcext:conditional-formats>
      </table:table>
      <table:table table:name="Module" table:style-name="ta4">
        <office:forms form:automatic-focus="false" form:apply-design-mode="false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40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60" table:default-cell-style-name="ce3"/>
        <table:table-column table:style-name="co64" table:default-cell-style-name="ce171"/>
        <table:table-column table:style-name="co65" table:default-cell-style-name="ce171"/>
        <table:table-column table:style-name="co22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30" table:default-cell-style-name="ce171"/>
        <table:table-column table:style-name="co31" table:default-cell-style-name="ce171"/>
        <table:table-column table:style-name="co32" table:default-cell-style-name="ce171"/>
        <table:table-column table:style-name="co33" table:number-columns-repeated="2" table:default-cell-style-name="ce171"/>
        <table:table-column table:style-name="co34" table:default-cell-style-name="ce171"/>
        <table:table-column table:style-name="co35" table:default-cell-style-name="ce3"/>
        <table:table-column table:style-name="co16" table:default-cell-style-name="ce3"/>
        <table:table-column table:style-name="co18" table:default-cell-style-name="ce177"/>
        <table:table-column table:style-name="co36" table:number-columns-repeated="996" table:default-cell-style-name="ce3"/>
        <table:table-row table:style-name="ro6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69" office:value-type="string" calcext:value-type="string">
            <text:p>Kollateral</text:p>
          </table:table-cell>
          <table:table-cell table:style-name="ce169" office:value-type="string" calcext:value-type="string">
            <text:p>Lager (t)</text:p>
          </table:table-cell>
          <table:table-cell table:style-name="ce169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Fläche (m²)</text:p>
          </table:table-cell>
          <table:table-cell table:style-name="ce1" office:value-type="string" calcext:value-type="string">
            <text:p>Warnradius (m)</text:p>
          </table:table-cell>
          <table:table-cell table:style-name="ce169" office:value-type="string" calcext:value-type="string">
            <text:p>Baukosten He-3</text:p>
          </table:table-cell>
          <table:table-cell table:style-name="ce169" office:value-type="string" calcext:value-type="string">
            <text:p>Baukosten Erz</text:p>
          </table:table-cell>
          <table:table-cell table:style-name="ce169" office:value-type="string" calcext:value-type="string">
            <text:p>Baukosten AM</text:p>
          </table:table-cell>
          <table:table-cell table:style-name="ce169" office:value-type="string" calcext:value-type="string">
            <text:p>tB d</text:p>
          </table:table-cell>
          <table:table-cell table:style-name="ce169" office:value-type="string" calcext:value-type="string">
            <text:p>tB h</text:p>
          </table:table-cell>
          <table:table-cell table:style-name="ce169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5" office:value-type="string" calcext:value-type="string">
            <text:p>gebaut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1" office:value-type="string" calcext:value-type="string">
            <text:p>Antimateriesilo 1</text:p>
          </table:table-cell>
          <table:table-cell table:style-name="ce2"/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70" office:value-type="float" office:value="250000" calcext:value-type="float">
            <text:p>25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567" calcext:value-type="float">
            <text:p>567</text:p>
          </table:table-cell>
          <table:table-cell table:style-name="ce170" table:number-columns-repeated="4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2" office:value-type="string" calcext:value-type="string">
            <text:p>Antimateriesilo 2</text:p>
          </table:table-cell>
          <table:table-cell table:style-name="ce2" office:value-type="string" calcext:value-type="string">
            <text:p>Antimateriesilo 1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70" office:value-type="float" office:value="400000" calcext:value-type="float">
            <text:p>4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1416" calcext:value-type="float">
            <text:p>1.416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3" office:value-type="string" calcext:value-type="string">
            <text:p>Antimateriesilo 3</text:p>
          </table:table-cell>
          <table:table-cell table:style-name="ce2" office:value-type="string" calcext:value-type="string">
            <text:p>Antimateriesilo 2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70" office:value-type="float" office:value="640000" calcext:value-type="float">
            <text:p>64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3543" calcext:value-type="float">
            <text:p>3.543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4" office:value-type="string" calcext:value-type="string">
            <text:p>Antimateriesilo 4</text:p>
          </table:table-cell>
          <table:table-cell table:style-name="ce2" office:value-type="string" calcext:value-type="string">
            <text:p>Antimateriesilo 3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70" office:value-type="float" office:value="1024000" calcext:value-type="float">
            <text:p>1.024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8853" calcext:value-type="float">
            <text:p>8.853</text:p>
          </table:table-cell>
          <table:table-cell table:style-name="ce170" table:number-columns-repeated="3"/>
          <table:table-cell table:style-name="ce170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5" office:value-type="string" calcext:value-type="string">
            <text:p>Antimateriesilo 5</text:p>
          </table:table-cell>
          <table:table-cell table:style-name="ce2" office:value-type="string" calcext:value-type="string">
            <text:p>Antimateriesilo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70" office:value-type="float" office:value="1638000" calcext:value-type="float">
            <text:p>1.638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22134" calcext:value-type="float">
            <text:p>22.134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6" office:value-type="string" calcext:value-type="string">
            <text:p>Antimateriesilo 6</text:p>
          </table:table-cell>
          <table:table-cell table:style-name="ce2" office:value-type="string" calcext:value-type="string">
            <text:p>Antimateriesilo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70" office:value-type="float" office:value="2621000" calcext:value-type="float">
            <text:p>2.621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55338" calcext:value-type="float">
            <text:p>55.338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7" office:value-type="string" calcext:value-type="string">
            <text:p>Antimateriesilo 7</text:p>
          </table:table-cell>
          <table:table-cell table:style-name="ce2" office:value-type="string" calcext:value-type="string">
            <text:p>Antimateriesilo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70" office:value-type="float" office:value="4194000" calcext:value-type="float">
            <text:p>4.194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138345" calcext:value-type="float">
            <text:p>138.345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8" office:value-type="string" calcext:value-type="string">
            <text:p>Antimateriesilo 8</text:p>
          </table:table-cell>
          <table:table-cell table:style-name="ce2" office:value-type="string" calcext:value-type="string">
            <text:p>Antimateriesilo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70" office:value-type="float" office:value="6710000" calcext:value-type="float">
            <text:p>6.71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345867" calcext:value-type="float">
            <text:p>345.867</text:p>
          </table:table-cell>
          <table:table-cell table:style-name="ce170" table:number-columns-repeated="2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9" office:value-type="string" calcext:value-type="string">
            <text:p>Antimateriesilo 9</text:p>
          </table:table-cell>
          <table:table-cell table:style-name="ce2" office:value-type="string" calcext:value-type="string">
            <text:p>Antimateriesilo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70" office:value-type="float" office:value="10736000" calcext:value-type="float">
            <text:p>10.736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778200" calcext:value-type="float">
            <text:p>778.200</text:p>
          </table:table-cell>
          <table:table-cell table:style-name="ce170" office:value-type="float" office:value="86466" calcext:value-type="float">
            <text:p>86.466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9" calcext:value-type="float">
            <text:p>139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10" office:value-type="string" calcext:value-type="string">
            <text:p>Antimateriesilo 10</text:p>
          </table:table-cell>
          <table:table-cell table:style-name="ce2" office:value-type="string" calcext:value-type="string">
            <text:p>Antimateriesilo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70" office:value-type="float" office:value="17178000" calcext:value-type="float">
            <text:p>17.178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1729329" calcext:value-type="float">
            <text:p>1.729.329</text:p>
          </table:table-cell>
          <table:table-cell table:style-name="ce170" office:value-type="float" office:value="432333" calcext:value-type="float">
            <text:p>432.333</text:p>
          </table:table-cell>
          <table:table-cell table:style-name="ce170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5" calcext:value-type="float">
            <text:p>15</text:p>
          </table:table-cell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1" office:value-type="string" calcext:value-type="string">
            <text:p>Brücke 1</text:p>
          </table:table-cell>
          <table:table-cell table:style-name="ce2" table:number-columns-repeated="3"/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70" office:value-type="float" office:value="50000" calcext:value-type="float">
            <text:p>50.000</text:p>
          </table:table-cell>
          <table:table-cell table:style-name="ce170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2" office:value-type="string" calcext:value-type="string">
            <text:p>Brücke 2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Flottenwerft 2</text:p>
          </table:table-cell>
          <table:table-cell table:style-name="ce2" office:value-type="string" calcext:value-type="string">
            <text:p>Brücke 1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70" office:value-type="float" office:value="150000" calcext:value-type="float">
            <text:p>150.000</text:p>
          </table:table-cell>
          <table:table-cell table:style-name="ce170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170"/>
          <table:table-cell table:style-name="ce170" office:value-type="float" office:value="59160" calcext:value-type="float">
            <text:p>59.160</text:p>
          </table:table-cell>
          <table:table-cell table:style-name="ce170" table:number-columns-repeated="3"/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3" office:value-type="string" calcext:value-type="string">
            <text:p>Brücke 3</text:p>
          </table:table-cell>
          <table:table-cell table:style-name="ce2" office:value-type="string" calcext:value-type="string">
            <text:p>Schiffsfabrik 4</text:p>
          </table:table-cell>
          <table:table-cell table:style-name="ce2" office:value-type="string" calcext:value-type="string">
            <text:p>Flottenwerft 4</text:p>
          </table:table-cell>
          <table:table-cell table:style-name="ce2" office:value-type="string" calcext:value-type="string">
            <text:p>Brücke 2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70" office:value-type="float" office:value="450000" calcext:value-type="float">
            <text:p>450.000</text:p>
          </table:table-cell>
          <table:table-cell table:style-name="ce170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170"/>
          <table:table-cell table:style-name="ce170" office:value-type="float" office:value="585684" calcext:value-type="float">
            <text:p>585.684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4" office:value-type="string" calcext:value-type="string">
            <text:p>Brücke 4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Flottenwerft 6</text:p>
          </table:table-cell>
          <table:table-cell table:style-name="ce2" office:value-type="string" calcext:value-type="string">
            <text:p>Brücke 3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70" office:value-type="float" office:value="1350000" calcext:value-type="float">
            <text:p>1.350.000</text:p>
          </table:table-cell>
          <table:table-cell table:style-name="ce170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70"/>
          <table:table-cell table:style-name="ce170" office:value-type="float" office:value="4744038" calcext:value-type="float">
            <text:p>4.744.038</text:p>
          </table:table-cell>
          <table:table-cell table:style-name="ce170" table:number-columns-repeated="2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5" office:value-type="string" calcext:value-type="string">
            <text:p>Brücke 5</text:p>
          </table:table-cell>
          <table:table-cell table:style-name="ce2" office:value-type="string" calcext:value-type="string">
            <text:p>Flottenwerft 8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Brücke 4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70" office:value-type="float" office:value="4050000" calcext:value-type="float">
            <text:p>4.050.000</text:p>
          </table:table-cell>
          <table:table-cell table:style-name="ce170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70"/>
          <table:table-cell table:style-name="ce170" office:value-type="float" office:value="23909964" calcext:value-type="float">
            <text:p>23.909.964</text:p>
          </table:table-cell>
          <table:table-cell table:style-name="ce170" office:value-type="float" office:value="5977491" calcext:value-type="float">
            <text:p>5.977.491</text:p>
          </table:table-cell>
          <table:table-cell table:number-columns-repeated="2" table:style-name="ce170" office:value-type="float" office:value="2" calcext:value-type="float">
            <text:p>2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6" office:value-type="string" calcext:value-type="string">
            <text:p>Flottenwerft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2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7" office:value-type="string" calcext:value-type="string">
            <text:p>Flottenwerft 2</text:p>
          </table:table-cell>
          <table:table-cell table:style-name="ce2" office:value-type="string" calcext:value-type="string">
            <text:p>Flottenwerft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table:number-columns-repeated="2"/>
          <table:table-cell table:style-name="ce170"/>
          <table:table-cell table:style-name="ce170" office:value-type="float" office:value="16895" calcext:value-type="float">
            <text:p>16.895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8" office:value-type="string" calcext:value-type="string">
            <text:p>Flottenwerft 3</text:p>
          </table:table-cell>
          <table:table-cell table:style-name="ce2" office:value-type="string" calcext:value-type="string">
            <text:p>Flottenwerft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2"/>
          <table:table-cell table:style-name="ce170"/>
          <table:table-cell table:style-name="ce170" office:value-type="float" office:value="46465" calcext:value-type="float">
            <text:p>46.465</text:p>
          </table:table-cell>
          <table:table-cell table:style-name="ce170" table:number-columns-repeated="3"/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9" office:value-type="string" calcext:value-type="string">
            <text:p>Flottenwerft 4</text:p>
          </table:table-cell>
          <table:table-cell table:style-name="ce2" office:value-type="string" calcext:value-type="string">
            <text:p>Flottenwerft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table:number-columns-repeated="2"/>
          <table:table-cell table:style-name="ce170"/>
          <table:table-cell table:style-name="ce170" office:value-type="float" office:value="127775" calcext:value-type="float">
            <text:p>127.775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0" office:value-type="string" calcext:value-type="string">
            <text:p>Flottenwerft 5</text:p>
          </table:table-cell>
          <table:table-cell table:style-name="ce2" office:value-type="string" calcext:value-type="string">
            <text:p>Flottenwerft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table:number-columns-repeated="2"/>
          <table:table-cell table:style-name="ce170"/>
          <table:table-cell table:style-name="ce170" office:value-type="float" office:value="351385" calcext:value-type="float">
            <text:p>351.385</text:p>
          </table:table-cell>
          <table:table-cell table:style-name="ce170" table:number-columns-repeated="2"/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1" office:value-type="string" calcext:value-type="string">
            <text:p>Flottenwerft 6</text:p>
          </table:table-cell>
          <table:table-cell table:style-name="ce2" office:value-type="string" calcext:value-type="string">
            <text:p>Flottenwerft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table:number-columns-repeated="2"/>
          <table:table-cell table:style-name="ce170"/>
          <table:table-cell table:style-name="ce170" office:value-type="float" office:value="966306" calcext:value-type="float">
            <text:p>966.306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2" office:value-type="string" calcext:value-type="string">
            <text:p>Flottenwerft 7</text:p>
          </table:table-cell>
          <table:table-cell table:style-name="ce2" office:value-type="string" calcext:value-type="string">
            <text:p>Flottenwerft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2"/>
          <table:table-cell table:style-name="ce170"/>
          <table:table-cell table:style-name="ce170" office:value-type="float" office:value="2657343" calcext:value-type="float">
            <text:p>2.657.343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03" calcext:value-type="float">
            <text:p>2303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3" office:value-type="string" calcext:value-type="string">
            <text:p>Flottenwerft 8</text:p>
          </table:table-cell>
          <table:table-cell table:style-name="ce2" office:value-type="string" calcext:value-type="string">
            <text:p>Flottenwerft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2"/>
          <table:table-cell table:style-name="ce170"/>
          <table:table-cell table:style-name="ce170" office:value-type="float" office:value="7307690" calcext:value-type="float">
            <text:p>7.307.690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4" office:value-type="string" calcext:value-type="string">
            <text:p>Flottenwerft 9</text:p>
          </table:table-cell>
          <table:table-cell table:style-name="ce2" office:value-type="string" calcext:value-type="string">
            <text:p>Flottenwerft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2" table:number-columns-repeated="2"/>
          <table:table-cell table:style-name="ce170"/>
          <table:table-cell table:style-name="ce170" office:value-type="float" office:value="18085532" calcext:value-type="float">
            <text:p>18.085.532</text:p>
          </table:table-cell>
          <table:table-cell table:style-name="ce170" office:value-type="float" office:value="2009614" calcext:value-type="float">
            <text:p>2.009.614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5" office:value-type="string" calcext:value-type="string">
            <text:p>Flottenwerft 10</text:p>
          </table:table-cell>
          <table:table-cell table:style-name="ce2" office:value-type="string" calcext:value-type="string">
            <text:p>Flottenwerft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70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2" table:number-columns-repeated="2"/>
          <table:table-cell table:style-name="ce170"/>
          <table:table-cell table:style-name="ce170" office:value-type="float" office:value="44211518" calcext:value-type="float">
            <text:p>44.211.518</text:p>
          </table:table-cell>
          <table:table-cell table:style-name="ce170" office:value-type="float" office:value="11052880" calcext:value-type="float">
            <text:p>11.052.880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55" calcext:value-type="float">
            <text:p>3455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6" office:value-type="string" calcext:value-type="string">
            <text:p>Helium-3-Schürfe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70" office:value-type="float" office:value="8800" calcext:value-type="float">
            <text:p>8.800</text:p>
          </table:table-cell>
          <table:table-cell table:style-name="ce170" office:value-type="float" office:value="2160" calcext:value-type="float">
            <text:p>2.160</text:p>
          </table:table-cell>
          <table:table-cell table:style-name="ce2" table:number-columns-repeated="5"/>
          <table:table-cell table:style-name="ce170"/>
          <table:table-cell table:style-name="ce170" office:value-type="float" office:value="567" calcext:value-type="float">
            <text:p>567</text:p>
          </table:table-cell>
          <table:table-cell table:style-name="ce170" table:number-columns-repeated="4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7" office:value-type="string" calcext:value-type="string">
            <text:p>Helium-3-Schürfer 2</text:p>
          </table:table-cell>
          <table:table-cell table:style-name="ce2" office:value-type="string" calcext:value-type="string">
            <text:p>Helium-3-Schürfe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70" office:value-type="float" office:value="15360" calcext:value-type="float">
            <text:p>15.360</text:p>
          </table:table-cell>
          <table:table-cell table:style-name="ce170" office:value-type="float" office:value="2640" calcext:value-type="float">
            <text:p>2.640</text:p>
          </table:table-cell>
          <table:table-cell table:style-name="ce2" table:number-columns-repeated="5"/>
          <table:table-cell table:style-name="ce170"/>
          <table:table-cell table:style-name="ce170" office:value-type="float" office:value="1416" calcext:value-type="float">
            <text:p>1.416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8" office:value-type="string" calcext:value-type="string">
            <text:p>Helium-3-Schürfer 3</text:p>
          </table:table-cell>
          <table:table-cell table:style-name="ce2" office:value-type="string" calcext:value-type="string">
            <text:p>Helium-3-Schürfe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70" office:value-type="float" office:value="26880" calcext:value-type="float">
            <text:p>26.880</text:p>
          </table:table-cell>
          <table:table-cell table:style-name="ce170" office:value-type="float" office:value="3600" calcext:value-type="float">
            <text:p>3.600</text:p>
          </table:table-cell>
          <table:table-cell table:style-name="ce2" table:number-columns-repeated="5"/>
          <table:table-cell table:style-name="ce170"/>
          <table:table-cell table:style-name="ce170" office:value-type="float" office:value="3542" calcext:value-type="float">
            <text:p>3.542</text:p>
          </table:table-cell>
          <table:table-cell table:style-name="ce170" table:number-columns-repeated="3"/>
          <table:table-cell table:style-name="ce170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9" office:value-type="string" calcext:value-type="string">
            <text:p>Helium-3-Schürfer 4</text:p>
          </table:table-cell>
          <table:table-cell table:style-name="ce2" office:value-type="string" calcext:value-type="string">
            <text:p>Helium-3-Schürfe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70" office:value-type="float" office:value="45760" calcext:value-type="float">
            <text:p>45.760</text:p>
          </table:table-cell>
          <table:table-cell table:style-name="ce170" office:value-type="float" office:value="5040" calcext:value-type="float">
            <text:p>5.040</text:p>
          </table:table-cell>
          <table:table-cell table:style-name="ce2" table:number-columns-repeated="5"/>
          <table:table-cell table:style-name="ce170"/>
          <table:table-cell table:style-name="ce170" office:value-type="float" office:value="8855" calcext:value-type="float">
            <text:p>8.855</text:p>
          </table:table-cell>
          <table:table-cell table:style-name="ce170" table:number-columns-repeated="3"/>
          <table:table-cell table:style-name="ce170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0" office:value-type="string" calcext:value-type="string">
            <text:p>Helium-3-Schürfer 5</text:p>
          </table:table-cell>
          <table:table-cell table:style-name="ce2" office:value-type="string" calcext:value-type="string">
            <text:p>Helium-3-Schürfe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70" office:value-type="float" office:value="74400" calcext:value-type="float">
            <text:p>74.400</text:p>
          </table:table-cell>
          <table:table-cell table:style-name="ce170" office:value-type="float" office:value="6960" calcext:value-type="float">
            <text:p>6.960</text:p>
          </table:table-cell>
          <table:table-cell table:style-name="ce2" table:number-columns-repeated="5"/>
          <table:table-cell table:style-name="ce170"/>
          <table:table-cell table:style-name="ce170" office:value-type="float" office:value="22138" calcext:value-type="float">
            <text:p>22.138</text:p>
          </table:table-cell>
          <table:table-cell table:style-name="ce170" table:number-columns-repeated="3"/>
          <table:table-cell table:style-name="ce170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1" office:value-type="string" calcext:value-type="string">
            <text:p>Helium-3-Schürfer 6</text:p>
          </table:table-cell>
          <table:table-cell table:style-name="ce2" office:value-type="string" calcext:value-type="string">
            <text:p>Helium-3-Schürfe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70" office:value-type="float" office:value="115200" calcext:value-type="float">
            <text:p>115.200</text:p>
          </table:table-cell>
          <table:table-cell table:style-name="ce170" office:value-type="float" office:value="9360" calcext:value-type="float">
            <text:p>9.360</text:p>
          </table:table-cell>
          <table:table-cell table:style-name="ce2" table:number-columns-repeated="5"/>
          <table:table-cell table:style-name="ce170"/>
          <table:table-cell table:style-name="ce170" office:value-type="float" office:value="55338" calcext:value-type="float">
            <text:p>55.338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2" office:value-type="string" calcext:value-type="string">
            <text:p>Helium-3-Schürfer 7</text:p>
          </table:table-cell>
          <table:table-cell table:style-name="ce2" office:value-type="string" calcext:value-type="string">
            <text:p>Helium-3-Schürfe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70" office:value-type="float" office:value="170560" calcext:value-type="float">
            <text:p>170.560</text:p>
          </table:table-cell>
          <table:table-cell table:style-name="ce170" office:value-type="float" office:value="12240" calcext:value-type="float">
            <text:p>12.240</text:p>
          </table:table-cell>
          <table:table-cell table:style-name="ce2" table:number-columns-repeated="5"/>
          <table:table-cell table:style-name="ce170"/>
          <table:table-cell table:style-name="ce170" office:value-type="float" office:value="138347" calcext:value-type="float">
            <text:p>138.347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3" office:value-type="string" calcext:value-type="string">
            <text:p>Helium-3-Schürfer 8</text:p>
          </table:table-cell>
          <table:table-cell table:style-name="ce2" office:value-type="string" calcext:value-type="string">
            <text:p>Helium-3-Schürfe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70" office:value-type="float" office:value="242880" calcext:value-type="float">
            <text:p>242.880</text:p>
          </table:table-cell>
          <table:table-cell table:style-name="ce170" office:value-type="float" office:value="15600" calcext:value-type="float">
            <text:p>15.600</text:p>
          </table:table-cell>
          <table:table-cell table:style-name="ce2" table:number-columns-repeated="5"/>
          <table:table-cell table:style-name="ce170"/>
          <table:table-cell table:style-name="ce170" office:value-type="float" office:value="345866" calcext:value-type="float">
            <text:p>345.866</text:p>
          </table:table-cell>
          <table:table-cell table:style-name="ce170" table:number-columns-repeated="2"/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4" office:value-type="string" calcext:value-type="string">
            <text:p>Helium-3-Schürfer 9</text:p>
          </table:table-cell>
          <table:table-cell table:style-name="ce2" office:value-type="string" calcext:value-type="string">
            <text:p>Helium-3-Schürfe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70" office:value-type="float" office:value="334560" calcext:value-type="float">
            <text:p>334.560</text:p>
          </table:table-cell>
          <table:table-cell table:style-name="ce170" office:value-type="float" office:value="19440" calcext:value-type="float">
            <text:p>19.440</text:p>
          </table:table-cell>
          <table:table-cell table:style-name="ce2" table:number-columns-repeated="5"/>
          <table:table-cell table:style-name="ce170"/>
          <table:table-cell table:style-name="ce170" office:value-type="float" office:value="778198" calcext:value-type="float">
            <text:p>778.198</text:p>
          </table:table-cell>
          <table:table-cell table:style-name="ce170" office:value-type="float" office:value="86466" calcext:value-type="float">
            <text:p>86.466</text:p>
          </table:table-cell>
          <table:table-cell table:style-name="ce170"/>
          <table:table-cell table:number-columns-repeated="2" table:style-name="ce170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5" office:value-type="string" calcext:value-type="string">
            <text:p>Helium-3-Schürfer 10</text:p>
          </table:table-cell>
          <table:table-cell table:style-name="ce2" office:value-type="string" calcext:value-type="string">
            <text:p>Helium-3-Schürfe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70" office:value-type="float" office:value="448000" calcext:value-type="float">
            <text:p>448.000</text:p>
          </table:table-cell>
          <table:table-cell table:style-name="ce170" office:value-type="float" office:value="23760" calcext:value-type="float">
            <text:p>23.760</text:p>
          </table:table-cell>
          <table:table-cell table:style-name="ce2" table:number-columns-repeated="5"/>
          <table:table-cell table:style-name="ce170"/>
          <table:table-cell table:style-name="ce170" office:value-type="float" office:value="1384930" calcext:value-type="float">
            <text:p>1.384.930</text:p>
          </table:table-cell>
          <table:table-cell table:style-name="ce170" office:value-type="float" office:value="432332" calcext:value-type="float">
            <text:p>432.332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6" office:value-type="string" calcext:value-type="string">
            <text:p>Kampfmodul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70" table:number-columns-repeated="2"/>
          <table:table-cell table:style-name="ce173" table:number-columns-repeated="5"/>
          <table:table-cell table:style-name="ce170"/>
          <table:table-cell table:style-name="ce170" office:value-type="float" office:value="638" calcext:value-type="float">
            <text:p>638</text:p>
          </table:table-cell>
          <table:table-cell table:style-name="ce170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7" office:value-type="string" calcext:value-type="string">
            <text:p>Kampfmodul 2</text:p>
          </table:table-cell>
          <table:table-cell table:style-name="ce2" office:value-type="string" calcext:value-type="string">
            <text:p>Kampfmodul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920" calcext:value-type="float">
            <text:p>1.920</text:p>
          </table:table-cell>
          <table:table-cell table:style-name="ce170" table:number-columns-repeated="3"/>
          <table:table-cell table:style-name="ce170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8" office:value-type="string" calcext:value-type="string">
            <text:p>Kampfmodul 3</text:p>
          </table:table-cell>
          <table:table-cell table:style-name="ce2" office:value-type="string" calcext:value-type="string">
            <text:p>Kampfmodul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5760" calcext:value-type="float">
            <text:p>5.760</text:p>
          </table:table-cell>
          <table:table-cell table:style-name="ce170" table:number-columns-repeated="3"/>
          <table:table-cell table:style-name="ce170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9" office:value-type="string" calcext:value-type="string">
            <text:p>Kampfmodul 4</text:p>
          </table:table-cell>
          <table:table-cell table:style-name="ce2" office:value-type="string" calcext:value-type="string">
            <text:p>Kampfmodul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7280" calcext:value-type="float">
            <text:p>17.280</text:p>
          </table:table-cell>
          <table:table-cell table:style-name="ce170" table:number-columns-repeated="3"/>
          <table:table-cell table:style-name="ce170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0" office:value-type="string" calcext:value-type="string">
            <text:p>Kampfmodul 5</text:p>
          </table:table-cell>
          <table:table-cell table:style-name="ce2" office:value-type="string" calcext:value-type="string">
            <text:p>Kampfmodul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51840" calcext:value-type="float">
            <text:p>51.840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1" office:value-type="string" calcext:value-type="string">
            <text:p>Kampfmodul 6</text:p>
          </table:table-cell>
          <table:table-cell table:style-name="ce2" office:value-type="string" calcext:value-type="string">
            <text:p>Kampfmodul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55520" calcext:value-type="float">
            <text:p>155.520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2" office:value-type="string" calcext:value-type="string">
            <text:p>Kampfmodul 7</text:p>
          </table:table-cell>
          <table:table-cell table:style-name="ce2" office:value-type="string" calcext:value-type="string">
            <text:p>Kampfmodul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466560" calcext:value-type="float">
            <text:p>466.560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3" office:value-type="string" calcext:value-type="string">
            <text:p>Kampfmodul 8</text:p>
          </table:table-cell>
          <table:table-cell table:style-name="ce2" office:value-type="string" calcext:value-type="string">
            <text:p>Kampfmodul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1422" calcext:value-type="float">
            <text:p>1422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399680" calcext:value-type="float">
            <text:p>1.399.680</text:p>
          </table:table-cell>
          <table:table-cell table:style-name="ce170" table:number-columns-repeated="2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2" calcext:value-type="float">
            <text:p>212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4" office:value-type="string" calcext:value-type="string">
            <text:p>Kampfmodul 9</text:p>
          </table:table-cell>
          <table:table-cell table:style-name="ce2" office:value-type="string" calcext:value-type="string">
            <text:p>Kampfmodul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2008" calcext:value-type="float">
            <text:p>2008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3779135" calcext:value-type="float">
            <text:p>3.779.135</text:p>
          </table:table-cell>
          <table:table-cell table:style-name="ce170" office:value-type="float" office:value="419904" calcext:value-type="float">
            <text:p>419.904</text:p>
          </table:table-cell>
          <table:table-cell table:style-name="ce170"/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4" calcext:value-type="float">
            <text:p>354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5" office:value-type="string" calcext:value-type="string">
            <text:p>Kampfmodul 10</text:p>
          </table:table-cell>
          <table:table-cell table:style-name="ce2" office:value-type="string" calcext:value-type="string">
            <text:p>Kampfmodul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0077695" calcext:value-type="float">
            <text:p>10.077.695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?</text:p>
          </table:table-cell>
          <table:table-cell table:style-name="ce170" office:value-type="float" office:value="28" calcext:value-type="float">
            <text:p>28</text:p>
          </table:table-cell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6" office:value-type="string" calcext:value-type="string">
            <text:p>Lagermodul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70" office:value-type="float" office:value="50000" calcext:value-type="float">
            <text:p>5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567" calcext:value-type="float">
            <text:p>567</text:p>
          </table:table-cell>
          <table:table-cell table:style-name="ce170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7" office:value-type="string" calcext:value-type="string">
            <text:p>Lagermodul 2</text:p>
          </table:table-cell>
          <table:table-cell table:style-name="ce2" office:value-type="string" calcext:value-type="string">
            <text:p>Lagermodul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70" office:value-type="float" office:value="100000" calcext:value-type="float">
            <text:p>1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1416" calcext:value-type="float">
            <text:p>1.416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8" office:value-type="string" calcext:value-type="string">
            <text:p>Lagermodul 3</text:p>
          </table:table-cell>
          <table:table-cell table:style-name="ce2" office:value-type="string" calcext:value-type="string">
            <text:p>Lagermodul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70" office:value-type="float" office:value="200000" calcext:value-type="float">
            <text:p>2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3543" calcext:value-type="float">
            <text:p>3.543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9" office:value-type="string" calcext:value-type="string">
            <text:p>Lagermodul 4</text:p>
          </table:table-cell>
          <table:table-cell table:style-name="ce2" office:value-type="string" calcext:value-type="string">
            <text:p>Lagermodul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70" office:value-type="float" office:value="400000" calcext:value-type="float">
            <text:p>4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8853" calcext:value-type="float">
            <text:p>8.853</text:p>
          </table:table-cell>
          <table:table-cell table:style-name="ce170" table:number-columns-repeated="3"/>
          <table:table-cell table:style-name="ce170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0" office:value-type="string" calcext:value-type="string">
            <text:p>Lagermodul 5</text:p>
          </table:table-cell>
          <table:table-cell table:style-name="ce2" office:value-type="string" calcext:value-type="string">
            <text:p>Lagermodul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70" office:value-type="float" office:value="800000" calcext:value-type="float">
            <text:p>8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22134" calcext:value-type="float">
            <text:p>22.134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1" office:value-type="string" calcext:value-type="string">
            <text:p>Lagermodul 6</text:p>
          </table:table-cell>
          <table:table-cell table:style-name="ce2" office:value-type="string" calcext:value-type="string">
            <text:p>Lagermodul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70" office:value-type="float" office:value="1600000" calcext:value-type="float">
            <text:p>1.6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55338" calcext:value-type="float">
            <text:p>55.338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2" office:value-type="string" calcext:value-type="string">
            <text:p>Lagermodul 7</text:p>
          </table:table-cell>
          <table:table-cell table:style-name="ce2" office:value-type="string" calcext:value-type="string">
            <text:p>Lagermodul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70" office:value-type="float" office:value="3200000" calcext:value-type="float">
            <text:p>3.2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138345" calcext:value-type="float">
            <text:p>138.345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3" office:value-type="string" calcext:value-type="string">
            <text:p>Lagermodul 8</text:p>
          </table:table-cell>
          <table:table-cell table:style-name="ce2" office:value-type="string" calcext:value-type="string">
            <text:p>Lagermodul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70" office:value-type="float" office:value="6400000" calcext:value-type="float">
            <text:p>6.4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345867" calcext:value-type="float">
            <text:p>345.867</text:p>
          </table:table-cell>
          <table:table-cell table:style-name="ce170" table:number-columns-repeated="2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4" office:value-type="string" calcext:value-type="string">
            <text:p>Lagermodul 9</text:p>
          </table:table-cell>
          <table:table-cell table:style-name="ce2" office:value-type="string" calcext:value-type="string">
            <text:p>Lagermodul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70" office:value-type="float" office:value="12800000" calcext:value-type="float">
            <text:p>12.8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778200" calcext:value-type="float">
            <text:p>778.200</text:p>
          </table:table-cell>
          <table:table-cell table:style-name="ce170" office:value-type="float" office:value="86466" calcext:value-type="float">
            <text:p>86.466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6" calcext:value-type="float">
            <text:p>136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5" office:value-type="string" calcext:value-type="string">
            <text:p>Lagermodul 10</text:p>
          </table:table-cell>
          <table:table-cell table:style-name="ce2" office:value-type="string" calcext:value-type="string">
            <text:p>Lagermodul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70" office:value-type="float" office:value="25600000" calcext:value-type="float">
            <text:p>25.600.000</text:p>
          </table:table-cell>
          <table:table-cell table:style-name="ce170"/>
          <table:table-cell table:style-name="ce2" table:number-columns-repeated="5"/>
          <table:table-cell table:style-name="ce170"/>
          <table:table-cell table:style-name="ce170" office:value-type="float" office:value="1729329" calcext:value-type="float">
            <text:p>1.729.329</text:p>
          </table:table-cell>
          <table:table-cell table:style-name="ce170" office:value-type="float" office:value="432333" calcext:value-type="float">
            <text:p>432.333</text:p>
          </table:table-cell>
          <table:table-cell table:style-name="ce170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4" calcext:value-type="float">
            <text:p>204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6" office:value-type="string" calcext:value-type="string">
            <text:p>Mineralerz-Schürfe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70" office:value-type="float" office:value="8800" calcext:value-type="float">
            <text:p>8.800</text:p>
          </table:table-cell>
          <table:table-cell table:style-name="ce170" office:value-type="float" office:value="2160" calcext:value-type="float">
            <text:p>2.160</text:p>
          </table:table-cell>
          <table:table-cell table:style-name="ce2" table:number-columns-repeated="5"/>
          <table:table-cell table:style-name="ce170"/>
          <table:table-cell table:style-name="ce170" office:value-type="float" office:value="567" calcext:value-type="float">
            <text:p>567</text:p>
          </table:table-cell>
          <table:table-cell table:style-name="ce170" table:number-columns-repeated="4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7" office:value-type="string" calcext:value-type="string">
            <text:p>Mineralerz-Schürfer 2</text:p>
          </table:table-cell>
          <table:table-cell table:style-name="ce2" office:value-type="string" calcext:value-type="string">
            <text:p>Mineralerz-Schürfe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70" office:value-type="float" office:value="15360" calcext:value-type="float">
            <text:p>15.360</text:p>
          </table:table-cell>
          <table:table-cell table:style-name="ce170" office:value-type="float" office:value="2640" calcext:value-type="float">
            <text:p>2.640</text:p>
          </table:table-cell>
          <table:table-cell table:style-name="ce2" table:number-columns-repeated="5"/>
          <table:table-cell table:style-name="ce170"/>
          <table:table-cell table:style-name="ce170" office:value-type="float" office:value="1416" calcext:value-type="float">
            <text:p>1.416</text:p>
          </table:table-cell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8" office:value-type="string" calcext:value-type="string">
            <text:p>Mineralerz-Schürfer 3</text:p>
          </table:table-cell>
          <table:table-cell table:style-name="ce2" office:value-type="string" calcext:value-type="string">
            <text:p>Mineralerz-Schürfe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70" office:value-type="float" office:value="26880" calcext:value-type="float">
            <text:p>26.880</text:p>
          </table:table-cell>
          <table:table-cell table:style-name="ce170" office:value-type="float" office:value="3600" calcext:value-type="float">
            <text:p>3.600</text:p>
          </table:table-cell>
          <table:table-cell table:style-name="ce2" table:number-columns-repeated="5"/>
          <table:table-cell table:style-name="ce170"/>
          <table:table-cell table:style-name="ce170" office:value-type="float" office:value="3542" calcext:value-type="float">
            <text:p>3.542</text:p>
          </table:table-cell>
          <table:table-cell table:style-name="ce170" table:number-columns-repeated="3"/>
          <table:table-cell table:style-name="ce170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9" office:value-type="string" calcext:value-type="string">
            <text:p>Mineralerz-Schürfer 4</text:p>
          </table:table-cell>
          <table:table-cell table:style-name="ce2" office:value-type="string" calcext:value-type="string">
            <text:p>Mineralerz-Schürfe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70" office:value-type="float" office:value="45760" calcext:value-type="float">
            <text:p>45.760</text:p>
          </table:table-cell>
          <table:table-cell table:style-name="ce170" office:value-type="float" office:value="5040" calcext:value-type="float">
            <text:p>5.040</text:p>
          </table:table-cell>
          <table:table-cell table:style-name="ce2" table:number-columns-repeated="5"/>
          <table:table-cell table:style-name="ce170"/>
          <table:table-cell table:style-name="ce170" office:value-type="float" office:value="8855" calcext:value-type="float">
            <text:p>8.855</text:p>
          </table:table-cell>
          <table:table-cell table:style-name="ce170" table:number-columns-repeated="3"/>
          <table:table-cell table:style-name="ce170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0" office:value-type="string" calcext:value-type="string">
            <text:p>Mineralerz-Schürfer 5</text:p>
          </table:table-cell>
          <table:table-cell table:style-name="ce2" office:value-type="string" calcext:value-type="string">
            <text:p>Mineralerz-Schürfe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70" office:value-type="float" office:value="74400" calcext:value-type="float">
            <text:p>74.400</text:p>
          </table:table-cell>
          <table:table-cell table:style-name="ce170" office:value-type="float" office:value="6960" calcext:value-type="float">
            <text:p>6.960</text:p>
          </table:table-cell>
          <table:table-cell table:style-name="ce2" table:number-columns-repeated="5"/>
          <table:table-cell table:style-name="ce170"/>
          <table:table-cell table:style-name="ce170" office:value-type="float" office:value="22138" calcext:value-type="float">
            <text:p>22.138</text:p>
          </table:table-cell>
          <table:table-cell table:style-name="ce170" table:number-columns-repeated="3"/>
          <table:table-cell table:style-name="ce170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1" office:value-type="string" calcext:value-type="string">
            <text:p>Mineralerz-Schürfer 6</text:p>
          </table:table-cell>
          <table:table-cell table:style-name="ce2" office:value-type="string" calcext:value-type="string">
            <text:p>Mineralerz-Schürfe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70" office:value-type="float" office:value="115200" calcext:value-type="float">
            <text:p>115.200</text:p>
          </table:table-cell>
          <table:table-cell table:style-name="ce170" office:value-type="float" office:value="9360" calcext:value-type="float">
            <text:p>9.360</text:p>
          </table:table-cell>
          <table:table-cell table:style-name="ce2" table:number-columns-repeated="5"/>
          <table:table-cell table:style-name="ce170"/>
          <table:table-cell table:style-name="ce170" office:value-type="float" office:value="55338" calcext:value-type="float">
            <text:p>55.338</text:p>
          </table:table-cell>
          <table:table-cell table:style-name="ce170" table:number-columns-repeated="2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2" office:value-type="string" calcext:value-type="string">
            <text:p>Mineralerz-Schürfer 7</text:p>
          </table:table-cell>
          <table:table-cell table:style-name="ce2" office:value-type="string" calcext:value-type="string">
            <text:p>Mineralerz-Schürfe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70" office:value-type="float" office:value="140560" calcext:value-type="float">
            <text:p>140.560</text:p>
          </table:table-cell>
          <table:table-cell table:style-name="ce170" office:value-type="float" office:value="12240" calcext:value-type="float">
            <text:p>12.240</text:p>
          </table:table-cell>
          <table:table-cell table:style-name="ce2" table:number-columns-repeated="5"/>
          <table:table-cell table:style-name="ce170"/>
          <table:table-cell table:style-name="ce170" office:value-type="float" office:value="138347" calcext:value-type="float">
            <text:p>138.347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3" office:value-type="string" calcext:value-type="string">
            <text:p>Mineralerz-Schürfer 8</text:p>
          </table:table-cell>
          <table:table-cell table:style-name="ce2" office:value-type="string" calcext:value-type="string">
            <text:p>Mineralerz-Schürfe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70" office:value-type="float" office:value="242880" calcext:value-type="float">
            <text:p>242.880</text:p>
          </table:table-cell>
          <table:table-cell table:style-name="ce170" office:value-type="float" office:value="15600" calcext:value-type="float">
            <text:p>15.600</text:p>
          </table:table-cell>
          <table:table-cell table:style-name="ce2" table:number-columns-repeated="5"/>
          <table:table-cell table:style-name="ce170"/>
          <table:table-cell table:style-name="ce170" office:value-type="float" office:value="345866" calcext:value-type="float">
            <text:p>345.866</text:p>
          </table:table-cell>
          <table:table-cell table:style-name="ce170" table:number-columns-repeated="2"/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4" office:value-type="string" calcext:value-type="string">
            <text:p>Mineralerz-Schürfer 9</text:p>
          </table:table-cell>
          <table:table-cell table:style-name="ce2" office:value-type="string" calcext:value-type="string">
            <text:p>Mineralerz-Schürfe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70" office:value-type="float" office:value="334560" calcext:value-type="float">
            <text:p>334.560</text:p>
          </table:table-cell>
          <table:table-cell table:style-name="ce170" office:value-type="float" office:value="19440" calcext:value-type="float">
            <text:p>19.440</text:p>
          </table:table-cell>
          <table:table-cell table:style-name="ce2" table:number-columns-repeated="5"/>
          <table:table-cell table:style-name="ce170"/>
          <table:table-cell table:style-name="ce170" office:value-type="float" office:value="778198" calcext:value-type="float">
            <text:p>778.198</text:p>
          </table:table-cell>
          <table:table-cell table:style-name="ce170" office:value-type="float" office:value="86466" calcext:value-type="float">
            <text:p>86.466</text:p>
          </table:table-cell>
          <table:table-cell table:style-name="ce170"/>
          <table:table-cell table:number-columns-repeated="2" table:style-name="ce170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5" office:value-type="string" calcext:value-type="string">
            <text:p>Mineralerz-Schürfer 10</text:p>
          </table:table-cell>
          <table:table-cell table:style-name="ce2" office:value-type="string" calcext:value-type="string">
            <text:p>Mineralerz-Schürfe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70" office:value-type="float" office:value="448000" calcext:value-type="float">
            <text:p>448.000</text:p>
          </table:table-cell>
          <table:table-cell table:style-name="ce170" office:value-type="float" office:value="23760" calcext:value-type="float">
            <text:p>23.760</text:p>
          </table:table-cell>
          <table:table-cell table:style-name="ce2" table:number-columns-repeated="5"/>
          <table:table-cell table:style-name="ce170"/>
          <table:table-cell table:style-name="ce170" office:value-type="float" office:value="1729330" calcext:value-type="float">
            <text:p>1.729.330</text:p>
          </table:table-cell>
          <table:table-cell table:style-name="ce170" office:value-type="float" office:value="432332" calcext:value-type="float">
            <text:p>432.332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6" office:value-type="string" calcext:value-type="string">
            <text:p>Schiffsfabrik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70" table:number-columns-repeated="2"/>
          <table:table-cell table:style-name="ce2" table:number-columns-repeated="5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7" office:value-type="string" calcext:value-type="string">
            <text:p>Schiffsfabrik 2</text:p>
          </table:table-cell>
          <table:table-cell table:style-name="ce2" office:value-type="string" calcext:value-type="string">
            <text:p>Schiffsfabrik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6895" calcext:value-type="float">
            <text:p>16.895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8" office:value-type="string" calcext:value-type="string">
            <text:p>Schiffsfabrik 3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46465" calcext:value-type="float">
            <text:p>46.465</text:p>
          </table:table-cell>
          <table:table-cell table:style-name="ce170" table:number-columns-repeated="3"/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9" office:value-type="string" calcext:value-type="string">
            <text:p>Schiffsfabrik 4</text:p>
          </table:table-cell>
          <table:table-cell table:style-name="ce2" office:value-type="string" calcext:value-type="string">
            <text:p>Schiffsfabrik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27775" calcext:value-type="float">
            <text:p>127.775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0" office:value-type="string" calcext:value-type="string">
            <text:p>Schiffsfabrik 5</text:p>
          </table:table-cell>
          <table:table-cell table:style-name="ce2" office:value-type="string" calcext:value-type="string">
            <text:p>Schiffsfabrik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351385" calcext:value-type="float">
            <text:p>351.385</text:p>
          </table:table-cell>
          <table:table-cell table:style-name="ce170" table:number-columns-repeated="2"/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1" office:value-type="string" calcext:value-type="string">
            <text:p>Schiffsfabrik 6</text:p>
          </table:table-cell>
          <table:table-cell table:style-name="ce2" office:value-type="string" calcext:value-type="string">
            <text:p>Schiffsfabrik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966306" calcext:value-type="float">
            <text:p>966.306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2" office:value-type="string" calcext:value-type="string">
            <text:p>Schiffsfabrik 7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2657343" calcext:value-type="float">
            <text:p>2.657.343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03" calcext:value-type="float">
            <text:p>2303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3" office:value-type="string" calcext:value-type="string">
            <text:p>Schiffsfabrik 8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7307690" calcext:value-type="float">
            <text:p>7.307.690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4" office:value-type="string" calcext:value-type="string">
            <text:p>Schiffsfabrik 9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8086532" calcext:value-type="float">
            <text:p>18.086.532</text:p>
          </table:table-cell>
          <table:table-cell table:style-name="ce170" office:value-type="float" office:value="2009614" calcext:value-type="float">
            <text:p>2.009.614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5" office:value-type="string" calcext:value-type="string">
            <text:p>Schiffsfabrik 10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44211518" calcext:value-type="float">
            <text:p>44.211.518</text:p>
          </table:table-cell>
          <table:table-cell table:style-name="ce170" office:value-type="float" office:value="11052880" calcext:value-type="float">
            <text:p>11.052.880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48" calcext:value-type="float">
            <text:p>48</text:p>
          </table:table-cell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6" office:value-type="string" calcext:value-type="string">
            <text:p>Schiffs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70" table:number-columns-repeated="2"/>
          <table:table-cell table:style-name="ce2" table:number-columns-repeated="5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7" office:value-type="string" calcext:value-type="string">
            <text:p>Schiffslabor 2</text:p>
          </table:table-cell>
          <table:table-cell table:style-name="ce2" office:value-type="string" calcext:value-type="string">
            <text:p>Schiffslabo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2136" calcext:value-type="float">
            <text:p>12.136</text:p>
          </table:table-cell>
          <table:table-cell table:style-name="ce170" table:number-columns-repeated="3"/>
          <table:table-cell table:style-name="ce170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8" office:value-type="string" calcext:value-type="string">
            <text:p>Schiffslabor 3</text:p>
          </table:table-cell>
          <table:table-cell table:style-name="ce2" office:value-type="string" calcext:value-type="string">
            <text:p>Schiffs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33376" calcext:value-type="float">
            <text:p>33.376</text:p>
          </table:table-cell>
          <table:table-cell table:style-name="ce170" table:number-columns-repeated="3"/>
          <table:table-cell table:style-name="ce170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9" office:value-type="string" calcext:value-type="string">
            <text:p>Schiffslabor 4</text:p>
          </table:table-cell>
          <table:table-cell table:style-name="ce2" office:value-type="string" calcext:value-type="string">
            <text:p>Schiffs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91781" calcext:value-type="float">
            <text:p>91.781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0" office:value-type="string" calcext:value-type="string">
            <text:p>Schiffslabor 5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4" calcext:value-type="float">
            <text:p>114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252398" calcext:value-type="float">
            <text:p>252.398</text:p>
          </table:table-cell>
          <table:table-cell table:style-name="ce170" table:number-columns-repeated="2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1" office:value-type="string" calcext:value-type="string">
            <text:p>Schiffslabor 6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694093" calcext:value-type="float">
            <text:p>694.093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2" office:value-type="string" calcext:value-type="string">
            <text:p>Schiffslabor 7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908752" calcext:value-type="float">
            <text:p>1.908.752</text:p>
          </table:table-cell>
          <table:table-cell table:style-name="ce170"/>
          <table:table-cell table:number-columns-repeated="2" table:style-name="ce170" office:value-type="float" office:value="2" calcext:value-type="float">
            <text:p>2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3" office:value-type="string" calcext:value-type="string">
            <text:p>Schiffslabor 8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5249071" calcext:value-type="float">
            <text:p>5.249.071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4" office:value-type="string" calcext:value-type="string">
            <text:p>Schiffslabor 9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2991450" calcext:value-type="float">
            <text:p>12.991.450</text:p>
          </table:table-cell>
          <table:table-cell table:style-name="ce170" office:value-type="float" office:value="1443494" calcext:value-type="float">
            <text:p>1.443.494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48" calcext:value-type="float">
            <text:p>48</text:p>
          </table:table-cell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5" office:value-type="string" calcext:value-type="string">
            <text:p>Schiffslabor 10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31776882" calcext:value-type="float">
            <text:p>31.776.882</text:p>
          </table:table-cell>
          <table:table-cell table:style-name="ce170" office:value-type="float" office:value="7939220" calcext:value-type="float">
            <text:p>7.939.220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88" calcext:value-type="float">
            <text:p>4188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6" office:value-type="string" calcext:value-type="string">
            <text:p>Technik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70" table:number-columns-repeated="2"/>
          <table:table-cell table:style-name="ce2" table:number-columns-repeated="5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7" office:value-type="string" calcext:value-type="string">
            <text:p>Techniklabor 2</text:p>
          </table:table-cell>
          <table:table-cell table:style-name="ce2" office:value-type="string" calcext:value-type="string">
            <text:p>Techniklabo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1586" calcext:value-type="float">
            <text:p>11.586</text:p>
          </table:table-cell>
          <table:table-cell table:style-name="ce170" table:number-columns-repeated="3"/>
          <table:table-cell table:style-name="ce170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8" office:value-type="string" calcext:value-type="string">
            <text:p>Techniklabor 3</text:p>
          </table:table-cell>
          <table:table-cell table:style-name="ce2" office:value-type="string" calcext:value-type="string">
            <text:p>Technik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31857" calcext:value-type="float">
            <text:p>31.857</text:p>
          </table:table-cell>
          <table:table-cell table:style-name="ce170" table:number-columns-repeated="3"/>
          <table:table-cell table:style-name="ce170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9" office:value-type="string" calcext:value-type="string">
            <text:p>Techniklabor 4</text:p>
          </table:table-cell>
          <table:table-cell table:style-name="ce2" office:value-type="string" calcext:value-type="string">
            <text:p>Technik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87607" calcext:value-type="float">
            <text:p>87.607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0" office:value-type="string" calcext:value-type="string">
            <text:p>Techniklabor 5</text:p>
          </table:table-cell>
          <table:table-cell table:style-name="ce2" office:value-type="string" calcext:value-type="string">
            <text:p>Technik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240925" calcext:value-type="float">
            <text:p>240.925</text:p>
          </table:table-cell>
          <table:table-cell table:style-name="ce170" table:number-columns-repeated="2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1" office:value-type="string" calcext:value-type="string">
            <text:p>Techniklabor 6</text:p>
          </table:table-cell>
          <table:table-cell table:style-name="ce2" office:value-type="string" calcext:value-type="string">
            <text:p>Technik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662542" calcext:value-type="float">
            <text:p>662.542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48" calcext:value-type="float">
            <text:p>48</text:p>
          </table:table-cell>
          <table:table-cell table:style-name="ce170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2" office:value-type="string" calcext:value-type="string">
            <text:p>Techniklabor 7</text:p>
          </table:table-cell>
          <table:table-cell table:style-name="ce2" office:value-type="string" calcext:value-type="string">
            <text:p>Technik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821992" calcext:value-type="float">
            <text:p>1.821.992</text:p>
          </table:table-cell>
          <table:table-cell table:style-name="ce170"/>
          <table:table-cell table:number-columns-repeated="2" table:style-name="ce170" office:value-type="float" office:value="2" calcext:value-type="float">
            <text:p>2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3" office:value-type="string" calcext:value-type="string">
            <text:p>Techniklabor 8</text:p>
          </table:table-cell>
          <table:table-cell table:style-name="ce2" office:value-type="string" calcext:value-type="string">
            <text:p>Techniklabo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5010477" calcext:value-type="float">
            <text:p>5.010.477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4" office:value-type="string" calcext:value-type="string">
            <text:p>Techniklabor 9</text:p>
          </table:table-cell>
          <table:table-cell table:style-name="ce2" office:value-type="string" calcext:value-type="string">
            <text:p>Techniklabo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2400932" calcext:value-type="float">
            <text:p>12.400.932</text:p>
          </table:table-cell>
          <table:table-cell table:style-name="ce170" office:value-type="float" office:value="1377881" calcext:value-type="float">
            <text:p>1.377.881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48" calcext:value-type="float">
            <text:p>48</text:p>
          </table:table-cell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5" office:value-type="string" calcext:value-type="string">
            <text:p>Techniklabor 10</text:p>
          </table:table-cell>
          <table:table-cell table:style-name="ce2" office:value-type="string" calcext:value-type="string">
            <text:p>Techniklabo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30313384" calcext:value-type="float">
            <text:p>30.313.384</text:p>
          </table:table-cell>
          <table:table-cell table:style-name="ce170" office:value-type="float" office:value="7578346" calcext:value-type="float">
            <text:p>7.578.346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28" calcext:value-type="float">
            <text:p>28</text:p>
          </table:table-cell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6" office:value-type="string" calcext:value-type="string">
            <text:p>Terminus-Mine 1</text:p>
          </table:table-cell>
          <table:table-cell table:style-name="ce2" office:value-type="string" calcext:value-type="string">
            <text:p>Brücke 3</text:p>
          </table:table-cell>
          <table:table-cell table:style-name="ce2" table:number-columns-repeated="2"/>
          <table:table-cell table:style-name="ce2" office:value-type="float" office:value="900" calcext:value-type="float">
            <text:p>900</text:p>
          </table:table-cell>
          <table:table-cell table:style-name="ce2" table:number-columns-repeated="2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/>
          <table:table-cell table:style-name="ce170" office:value-type="float" office:value="77760" calcext:value-type="float">
            <text:p>77.760</text:p>
          </table:table-cell>
          <table:table-cell table:style-name="ce170" table:number-columns-repeated="3"/>
          <table:table-cell table:style-name="ce170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7" office:value-type="string" calcext:value-type="string">
            <text:p>Terminus-Mine 2</text:p>
          </table:table-cell>
          <table:table-cell table:style-name="ce2" table:number-columns-repeated="3"/>
          <table:table-cell table:style-name="ce2" office:value-type="float" office:value="1350" calcext:value-type="float">
            <text:p>1350</text:p>
          </table:table-cell>
          <table:table-cell table:style-name="ce2" table:number-columns-repeated="2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8" office:value-type="string" calcext:value-type="string">
            <text:p>Terminus-Mine 3</text:p>
          </table:table-cell>
          <table:table-cell table:style-name="ce2" table:number-columns-repeated="6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9" office:value-type="string" calcext:value-type="string">
            <text:p>Terminus-Mine 4</text:p>
          </table:table-cell>
          <table:table-cell table:style-name="ce2" table:number-columns-repeated="6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0" office:value-type="string" calcext:value-type="string">
            <text:p>Terminus-Mine 5</text:p>
          </table:table-cell>
          <table:table-cell table:style-name="ce2" table:number-columns-repeated="6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1" office:value-type="string" calcext:value-type="string">
            <text:p>Terminus-Mine 6</text:p>
          </table:table-cell>
          <table:table-cell table:style-name="ce2" table:number-columns-repeated="6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2" office:value-type="string" calcext:value-type="string">
            <text:p>Terminus-Mine 7</text:p>
          </table:table-cell>
          <table:table-cell table:style-name="ce2" table:number-columns-repeated="6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3" office:value-type="string" calcext:value-type="string">
            <text:p>Terminus-Mine 8</text:p>
          </table:table-cell>
          <table:table-cell table:style-name="ce2" table:number-columns-repeated="6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4" office:value-type="string" calcext:value-type="string">
            <text:p>Terminus-Mine 9</text:p>
          </table:table-cell>
          <table:table-cell table:style-name="ce2" table:number-columns-repeated="6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5" office:value-type="string" calcext:value-type="string">
            <text:p>Terminus-Mine 10</text:p>
          </table:table-cell>
          <table:table-cell table:style-name="ce2" table:number-columns-repeated="6"/>
          <table:table-cell table:style-name="ce170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6" office:value-type="string" calcext:value-type="string">
            <text:p>Waffen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70" table:number-columns-repeated="2"/>
          <table:table-cell table:style-name="ce2" table:number-columns-repeated="5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7" office:value-type="string" calcext:value-type="string">
            <text:p>Waffenlabor 2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1034" calcext:value-type="float">
            <text:p>11.034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8" office:value-type="string" calcext:value-type="string">
            <text:p>Waffenlabor 3</text:p>
          </table:table-cell>
          <table:table-cell table:style-name="ce2" office:value-type="string" calcext:value-type="string">
            <text:p>Waffen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30341" calcext:value-type="float">
            <text:p>30.341</text:p>
          </table:table-cell>
          <table:table-cell table:style-name="ce170" table:number-columns-repeated="3"/>
          <table:table-cell table:style-name="ce170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9" office:value-type="string" calcext:value-type="string">
            <text:p>Waffenlabor 4</text:p>
          </table:table-cell>
          <table:table-cell table:style-name="ce2" office:value-type="string" calcext:value-type="string">
            <text:p>Waffen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83438" calcext:value-type="float">
            <text:p>83.438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0" office:value-type="string" calcext:value-type="string">
            <text:p>Waffenlabor 5</text:p>
          </table:table-cell>
          <table:table-cell table:style-name="ce2" office:value-type="string" calcext:value-type="string">
            <text:p>Waffen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229453" calcext:value-type="float">
            <text:p>229.453</text:p>
          </table:table-cell>
          <table:table-cell table:style-name="ce170" table:number-columns-repeated="2"/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1" office:value-type="string" calcext:value-type="string">
            <text:p>Waffenlabor 6</text:p>
          </table:table-cell>
          <table:table-cell table:style-name="ce2" office:value-type="string" calcext:value-type="string">
            <text:p>Waffen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630992" calcext:value-type="float">
            <text:p>630.992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2" office:value-type="string" calcext:value-type="string">
            <text:p>Waffenlabor 7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735231" calcext:value-type="float">
            <text:p>1.735.231</text:p>
          </table:table-cell>
          <table:table-cell table:style-name="ce170"/>
          <table:table-cell table:number-columns-repeated="2" table:style-name="ce170" office:value-type="float" office:value="2" calcext:value-type="float">
            <text:p>2</text:p>
          </table:table-cell>
          <table:table-cell table:style-name="ce17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3" office:value-type="string" calcext:value-type="string">
            <text:p>Waffenlabor 8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4771882" calcext:value-type="float">
            <text:p>4.771.882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4" office:value-type="string" calcext:value-type="string">
            <text:p>Waffenlabor 9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1810409" calcext:value-type="float">
            <text:p>11.810.409</text:p>
          </table:table-cell>
          <table:table-cell table:style-name="ce170" office:value-type="float" office:value="1312268" calcext:value-type="float">
            <text:p>1.312.268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5" calcext:value-type="float">
            <text:p>2755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5" office:value-type="string" calcext:value-type="string">
            <text:p>Waffenlabor 10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28869890" calcext:value-type="float">
            <text:p>28.869.890</text:p>
          </table:table-cell>
          <table:table-cell table:style-name="ce170" office:value-type="float" office:value="7217473" calcext:value-type="float">
            <text:p>7.217.473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88" calcext:value-type="float">
            <text:p>4188</text:p>
          </table:table-cell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6" office:value-type="string" calcext:value-type="string">
            <text:p>Werkstatt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70" table:number-columns-repeated="2"/>
          <table:table-cell table:style-name="ce2" table:number-columns-repeated="5"/>
          <table:table-cell table:style-name="ce170" table:number-columns-repeated="6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7" office:value-type="string" calcext:value-type="string">
            <text:p>Werkstatt 2</text:p>
          </table:table-cell>
          <table:table-cell table:style-name="ce2" office:value-type="string" calcext:value-type="string">
            <text:p>Werkstatt 1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5775" calcext:value-type="float">
            <text:p>5.775</text:p>
          </table:table-cell>
          <table:table-cell table:style-name="ce170" table:number-columns-repeated="3"/>
          <table:table-cell table:style-name="ce170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8" office:value-type="string" calcext:value-type="string">
            <text:p>Werkstatt 3</text:p>
          </table:table-cell>
          <table:table-cell table:style-name="ce2" office:value-type="string" calcext:value-type="string">
            <text:p>Werkstatt 2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8525" calcext:value-type="float">
            <text:p>18.525</text:p>
          </table:table-cell>
          <table:table-cell table:style-name="ce170" table:number-columns-repeated="3"/>
          <table:table-cell table:style-name="ce170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9" office:value-type="string" calcext:value-type="string">
            <text:p>Werkstatt 4</text:p>
          </table:table-cell>
          <table:table-cell table:style-name="ce2" office:value-type="string" calcext:value-type="string">
            <text:p>Werkstatt 3</text:p>
          </table:table-cell>
          <table:table-cell table:style-name="ce2" office:value-type="string" calcext:value-type="string">
            <text:p>Brücke 4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string" calcext:value-type="string">
            <text:p>12136?</text:p>
          </table:table-cell>
          <table:table-cell table:style-name="ce170" table:number-columns-repeated="4"/>
          <table:table-cell table:style-name="ce2" table:number-columns-repeated="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20" office:value-type="string" calcext:value-type="string">
            <text:p>Werkstatt 5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70" table:number-columns-repeated="2"/>
          <table:table-cell table:style-name="ce2" table:number-columns-repeated="5"/>
          <table:table-cell table:style-name="ce170"/>
          <table:table-cell table:style-name="ce170" office:value-type="float" office:value="190740" calcext:value-type="float">
            <text:p>190.740</text:p>
          </table:table-cell>
          <table:table-cell table:style-name="ce170" table:number-columns-repeated="2"/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7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21" office:value-type="string" calcext:value-type="string">
            <text:p>Werkstatt 6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70" table:number-columns-repeated="2"/>
          <table:table-cell table:style-name="ce2" table:number-columns-repeated="5"/>
          <table:table-cell table:style-name="ce170" table:number-columns-repeated="4"/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0" calcext:value-type="float">
            <text:p>10</text:p>
          </table:table-cell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22" office:value-type="string" calcext:value-type="string">
            <text:p>Werkstatt 7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table:number-columns-repeated="3"/>
          <table:table-cell table:style-name="ce170" table:number-columns-repeated="2"/>
          <table:table-cell table:style-name="ce2" table:number-columns-repeated="5"/>
          <table:table-cell table:style-name="ce170" table:number-columns-repeated="3"/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22" calcext:value-type="float">
            <text:p>22</text:p>
          </table:table-cell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23" office:value-type="string" calcext:value-type="string">
            <text:p>Werkstatt 8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table:number-columns-repeated="3"/>
          <table:table-cell table:style-name="ce170" table:number-columns-repeated="2"/>
          <table:table-cell table:style-name="ce2" table:number-columns-repeated="5"/>
          <table:table-cell table:style-name="ce170" table:number-columns-repeated="6"/>
          <table:table-cell table:style-name="ce2" table:number-columns-repeated="2"/>
          <table:table-cell table:style-name="ce176"/>
          <table:table-cell table:number-columns-repeated="996"/>
        </table:table-row>
        <table:table-row table:style-name="ro3" table:number-rows-repeated="7">
          <table:table-cell table:style-name="ce179"/>
          <table:table-cell table:number-columns-repeated="23"/>
          <table:table-cell table:style-name="ce500"/>
          <table:table-cell table:number-columns-repeated="996"/>
        </table:table-row>
        <table:table-row table:style-name="ro3" table:number-rows-repeated="11">
          <table:table-cell table:style-name="ce179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70" table:default-cell-style-name="Default"/>
        <table:table-column table:style-name="co71" table:default-cell-style-name="ce3"/>
        <table:table-column table:style-name="co72" table:default-cell-style-name="ce628"/>
        <table:table-column table:style-name="co36" table:default-cell-style-name="Default"/>
        <table:table-row table:style-name="ro3">
          <table:table-cell table:style-name="ce624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624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624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625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29" office:value-type="string" calcext:value-type="string">
            <text:p>Bauzeit in Tagen</text:p>
          </table:table-cell>
          <table:table-cell table:style-name="ce631"/>
        </table:table-row>
        <table:table-row table:style-name="ro3">
          <table:table-cell table:style-name="ce625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30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625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626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627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office:forms form:automatic-focus="false" form:apply-design-mode="false"/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3" table:default-cell-style-name="Default"/>
        <table:table-column table:style-name="co74" table:default-cell-style-name="Default"/>
        <table:table-column table:style-name="co36" table:default-cell-style-name="ce3"/>
        <table:table-column table:style-name="co75" table:default-cell-style-name="Default"/>
        <table:table-column table:style-name="co76" table:default-cell-style-name="Default"/>
        <table:table-column table:style-name="co36" table:default-cell-style-name="Default"/>
        <table:table-row table:style-name="ro7">
          <table:table-cell/>
          <table:table-cell table:style-name="ce633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632"/>
          <table:table-cell/>
          <table:table-cell table:style-name="Default"/>
          <table:table-cell table:number-columns-repeated="3"/>
        </table:table-row>
        <table:table-row table:style-name="ro9">
          <table:table-cell table:style-name="ce632"/>
          <table:table-cell table:style-name="ce634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632"/>
          <table:table-cell table:style-name="ce635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 table:number-columns-repeated="3"/>
          <table:table-cell table:style-name="ce637" table:formula="of:=IFNA(IF(OFFSET([Schiffslabor.$C$1];MATCH([.$B$10];[Schiffslabor.C2:.C153];0);ROW([Schiffslabor.C8]))&gt;0;OFFSET([Schiffslabor.$C$1];MATCH([.$B$10];[Schiffslabor.C2:.C153];0);ROW([Schiffslabor.C8]));&quot;&quot;);&quot;&quot;)">
            <text:p/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637" table:formula="of:=IFNA(IF(OFFSET([Schiffslabor.$C$1];MATCH([.$B$10];[Schiffslabor.C2:.C153];0);ROW([Schiffslabor.C9]))&gt;0;OFFSET([Schiffslabor.$C$1];MATCH([.$B$10];[Schiffslabor.C2:.C153];0);ROW([Schiffslabor.C9]));&quot;&quot;);&quot;&quot;)">
            <text:p/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637" table:formula="of:=IFNA(IF(OFFSET([Schiffslabor.$C$1];MATCH([.$B$10];[Schiffslabor.C2:.C153];0);ROW([Schiffslabor.C10]))&gt;0;OFFSET([Schiffslabor.$C$1];MATCH([.$B$10];[Schiffslabor.C2:.C153];0);ROW([Schiffslabor.C10]));&quot;&quot;);&quot;&quot;)">
            <text:p/>
          </table:table-cell>
          <table:table-cell table:number-columns-repeated="2"/>
        </table:table-row>
        <table:table-row table:style-name="ro8">
          <table:table-cell/>
          <table:table-cell table:style-name="ce636" office:value-type="string" calcext:value-type="string">
            <text:p>Das benötigst du dafür:</text:p>
          </table:table-cell>
          <table:table-cell table:number-columns-repeated="4"/>
        </table:table-row>
        <table:table-row table:style-name="ro8">
          <table:table-cell/>
          <table:table-cell table:style-name="ce637" table:formula="of:=IFNA(IF(OFFSET([Schiffslabor.$C$1];MATCH([.$B$4];[Schiffslabor.C2:.C153];0);ROW([Schiffslabor.C8]))&gt;0;OFFSET([Schiffslabor.$C$1];MATCH([.$B$4];[Schiffslabor.C2:.C153];0);ROW([Schiffslabor.C8]));&quot;&quot;);&quot;&quot;)">
            <text:p/>
          </table:table-cell>
          <table:table-cell/>
          <table:table-cell table:style-name="ce637" table:formula="of:=IFNA(IF(OFFSET([Schiffslabor.$C$1];MATCH([.$B$11];[Schiffslabor.C2:.C153];0);ROW([Schiffslabor.C8]))&gt;0;OFFSET([Schiffslabor.$C$1];MATCH([.$B$11];[Schiffslabor.C2:.C153];0);ROW([Schiffslabor.C8]));&quot;&quot;);&quot;&quot;)">
            <text:p/>
          </table:table-cell>
          <table:table-cell table:number-columns-repeated="2"/>
        </table:table-row>
        <table:table-row table:style-name="ro8">
          <table:table-cell/>
          <table:table-cell table:style-name="ce637" table:formula="of:=IFNA(IF(OFFSET([Schiffslabor.$C$1];MATCH([.$B$4];[Schiffslabor.C2:.C153];0);ROW([Schiffslabor.C9]))&gt;0;OFFSET([Schiffslabor.$C$1];MATCH([.$B$4];[Schiffslabor.C2:.C153];0);ROW([Schiffslabor.C9]));&quot;&quot;);&quot;&quot;)">
            <text:p/>
          </table:table-cell>
          <table:table-cell/>
          <table:table-cell table:style-name="ce637" table:formula="of:=IFNA(IF(OFFSET([Schiffslabor.$C$1];MATCH([.$B$11];[Schiffslabor.C2:.C153];0);ROW([Schiffslabor.C9]))&gt;0;OFFSET([Schiffslabor.$C$1];MATCH([.$B$11];[Schiffslabor.C2:.C153];0);ROW([Schiffslabor.C9]));&quot;&quot;);&quot;&quot;)">
            <text:p/>
          </table:table-cell>
          <table:table-cell table:number-columns-repeated="2"/>
        </table:table-row>
        <table:table-row table:style-name="ro8">
          <table:table-cell/>
          <table:table-cell table:style-name="ce637" table:formula="of:=IFNA(IF(OFFSET([Schiffslabor.$C$1];MATCH([.$B$4];[Schiffslabor.C2:.C153];0);ROW([Schiffslabor.C10]))&gt;0;OFFSET([Schiffslabor.$C$1];MATCH([.$B$4];[Schiffslabor.C2:.C153];0);ROW([Schiffslabor.C10]));&quot;&quot;);&quot;&quot;)">
            <text:p/>
          </table:table-cell>
          <table:table-cell/>
          <table:table-cell table:style-name="ce637" table:formula="of:=IFNA(IF(OFFSET([Schiffslabor.$C$1];MATCH([.$B$11];[Schiffslabor.C2:.C153];0);ROW([Schiffslabor.C10]))&gt;0;OFFSET([Schiffslabor.$C$1];MATCH([.$B$11];[Schiffslabor.C2:.C153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8">
          <table:table-cell table:number-columns-repeated="3"/>
          <table:table-cell table:style-name="ce637" table:formula="of:=IFNA(IF(OFFSET([Schiffslabor.$C$1];MATCH([.$B$12];[Schiffslabor.C2:.C153];0);ROW([Schiffslabor.C8]))&gt;0;OFFSET([Schiffslabor.$C$1];MATCH([.$B$12];[Schiffslabor.C2:.C153];0);ROW([Schiffslabor.C8]));&quot;&quot;);&quot;&quot;)">
            <text:p/>
          </table:table-cell>
          <table:table-cell/>
          <table:table-cell table:style-name="ce638"/>
        </table:table-row>
        <table:table-row table:style-name="ro8">
          <table:table-cell table:number-columns-repeated="3"/>
          <table:table-cell table:style-name="ce637" table:formula="of:=IFNA(IF(OFFSET([Schiffslabor.$C$1];MATCH([.$B$12];[Schiffslabor.C2:.C153];0);ROW([Schiffslabor.C9]))&gt;0;OFFSET([Schiffslabor.$C$1];MATCH([.$B$12];[Schiffslabor.C2:.C153];0);ROW([Schiffslabor.C9]));&quot;&quot;);&quot;&quot;)">
            <text:p/>
          </table:table-cell>
          <table:table-cell/>
          <table:table-cell table:style-name="ce638"/>
        </table:table-row>
        <table:table-row table:style-name="ro8">
          <table:table-cell table:number-columns-repeated="3"/>
          <table:table-cell table:style-name="ce637" table:formula="of:=IFNA(IF(OFFSET([Schiffslabor.$C$1];MATCH([.$B$12];[Schiffslabor.C2:.C153];0);ROW([Schiffslabor.C10]))&gt;0;OFFSET([Schiffslabor.$C$1];MATCH([.$B$12];[Schiffslabor.C2:.C153];0);ROW([Schiffslabor.C10]));&quot;&quot;);&quot;&quot;)">
            <text:p/>
          </table:table-cell>
          <table:table-cell/>
          <table:table-cell table:style-name="ce638"/>
        </table:table-row>
        <table:table-row table:style-name="ro3" table:number-rows-repeated="2">
          <table:table-cell table:number-columns-repeated="6"/>
        </table:table-row>
        <table:table-row table:style-name="ro7">
          <table:table-cell/>
          <table:table-cell table:style-name="ce633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9">
          <table:table-cell/>
          <table:table-cell table:style-name="ce634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8">
          <table:table-cell/>
          <table:table-cell table:style-name="ce635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 table:number-columns-repeated="3"/>
          <table:table-cell table:style-name="ce637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637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637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8">
          <table:table-cell/>
          <table:table-cell table:style-name="ce636" office:value-type="string" calcext:value-type="string">
            <text:p>Das benötigst du dafür:</text:p>
          </table:table-cell>
          <table:table-cell table:number-columns-repeated="4"/>
        </table:table-row>
        <table:table-row table:style-name="ro8">
          <table:table-cell/>
          <table:table-cell table:style-name="ce637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637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8">
          <table:table-cell/>
          <table:table-cell table:style-name="ce637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637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8">
          <table:table-cell/>
          <table:table-cell table:style-name="ce637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637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8">
          <table:table-cell table:number-columns-repeated="3"/>
          <table:table-cell table:style-name="ce637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637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637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6">
        <office:forms form:automatic-focus="false" form:apply-design-mode="false"/>
        <table:table-column table:style-name="co20" table:default-cell-style-name="ce3"/>
        <table:table-column table:style-name="co63" table:default-cell-style-name="Default"/>
        <table:table-column table:style-name="co77" table:default-cell-style-name="ce3"/>
        <table:table-column table:style-name="co78" table:default-cell-style-name="ce3"/>
        <table:table-column table:style-name="co40" table:default-cell-style-name="ce3"/>
        <table:table-column table:style-name="co79" table:default-cell-style-name="ce911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7" table:default-cell-style-name="Default"/>
        <table:table-column table:style-name="co36" table:number-columns-repeated="1014" table:default-cell-style-name="Default"/>
        <table:table-header-rows>
          <table:table-row table:style-name="ro5">
            <table:table-cell table:style-name="ce639" office:value-type="string" calcext:value-type="string">
              <text:p>Kategorie</text:p>
            </table:table-cell>
            <table:table-cell table:style-name="ce639" office:value-type="string" calcext:value-type="string">
              <text:p>Art</text:p>
            </table:table-cell>
            <table:table-cell table:style-name="ce639" office:value-type="string" calcext:value-type="string">
              <text:p>Bau-</text:p>
              <text:p>vorraussetzung 1</text:p>
            </table:table-cell>
            <table:table-cell table:style-name="ce639" office:value-type="string" calcext:value-type="string">
              <text:p>Bau-</text:p>
              <text:p>vorraussetzung 2</text:p>
            </table:table-cell>
            <table:table-cell table:style-name="ce639" office:value-type="string" calcext:value-type="string">
              <text:p>Bau-</text:p>
              <text:p>vorraussetzung 3</text:p>
            </table:table-cell>
            <table:table-cell table:style-name="ce910"/>
            <table:table-cell table:style-name="ce913" table:number-columns-repeated="1018"/>
          </table:table-row>
        </table:table-header-rows>
        <table:table-row table:style-name="ro3">
          <table:table-cell table:style-name="ce640" office:value-type="string" calcext:value-type="string">
            <text:p>Module</text:p>
          </table:table-cell>
          <table:table-cell table:style-name="ce731" office:value-type="string" calcext:value-type="string">
            <text:p>Brücke 1</text:p>
          </table:table-cell>
          <table:table-cell table:style-name="ce908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908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908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32" office:value-type="string" calcext:value-type="string">
            <text:p>Flottenwerft 1</text:p>
          </table:table-cell>
          <table:table-cell table:style-name="ce909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909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3" office:value-type="string" calcext:value-type="string">
            <text:p>Schiffslabor 1</text:p>
          </table:table-cell>
          <table:table-cell table:style-name="ce909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909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4" office:value-type="string" calcext:value-type="string">
            <text:p>Schiffsfabrik 1</text:p>
          </table:table-cell>
          <table:table-cell table:style-name="ce909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909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4" office:value-type="string" calcext:value-type="string">
            <text:p>Module</text:p>
          </table:table-cell>
          <table:table-cell table:style-name="ce735" office:value-type="string" calcext:value-type="string">
            <text:p>Techniklabor 1</text:p>
          </table:table-cell>
          <table:table-cell table:style-name="ce909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909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5" office:value-type="string" calcext:value-type="string">
            <text:p>Module</text:p>
          </table:table-cell>
          <table:table-cell table:style-name="ce736" office:value-type="string" calcext:value-type="string">
            <text:p>Waffenlabor 1</text:p>
          </table:table-cell>
          <table:table-cell table:style-name="ce909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909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6" office:value-type="string" calcext:value-type="string">
            <text:p>Module</text:p>
          </table:table-cell>
          <table:table-cell table:style-name="ce737" office:value-type="string" calcext:value-type="string">
            <text:p>Werkstatt 1</text:p>
          </table:table-cell>
          <table:table-cell table:style-name="ce909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909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6" office:value-type="string" calcext:value-type="string">
            <text:p>Module</text:p>
          </table:table-cell>
          <table:table-cell table:style-name="ce738" office:value-type="string" calcext:value-type="string">
            <text:p>Helium-3-Schürfer 1</text:p>
          </table:table-cell>
          <table:table-cell table:style-name="ce909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909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39" office:value-type="string" calcext:value-type="string">
            <text:p>Helium-3-Schürfer 2</text:p>
          </table:table-cell>
          <table:table-cell table:style-name="ce909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09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40" office:value-type="string" calcext:value-type="string">
            <text:p>Kampfmodul 1</text:p>
          </table:table-cell>
          <table:table-cell table:style-name="ce909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909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41" office:value-type="string" calcext:value-type="string">
            <text:p>Kampfmodul 2</text:p>
          </table:table-cell>
          <table:table-cell table:style-name="ce909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1" calcext:value-type="string">
            <text:p>Kampfmodul 1</text:p>
          </table:table-cell>
          <table:table-cell table:style-name="ce909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42" office:value-type="string" calcext:value-type="string">
            <text:p>Lagermodul 1</text:p>
          </table:table-cell>
          <table:table-cell table:style-name="ce909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909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6" office:value-type="string" calcext:value-type="string">
            <text:p>Module</text:p>
          </table:table-cell>
          <table:table-cell table:style-name="ce743" office:value-type="string" calcext:value-type="string">
            <text:p>Lagermodul 2</text:p>
          </table:table-cell>
          <table:table-cell table:style-name="ce909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1" calcext:value-type="string">
            <text:p>Lagermodul 1</text:p>
          </table:table-cell>
          <table:table-cell table:style-name="ce909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6" office:value-type="string" calcext:value-type="string">
            <text:p>Module</text:p>
          </table:table-cell>
          <table:table-cell table:style-name="ce744" office:value-type="string" calcext:value-type="string">
            <text:p>Mineralerz-Schürfer 1</text:p>
          </table:table-cell>
          <table:table-cell table:style-name="ce909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909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6" office:value-type="string" calcext:value-type="string">
            <text:p>Module</text:p>
          </table:table-cell>
          <table:table-cell table:style-name="ce745" office:value-type="string" calcext:value-type="string">
            <text:p>Mineralerz-Schürfer 2</text:p>
          </table:table-cell>
          <table:table-cell table:style-name="ce909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1" calcext:value-type="string">
            <text:p>Mineralerz-Schürfer 1</text:p>
          </table:table-cell>
          <table:table-cell table:style-name="ce909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914" office:value-type="string" calcext:value-type="string">
            <text:p>OFFEN</text:p>
          </table:table-cell>
          <table:table-cell table:number-columns-repeated="1017"/>
        </table:table-row>
        <table:table-row table:style-name="ro2">
          <table:table-cell table:style-name="ce646" office:value-type="string" calcext:value-type="string">
            <text:p>Module</text:p>
          </table:table-cell>
          <table:table-cell table:style-name="ce746" office:value-type="string" calcext:value-type="string">
            <text:p>Helium-3-Schürfer 1</text:p>
          </table:table-cell>
          <table:table-cell table:style-name="ce909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909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915" office:value-type="string" calcext:value-type="string">
            <text:p>Thermalstrahl 3</text:p>
          </table:table-cell>
          <table:table-cell table:number-columns-repeated="1017"/>
        </table:table-row>
        <table:table-row table:style-name="ro2">
          <table:table-cell table:style-name="ce646" office:value-type="string" calcext:value-type="string">
            <text:p>Module</text:p>
          </table:table-cell>
          <table:table-cell table:style-name="ce747" office:value-type="string" calcext:value-type="string">
            <text:p>Helium-3-Schürfer 2</text:p>
          </table:table-cell>
          <table:table-cell table:style-name="ce909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09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916" office:value-type="string" calcext:value-type="string">
            <text:p>Thermalstrahl 4</text:p>
          </table:table-cell>
          <table:table-cell table:number-columns-repeated="1017"/>
        </table:table-row>
        <table:table-row table:style-name="ro2">
          <table:table-cell table:style-name="ce646"/>
          <table:table-cell table:style-name="ce743"/>
          <table:table-cell table:style-name="ce909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909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909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917" office:value-type="string" calcext:value-type="string">
            <text:p>Thermalstrahl 5</text:p>
          </table:table-cell>
          <table:table-cell table:number-columns-repeated="1017"/>
        </table:table-row>
        <table:table-row table:style-name="ro3">
          <table:table-cell table:style-name="ce646"/>
          <table:table-cell table:style-name="ce743"/>
          <table:table-cell table:style-name="ce909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909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909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6"/>
          <table:table-cell table:style-name="ce743"/>
          <table:table-cell table:style-name="ce909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909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909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7" office:value-type="string" calcext:value-type="string">
            <text:p>Waffenlabor</text:p>
          </table:table-cell>
          <table:table-cell table:style-name="ce748" office:value-type="string" calcext:value-type="string">
            <text:p>Thermalstrahl 1</text:p>
          </table:table-cell>
          <table:table-cell table:style-name="ce909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909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909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49" office:value-type="string" calcext:value-type="string">
            <text:p>Pulsstrahler 1</text:p>
          </table:table-cell>
          <table:table-cell table:style-name="ce909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909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909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0" office:value-type="string" calcext:value-type="string">
            <text:p>Pulsstrahler 2</text:p>
          </table:table-cell>
          <table:table-cell table:style-name="ce909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1" calcext:value-type="string">
            <text:p>Pulsstrahler 1</text:p>
          </table:table-cell>
          <table:table-cell table:style-name="ce909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909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51" office:value-type="string" calcext:value-type="string">
            <text:p>Voyager</text:p>
          </table:table-cell>
          <table:table-cell table:style-name="ce909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909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909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52" office:value-type="string" calcext:value-type="string">
            <text:p>Plastahl 1</text:p>
          </table:table-cell>
          <table:table-cell table:style-name="ce909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909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909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753" office:value-type="string" calcext:value-type="string">
            <text:p>Spektralschild 1</text:p>
          </table:table-cell>
          <table:table-cell table:style-name="ce909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909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909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754" office:value-type="string" calcext:value-type="string">
            <text:p>Ablenkschild 1</text:p>
          </table:table-cell>
          <table:table-cell table:style-name="ce909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909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909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753" office:value-type="string" calcext:value-type="string">
            <text:p>Schockschild 1</text:p>
          </table:table-cell>
          <table:table-cell table:style-name="ce909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909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909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3" office:value-type="string" calcext:value-type="string">
            <text:p>Tritanium 1</text:p>
          </table:table-cell>
          <table:table-cell table:style-name="ce909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1" calcext:value-type="string">
            <text:p>Plastahl 1</text:p>
          </table:table-cell>
          <table:table-cell table:style-name="ce909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909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9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909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909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9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909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909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909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909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6" office:value-type="string" calcext:value-type="string">
            <text:p>Magnetkanone 1</text:p>
          </table:table-cell>
          <table:table-cell table:style-name="ce909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909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909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8" office:value-type="string" calcext:value-type="string">
            <text:p>Module</text:p>
          </table:table-cell>
          <table:table-cell table:style-name="ce757" office:value-type="string" calcext:value-type="string">
            <text:p>Waffenlabor 2</text:p>
          </table:table-cell>
          <table:table-cell table:style-name="ce909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1" calcext:value-type="string">
            <text:p>Waffenlabor 1</text:p>
          </table:table-cell>
          <table:table-cell table:style-name="ce909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2" calcext:value-type="string">
            <text:p>Pulsstrahler 2</text:p>
          </table:table-cell>
          <table:table-cell table:style-name="ce909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1" calcext:value-type="string">
            <text:p>Magnetkanone 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8" office:value-type="string" calcext:value-type="string">
            <text:p>Pulsstrahler 3</text:p>
          </table:table-cell>
          <table:table-cell table:style-name="ce909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Pulsstrahler 2" calcext:value-type="string">
            <text:p>Pulsstrahler 2</text:p>
          </table:table-cell>
          <table:table-cell table:style-name="ce909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Waffenlabor 2" calcext:value-type="string">
            <text:p>Waffenlabor 2</text:p>
          </table:table-cell>
          <table:table-cell table:style-name="ce909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9" office:value-type="string" calcext:value-type="string">
            <text:p>Thermalstrahl 2</text:p>
          </table:table-cell>
          <table:table-cell table:style-name="ce909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Thermalstrahl 1" calcext:value-type="string">
            <text:p>Thermalstrahl 1</text:p>
          </table:table-cell>
          <table:table-cell table:style-name="ce909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Magnetkanone 1" calcext:value-type="string">
            <text:p>Magnetkanone 1</text:p>
          </table:table-cell>
          <table:table-cell table:style-name="ce909" table:formula="of:=IF(NOT(ISBLANK([.A37]));IF( IFNA( VLOOKUP( [.B37];INDIRECT([.A37]&amp;&quot;.$C$2:$F$200&quot;);4;0);&quot;&quot;)=0;&quot;&quot;; IFNA(VLOOKUP([.B37];INDIRECT([.A37]&amp;&quot;.$C$2:$F$200&quot;);4;0);&quot;&quot;));&quot;&quot;)" office:value-type="string" office:string-value="Waffenlabor 1" calcext:value-type="string">
            <text:p>Waffenlabor 1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909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909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909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909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909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909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918" office:value-type="string" calcext:value-type="string">
            <text:p>OFFEN</text:p>
          </table:table-cell>
          <table:table-cell table:style-name="ce937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49" office:value-type="string" calcext:value-type="string">
            <text:p>Module</text:p>
          </table:table-cell>
          <table:table-cell table:style-name="ce760" office:value-type="string" calcext:value-type="string">
            <text:p>Schiffslabor 2</text:p>
          </table:table-cell>
          <table:table-cell table:style-name="ce909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1" calcext:value-type="string">
            <text:p>Schiffslabor 1</text:p>
          </table:table-cell>
          <table:table-cell table:style-name="ce909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919" office:value-type="string" calcext:value-type="string">
            <text:p>Magnetkanone 2</text:p>
          </table:table-cell>
          <table:table-cell table:style-name="ce938" office:value-type="string" calcext:value-type="string">
            <text:p>Ablenkschild 2</text:p>
          </table:table-cell>
          <table:table-cell table:number-columns-repeated="1016"/>
        </table:table-row>
        <table:table-row table:style-name="ro3">
          <table:table-cell table:style-name="ce650" office:value-type="string" calcext:value-type="string">
            <text:p>Module</text:p>
          </table:table-cell>
          <table:table-cell table:style-name="ce760" office:value-type="string" calcext:value-type="string">
            <text:p>Schiffsfabrik 2</text:p>
          </table:table-cell>
          <table:table-cell table:style-name="ce909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1" calcext:value-type="string">
            <text:p>Schiffsfabrik 1</text:p>
          </table:table-cell>
          <table:table-cell table:style-name="ce909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920" office:value-type="string" calcext:value-type="string">
            <text:p>Magnetkanone 3</text:p>
          </table:table-cell>
          <table:table-cell table:style-name="ce939" office:value-type="string" calcext:value-type="string">
            <text:p>Ablenkschild 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61" office:value-type="string" calcext:value-type="string">
            <text:p>Harrier</text:p>
          </table:table-cell>
          <table:table-cell table:style-name="ce909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9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909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921" office:value-type="string" calcext:value-type="string">
            <text:p>Magnetkanone 4</text:p>
          </table:table-cell>
          <table:table-cell table:style-name="ce940" office:value-type="string" calcext:value-type="string">
            <text:p>Ablenkschild 4</text:p>
          </table:table-cell>
          <table:table-cell table:number-columns-repeated="1016"/>
        </table:table-row>
        <table:table-row table:style-name="ro3">
          <table:table-cell table:style-name="ce651" office:value-type="string" calcext:value-type="string">
            <text:p>Module</text:p>
          </table:table-cell>
          <table:table-cell table:style-name="ce762" office:value-type="string" calcext:value-type="string">
            <text:p>Flottenwerft 2</text:p>
          </table:table-cell>
          <table:table-cell table:style-name="ce909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1" calcext:value-type="string">
            <text:p>Flottenwerft 1</text:p>
          </table:table-cell>
          <table:table-cell table:style-name="ce909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922" office:value-type="string" calcext:value-type="string">
            <text:p>Magnetkanone 5</text:p>
          </table:table-cell>
          <table:table-cell table:style-name="ce941" office:value-type="string" calcext:value-type="string">
            <text:p>Ablenkschild 5</text:p>
          </table:table-cell>
          <table:table-cell table:number-columns-repeated="1016"/>
        </table:table-row>
        <table:table-row table:style-name="ro2">
          <table:table-cell table:style-name="ce652" office:value-type="string" calcext:value-type="string">
            <text:p>Module</text:p>
          </table:table-cell>
          <table:table-cell table:style-name="ce763" office:value-type="string" calcext:value-type="string">
            <text:p>Techniklabor 2</text:p>
          </table:table-cell>
          <table:table-cell table:style-name="ce909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1" calcext:value-type="string">
            <text:p>Techniklabor 1</text:p>
          </table:table-cell>
          <table:table-cell table:style-name="ce909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1" calcext:value-type="string">
            <text:p>Brücke 1</text:p>
          </table:table-cell>
          <table:table-cell table:style-name="ce909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2" office:value-type="string" calcext:value-type="string">
            <text:p>Schiffslabor</text:p>
          </table:table-cell>
          <table:table-cell table:style-name="ce764" office:value-type="string" calcext:value-type="string">
            <text:p>Plastahl 2</text:p>
          </table:table-cell>
          <table:table-cell table:style-name="ce909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1" calcext:value-type="string">
            <text:p>Plastahl 1</text:p>
          </table:table-cell>
          <table:table-cell table:style-name="ce909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2" calcext:value-type="string">
            <text:p>Schiffslabor 2</text:p>
          </table:table-cell>
          <table:table-cell table:style-name="ce909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923"/>
          <table:table-cell table:style-name="ce942" office:value-type="string" calcext:value-type="string">
            <text:p>OFFEN</text:p>
          </table:table-cell>
          <table:table-cell table:number-columns-repeated="1016"/>
        </table:table-row>
        <table:table-row table:style-name="ro2">
          <table:table-cell table:style-name="ce652" office:value-type="string" calcext:value-type="string">
            <text:p>Schiffslabor</text:p>
          </table:table-cell>
          <table:table-cell table:style-name="ce765" office:value-type="string" calcext:value-type="string">
            <text:p>Plastahl 3</text:p>
          </table:table-cell>
          <table:table-cell table:style-name="ce909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2" calcext:value-type="string">
            <text:p>Plastahl 2</text:p>
          </table:table-cell>
          <table:table-cell table:style-name="ce909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9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924" office:value-type="string" calcext:value-type="string">
            <text:p>OFFEN</text:p>
          </table:table-cell>
          <table:table-cell table:style-name="ce943" office:value-type="string" calcext:value-type="string">
            <text:p>Schockschild 2</text:p>
          </table:table-cell>
          <table:table-cell table:number-columns-repeated="1016"/>
        </table:table-row>
        <table:table-row table:style-name="ro3">
          <table:table-cell table:style-name="ce652" office:value-type="string" calcext:value-type="string">
            <text:p>Schiffslabor</text:p>
          </table:table-cell>
          <table:table-cell table:style-name="ce766" office:value-type="string" calcext:value-type="string">
            <text:p>Harrier</text:p>
          </table:table-cell>
          <table:table-cell table:style-name="ce909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9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909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925" office:value-type="string" calcext:value-type="string">
            <text:p>Pulsstrahler 4</text:p>
          </table:table-cell>
          <table:table-cell table:style-name="ce944" office:value-type="string" calcext:value-type="string">
            <text:p>Schockschild 3</text:p>
          </table:table-cell>
          <table:table-cell table:number-columns-repeated="1016"/>
        </table:table-row>
        <table:table-row table:style-name="ro3">
          <table:table-cell table:style-name="ce653" office:value-type="string" calcext:value-type="string">
            <text:p>Schiffslabor</text:p>
          </table:table-cell>
          <table:table-cell table:style-name="ce767" office:value-type="string" calcext:value-type="string">
            <text:p>Harrier MK 2</text:p>
          </table:table-cell>
          <table:table-cell table:style-name="ce909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1" calcext:value-type="string">
            <text:p>Werkstatt 1</text:p>
          </table:table-cell>
          <table:table-cell table:style-name="ce909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909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926" office:value-type="string" calcext:value-type="string">
            <text:p>Pulsstrahler 5</text:p>
          </table:table-cell>
          <table:table-cell table:style-name="ce945" office:value-type="string" calcext:value-type="string">
            <text:p>Schockschild 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68" office:value-type="string" calcext:value-type="string">
            <text:p>Plastahl-Platten 1</text:p>
          </table:table-cell>
          <table:table-cell table:style-name="ce909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9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909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926"/>
          <table:table-cell table:style-name="ce946" office:value-type="string" calcext:value-type="string">
            <text:p>Schockschild 5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755"/>
          <table:table-cell table:style-name="ce909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909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909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909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909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54" office:value-type="string" calcext:value-type="string">
            <text:p>Module</text:p>
          </table:table-cell>
          <table:table-cell table:style-name="ce769" office:value-type="string" calcext:value-type="string">
            <text:p>Brücke 2</text:p>
          </table:table-cell>
          <table:table-cell table:style-name="ce908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08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2" calcext:value-type="string">
            <text:p>Flottenwerft 2</text:p>
          </table:table-cell>
          <table:table-cell table:style-name="ce908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1" calcext:value-type="string">
            <text:p>Brücke 1</text:p>
          </table:table-cell>
          <table:table-cell table:number-columns-repeated="2"/>
          <table:table-cell table:style-name="ce947" office:value-type="string" calcext:value-type="string">
            <text:p>OFFEN</text:p>
          </table:table-cell>
          <table:table-cell table:number-columns-repeated="1016"/>
        </table:table-row>
        <table:table-row table:style-name="ro2">
          <table:table-cell table:style-name="ce655" office:value-type="string" calcext:value-type="string">
            <text:p>Module</text:p>
          </table:table-cell>
          <table:table-cell table:style-name="ce770" office:value-type="string" calcext:value-type="string">
            <text:p>Werkstatt 2</text:p>
          </table:table-cell>
          <table:table-cell table:style-name="ce909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1" calcext:value-type="string">
            <text:p>Werkstatt 1</text:p>
          </table:table-cell>
          <table:table-cell table:style-name="ce909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927" office:value-type="string" calcext:value-type="string">
            <text:p>OFFEN</text:p>
          </table:table-cell>
          <table:table-cell table:style-name="ce753" office:value-type="string" calcext:value-type="string">
            <text:p>Spektralschild 2</text:p>
          </table:table-cell>
          <table:table-cell table:number-columns-repeated="1016"/>
        </table:table-row>
        <table:table-row table:style-name="ro2">
          <table:table-cell table:style-name="ce656"/>
          <table:table-cell table:style-name="ce771"/>
          <table:table-cell table:style-name="ce909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909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909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928" office:value-type="string" calcext:value-type="string">
            <text:p>Terminus-Mine 2</text:p>
          </table:table-cell>
          <table:table-cell table:style-name="ce948" office:value-type="string" calcext:value-type="string">
            <text:p>Spektralschild 3</text:p>
          </table:table-cell>
          <table:table-cell table:number-columns-repeated="1016"/>
        </table:table-row>
        <table:table-row table:style-name="ro2">
          <table:table-cell table:style-name="ce657" office:value-type="string" calcext:value-type="string">
            <text:p>Module</text:p>
          </table:table-cell>
          <table:table-cell table:style-name="ce772" office:value-type="string" calcext:value-type="string">
            <text:p>Schiffsfabrik 3</text:p>
          </table:table-cell>
          <table:table-cell table:style-name="ce909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09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929" office:value-type="string" calcext:value-type="string">
            <text:p>Terminus-Mine 3</text:p>
          </table:table-cell>
          <table:table-cell table:style-name="ce949" office:value-type="string" calcext:value-type="string">
            <text:p>Spektralschild 4</text:p>
          </table:table-cell>
          <table:table-cell table:number-columns-repeated="1016"/>
        </table:table-row>
        <table:table-row table:style-name="ro2">
          <table:table-cell table:style-name="ce658" office:value-type="string" calcext:value-type="string">
            <text:p>Module</text:p>
          </table:table-cell>
          <table:table-cell table:style-name="ce773" office:value-type="string" calcext:value-type="string">
            <text:p>Schiffslabor 3</text:p>
          </table:table-cell>
          <table:table-cell table:style-name="ce909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9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930" office:value-type="string" calcext:value-type="string">
            <text:p>Terminus-Mine 4</text:p>
          </table:table-cell>
          <table:table-cell table:style-name="ce950" office:value-type="string" calcext:value-type="string">
            <text:p>Spektralschild 5</text:p>
          </table:table-cell>
          <table:table-cell table:number-columns-repeated="1016"/>
        </table:table-row>
        <table:table-row table:style-name="ro2">
          <table:table-cell table:style-name="ce659" office:value-type="string" calcext:value-type="string">
            <text:p>Module</text:p>
          </table:table-cell>
          <table:table-cell table:style-name="ce774" office:value-type="string" calcext:value-type="string">
            <text:p>Flottenwerft 3</text:p>
          </table:table-cell>
          <table:table-cell table:style-name="ce909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2" calcext:value-type="string">
            <text:p>Flottenwerft 2</text:p>
          </table:table-cell>
          <table:table-cell table:style-name="ce909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931" office:value-type="string" calcext:value-type="string">
            <text:p>Terminus-Mine 5</text:p>
          </table:table-cell>
          <table:table-cell table:number-columns-repeated="1017"/>
        </table:table-row>
        <table:table-row table:style-name="ro2">
          <table:table-cell table:style-name="ce660" office:value-type="string" calcext:value-type="string">
            <text:p>Module</text:p>
          </table:table-cell>
          <table:table-cell table:style-name="ce775" office:value-type="string" calcext:value-type="string">
            <text:p>Techniklabor 3</text:p>
          </table:table-cell>
          <table:table-cell table:style-name="ce909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2" calcext:value-type="string">
            <text:p>Techniklabor 2</text:p>
          </table:table-cell>
          <table:table-cell table:style-name="ce909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932" office:value-type="string" calcext:value-type="string">
            <text:p>Terminus-Mine 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60" office:value-type="string" calcext:value-type="string">
            <text:p>Waffenlabor 3</text:p>
          </table:table-cell>
          <table:table-cell table:style-name="ce909" table:formula="of:=IF(NOT(ISBLANK([.A60]));IF( IFNA( VLOOKUP( [.B60];INDIRECT([.A60]&amp;&quot;.$C$2:$F$200&quot;);2;0);&quot;&quot;)=0;&quot;&quot;; IFNA(VLOOKUP([.B60];INDIRECT([.A60]&amp;&quot;.$C$2:$F$200&quot;);2;0);&quot;&quot;));&quot;&quot;)" office:value-type="string" office:string-value="Waffenlabor 2" calcext:value-type="string">
            <text:p>Waffenlabor 2</text:p>
          </table:table-cell>
          <table:table-cell table:style-name="ce909" table:formula="of:=IF(NOT(ISBLANK([.A60]));IF( IFNA( VLOOKUP( [.B60];INDIRECT([.A60]&amp;&quot;.$C$2:$F$200&quot;);3;0);&quot;&quot;)=0;&quot;&quot;; IFNA(VLOOKUP([.B60];INDIRECT([.A60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933" office:value-type="string" calcext:value-type="string">
            <text:p>Terminus-Mine 7</text:p>
          </table:table-cell>
          <table:table-cell table:number-columns-repeated="1017"/>
        </table:table-row>
        <table:table-row table:style-name="ro2">
          <table:table-cell table:style-name="ce661"/>
          <table:table-cell table:style-name="ce776"/>
          <table:table-cell table:style-name="ce909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909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909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934" office:value-type="string" calcext:value-type="string">
            <text:p>Terminus-Mine 8</text:p>
          </table:table-cell>
          <table:table-cell table:number-columns-repeated="1017"/>
        </table:table-row>
        <table:table-row table:style-name="ro2">
          <table:table-cell table:style-name="ce662"/>
          <table:table-cell table:style-name="ce777"/>
          <table:table-cell table:style-name="ce909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909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909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935" office:value-type="string" calcext:value-type="string">
            <text:p>Terminus-Mine 9</text:p>
          </table:table-cell>
          <table:table-cell table:number-columns-repeated="1017"/>
        </table:table-row>
        <table:table-row table:style-name="ro2">
          <table:table-cell table:style-name="ce663"/>
          <table:table-cell table:style-name="ce778"/>
          <table:table-cell table:style-name="ce909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909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909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936" office:value-type="string" calcext:value-type="string">
            <text:p>Terminus-Mine 10</text:p>
          </table:table-cell>
          <table:table-cell table:number-columns-repeated="1017"/>
        </table:table-row>
        <table:table-row table:style-name="ro2">
          <table:table-cell table:style-name="ce664" office:value-type="string" calcext:value-type="string">
            <text:p>Module</text:p>
          </table:table-cell>
          <table:table-cell table:style-name="ce779" office:value-type="string" calcext:value-type="string">
            <text:p>Helium-3-Schürfer 3</text:p>
          </table:table-cell>
          <table:table-cell table:style-name="ce909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2" calcext:value-type="string">
            <text:p>Helium-3-Schürfer 2</text:p>
          </table:table-cell>
          <table:table-cell table:style-name="ce909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Module</text:p>
          </table:table-cell>
          <table:table-cell table:style-name="ce780" office:value-type="string" calcext:value-type="string">
            <text:p>Kampfmodul 3</text:p>
          </table:table-cell>
          <table:table-cell table:style-name="ce909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2" calcext:value-type="string">
            <text:p>Kampfmodul 2</text:p>
          </table:table-cell>
          <table:table-cell table:style-name="ce909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Module</text:p>
          </table:table-cell>
          <table:table-cell table:style-name="ce781" office:value-type="string" calcext:value-type="string">
            <text:p>Lagermodul 3</text:p>
          </table:table-cell>
          <table:table-cell table:style-name="ce909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2" calcext:value-type="string">
            <text:p>Lagermodul 2</text:p>
          </table:table-cell>
          <table:table-cell table:style-name="ce909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Module</text:p>
          </table:table-cell>
          <table:table-cell table:style-name="ce782" office:value-type="string" calcext:value-type="string">
            <text:p>Mineralerz-Schürfer 3</text:p>
          </table:table-cell>
          <table:table-cell table:style-name="ce909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2" calcext:value-type="string">
            <text:p>Mineralerz-Schürfer 2</text:p>
          </table:table-cell>
          <table:table-cell table:style-name="ce909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Schiffslabor</text:p>
          </table:table-cell>
          <table:table-cell table:style-name="ce753" office:value-type="string" calcext:value-type="string">
            <text:p>Tritanium-Platten 1</text:p>
          </table:table-cell>
          <table:table-cell table:style-name="ce909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909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9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Schiffslabor</text:p>
          </table:table-cell>
          <table:table-cell table:style-name="ce783" office:value-type="string" calcext:value-type="string">
            <text:p>Plastahl 4</text:p>
          </table:table-cell>
          <table:table-cell table:style-name="ce909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3" calcext:value-type="string">
            <text:p>Plastahl 3</text:p>
          </table:table-cell>
          <table:table-cell table:style-name="ce909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9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 office:value-type="string" calcext:value-type="string">
            <text:p>Schiffslabor</text:p>
          </table:table-cell>
          <table:table-cell table:style-name="ce784" office:value-type="string" calcext:value-type="string">
            <text:p>Plastahl-Platten 2</text:p>
          </table:table-cell>
          <table:table-cell table:style-name="ce909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909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9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Schiffslabor</text:p>
          </table:table-cell>
          <table:table-cell table:style-name="ce785" office:value-type="string" calcext:value-type="string">
            <text:p>Plastahl-Platten 3</text:p>
          </table:table-cell>
          <table:table-cell table:style-name="ce909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2" calcext:value-type="string">
            <text:p>Plastahl-Platten 2</text:p>
          </table:table-cell>
          <table:table-cell table:style-name="ce909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9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/>
          <table:table-cell table:style-name="ce783"/>
          <table:table-cell table:style-name="ce909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909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909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/>
          <table:table-cell table:style-name="ce783"/>
          <table:table-cell table:style-name="ce909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909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909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/>
          <table:table-cell table:style-name="ce783"/>
          <table:table-cell table:style-name="ce909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909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909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/>
          <table:table-cell table:style-name="ce783"/>
          <table:table-cell table:style-name="ce909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909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909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/>
          <table:table-cell table:style-name="ce786"/>
          <table:table-cell table:style-name="ce909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909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909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/>
          <table:table-cell table:style-name="ce786"/>
          <table:table-cell table:style-name="ce909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909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909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5"/>
          <table:table-cell table:style-name="ce786"/>
          <table:table-cell table:style-name="ce909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909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909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6" office:value-type="string" calcext:value-type="string">
            <text:p>Module</text:p>
          </table:table-cell>
          <table:table-cell table:style-name="ce787" office:value-type="string" calcext:value-type="string">
            <text:p>Schiffsfabrik 4</text:p>
          </table:table-cell>
          <table:table-cell table:style-name="ce909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3" calcext:value-type="string">
            <text:p>Schiffsfabrik 3</text:p>
          </table:table-cell>
          <table:table-cell table:style-name="ce909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7" office:value-type="string" calcext:value-type="string">
            <text:p>Module</text:p>
          </table:table-cell>
          <table:table-cell table:style-name="ce788" office:value-type="string" calcext:value-type="string">
            <text:p>Schiffslabor 4</text:p>
          </table:table-cell>
          <table:table-cell table:style-name="ce909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3" calcext:value-type="string">
            <text:p>Schiffslabor 3</text:p>
          </table:table-cell>
          <table:table-cell table:style-name="ce909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8" office:value-type="string" calcext:value-type="string">
            <text:p>Module</text:p>
          </table:table-cell>
          <table:table-cell table:style-name="ce789" office:value-type="string" calcext:value-type="string">
            <text:p>Flottenwerft 4</text:p>
          </table:table-cell>
          <table:table-cell table:style-name="ce909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3" calcext:value-type="string">
            <text:p>Flottenwerft 3</text:p>
          </table:table-cell>
          <table:table-cell table:style-name="ce909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9" office:value-type="string" calcext:value-type="string">
            <text:p>Module</text:p>
          </table:table-cell>
          <table:table-cell table:style-name="ce790" office:value-type="string" calcext:value-type="string">
            <text:p>Techniklabor 4</text:p>
          </table:table-cell>
          <table:table-cell table:style-name="ce909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3" calcext:value-type="string">
            <text:p>Techniklabor 3</text:p>
          </table:table-cell>
          <table:table-cell table:style-name="ce909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0" office:value-type="string" calcext:value-type="string">
            <text:p>Techniklabor</text:p>
          </table:table-cell>
          <table:table-cell table:style-name="ce791" office:value-type="string" calcext:value-type="string">
            <text:p>Basis-Phasenmunit. 1</text:p>
          </table:table-cell>
          <table:table-cell table:style-name="ce909" table:formula="of:=IF(NOT(ISBLANK([.A83]));IF( IFNA( VLOOKUP( [.B83];INDIRECT([.A83]&amp;&quot;.$C$2:$F$200&quot;);2;0);&quot;&quot;)=0;&quot;&quot;; IFNA(VLOOKUP([.B83];INDIRECT([.A83]&amp;&quot;.$C$2:$F$200&quot;);2;0);&quot;&quot;));&quot;&quot;)">
            <text:p/>
          </table:table-cell>
          <table:table-cell table:style-name="ce909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909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1"/>
          <table:table-cell table:style-name="ce792"/>
          <table:table-cell table:style-name="ce909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909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909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2" office:value-type="string" calcext:value-type="string">
            <text:p>Module</text:p>
          </table:table-cell>
          <table:table-cell table:style-name="ce793" office:value-type="string" calcext:value-type="string">
            <text:p>Helium-3-Schürfer 4</text:p>
          </table:table-cell>
          <table:table-cell table:style-name="ce909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3" calcext:value-type="string">
            <text:p>Helium-3-Schürfer 3</text:p>
          </table:table-cell>
          <table:table-cell table:style-name="ce909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94" office:value-type="string" calcext:value-type="string">
            <text:p>Kampfmodul 4</text:p>
          </table:table-cell>
          <table:table-cell table:style-name="ce909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3" calcext:value-type="string">
            <text:p>Kampfmodul 3</text:p>
          </table:table-cell>
          <table:table-cell table:style-name="ce909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3" office:value-type="string" calcext:value-type="string">
            <text:p>Module</text:p>
          </table:table-cell>
          <table:table-cell table:style-name="ce795" office:value-type="string" calcext:value-type="string">
            <text:p>Lagermodul 4</text:p>
          </table:table-cell>
          <table:table-cell table:style-name="ce909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3" calcext:value-type="string">
            <text:p>Lagermodul 3</text:p>
          </table:table-cell>
          <table:table-cell table:style-name="ce909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96" office:value-type="string" calcext:value-type="string">
            <text:p>Mineralerz-Schürfer 4</text:p>
          </table:table-cell>
          <table:table-cell table:style-name="ce909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3" calcext:value-type="string">
            <text:p>Mineralerz-Schürfer 3</text:p>
          </table:table-cell>
          <table:table-cell table:style-name="ce909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7" office:value-type="string" calcext:value-type="string">
            <text:p>Tritanium 2</text:p>
          </table:table-cell>
          <table:table-cell table:style-name="ce909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1" calcext:value-type="string">
            <text:p>Tritanium 1</text:p>
          </table:table-cell>
          <table:table-cell table:style-name="ce909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2" calcext:value-type="string">
            <text:p>Plastahl 2</text:p>
          </table:table-cell>
          <table:table-cell table:style-name="ce909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8" office:value-type="string" calcext:value-type="string">
            <text:p>Plastahl 5</text:p>
          </table:table-cell>
          <table:table-cell table:style-name="ce909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4" calcext:value-type="string">
            <text:p>Plastahl 4</text:p>
          </table:table-cell>
          <table:table-cell table:style-name="ce909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909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9" office:value-type="string" calcext:value-type="string">
            <text:p>Plastahl-Platten 4</text:p>
          </table:table-cell>
          <table:table-cell table:style-name="ce909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3" calcext:value-type="string">
            <text:p>Plastahl-Platten 3</text:p>
          </table:table-cell>
          <table:table-cell table:style-name="ce909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909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800" office:value-type="string" calcext:value-type="string">
            <text:p>Plastahl-Platten V</text:p>
          </table:table-cell>
          <table:table-cell table:style-name="ce909" table:formula="of:=IF(NOT(ISBLANK([.A92]));IF( IFNA( VLOOKUP( [.B92];INDIRECT([.A92]&amp;&quot;.$C$2:$F$200&quot;);2;0);&quot;&quot;)=0;&quot;&quot;; IFNA(VLOOKUP([.B92];INDIRECT([.A92]&amp;&quot;.$C$2:$F$200&quot;);2;0);&quot;&quot;));&quot;&quot;)">
            <text:p/>
          </table:table-cell>
          <table:table-cell table:style-name="ce909" table:formula="of:=IF(NOT(ISBLANK([.A92]));IF( IFNA( VLOOKUP( [.B92];INDIRECT([.A92]&amp;&quot;.$C$2:$F$200&quot;);3;0);&quot;&quot;)=0;&quot;&quot;; IFNA(VLOOKUP([.B92];INDIRECT([.A92]&amp;&quot;.$C$2:$F$200&quot;);3;0);&quot;&quot;));&quot;&quot;)">
            <text:p/>
          </table:table-cell>
          <table:table-cell table:style-name="ce909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801" office:value-type="string" calcext:value-type="string">
            <text:p>Tritanium-Platten 2</text:p>
          </table:table-cell>
          <table:table-cell table:style-name="ce909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909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2" calcext:value-type="string">
            <text:p>Plastahl-Platten 2</text:p>
          </table:table-cell>
          <table:table-cell table:style-name="ce909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760" office:value-type="string" calcext:value-type="string">
            <text:p>Waffenlabor 4</text:p>
          </table:table-cell>
          <table:table-cell table:style-name="ce909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Waffenlabor 3" calcext:value-type="string">
            <text:p>Waffenlabor 3</text:p>
          </table:table-cell>
          <table:table-cell table:style-name="ce909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2" calcext:value-type="string">
            <text:p>Brücke 2</text:p>
          </table:table-cell>
          <table:table-cell table:style-name="ce909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60"/>
          <table:table-cell table:style-name="ce909" table:formula="of:=IF(NOT(ISBLANK([.A95]));IF( IFNA( VLOOKUP( [.B95];INDIRECT([.A95]&amp;&quot;.$C$2:$F$200&quot;);2;0);&quot;&quot;)=0;&quot;&quot;; IFNA(VLOOKUP([.B95];INDIRECT([.A95]&amp;&quot;.$C$2:$F$200&quot;);2;0);&quot;&quot;));&quot;&quot;)">
            <text:p/>
          </table:table-cell>
          <table:table-cell table:style-name="ce909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909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3" table:number-rows-repeated="7">
          <table:table-cell table:style-name="ce2"/>
          <table:table-cell table:style-name="ce760"/>
          <table:table-cell table:style-name="ce909" table:number-columns-repeated="3"/>
          <table:table-cell table:number-columns-repeated="1019"/>
        </table:table-row>
        <table:table-row table:style-name="ro3">
          <table:table-cell table:style-name="ce2"/>
          <table:table-cell table:style-name="ce760"/>
          <table:table-cell table:style-name="ce909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909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909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60"/>
          <table:table-cell table:style-name="ce909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909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909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2"/>
          <table:table-cell table:style-name="ce909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909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909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3"/>
          <table:table-cell table:style-name="ce909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909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909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4"/>
          <table:table-cell table:style-name="ce909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909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909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5"/>
          <table:table-cell table:style-name="ce909" table:formula="of:=IF(NOT(ISBLANK([.A108]));IF( IFNA( VLOOKUP( [.B108];INDIRECT([.A108]&amp;&quot;.$C$2:$F$200&quot;);2;0);&quot;&quot;)=0;&quot;&quot;; IFNA(VLOOKUP([.B108];INDIRECT([.A108]&amp;&quot;.$C$2:$F$200&quot;);2;0);&quot;&quot;));&quot;&quot;)">
            <text:p/>
          </table:table-cell>
          <table:table-cell table:style-name="ce909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909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6"/>
          <table:table-cell table:style-name="ce909" table:formula="of:=IF(NOT(ISBLANK([.A109]));IF( IFNA( VLOOKUP( [.B109];INDIRECT([.A109]&amp;&quot;.$C$2:$F$200&quot;);2;0);&quot;&quot;)=0;&quot;&quot;; IFNA(VLOOKUP([.B109];INDIRECT([.A109]&amp;&quot;.$C$2:$F$200&quot;);2;0);&quot;&quot;));&quot;&quot;)">
            <text:p/>
          </table:table-cell>
          <table:table-cell table:style-name="ce909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909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909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909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909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909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11">
          <table:table-cell table:style-name="ce674" office:value-type="string" calcext:value-type="string">
            <text:p>Module</text:p>
          </table:table-cell>
          <table:table-cell table:style-name="ce807" office:value-type="string" calcext:value-type="string">
            <text:p>Brücke 3</text:p>
          </table:table-cell>
          <table:table-cell table:style-name="ce908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08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4" calcext:value-type="string">
            <text:p>Flottenwerft 4</text:p>
          </table:table-cell>
          <table:table-cell table:style-name="ce908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2" calcext:value-type="string">
            <text:p>Brücke 2</text:p>
          </table:table-cell>
          <table:table-cell table:number-columns-repeated="1019"/>
        </table:table-row>
        <table:table-row table:style-name="ro2">
          <table:table-cell table:style-name="ce675" office:value-type="string" calcext:value-type="string">
            <text:p>Module</text:p>
          </table:table-cell>
          <table:table-cell table:style-name="ce808" office:value-type="string" calcext:value-type="string">
            <text:p>Werkstatt 3</text:p>
          </table:table-cell>
          <table:table-cell table:style-name="ce909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2" calcext:value-type="string">
            <text:p>Werkstatt 2</text:p>
          </table:table-cell>
          <table:table-cell table:style-name="ce909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6" office:value-type="string" calcext:value-type="string">
            <text:p>Module</text:p>
          </table:table-cell>
          <table:table-cell table:style-name="ce809" office:value-type="string" calcext:value-type="string">
            <text:p>Schiffsfabrik 5</text:p>
          </table:table-cell>
          <table:table-cell table:style-name="ce909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09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0" office:value-type="string" calcext:value-type="string">
            <text:p>Schiffslabor 5</text:p>
          </table:table-cell>
          <table:table-cell table:style-name="ce909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4" calcext:value-type="string">
            <text:p>Schiffslabor 4</text:p>
          </table:table-cell>
          <table:table-cell table:style-name="ce909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8" office:value-type="string" calcext:value-type="string">
            <text:p>Module</text:p>
          </table:table-cell>
          <table:table-cell table:style-name="ce811" office:value-type="string" calcext:value-type="string">
            <text:p>Flottenwerft 5</text:p>
          </table:table-cell>
          <table:table-cell table:style-name="ce909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4" calcext:value-type="string">
            <text:p>Flottenwerft 4</text:p>
          </table:table-cell>
          <table:table-cell table:style-name="ce909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9" office:value-type="string" calcext:value-type="string">
            <text:p>Module</text:p>
          </table:table-cell>
          <table:table-cell table:style-name="ce812" office:value-type="string" calcext:value-type="string">
            <text:p>Techniklabor 5</text:p>
          </table:table-cell>
          <table:table-cell table:style-name="ce909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4" calcext:value-type="string">
            <text:p>Techniklabor 4</text:p>
          </table:table-cell>
          <table:table-cell table:style-name="ce909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0"/>
          <table:table-cell table:style-name="ce813"/>
          <table:table-cell table:style-name="ce909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909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909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1" office:value-type="string" calcext:value-type="string">
            <text:p>Module</text:p>
          </table:table-cell>
          <table:table-cell table:style-name="ce814" office:value-type="string" calcext:value-type="string">
            <text:p>Helium-3-Schürfer 5</text:p>
          </table:table-cell>
          <table:table-cell table:style-name="ce909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4" calcext:value-type="string">
            <text:p>Helium-3-Schürfer 4</text:p>
          </table:table-cell>
          <table:table-cell table:style-name="ce909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1" office:value-type="string" calcext:value-type="string">
            <text:p>Module</text:p>
          </table:table-cell>
          <table:table-cell table:style-name="ce815" office:value-type="string" calcext:value-type="string">
            <text:p>Kampfmodul 5</text:p>
          </table:table-cell>
          <table:table-cell table:style-name="ce909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4" calcext:value-type="string">
            <text:p>Kampfmodul 4</text:p>
          </table:table-cell>
          <table:table-cell table:style-name="ce909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1" office:value-type="string" calcext:value-type="string">
            <text:p>Module</text:p>
          </table:table-cell>
          <table:table-cell table:style-name="ce816" office:value-type="string" calcext:value-type="string">
            <text:p>Lagermodul 5</text:p>
          </table:table-cell>
          <table:table-cell table:style-name="ce909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4" calcext:value-type="string">
            <text:p>Lagermodul 4</text:p>
          </table:table-cell>
          <table:table-cell table:style-name="ce909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1" office:value-type="string" calcext:value-type="string">
            <text:p>Module</text:p>
          </table:table-cell>
          <table:table-cell table:style-name="ce817" office:value-type="string" calcext:value-type="string">
            <text:p>Mineralerz-Schürfer 5</text:p>
          </table:table-cell>
          <table:table-cell table:style-name="ce909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4" calcext:value-type="string">
            <text:p>Mineralerz-Schürfer 4</text:p>
          </table:table-cell>
          <table:table-cell table:style-name="ce909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2" office:value-type="string" calcext:value-type="string">
            <text:p>Module</text:p>
          </table:table-cell>
          <table:table-cell table:style-name="ce818" office:value-type="string" calcext:value-type="string">
            <text:p>Terminus-Mine 1</text:p>
          </table:table-cell>
          <table:table-cell table:style-name="ce909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909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Module</text:p>
          </table:table-cell>
          <table:table-cell table:style-name="ce819" office:value-type="string" calcext:value-type="string">
            <text:p>Antimateriesilo 1</text:p>
          </table:table-cell>
          <table:table-cell table:style-name="ce909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909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4" office:value-type="string" calcext:value-type="string">
            <text:p>Module</text:p>
          </table:table-cell>
          <table:table-cell table:style-name="ce820" office:value-type="string" calcext:value-type="string">
            <text:p>Antimateriesilo 2</text:p>
          </table:table-cell>
          <table:table-cell table:style-name="ce909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1" calcext:value-type="string">
            <text:p>Antimateriesilo 1</text:p>
          </table:table-cell>
          <table:table-cell table:style-name="ce909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5" office:value-type="string" calcext:value-type="string">
            <text:p>Module</text:p>
          </table:table-cell>
          <table:table-cell table:style-name="ce821" office:value-type="string" calcext:value-type="string">
            <text:p>Antimateriesilo 3</text:p>
          </table:table-cell>
          <table:table-cell table:style-name="ce909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2" calcext:value-type="string">
            <text:p>Antimateriesilo 2</text:p>
          </table:table-cell>
          <table:table-cell table:style-name="ce909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6" office:value-type="string" calcext:value-type="string">
            <text:p>Module</text:p>
          </table:table-cell>
          <table:table-cell table:style-name="ce822" office:value-type="string" calcext:value-type="string">
            <text:p>Antimateriesilo 4</text:p>
          </table:table-cell>
          <table:table-cell table:style-name="ce909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3" calcext:value-type="string">
            <text:p>Antimateriesilo 3</text:p>
          </table:table-cell>
          <table:table-cell table:style-name="ce909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7" office:value-type="string" calcext:value-type="string">
            <text:p>Module</text:p>
          </table:table-cell>
          <table:table-cell table:style-name="ce823" office:value-type="string" calcext:value-type="string">
            <text:p>Antimateriesilo 5</text:p>
          </table:table-cell>
          <table:table-cell table:style-name="ce909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4" calcext:value-type="string">
            <text:p>Antimateriesilo 4</text:p>
          </table:table-cell>
          <table:table-cell table:style-name="ce909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7" office:value-type="string" calcext:value-type="string">
            <text:p>Schiffslabor</text:p>
          </table:table-cell>
          <table:table-cell table:style-name="ce753" office:value-type="string" calcext:value-type="string">
            <text:p>Iridium-Platten 1</text:p>
          </table:table-cell>
          <table:table-cell table:style-name="ce909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909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909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7" office:value-type="string" calcext:value-type="string">
            <text:p>Schiffslabor</text:p>
          </table:table-cell>
          <table:table-cell table:style-name="ce824" office:value-type="string" calcext:value-type="string">
            <text:p>Tritanium 3</text:p>
          </table:table-cell>
          <table:table-cell table:style-name="ce909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2" calcext:value-type="string">
            <text:p>Tritanium 2</text:p>
          </table:table-cell>
          <table:table-cell table:style-name="ce909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3" calcext:value-type="string">
            <text:p>Plastahl 3</text:p>
          </table:table-cell>
          <table:table-cell table:style-name="ce909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2">
          <table:table-cell table:style-name="ce687" office:value-type="string" calcext:value-type="string">
            <text:p>Schiffslabor</text:p>
          </table:table-cell>
          <table:table-cell table:style-name="ce825" office:value-type="string" calcext:value-type="string">
            <text:p>Iridium 1</text:p>
          </table:table-cell>
          <table:table-cell table:style-name="ce909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1" calcext:value-type="string">
            <text:p>Tritanium 1</text:p>
          </table:table-cell>
          <table:table-cell table:style-name="ce909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909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7" office:value-type="string" calcext:value-type="string">
            <text:p>Schiffslabor</text:p>
          </table:table-cell>
          <table:table-cell table:style-name="ce826" office:value-type="string" calcext:value-type="string">
            <text:p>Tritanium-Platten 3</text:p>
          </table:table-cell>
          <table:table-cell table:style-name="ce909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2" calcext:value-type="string">
            <text:p>Tritanium-Platten 2</text:p>
          </table:table-cell>
          <table:table-cell table:style-name="ce909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3" calcext:value-type="string">
            <text:p>Plastahl-Platten 3</text:p>
          </table:table-cell>
          <table:table-cell table:style-name="ce909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3">
          <table:table-cell table:style-name="ce687"/>
          <table:table-cell table:style-name="ce823"/>
          <table:table-cell table:style-name="ce909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909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909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7"/>
          <table:table-cell table:style-name="ce823"/>
          <table:table-cell table:style-name="ce909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909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909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7"/>
          <table:table-cell table:style-name="ce823"/>
          <table:table-cell table:style-name="ce909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909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909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7"/>
          <table:table-cell table:style-name="ce823"/>
          <table:table-cell table:style-name="ce909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909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909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7"/>
          <table:table-cell table:style-name="ce823"/>
          <table:table-cell table:style-name="ce909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909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909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909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909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909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909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8" office:value-type="string" calcext:value-type="string">
            <text:p>Module</text:p>
          </table:table-cell>
          <table:table-cell table:style-name="ce827" office:value-type="string" calcext:value-type="string">
            <text:p>Schiffsfabrik 6</text:p>
          </table:table-cell>
          <table:table-cell table:style-name="ce909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5" calcext:value-type="string">
            <text:p>Schiffsfabrik 5</text:p>
          </table:table-cell>
          <table:table-cell table:style-name="ce909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9" office:value-type="string" calcext:value-type="string">
            <text:p>Module</text:p>
          </table:table-cell>
          <table:table-cell table:style-name="ce828" office:value-type="string" calcext:value-type="string">
            <text:p>Schiffslabor 6</text:p>
          </table:table-cell>
          <table:table-cell table:style-name="ce909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5" calcext:value-type="string">
            <text:p>Schiffslabor 5</text:p>
          </table:table-cell>
          <table:table-cell table:style-name="ce909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0" office:value-type="string" calcext:value-type="string">
            <text:p>Module</text:p>
          </table:table-cell>
          <table:table-cell table:style-name="ce829" office:value-type="string" calcext:value-type="string">
            <text:p>Flottenwerft 6</text:p>
          </table:table-cell>
          <table:table-cell table:style-name="ce909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5" calcext:value-type="string">
            <text:p>Flottenwerft 5</text:p>
          </table:table-cell>
          <table:table-cell table:style-name="ce909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1" office:value-type="string" calcext:value-type="string">
            <text:p>Module</text:p>
          </table:table-cell>
          <table:table-cell table:style-name="ce830" office:value-type="string" calcext:value-type="string">
            <text:p>Techniklabor 6</text:p>
          </table:table-cell>
          <table:table-cell table:style-name="ce909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5" calcext:value-type="string">
            <text:p>Techniklabor 5</text:p>
          </table:table-cell>
          <table:table-cell table:style-name="ce909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2" office:value-type="string" calcext:value-type="string">
            <text:p>Techniklabor</text:p>
          </table:table-cell>
          <table:table-cell table:style-name="ce831" office:value-type="string" calcext:value-type="string">
            <text:p>Basis-Phasenmunit. 2</text:p>
          </table:table-cell>
          <table:table-cell table:style-name="ce909" table:formula="of:=IF(NOT(ISBLANK([.A144]));IF( IFNA( VLOOKUP( [.B144];INDIRECT([.A144]&amp;&quot;.$C$2:$F$200&quot;);2;0);&quot;&quot;)=0;&quot;&quot;; IFNA(VLOOKUP([.B144];INDIRECT([.A144]&amp;&quot;.$C$2:$F$200&quot;);2;0);&quot;&quot;));&quot;&quot;)">
            <text:p/>
          </table:table-cell>
          <table:table-cell table:style-name="ce909" table:formula="of:=IF(NOT(ISBLANK([.A144]));IF( IFNA( VLOOKUP( [.B144];INDIRECT([.A144]&amp;&quot;.$C$2:$F$200&quot;);3;0);&quot;&quot;)=0;&quot;&quot;; IFNA(VLOOKUP([.B144];INDIRECT([.A144]&amp;&quot;.$C$2:$F$200&quot;);3;0);&quot;&quot;));&quot;&quot;)">
            <text:p/>
          </table:table-cell>
          <table:table-cell table:style-name="ce909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3" office:value-type="string" calcext:value-type="string">
            <text:p>Module</text:p>
          </table:table-cell>
          <table:table-cell table:style-name="ce832" office:value-type="string" calcext:value-type="string">
            <text:p>Antimateriesilo 6</text:p>
          </table:table-cell>
          <table:table-cell table:style-name="ce909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5" calcext:value-type="string">
            <text:p>Antimateriesilo 5</text:p>
          </table:table-cell>
          <table:table-cell table:style-name="ce909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4" office:value-type="string" calcext:value-type="string">
            <text:p>Module</text:p>
          </table:table-cell>
          <table:table-cell table:style-name="ce833" office:value-type="string" calcext:value-type="string">
            <text:p>Helium-3-Schürfer 6</text:p>
          </table:table-cell>
          <table:table-cell table:style-name="ce909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5" calcext:value-type="string">
            <text:p>Helium-3-Schürfer 5</text:p>
          </table:table-cell>
          <table:table-cell table:style-name="ce909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4" office:value-type="string" calcext:value-type="string">
            <text:p>Kampfmodul 6</text:p>
          </table:table-cell>
          <table:table-cell table:style-name="ce909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5" calcext:value-type="string">
            <text:p>Kampfmodul 5</text:p>
          </table:table-cell>
          <table:table-cell table:style-name="ce909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5" office:value-type="string" calcext:value-type="string">
            <text:p>Lagermodul 6</text:p>
          </table:table-cell>
          <table:table-cell table:style-name="ce909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5" calcext:value-type="string">
            <text:p>Lagermodul 5</text:p>
          </table:table-cell>
          <table:table-cell table:style-name="ce909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6" office:value-type="string" calcext:value-type="string">
            <text:p>Mineralerz-Schürfer 6</text:p>
          </table:table-cell>
          <table:table-cell table:style-name="ce909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5" calcext:value-type="string">
            <text:p>Mineralerz-Schürfer 5</text:p>
          </table:table-cell>
          <table:table-cell table:style-name="ce909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5" office:value-type="string" calcext:value-type="string">
            <text:p>Schiffslabor</text:p>
          </table:table-cell>
          <table:table-cell table:style-name="ce837" office:value-type="string" calcext:value-type="string">
            <text:p>Tritanium 4</text:p>
          </table:table-cell>
          <table:table-cell table:style-name="ce909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3" calcext:value-type="string">
            <text:p>Tritanium 3</text:p>
          </table:table-cell>
          <table:table-cell table:style-name="ce909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4" calcext:value-type="string">
            <text:p>Plastahl 4</text:p>
          </table:table-cell>
          <table:table-cell table:style-name="ce909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2">
          <table:table-cell table:style-name="ce695" office:value-type="string" calcext:value-type="string">
            <text:p>Schiffslabor</text:p>
          </table:table-cell>
          <table:table-cell table:style-name="ce838" office:value-type="string" calcext:value-type="string">
            <text:p>Iridium 2</text:p>
          </table:table-cell>
          <table:table-cell table:style-name="ce909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1" calcext:value-type="string">
            <text:p>Iridium 1</text:p>
          </table:table-cell>
          <table:table-cell table:style-name="ce909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2" calcext:value-type="string">
            <text:p>Tritanium 2</text:p>
          </table:table-cell>
          <table:table-cell table:style-name="ce909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2">
          <table:table-cell table:style-name="ce695" office:value-type="string" calcext:value-type="string">
            <text:p>Schiffslabor</text:p>
          </table:table-cell>
          <table:table-cell table:style-name="ce839" office:value-type="string" calcext:value-type="string">
            <text:p>Tritanium-Platten 4</text:p>
          </table:table-cell>
          <table:table-cell table:style-name="ce909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3" calcext:value-type="string">
            <text:p>Tritanium-Platten 3</text:p>
          </table:table-cell>
          <table:table-cell table:style-name="ce909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4" calcext:value-type="string">
            <text:p>Plastahl-Platten 4</text:p>
          </table:table-cell>
          <table:table-cell table:style-name="ce909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695" office:value-type="string" calcext:value-type="string">
            <text:p>Schiffslabor</text:p>
          </table:table-cell>
          <table:table-cell table:style-name="ce840" office:value-type="string" calcext:value-type="string">
            <text:p>Iridium-Platten 2</text:p>
          </table:table-cell>
          <table:table-cell table:style-name="ce909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909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2" calcext:value-type="string">
            <text:p>Tritanium-Platten 2</text:p>
          </table:table-cell>
          <table:table-cell table:style-name="ce909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1"/>
          <table:table-cell table:style-name="ce909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909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909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760" office:value-type="string" calcext:value-type="string">
            <text:p>Waffenlabor V</text:p>
          </table:table-cell>
          <table:table-cell table:style-name="ce909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909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909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42" office:value-type="string" calcext:value-type="string">
            <text:p>Waffenlabor 6</text:p>
          </table:table-cell>
          <table:table-cell table:style-name="ce909" table:formula="of:=IF(NOT(ISBLANK([.A156]));IF( IFNA( VLOOKUP( [.B156];INDIRECT([.A156]&amp;&quot;.$C$2:$F$200&quot;);2;0);&quot;&quot;)=0;&quot;&quot;; IFNA(VLOOKUP([.B156];INDIRECT([.A156]&amp;&quot;.$C$2:$F$200&quot;);2;0);&quot;&quot;));&quot;&quot;)" office:value-type="string" office:string-value="Waffenlabor 5" calcext:value-type="string">
            <text:p>Waffenlabor 5</text:p>
          </table:table-cell>
          <table:table-cell table:style-name="ce909" table:formula="of:=IF(NOT(ISBLANK([.A156]));IF( IFNA( VLOOKUP( [.B156];INDIRECT([.A156]&amp;&quot;.$C$2:$F$200&quot;);3;0);&quot;&quot;)=0;&quot;&quot;; IFNA(VLOOKUP([.B156];INDIRECT([.A156]&amp;&quot;.$C$2:$F$200&quot;);3;0);&quot;&quot;));&quot;&quot;)" office:value-type="string" office:string-value="Brücke 3" calcext:value-type="string">
            <text:p>Brücke 3</text:p>
          </table:table-cell>
          <table:table-cell table:style-name="ce909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909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909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909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909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909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909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11">
          <table:table-cell table:style-name="ce696" office:value-type="string" calcext:value-type="string">
            <text:p>Module</text:p>
          </table:table-cell>
          <table:table-cell table:style-name="ce843" office:value-type="string" calcext:value-type="string">
            <text:p>Brücke 4</text:p>
          </table:table-cell>
          <table:table-cell table:style-name="ce908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08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6" calcext:value-type="string">
            <text:p>Flottenwerft 6</text:p>
          </table:table-cell>
          <table:table-cell table:style-name="ce908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3" calcext:value-type="string">
            <text:p>Brücke 3</text:p>
          </table:table-cell>
          <table:table-cell table:number-columns-repeated="1019"/>
        </table:table-row>
        <table:table-row table:style-name="ro2">
          <table:table-cell table:style-name="ce697" office:value-type="string" calcext:value-type="string">
            <text:p>Module</text:p>
          </table:table-cell>
          <table:table-cell table:style-name="ce844" office:value-type="string" calcext:value-type="string">
            <text:p>Schiffsfabrik 7</text:p>
          </table:table-cell>
          <table:table-cell table:style-name="ce909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09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5" office:value-type="string" calcext:value-type="string">
            <text:p>Werkstatt 4</text:p>
          </table:table-cell>
          <table:table-cell table:style-name="ce909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3" calcext:value-type="string">
            <text:p>Werkstatt 3</text:p>
          </table:table-cell>
          <table:table-cell table:style-name="ce909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7" calcext:value-type="string">
            <text:p>Schiffsfabrik 7</text:p>
          </table:table-cell>
          <table:table-cell table:number-columns-repeated="1019"/>
        </table:table-row>
        <table:table-row table:style-name="ro2">
          <table:table-cell table:style-name="ce699" office:value-type="string" calcext:value-type="string">
            <text:p>Module</text:p>
          </table:table-cell>
          <table:table-cell table:style-name="ce846" office:value-type="string" calcext:value-type="string">
            <text:p>Schiffslabor 7</text:p>
          </table:table-cell>
          <table:table-cell table:style-name="ce909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6" calcext:value-type="string">
            <text:p>Schiffslabor 6</text:p>
          </table:table-cell>
          <table:table-cell table:style-name="ce909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0" office:value-type="string" calcext:value-type="string">
            <text:p>Module</text:p>
          </table:table-cell>
          <table:table-cell table:style-name="ce847" office:value-type="string" calcext:value-type="string">
            <text:p>Flottenwerft 7</text:p>
          </table:table-cell>
          <table:table-cell table:style-name="ce909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6" calcext:value-type="string">
            <text:p>Flottenwerft 6</text:p>
          </table:table-cell>
          <table:table-cell table:style-name="ce909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1" office:value-type="string" calcext:value-type="string">
            <text:p>Module</text:p>
          </table:table-cell>
          <table:table-cell table:style-name="ce848" office:value-type="string" calcext:value-type="string">
            <text:p>Techniklabor 7</text:p>
          </table:table-cell>
          <table:table-cell table:style-name="ce909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6" calcext:value-type="string">
            <text:p>Techniklabor 6</text:p>
          </table:table-cell>
          <table:table-cell table:style-name="ce909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2" office:value-type="string" calcext:value-type="string">
            <text:p>Module</text:p>
          </table:table-cell>
          <table:table-cell table:style-name="ce849" office:value-type="string" calcext:value-type="string">
            <text:p>Antimateriesilo 7</text:p>
          </table:table-cell>
          <table:table-cell table:style-name="ce909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6" calcext:value-type="string">
            <text:p>Antimateriesilo 6</text:p>
          </table:table-cell>
          <table:table-cell table:style-name="ce909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2" office:value-type="string" calcext:value-type="string">
            <text:p>Module</text:p>
          </table:table-cell>
          <table:table-cell table:style-name="ce850" office:value-type="string" calcext:value-type="string">
            <text:p>Helium-3-Schürfer 7</text:p>
          </table:table-cell>
          <table:table-cell table:style-name="ce909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6" calcext:value-type="string">
            <text:p>Helium-3-Schürfer 6</text:p>
          </table:table-cell>
          <table:table-cell table:style-name="ce909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2" office:value-type="string" calcext:value-type="string">
            <text:p>Module</text:p>
          </table:table-cell>
          <table:table-cell table:style-name="ce851" office:value-type="string" calcext:value-type="string">
            <text:p>Kampfmodul 7</text:p>
          </table:table-cell>
          <table:table-cell table:style-name="ce909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6" calcext:value-type="string">
            <text:p>Kampfmodul 6</text:p>
          </table:table-cell>
          <table:table-cell table:style-name="ce909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2" office:value-type="string" calcext:value-type="string">
            <text:p>Module</text:p>
          </table:table-cell>
          <table:table-cell table:style-name="ce852" office:value-type="string" calcext:value-type="string">
            <text:p>Lagermodul 7</text:p>
          </table:table-cell>
          <table:table-cell table:style-name="ce909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6" calcext:value-type="string">
            <text:p>Lagermodul 6</text:p>
          </table:table-cell>
          <table:table-cell table:style-name="ce909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3" office:value-type="string" calcext:value-type="string">
            <text:p>Module</text:p>
          </table:table-cell>
          <table:table-cell table:style-name="ce853" office:value-type="string" calcext:value-type="string">
            <text:p>Mineralerz-Schürfer 7</text:p>
          </table:table-cell>
          <table:table-cell table:style-name="ce909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6" calcext:value-type="string">
            <text:p>Mineralerz-Schürfer 6</text:p>
          </table:table-cell>
          <table:table-cell table:style-name="ce909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4" office:value-type="string" calcext:value-type="string">
            <text:p>Waffenlabor 7</text:p>
          </table:table-cell>
          <table:table-cell table:style-name="ce909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Waffenlabor 6" calcext:value-type="string">
            <text:p>Waffenlabor 6</text:p>
          </table:table-cell>
          <table:table-cell table:style-name="ce909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5" office:value-type="string" calcext:value-type="string">
            <text:p>Waffenlabor 8</text:p>
          </table:table-cell>
          <table:table-cell table:style-name="ce909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Waffenlabor 7" calcext:value-type="string">
            <text:p>Waffenlabor 7</text:p>
          </table:table-cell>
          <table:table-cell table:style-name="ce909" table:formula="of:=IF(NOT(ISBLANK([.A172]));IF( IFNA( VLOOKUP( [.B172];INDIRECT([.A172]&amp;&quot;.$C$2:$F$200&quot;);3;0);&quot;&quot;)=0;&quot;&quot;; IFNA(VLOOKUP([.B172];INDIRECT([.A172]&amp;&quot;.$C$2:$F$200&quot;);3;0);&quot;&quot;));&quot;&quot;)">
            <text:p/>
          </table:table-cell>
          <table:table-cell table:style-name="ce909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6" office:value-type="string" calcext:value-type="string">
            <text:p>Waffenlabor 9</text:p>
          </table:table-cell>
          <table:table-cell table:style-name="ce909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Waffenlabor 8" calcext:value-type="string">
            <text:p>Waffenlabor 8</text:p>
          </table:table-cell>
          <table:table-cell table:style-name="ce909" table:formula="of:=IF(NOT(ISBLANK([.A173]));IF( IFNA( VLOOKUP( [.B173];INDIRECT([.A173]&amp;&quot;.$C$2:$F$200&quot;);3;0);&quot;&quot;)=0;&quot;&quot;; IFNA(VLOOKUP([.B173];INDIRECT([.A173]&amp;&quot;.$C$2:$F$200&quot;);3;0);&quot;&quot;));&quot;&quot;)">
            <text:p/>
          </table:table-cell>
          <table:table-cell table:style-name="ce909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7" office:value-type="string" calcext:value-type="string">
            <text:p>Waffenlabor 10</text:p>
          </table:table-cell>
          <table:table-cell table:style-name="ce909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Waffenlabor 9" calcext:value-type="string">
            <text:p>Waffenlabor 9</text:p>
          </table:table-cell>
          <table:table-cell table:style-name="ce909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909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853"/>
          <table:table-cell table:style-name="ce909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909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909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 office:value-type="string" calcext:value-type="string">
            <text:p>Schiffslabor</text:p>
          </table:table-cell>
          <table:table-cell table:style-name="ce753" office:value-type="string" calcext:value-type="string">
            <text:p>Zynthium-Platten 1</text:p>
          </table:table-cell>
          <table:table-cell table:style-name="ce909" table:formula="of:=IF(NOT(ISBLANK([.A176]));IF( IFNA( VLOOKUP( [.B176];INDIRECT([.A176]&amp;&quot;.$C$2:$F$200&quot;);2;0);&quot;&quot;)=0;&quot;&quot;; IFNA(VLOOKUP([.B176];INDIRECT([.A176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909" table:formula="of:=IF(NOT(ISBLANK([.A176]));IF( IFNA( VLOOKUP( [.B176];INDIRECT([.A176]&amp;&quot;.$C$2:$F$200&quot;);3;0);&quot;&quot;)=0;&quot;&quot;; IFNA(VLOOKUP([.B176];INDIRECT([.A176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909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 office:value-type="string" calcext:value-type="string">
            <text:p>Schiffslabor</text:p>
          </table:table-cell>
          <table:table-cell table:style-name="ce858" office:value-type="string" calcext:value-type="string">
            <text:p>Zynthium 1</text:p>
          </table:table-cell>
          <table:table-cell table:style-name="ce909" table:formula="of:=IF(NOT(ISBLANK([.A177]));IF( IFNA( VLOOKUP( [.B177];INDIRECT([.A177]&amp;&quot;.$C$2:$F$200&quot;);2;0);&quot;&quot;)=0;&quot;&quot;; IFNA(VLOOKUP([.B177];INDIRECT([.A177]&amp;&quot;.$C$2:$F$200&quot;);2;0);&quot;&quot;));&quot;&quot;)" office:value-type="string" office:string-value="Iridium 1" calcext:value-type="string">
            <text:p>Iridium 1</text:p>
          </table:table-cell>
          <table:table-cell table:style-name="ce909" table:formula="of:=IF(NOT(ISBLANK([.A177]));IF( IFNA( VLOOKUP( [.B177];INDIRECT([.A177]&amp;&quot;.$C$2:$F$200&quot;);3;0);&quot;&quot;)=0;&quot;&quot;; IFNA(VLOOKUP([.B177];INDIRECT([.A177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909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 office:value-type="string" calcext:value-type="string">
            <text:p>Schiffslabor</text:p>
          </table:table-cell>
          <table:table-cell table:style-name="ce859" office:value-type="string" calcext:value-type="string">
            <text:p>Iridium-Platten 3</text:p>
          </table:table-cell>
          <table:table-cell table:style-name="ce909" table:formula="of:=IF(NOT(ISBLANK([.A178]));IF( IFNA( VLOOKUP( [.B178];INDIRECT([.A178]&amp;&quot;.$C$2:$F$200&quot;);2;0);&quot;&quot;)=0;&quot;&quot;; IFNA(VLOOKUP([.B178];INDIRECT([.A178]&amp;&quot;.$C$2:$F$200&quot;);2;0);&quot;&quot;));&quot;&quot;)" office:value-type="string" office:string-value="Iridium-Platten 2" calcext:value-type="string">
            <text:p>Iridium-Platten 2</text:p>
          </table:table-cell>
          <table:table-cell table:style-name="ce909" table:formula="of:=IF(NOT(ISBLANK([.A178]));IF( IFNA( VLOOKUP( [.B178];INDIRECT([.A178]&amp;&quot;.$C$2:$F$200&quot;);3;0);&quot;&quot;)=0;&quot;&quot;; IFNA(VLOOKUP([.B178];INDIRECT([.A178]&amp;&quot;.$C$2:$F$200&quot;);3;0);&quot;&quot;));&quot;&quot;)" office:value-type="string" office:string-value="Tritanium-Platten 3" calcext:value-type="string">
            <text:p>Tritanium-Platten 3</text:p>
          </table:table-cell>
          <table:table-cell table:style-name="ce909" table:formula="of:=IF(NOT(ISBLANK([.A178]));IF( IFNA( VLOOKUP( [.B178];INDIRECT([.A178]&amp;&quot;.$C$2:$F$200&quot;);4;0);&quot;&quot;)=0;&quot;&quot;; IFNA(VLOOKUP([.B178];INDIRECT([.A178]&amp;&quot;.$C$2:$F$200&quot;);4;0);&quot;&quot;));&quot;&quot;)" office:value-type="string" office:string-value="Schiffslabor 7" calcext:value-type="string">
            <text:p>Schiffslabor 7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860"/>
          <table:table-cell table:style-name="ce909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909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909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853"/>
          <table:table-cell table:style-name="ce909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909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909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5"/>
          <table:table-cell table:style-name="ce753"/>
          <table:table-cell table:style-name="ce909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909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909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5"/>
          <table:table-cell table:style-name="ce861"/>
          <table:table-cell table:style-name="ce909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909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909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5"/>
          <table:table-cell table:style-name="ce862"/>
          <table:table-cell table:style-name="ce909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909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909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909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909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63"/>
          <table:table-cell table:style-name="ce909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909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909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63"/>
          <table:table-cell table:style-name="ce909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909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909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7" office:value-type="string" calcext:value-type="string">
            <text:p>Module</text:p>
          </table:table-cell>
          <table:table-cell table:style-name="ce864" office:value-type="string" calcext:value-type="string">
            <text:p>Schiffsfabrik 8</text:p>
          </table:table-cell>
          <table:table-cell table:style-name="ce909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7" calcext:value-type="string">
            <text:p>Schiffsfabrik 7</text:p>
          </table:table-cell>
          <table:table-cell table:style-name="ce909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8" office:value-type="string" calcext:value-type="string">
            <text:p>Module</text:p>
          </table:table-cell>
          <table:table-cell table:style-name="ce865" office:value-type="string" calcext:value-type="string">
            <text:p>Schiffslabor 8</text:p>
          </table:table-cell>
          <table:table-cell table:style-name="ce909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7" calcext:value-type="string">
            <text:p>Schiffslabor 7</text:p>
          </table:table-cell>
          <table:table-cell table:style-name="ce909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Module</text:p>
          </table:table-cell>
          <table:table-cell table:style-name="ce866" office:value-type="string" calcext:value-type="string">
            <text:p>Flottenwerft 8</text:p>
          </table:table-cell>
          <table:table-cell table:style-name="ce909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7" calcext:value-type="string">
            <text:p>Flottenwerft 7</text:p>
          </table:table-cell>
          <table:table-cell table:style-name="ce909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0" office:value-type="string" calcext:value-type="string">
            <text:p>Module</text:p>
          </table:table-cell>
          <table:table-cell table:style-name="ce867" office:value-type="string" calcext:value-type="string">
            <text:p>Techniklabor 8</text:p>
          </table:table-cell>
          <table:table-cell table:style-name="ce909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7" calcext:value-type="string">
            <text:p>Techniklabor 7</text:p>
          </table:table-cell>
          <table:table-cell table:style-name="ce909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Module</text:p>
          </table:table-cell>
          <table:table-cell table:style-name="ce868" office:value-type="string" calcext:value-type="string">
            <text:p>Antimateriesilo 8</text:p>
          </table:table-cell>
          <table:table-cell table:style-name="ce909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7" calcext:value-type="string">
            <text:p>Antimateriesilo 7</text:p>
          </table:table-cell>
          <table:table-cell table:style-name="ce909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2" office:value-type="string" calcext:value-type="string">
            <text:p>Module</text:p>
          </table:table-cell>
          <table:table-cell table:style-name="ce869" office:value-type="string" calcext:value-type="string">
            <text:p>Helium-3-Schürfer 8</text:p>
          </table:table-cell>
          <table:table-cell table:style-name="ce909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7" calcext:value-type="string">
            <text:p>Helium-3-Schürfer 7</text:p>
          </table:table-cell>
          <table:table-cell table:style-name="ce909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Module</text:p>
          </table:table-cell>
          <table:table-cell table:style-name="ce870" office:value-type="string" calcext:value-type="string">
            <text:p>Kampfmodul 8</text:p>
          </table:table-cell>
          <table:table-cell table:style-name="ce909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7" calcext:value-type="string">
            <text:p>Kampfmodul 7</text:p>
          </table:table-cell>
          <table:table-cell table:style-name="ce909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Module</text:p>
          </table:table-cell>
          <table:table-cell table:style-name="ce871" office:value-type="string" calcext:value-type="string">
            <text:p>Lagermodul 8</text:p>
          </table:table-cell>
          <table:table-cell table:style-name="ce909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7" calcext:value-type="string">
            <text:p>Lagermodul 7</text:p>
          </table:table-cell>
          <table:table-cell table:style-name="ce909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Module</text:p>
          </table:table-cell>
          <table:table-cell table:style-name="ce872" office:value-type="string" calcext:value-type="string">
            <text:p>Mineralerz-Schürfer 8</text:p>
          </table:table-cell>
          <table:table-cell table:style-name="ce909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7" calcext:value-type="string">
            <text:p>Mineralerz-Schürfer 7</text:p>
          </table:table-cell>
          <table:table-cell table:style-name="ce909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4" calcext:value-type="string">
            <text:p>Brücke 4</text:p>
          </table:table-cell>
          <table:table-cell table:style-name="ce909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Schiffslabor</text:p>
          </table:table-cell>
          <table:table-cell table:style-name="ce873" office:value-type="string" calcext:value-type="string">
            <text:p>Tritanium 5</text:p>
          </table:table-cell>
          <table:table-cell table:style-name="ce909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4" calcext:value-type="string">
            <text:p>Tritanium 4</text:p>
          </table:table-cell>
          <table:table-cell table:style-name="ce909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5" calcext:value-type="string">
            <text:p>Plastahl 5</text:p>
          </table:table-cell>
          <table:table-cell table:style-name="ce909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Schiffslabor</text:p>
          </table:table-cell>
          <table:table-cell table:style-name="ce874" office:value-type="string" calcext:value-type="string">
            <text:p>Iridium 3</text:p>
          </table:table-cell>
          <table:table-cell table:style-name="ce909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2" calcext:value-type="string">
            <text:p>Iridium 2</text:p>
          </table:table-cell>
          <table:table-cell table:style-name="ce909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3" calcext:value-type="string">
            <text:p>Tritanium 3</text:p>
          </table:table-cell>
          <table:table-cell table:style-name="ce909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Schiffslabor</text:p>
          </table:table-cell>
          <table:table-cell table:style-name="ce875" office:value-type="string" calcext:value-type="string">
            <text:p>Iridium 4</text:p>
          </table:table-cell>
          <table:table-cell table:style-name="ce909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3" calcext:value-type="string">
            <text:p>Iridium 3</text:p>
          </table:table-cell>
          <table:table-cell table:style-name="ce909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4" calcext:value-type="string">
            <text:p>Tritanium 4</text:p>
          </table:table-cell>
          <table:table-cell table:style-name="ce909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Schiffslabor</text:p>
          </table:table-cell>
          <table:table-cell table:style-name="ce876" office:value-type="string" calcext:value-type="string">
            <text:p>Zynthium 2</text:p>
          </table:table-cell>
          <table:table-cell table:style-name="ce909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1" calcext:value-type="string">
            <text:p>Zynthium 1</text:p>
          </table:table-cell>
          <table:table-cell table:style-name="ce909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2" calcext:value-type="string">
            <text:p>Iridium 2</text:p>
          </table:table-cell>
          <table:table-cell table:style-name="ce909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Schiffslabor</text:p>
          </table:table-cell>
          <table:table-cell table:style-name="ce877" office:value-type="string" calcext:value-type="string">
            <text:p>Tritanium-Platten 5</text:p>
          </table:table-cell>
          <table:table-cell table:style-name="ce909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4" calcext:value-type="string">
            <text:p>Tritanium-Platten 4</text:p>
          </table:table-cell>
          <table:table-cell table:style-name="ce909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5" calcext:value-type="string">
            <text:p>Plastahl-Platten 5</text:p>
          </table:table-cell>
          <table:table-cell table:style-name="ce909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Schiffslabor</text:p>
          </table:table-cell>
          <table:table-cell table:style-name="ce878" office:value-type="string" calcext:value-type="string">
            <text:p>Iridium-Platten 4</text:p>
          </table:table-cell>
          <table:table-cell table:style-name="ce909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3" calcext:value-type="string">
            <text:p>Iridium-Platten 3</text:p>
          </table:table-cell>
          <table:table-cell table:style-name="ce909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4" calcext:value-type="string">
            <text:p>Tritanium-Platten 4</text:p>
          </table:table-cell>
          <table:table-cell table:style-name="ce909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Schiffslabor</text:p>
          </table:table-cell>
          <table:table-cell table:style-name="ce753" office:value-type="string" calcext:value-type="string">
            <text:p>Zynthium-Platten 2</text:p>
          </table:table-cell>
          <table:table-cell table:style-name="ce909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1" calcext:value-type="string">
            <text:p>Zynthium-Platten 1</text:p>
          </table:table-cell>
          <table:table-cell table:style-name="ce909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2" calcext:value-type="string">
            <text:p>Iridium-Platten 2</text:p>
          </table:table-cell>
          <table:table-cell table:style-name="ce909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13"/>
          <table:table-cell table:style-name="ce753"/>
          <table:table-cell table:style-name="ce909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909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909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3"/>
          <table:table-cell table:style-name="ce753"/>
          <table:table-cell table:style-name="ce909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909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909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3"/>
          <table:table-cell table:style-name="ce753"/>
          <table:table-cell table:style-name="ce909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909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909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3"/>
          <table:table-cell table:style-name="ce753"/>
          <table:table-cell table:style-name="ce909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909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909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3"/>
          <table:table-cell table:style-name="ce753"/>
          <table:table-cell table:style-name="ce909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909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909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3"/>
          <table:table-cell table:style-name="ce753"/>
          <table:table-cell table:style-name="ce909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909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909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3"/>
          <table:table-cell table:style-name="ce879"/>
          <table:table-cell table:style-name="ce909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909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909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909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909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909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909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11">
          <table:table-cell table:style-name="ce714" office:value-type="string" calcext:value-type="string">
            <text:p>Module</text:p>
          </table:table-cell>
          <table:table-cell table:style-name="ce880" office:value-type="string" calcext:value-type="string">
            <text:p>Brücke 5</text:p>
          </table:table-cell>
          <table:table-cell table:style-name="ce908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08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8" calcext:value-type="string">
            <text:p>Schiffsfabrik 8</text:p>
          </table:table-cell>
          <table:table-cell table:style-name="ce908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4" calcext:value-type="string">
            <text:p>Brücke 4</text:p>
          </table:table-cell>
          <table:table-cell table:number-columns-repeated="1019"/>
        </table:table-row>
        <table:table-row table:style-name="ro2">
          <table:table-cell table:style-name="ce715" office:value-type="string" calcext:value-type="string">
            <text:p>Module</text:p>
          </table:table-cell>
          <table:table-cell table:style-name="ce881" office:value-type="string" calcext:value-type="string">
            <text:p>Schiffsfabrik 9</text:p>
          </table:table-cell>
          <table:table-cell table:style-name="ce909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8" calcext:value-type="string">
            <text:p>Schiffsfabrik 8</text:p>
          </table:table-cell>
          <table:table-cell table:style-name="ce909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6" office:value-type="string" calcext:value-type="string">
            <text:p>Module</text:p>
          </table:table-cell>
          <table:table-cell table:style-name="ce882" office:value-type="string" calcext:value-type="string">
            <text:p>Werkstatt 5</text:p>
          </table:table-cell>
          <table:table-cell table:style-name="ce909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4" calcext:value-type="string">
            <text:p>Werkstatt 4</text:p>
          </table:table-cell>
          <table:table-cell table:style-name="ce909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9" calcext:value-type="string">
            <text:p>Schiffsfabrik 9</text:p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3" office:value-type="string" calcext:value-type="string">
            <text:p>Schiffslabor 9</text:p>
          </table:table-cell>
          <table:table-cell table:style-name="ce909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8" calcext:value-type="string">
            <text:p>Schiffslabor 8</text:p>
          </table:table-cell>
          <table:table-cell table:style-name="ce909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8" office:value-type="string" calcext:value-type="string">
            <text:p>Module</text:p>
          </table:table-cell>
          <table:table-cell table:style-name="ce884" office:value-type="string" calcext:value-type="string">
            <text:p>Flottenwerft 9</text:p>
          </table:table-cell>
          <table:table-cell table:style-name="ce909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09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Module</text:p>
          </table:table-cell>
          <table:table-cell table:style-name="ce885" office:value-type="string" calcext:value-type="string">
            <text:p>Techniklabor 9</text:p>
          </table:table-cell>
          <table:table-cell table:style-name="ce909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8" calcext:value-type="string">
            <text:p>Techniklabor 8</text:p>
          </table:table-cell>
          <table:table-cell table:style-name="ce909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0" office:value-type="string" calcext:value-type="string">
            <text:p>Module</text:p>
          </table:table-cell>
          <table:table-cell table:style-name="ce886" office:value-type="string" calcext:value-type="string">
            <text:p>Antimateriesilo 9</text:p>
          </table:table-cell>
          <table:table-cell table:style-name="ce909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8" calcext:value-type="string">
            <text:p>Antimateriesilo 8</text:p>
          </table:table-cell>
          <table:table-cell table:style-name="ce909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Module</text:p>
          </table:table-cell>
          <table:table-cell table:style-name="ce887" office:value-type="string" calcext:value-type="string">
            <text:p>Helium-3-Schürfer 9</text:p>
          </table:table-cell>
          <table:table-cell table:style-name="ce909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8" calcext:value-type="string">
            <text:p>Helium-3-Schürfer 8</text:p>
          </table:table-cell>
          <table:table-cell table:style-name="ce909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Module</text:p>
          </table:table-cell>
          <table:table-cell table:style-name="ce888" office:value-type="string" calcext:value-type="string">
            <text:p>Kampfmodul 9</text:p>
          </table:table-cell>
          <table:table-cell table:style-name="ce909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8" calcext:value-type="string">
            <text:p>Kampfmodul 8</text:p>
          </table:table-cell>
          <table:table-cell table:style-name="ce909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Module</text:p>
          </table:table-cell>
          <table:table-cell table:style-name="ce889" office:value-type="string" calcext:value-type="string">
            <text:p>Lagermodul 9</text:p>
          </table:table-cell>
          <table:table-cell table:style-name="ce909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8" calcext:value-type="string">
            <text:p>Lagermodul 8</text:p>
          </table:table-cell>
          <table:table-cell table:style-name="ce909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Module</text:p>
          </table:table-cell>
          <table:table-cell table:style-name="ce890" office:value-type="string" calcext:value-type="string">
            <text:p>Mineralerz-Schürfer 9</text:p>
          </table:table-cell>
          <table:table-cell table:style-name="ce909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8" calcext:value-type="string">
            <text:p>Mineralerz-Schürfer 8</text:p>
          </table:table-cell>
          <table:table-cell table:style-name="ce909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Schiffslabor</text:p>
          </table:table-cell>
          <table:table-cell table:style-name="ce891" office:value-type="string" calcext:value-type="string">
            <text:p>Iridium V</text:p>
          </table:table-cell>
          <table:table-cell table:style-name="ce909" table:formula="of:=IF(NOT(ISBLANK([.A223]));IF( IFNA( VLOOKUP( [.B223];INDIRECT([.A223]&amp;&quot;.$C$2:$F$200&quot;);2;0);&quot;&quot;)=0;&quot;&quot;; IFNA(VLOOKUP([.B223];INDIRECT([.A223]&amp;&quot;.$C$2:$F$200&quot;);2;0);&quot;&quot;));&quot;&quot;)">
            <text:p/>
          </table:table-cell>
          <table:table-cell table:style-name="ce909" table:formula="of:=IF(NOT(ISBLANK([.A223]));IF( IFNA( VLOOKUP( [.B223];INDIRECT([.A223]&amp;&quot;.$C$2:$F$200&quot;);3;0);&quot;&quot;)=0;&quot;&quot;; IFNA(VLOOKUP([.B223];INDIRECT([.A223]&amp;&quot;.$C$2:$F$200&quot;);3;0);&quot;&quot;));&quot;&quot;)">
            <text:p/>
          </table:table-cell>
          <table:table-cell table:style-name="ce909" table:formula="of:=IF(NOT(ISBLANK([.A223]));IF( IFNA( VLOOKUP( [.B223];INDIRECT([.A223]&amp;&quot;.$C$2:$F$200&quot;);4;0);&quot;&quot;)=0;&quot;&quot;; IFNA(VLOOKUP([.B223];INDIRECT([.A2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Schiffslabor</text:p>
          </table:table-cell>
          <table:table-cell table:style-name="ce892" office:value-type="string" calcext:value-type="string">
            <text:p>Zynthium 3</text:p>
          </table:table-cell>
          <table:table-cell table:style-name="ce909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2" calcext:value-type="string">
            <text:p>Zynthium 2</text:p>
          </table:table-cell>
          <table:table-cell table:style-name="ce909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3" calcext:value-type="string">
            <text:p>Iridium 3</text:p>
          </table:table-cell>
          <table:table-cell table:style-name="ce909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Schiffslabor</text:p>
          </table:table-cell>
          <table:table-cell table:style-name="ce753" office:value-type="string" calcext:value-type="string">
            <text:p>Iridium-Platten 5</text:p>
          </table:table-cell>
          <table:table-cell table:style-name="ce909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4" calcext:value-type="string">
            <text:p>Iridium-Platten 4</text:p>
          </table:table-cell>
          <table:table-cell table:style-name="ce909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5" calcext:value-type="string">
            <text:p>Tritanium-Platten 5</text:p>
          </table:table-cell>
          <table:table-cell table:style-name="ce909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2">
          <table:table-cell table:style-name="ce721" office:value-type="string" calcext:value-type="string">
            <text:p>Schiffslabor</text:p>
          </table:table-cell>
          <table:table-cell table:style-name="ce753" office:value-type="string" calcext:value-type="string">
            <text:p>Zynthium-Platten 3</text:p>
          </table:table-cell>
          <table:table-cell table:style-name="ce909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2" calcext:value-type="string">
            <text:p>Zynthium-Platten 2</text:p>
          </table:table-cell>
          <table:table-cell table:style-name="ce909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3" calcext:value-type="string">
            <text:p>Iridium-Platten 3</text:p>
          </table:table-cell>
          <table:table-cell table:style-name="ce909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909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909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909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909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909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909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909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909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909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909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909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909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909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909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909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909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909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909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909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909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753"/>
          <table:table-cell table:style-name="ce909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909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909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893"/>
          <table:table-cell table:style-name="ce909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909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909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893"/>
          <table:table-cell table:style-name="ce909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909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909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21"/>
          <table:table-cell table:style-name="ce893"/>
          <table:table-cell table:style-name="ce909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909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909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2" office:value-type="string" calcext:value-type="string">
            <text:p>Module</text:p>
          </table:table-cell>
          <table:table-cell table:style-name="ce894" office:value-type="string" calcext:value-type="string">
            <text:p>Schiffsfabrik 10</text:p>
          </table:table-cell>
          <table:table-cell table:style-name="ce909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9" calcext:value-type="string">
            <text:p>Schiffsfabrik 9</text:p>
          </table:table-cell>
          <table:table-cell table:style-name="ce909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3" office:value-type="string" calcext:value-type="string">
            <text:p>Module</text:p>
          </table:table-cell>
          <table:table-cell table:style-name="ce895" office:value-type="string" calcext:value-type="string">
            <text:p>Schiffslabor 10</text:p>
          </table:table-cell>
          <table:table-cell table:style-name="ce909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9" calcext:value-type="string">
            <text:p>Schiffslabor 9</text:p>
          </table:table-cell>
          <table:table-cell table:style-name="ce909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4" office:value-type="string" calcext:value-type="string">
            <text:p>Module</text:p>
          </table:table-cell>
          <table:table-cell table:style-name="ce896" office:value-type="string" calcext:value-type="string">
            <text:p>Flottenwerft 10</text:p>
          </table:table-cell>
          <table:table-cell table:style-name="ce909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9" calcext:value-type="string">
            <text:p>Flottenwerft 9</text:p>
          </table:table-cell>
          <table:table-cell table:style-name="ce909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725" office:value-type="string" calcext:value-type="string">
            <text:p>Module</text:p>
          </table:table-cell>
          <table:table-cell table:style-name="ce897" office:value-type="string" calcext:value-type="string">
            <text:p>Techniklabor 10</text:p>
          </table:table-cell>
          <table:table-cell table:style-name="ce909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9" calcext:value-type="string">
            <text:p>Techniklabor 9</text:p>
          </table:table-cell>
          <table:table-cell table:style-name="ce909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6" office:value-type="string" calcext:value-type="string">
            <text:p>Module</text:p>
          </table:table-cell>
          <table:table-cell table:style-name="ce898" office:value-type="string" calcext:value-type="string">
            <text:p>Werkstatt 6</text:p>
          </table:table-cell>
          <table:table-cell table:style-name="ce909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5" calcext:value-type="string">
            <text:p>Werkstatt 5</text:p>
          </table:table-cell>
          <table:table-cell table:style-name="ce909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7" office:value-type="string" calcext:value-type="string">
            <text:p>Module</text:p>
          </table:table-cell>
          <table:table-cell table:style-name="ce899" office:value-type="string" calcext:value-type="string">
            <text:p>Werkstatt 7</text:p>
          </table:table-cell>
          <table:table-cell table:style-name="ce909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6" calcext:value-type="string">
            <text:p>Werkstatt 6</text:p>
          </table:table-cell>
          <table:table-cell table:style-name="ce909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8" office:value-type="string" calcext:value-type="string">
            <text:p>Module</text:p>
          </table:table-cell>
          <table:table-cell table:style-name="ce900" office:value-type="string" calcext:value-type="string">
            <text:p>Werkstatt 8</text:p>
          </table:table-cell>
          <table:table-cell table:style-name="ce909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7" calcext:value-type="string">
            <text:p>Werkstatt 7</text:p>
          </table:table-cell>
          <table:table-cell table:style-name="ce909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9" office:value-type="string" calcext:value-type="string">
            <text:p>Module</text:p>
          </table:table-cell>
          <table:table-cell table:style-name="ce901" office:value-type="string" calcext:value-type="string">
            <text:p>Antimateriesilo 10</text:p>
          </table:table-cell>
          <table:table-cell table:style-name="ce909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9" calcext:value-type="string">
            <text:p>Antimateriesilo 9</text:p>
          </table:table-cell>
          <table:table-cell table:style-name="ce909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30" office:value-type="string" calcext:value-type="string">
            <text:p>Module</text:p>
          </table:table-cell>
          <table:table-cell table:style-name="ce902" office:value-type="string" calcext:value-type="string">
            <text:p>Helium-3-Schürfer 10</text:p>
          </table:table-cell>
          <table:table-cell table:style-name="ce909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9" calcext:value-type="string">
            <text:p>Helium-3-Schürfer 9</text:p>
          </table:table-cell>
          <table:table-cell table:style-name="ce909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3" office:value-type="string" calcext:value-type="string">
            <text:p>Kampfmodul 10</text:p>
          </table:table-cell>
          <table:table-cell table:style-name="ce909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9" calcext:value-type="string">
            <text:p>Kampfmodul 9</text:p>
          </table:table-cell>
          <table:table-cell table:style-name="ce909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4" office:value-type="string" calcext:value-type="string">
            <text:p>Lagermodul 10</text:p>
          </table:table-cell>
          <table:table-cell table:style-name="ce909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9" calcext:value-type="string">
            <text:p>Lagermodul 9</text:p>
          </table:table-cell>
          <table:table-cell table:style-name="ce909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5" office:value-type="string" calcext:value-type="string">
            <text:p>Mineralerz-Schürfer 10</text:p>
          </table:table-cell>
          <table:table-cell table:style-name="ce909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9" calcext:value-type="string">
            <text:p>Mineralerz-Schürfer 9</text:p>
          </table:table-cell>
          <table:table-cell table:style-name="ce909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5" calcext:value-type="string">
            <text:p>Brücke 5</text:p>
          </table:table-cell>
          <table:table-cell table:style-name="ce909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906" office:value-type="string" calcext:value-type="string">
            <text:p>Zynthium 4</text:p>
          </table:table-cell>
          <table:table-cell table:style-name="ce909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3" calcext:value-type="string">
            <text:p>Zynthium 3</text:p>
          </table:table-cell>
          <table:table-cell table:style-name="ce909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4" calcext:value-type="string">
            <text:p>Iridium 4</text:p>
          </table:table-cell>
          <table:table-cell table:style-name="ce909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10" calcext:value-type="string">
            <text:p>Schiffslabor 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907" office:value-type="string" calcext:value-type="string">
            <text:p>Zynthium 5</text:p>
          </table:table-cell>
          <table:table-cell table:style-name="ce909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4" calcext:value-type="string">
            <text:p>Zynthium 4</text:p>
          </table:table-cell>
          <table:table-cell table:style-name="ce909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5" calcext:value-type="string">
            <text:p>Iridium 5</text:p>
          </table:table-cell>
          <table:table-cell table:style-name="ce909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3" office:value-type="string" calcext:value-type="string">
            <text:p>Zynthium-Platten 4</text:p>
          </table:table-cell>
          <table:table-cell table:style-name="ce909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3" calcext:value-type="string">
            <text:p>Zynthium-Platten 3</text:p>
          </table:table-cell>
          <table:table-cell table:style-name="ce909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4" calcext:value-type="string">
            <text:p>Iridium-Platten 4</text:p>
          </table:table-cell>
          <table:table-cell table:style-name="ce909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3" office:value-type="string" calcext:value-type="string">
            <text:p>Zynthium-Platten 5</text:p>
          </table:table-cell>
          <table:table-cell table:style-name="ce909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4" calcext:value-type="string">
            <text:p>Zynthium-Platten 4</text:p>
          </table:table-cell>
          <table:table-cell table:style-name="ce909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5" calcext:value-type="string">
            <text:p>Iridium-Platten 5</text:p>
          </table:table-cell>
          <table:table-cell table:style-name="ce909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909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909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909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909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909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909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909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909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909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909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909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909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909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909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909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909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909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909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3"/>
          <table:table-cell table:style-name="ce909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909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909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909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909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5"/>
          <table:table-cell table:style-name="ce909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909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909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29" office:value-type="string" calcext:value-type="string">
            <text:p>Ende</text:p>
          </table:table-cell>
          <table:table-cell table:style-name="ce329" table:number-columns-repeated="4"/>
          <table:table-cell table:style-name="ce912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">
            <calcext:condition calcext:apply-style-name="HintergrundGruen" calcext:value="formula-is(NOT(ISBLANK([.X66])))" calcext:base-cell-address="Aufbaureihenfolge.B76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59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80:Aufbaureihenfolge.A180 Aufbaureihenfolge.A175:Aufbaureihenfolge.A175 Aufbaureihenfolge.A162:Aufbaureihenfolge.A170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80:Aufbaureihenfolge.B180 Aufbaureihenfolge.B170:Aufbaureihenfolge.B170 Aufbaureihenfolge.B172:Aufbaureihenfolge.B175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A181:Aufbaureihenfolge.A183">
            <calcext:condition calcext:apply-style-name="HintergrundGruen" calcext:value="formula-is(NOT(ISBLANK([.W165])))" calcext:base-cell-address="Aufbaureihenfolge.A181"/>
          </calcext:conditional-format>
          <calcext:conditional-format calcext:target-range-address="Aufbaureihenfolge.B182:Aufbaureihenfolge.B182">
            <calcext:condition calcext:apply-style-name="HintergrundGruen" calcext:value="formula-is(NOT(ISBLANK([.AP176])))" calcext:base-cell-address="Aufbaureihenfolge.B182"/>
          </calcext:conditional-format>
          <calcext:conditional-format calcext:target-range-address="Aufbaureihenfolge.B183:Aufbaureihenfolge.B183">
            <calcext:condition calcext:apply-style-name="HintergrundGruen" calcext:value="formula-is(NOT(ISBLANK([.AP183])))" calcext:base-cell-address="Aufbaureihenfolge.B183"/>
          </calcext:conditional-format>
          <calcext:conditional-format calcext:target-range-address="Aufbaureihenfolge.B171:Aufbaureihenfolge.B171">
            <calcext:condition calcext:apply-style-name="HintergrundGruen" calcext:value="formula-is(NOT(ISBLANK([.X148])))" calcext:base-cell-address="Aufbaureihenfolge.B171"/>
          </calcext:conditional-format>
          <calcext:conditional-format calcext:target-range-address="Aufbaureihenfolge.B172:Aufbaureihenfolge.B172">
            <calcext:condition calcext:apply-style-name="HintergrundGruen" calcext:value="formula-is(NOT(ISBLANK([.X149])))" calcext:base-cell-address="Aufbaureihenfolge.B172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A176:Aufbaureihenfolge.A178">
            <calcext:condition calcext:apply-style-name="HintergrundGruen" calcext:value="formula-is(NOT(ISBLANK([.W160])))" calcext:base-cell-address="Aufbaureihenfolge.A176"/>
          </calcext:conditional-format>
          <calcext:conditional-format calcext:target-range-address="Aufbaureihenfolge.B177:Aufbaureihenfolge.B177">
            <calcext:condition calcext:apply-style-name="HintergrundGruen" calcext:value="formula-is(NOT(ISBLANK([.AP171])))" calcext:base-cell-address="Aufbaureihenfolge.B177"/>
          </calcext:conditional-format>
          <calcext:conditional-format calcext:target-range-address="Aufbaureihenfolge.B178:Aufbaureihenfolge.B178">
            <calcext:condition calcext:apply-style-name="HintergrundGruen" calcext:value="formula-is(NOT(ISBLANK([.AP178])))" calcext:base-cell-address="Aufbaureihenfolge.B178"/>
          </calcext:conditional-format>
          <calcext:conditional-format calcext:target-range-address="Aufbaureihenfolge.B156:Aufbaureihenfolge.B156">
            <calcext:condition calcext:apply-style-name="HintergrundGruen" calcext:value="formula-is(NOT(ISBLANK([.X133])))" calcext:base-cell-address="Aufbaureihenfolge.B156"/>
          </calcext:conditional-format>
        </calcext:conditional-formats>
      </table:table>
      <table:named-expressions/>
      <table:database-ranges>
        <table:database-range table:name="__Anonymous_Sheet_DB__0" table:target-range-address="Schiffslabor.A104:Schiffslabor.AQ16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6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830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.00.0000</text:date>, <text:time style:data-style-name="N2" text:time-value="22:55:02.9677116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1.1.3$Linux_X86_64 LibreOffice_project/10m0$Build-3</meta:generator>
    <meta:document-statistic meta:table-count="7" meta:cell-count="9109" meta:object-count="8"/>
  </office:meta>
</office:document-meta>
</file>